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monospace1" svg:font-family="monospace" style:font-pitch="fixed"/>
    <style:font-face style:name="Courier Prime Code" svg:font-family="'Courier Prime Code'" style:font-pitch="variable"/>
    <style:font-face style:name="Helvetica Neue" svg:font-family="'Helvetica Neue'" style:font-pitch="variable"/>
    <style:font-face style:name="Arial" svg:font-family="Arial" style:font-family-generic="roman" style:font-pitch="variable"/>
    <style:font-face style:name="Helvetica 45 Light" svg:font-family="'Helvetica 45 Light'" style:font-family-generic="roman" style:font-pitch="variable"/>
    <style:font-face style:name="Helvetica 55 Roman" svg:font-family="'Helvetica 55 Roman'" style:font-family-generic="roman" style:font-pitch="variable"/>
    <style:font-face style:name="Segoe UI" svg:font-family="'Segoe UI'"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1" svg:font-family="'DejaVu Sans'" style:font-family-generic="system" style:font-pitch="variable"/>
    <style:font-face style:name="Segoe UI1" svg:font-family="'Segoe UI'" style:font-family-generic="system" style:font-pitch="variable"/>
  </office:font-face-decls>
  <office:automatic-styles>
    <style:style style:name="Table2" style:family="table">
      <style:table-properties style:width="13.998cm" table:align="margins" style:writing-mode="lr-tb"/>
    </style:style>
    <style:style style:name="Table2.A" style:family="table-column">
      <style:table-column-properties style:column-width="1.499cm" style:rel-column-width="7019*"/>
    </style:style>
    <style:style style:name="Table2.B" style:family="table-column">
      <style:table-column-properties style:column-width="11.091cm" style:rel-column-width="51925*"/>
    </style:style>
    <style:style style:name="Table2.C" style:family="table-column">
      <style:table-column-properties style:column-width="1.408cm" style:rel-column-width="6591*"/>
    </style:style>
    <style:style style:name="Table2.1" style:family="table-row">
      <style:table-row-properties style:min-row-height="1.302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center" style:justify-single-word="false"/>
      <style:text-properties fo:font-size="16pt" officeooo:rsid="0004bd3b" officeooo:paragraph-rsid="0004bd3b" style:font-size-asian="16pt"/>
    </style:style>
    <style:style style:name="P4" style:family="paragraph" style:parent-style-name="Standard">
      <style:text-properties officeooo:rsid="0009b292" officeooo:paragraph-rsid="0009b292"/>
    </style:style>
    <style:style style:name="P5" style:family="paragraph" style:parent-style-name="Standard">
      <style:text-properties officeooo:rsid="000a83a8" officeooo:paragraph-rsid="000a83a8"/>
    </style:style>
    <style:style style:name="P6" style:family="paragraph" style:parent-style-name="Standard">
      <style:text-properties officeooo:rsid="000d0cbf" officeooo:paragraph-rsid="000d0cbf"/>
    </style:style>
    <style:style style:name="P7" style:family="paragraph" style:parent-style-name="Standard">
      <style:text-properties officeooo:rsid="000d47cf" officeooo:paragraph-rsid="000d47cf"/>
    </style:style>
    <style:style style:name="P8" style:family="paragraph" style:parent-style-name="Standard">
      <style:text-properties officeooo:rsid="000d56c2" officeooo:paragraph-rsid="000d56c2"/>
    </style:style>
    <style:style style:name="P9" style:family="paragraph" style:parent-style-name="Standard">
      <style:paragraph-properties style:line-height-at-least="0.37cm"/>
      <style:text-properties fo:color="#000000" style:font-name="monospace" fo:font-size="7.5pt" fo:font-weight="normal" fo:background-color="#ffffff"/>
    </style:style>
    <style:style style:name="P10" style:family="paragraph" style:parent-style-name="Standard">
      <style:text-properties fo:color="#000000" style:font-name="monospace" fo:font-size="7.5pt" fo:font-weight="normal" officeooo:rsid="001bd7f5" officeooo:paragraph-rsid="001bd7f5" fo:background-color="#ffffff"/>
    </style:style>
    <style:style style:name="P11" style:family="paragraph" style:parent-style-name="Standard">
      <style:paragraph-properties style:line-height-at-least="0.37cm"/>
    </style:style>
    <style:style style:name="P12" style:family="paragraph" style:parent-style-name="Standard">
      <style:text-properties officeooo:rsid="001bbf17" officeooo:paragraph-rsid="001bbf17"/>
    </style:style>
    <style:style style:name="P13" style:family="paragraph" style:parent-style-name="Standard">
      <style:text-properties officeooo:paragraph-rsid="001bbf17"/>
    </style:style>
    <style:style style:name="P14" style:family="paragraph" style:parent-style-name="Standard">
      <style:text-properties fo:color="#008000" style:font-name="monospace" fo:font-size="7.5pt" fo:font-weight="normal" officeooo:rsid="001bbf17" officeooo:paragraph-rsid="001bbf17" fo:background-color="#ffffff"/>
    </style:style>
    <style:style style:name="P15" style:family="paragraph" style:parent-style-name="Standard">
      <style:text-properties officeooo:rsid="00263144" officeooo:paragraph-rsid="00263144"/>
    </style:style>
    <style:style style:name="P16" style:family="paragraph" style:parent-style-name="Standard">
      <style:paragraph-properties fo:margin-top="0cm" fo:margin-bottom="0.282cm" loext:contextual-spacing="false" fo:line-height="108%" fo:text-align="start" style:justify-single-word="false"/>
      <style:text-properties fo:text-transform="uppercase" style:font-name="Helvetica 55 Roman" fo:font-size="14pt" fo:font-weight="bold" style:font-size-asian="14pt" style:font-weight-asian="bold" style:font-size-complex="16pt"/>
    </style:style>
    <style:style style:name="P17" style:family="paragraph" style:parent-style-name="Title">
      <style:paragraph-properties fo:line-height="150%"/>
      <style:text-properties fo:font-size="26pt" style:font-size-asian="26pt" style:font-size-complex="26pt"/>
    </style:style>
    <style:style style:name="P18" style:family="paragraph" style:parent-style-name="Title">
      <style:paragraph-properties fo:margin-top="0cm" fo:margin-bottom="0.423cm" loext:contextual-spacing="false" fo:line-height="150%"/>
      <style:text-properties fo:font-size="26pt" style:font-size-asian="26pt" style:font-size-complex="26pt"/>
    </style:style>
    <style:style style:name="P19" style:family="paragraph" style:parent-style-name="Title">
      <style:paragraph-properties fo:margin-top="0cm" fo:margin-bottom="0.423cm" loext:contextual-spacing="false" fo:text-align="center" style:justify-single-word="false"/>
      <style:text-properties style:font-name="Helvetica 45 Light" fo:font-size="36pt" officeooo:rsid="000bcb72" officeooo:paragraph-rsid="000bcb72" style:font-size-asian="36pt" style:font-name-complex="Arial1" style:font-size-complex="26pt"/>
    </style:style>
    <style:style style:name="P20" style:family="paragraph" style:parent-style-name="Subtitle">
      <style:paragraph-properties fo:text-align="center" style:justify-single-word="false"/>
    </style:style>
    <style:style style:name="P21" style:family="paragraph" style:parent-style-name="Bibliography">
      <style:paragraph-properties fo:text-align="start" style:justify-single-word="false"/>
    </style:style>
    <style:style style:name="P22" style:family="paragraph" style:parent-style-name="Heading_20_1">
      <style:paragraph-properties fo:break-before="page"/>
    </style:style>
    <style:style style:name="P23" style:family="paragraph" style:parent-style-name="Heading_20_1">
      <style:text-properties officeooo:rsid="0009b292" officeooo:paragraph-rsid="0009b292"/>
    </style:style>
    <style:style style:name="P24" style:family="paragraph" style:parent-style-name="Heading_20_1">
      <style:text-properties officeooo:rsid="000d0cbf" officeooo:paragraph-rsid="000d0cbf"/>
    </style:style>
    <style:style style:name="P25" style:family="paragraph" style:parent-style-name="Heading_20_1">
      <style:text-properties officeooo:rsid="000854c4" officeooo:paragraph-rsid="000854c4"/>
    </style:style>
    <style:style style:name="P26" style:family="paragraph" style:parent-style-name="Contents_20_1">
      <style:paragraph-properties>
        <style:tab-stops>
          <style:tab-stop style:position="13.998cm" style:type="right"/>
        </style:tab-stops>
      </style:paragraph-properties>
    </style:style>
    <style:style style:name="P27" style:family="paragraph" style:parent-style-name="Table_20_Contents">
      <style:paragraph-properties fo:text-align="start" style:justify-single-word="false"/>
      <style:text-properties style:font-name="Helvetica Neue" fo:font-weight="bold" officeooo:rsid="000d56c2" officeooo:paragraph-rsid="000d56c2" style:font-weight-asian="bold" style:font-weight-complex="bold"/>
    </style:style>
    <style:style style:name="P28" style:family="paragraph" style:parent-style-name="Table_20_Contents">
      <style:paragraph-properties fo:text-align="start" style:justify-single-word="false"/>
      <style:text-properties officeooo:rsid="000d56c2" officeooo:paragraph-rsid="000d56c2"/>
    </style:style>
    <style:style style:name="P29" style:family="paragraph" style:parent-style-name="Table_20_Contents">
      <style:paragraph-properties fo:text-align="end" style:justify-single-word="false"/>
      <style:text-properties officeooo:rsid="000d56c2" officeooo:paragraph-rsid="000d56c2"/>
    </style:style>
    <style:style style:name="P30" style:family="paragraph" style:parent-style-name="Table_20_Contents">
      <style:paragraph-properties fo:text-align="center" style:justify-single-word="false"/>
      <style:text-properties officeooo:rsid="000d56c2" officeooo:paragraph-rsid="000d56c2"/>
    </style:style>
    <style:style style:name="P31" style:family="paragraph" style:parent-style-name="Table_20_Contents">
      <style:paragraph-properties fo:text-align="start" style:justify-single-word="false"/>
      <style:text-properties officeooo:rsid="000fc08a" officeooo:paragraph-rsid="000fc08a"/>
    </style:style>
    <style:style style:name="P32" style:family="paragraph" style:parent-style-name="Table_20_Contents">
      <style:paragraph-properties fo:text-align="start" style:justify-single-word="false"/>
      <style:text-properties officeooo:rsid="0013d20c" officeooo:paragraph-rsid="0013d20c"/>
    </style:style>
    <style:style style:name="P33" style:family="paragraph" style:parent-style-name="Table_20_Contents">
      <style:paragraph-properties fo:text-align="start" style:justify-single-word="false"/>
      <style:text-properties officeooo:rsid="0015ab99" officeooo:paragraph-rsid="0015ab99"/>
    </style:style>
    <style:style style:name="P34" style:family="paragraph" style:parent-style-name="Table_20_Contents">
      <style:paragraph-properties fo:text-align="end" style:justify-single-word="false"/>
      <style:text-properties officeooo:rsid="00167ca8" officeooo:paragraph-rsid="00167ca8"/>
    </style:style>
    <style:style style:name="P35" style:family="paragraph" style:parent-style-name="Standard">
      <style:paragraph-properties fo:margin-top="0cm" fo:margin-bottom="0.199cm" loext:contextual-spacing="false" fo:line-height="100%" style:writing-mode="lr-tb"/>
      <style:text-properties style:font-name="monospace1" fo:font-size="8pt" officeooo:rsid="00185387" officeooo:paragraph-rsid="002253e3" style:font-size-asian="8pt" style:font-size-complex="8pt"/>
    </style:style>
    <style:style style:name="P36" style:family="paragraph" style:parent-style-name="Standard">
      <style:paragraph-properties fo:margin-top="0cm" fo:margin-bottom="0cm" loext:contextual-spacing="false" style:line-height-at-least="0.37cm"/>
      <style:text-properties fo:color="#000000" style:font-name="monospace" fo:font-size="7.5pt" fo:font-weight="normal" fo:background-color="#ffffff"/>
    </style:style>
    <style:style style:name="P37" style:family="paragraph" style:parent-style-name="Standard">
      <style:paragraph-properties fo:margin-top="0cm" fo:margin-bottom="0cm" loext:contextual-spacing="false" style:line-height-at-least="0.37cm"/>
      <style:text-properties fo:color="#000000" style:font-name="monospace" fo:font-size="7.5pt" fo:font-weight="normal" officeooo:paragraph-rsid="00196547" fo:background-color="#ffffff"/>
    </style:style>
    <style:style style:name="P38" style:family="paragraph" style:parent-style-name="Standard">
      <style:paragraph-properties fo:margin-top="0cm" fo:margin-bottom="0cm" loext:contextual-spacing="false" style:line-height-at-least="0.37cm"/>
      <style:text-properties fo:color="#000000" style:font-name="monospace" fo:font-size="7.5pt" fo:font-weight="normal" officeooo:paragraph-rsid="001a0f92" fo:background-color="#ffffff"/>
    </style:style>
    <style:style style:name="P39" style:family="paragraph" style:parent-style-name="Standard">
      <style:paragraph-properties fo:margin-top="0cm" fo:margin-bottom="0cm" loext:contextual-spacing="false" style:line-height-at-least="0.37cm"/>
      <style:text-properties fo:color="#000000" style:font-name="monospace" fo:font-size="7.5pt" fo:font-weight="normal" officeooo:paragraph-rsid="001bbf17" fo:background-color="#ffffff"/>
    </style:style>
    <style:style style:name="P40" style:family="paragraph" style:parent-style-name="Standard">
      <style:paragraph-properties fo:margin-top="0cm" fo:margin-bottom="0cm" loext:contextual-spacing="false" style:line-height-at-least="0.37cm"/>
      <style:text-properties fo:color="#000000" style:font-name="monospace" fo:font-size="7.5pt" fo:font-weight="normal" officeooo:paragraph-rsid="001bd7f5" fo:background-color="#ffffff"/>
    </style:style>
    <style:style style:name="P41" style:family="paragraph" style:parent-style-name="Standard">
      <style:paragraph-properties fo:margin-top="0cm" fo:margin-bottom="0cm" loext:contextual-spacing="false" style:line-height-at-least="0.37cm"/>
      <style:text-properties fo:color="#000000" style:font-name="monospace" fo:font-size="7pt" fo:font-weight="normal" officeooo:paragraph-rsid="001bbf17" fo:background-color="#ffffff" style:font-size-asian="7pt" style:font-size-complex="7pt"/>
    </style:style>
    <style:style style:name="P42" style:family="paragraph" style:parent-style-name="Standard">
      <style:paragraph-properties fo:margin-top="0cm" fo:margin-bottom="0cm" loext:contextual-spacing="false" style:line-height-at-least="0.37cm"/>
      <style:text-properties fo:color="#008000" style:font-name="monospace" fo:font-size="7.5pt" fo:font-weight="normal" fo:background-color="#ffffff"/>
    </style:style>
    <style:style style:name="P43" style:family="paragraph" style:parent-style-name="Standard">
      <style:paragraph-properties fo:margin-top="0cm" fo:margin-bottom="0cm" loext:contextual-spacing="false" style:line-height-at-least="0.37cm"/>
      <style:text-properties fo:color="#008000" style:font-name="monospace" fo:font-size="7.5pt" fo:font-weight="normal" officeooo:paragraph-rsid="00196547" fo:background-color="#ffffff"/>
    </style:style>
    <style:style style:name="P44" style:family="paragraph" style:parent-style-name="Standard">
      <style:paragraph-properties fo:margin-top="0cm" fo:margin-bottom="0cm" loext:contextual-spacing="false" style:line-height-at-least="0.37cm"/>
      <style:text-properties fo:color="#008000" style:font-name="monospace" fo:font-size="7.5pt" fo:font-weight="normal" officeooo:paragraph-rsid="001a0f92" fo:background-color="#ffffff"/>
    </style:style>
    <style:style style:name="P45" style:family="paragraph" style:parent-style-name="Standard">
      <style:paragraph-properties fo:margin-top="0cm" fo:margin-bottom="0cm" loext:contextual-spacing="false" style:line-height-at-least="0.37cm"/>
      <style:text-properties fo:color="#008000" style:font-name="monospace" fo:font-size="7.5pt" fo:font-weight="normal" officeooo:paragraph-rsid="001bbf17" fo:background-color="#ffffff"/>
    </style:style>
    <style:style style:name="P46" style:family="paragraph" style:parent-style-name="Standard">
      <style:paragraph-properties fo:margin-top="0cm" fo:margin-bottom="0cm" loext:contextual-spacing="false" style:line-height-at-least="0.37cm"/>
      <style:text-properties fo:color="#008000" style:font-name="monospace" fo:font-size="7.5pt" fo:font-weight="normal" officeooo:paragraph-rsid="001bd7f5" fo:background-color="#ffffff"/>
    </style:style>
    <style:style style:name="P47" style:family="paragraph" style:parent-style-name="Standard">
      <style:paragraph-properties fo:margin-top="0cm" fo:margin-bottom="0cm" loext:contextual-spacing="false" style:line-height-at-least="0.37cm"/>
      <style:text-properties fo:color="#0000ff" style:font-name="monospace" fo:font-size="7.5pt" fo:font-weight="normal" fo:background-color="#ffffff"/>
    </style:style>
    <style:style style:name="P48" style:family="paragraph" style:parent-style-name="Standard">
      <style:paragraph-properties fo:margin-top="0cm" fo:margin-bottom="0cm" loext:contextual-spacing="false" style:line-height-at-least="0.37cm"/>
      <style:text-properties fo:color="#0000ff" style:font-name="monospace" fo:font-size="7.5pt" fo:font-weight="normal" officeooo:paragraph-rsid="00196547" fo:background-color="#ffffff"/>
    </style:style>
    <style:style style:name="P49" style:family="paragraph" style:parent-style-name="Standard">
      <style:paragraph-properties fo:margin-top="0cm" fo:margin-bottom="0cm" loext:contextual-spacing="false" style:line-height-at-least="0.37cm"/>
      <style:text-properties fo:color="#0000ff" style:font-name="monospace" fo:font-size="7.5pt" fo:font-weight="normal" officeooo:paragraph-rsid="001a0f92" fo:background-color="#ffffff"/>
    </style:style>
    <style:style style:name="P50" style:family="paragraph" style:parent-style-name="Standard">
      <style:paragraph-properties fo:margin-top="0cm" fo:margin-bottom="0cm" loext:contextual-spacing="false" style:line-height-at-least="0.37cm"/>
      <style:text-properties fo:color="#0000ff" style:font-name="monospace" fo:font-size="7.5pt" fo:font-weight="normal" officeooo:paragraph-rsid="001bbf17" fo:background-color="#ffffff"/>
    </style:style>
    <style:style style:name="P51" style:family="paragraph" style:parent-style-name="Standard">
      <style:paragraph-properties fo:margin-top="0cm" fo:margin-bottom="0cm" loext:contextual-spacing="false" style:line-height-at-least="0.37cm"/>
      <style:text-properties fo:color="#0000ff" style:font-name="monospace" fo:font-size="7.5pt" fo:font-weight="normal" officeooo:paragraph-rsid="001bd7f5" fo:background-color="#ffffff"/>
    </style:style>
    <style:style style:name="P52" style:family="paragraph" style:parent-style-name="Standard">
      <style:paragraph-properties fo:margin-top="0cm" fo:margin-bottom="0cm" loext:contextual-spacing="false" style:line-height-at-least="0.37cm"/>
    </style:style>
    <style:style style:name="P53" style:family="paragraph" style:parent-style-name="Standard">
      <style:paragraph-properties fo:margin-top="0cm" fo:margin-bottom="0cm" loext:contextual-spacing="false" style:line-height-at-least="0.37cm"/>
      <style:text-properties officeooo:paragraph-rsid="001a0f92"/>
    </style:style>
    <style:style style:name="P54" style:family="paragraph" style:parent-style-name="Standard">
      <style:paragraph-properties fo:margin-top="0cm" fo:margin-bottom="0cm" loext:contextual-spacing="false" style:line-height-at-least="0.37cm"/>
      <style:text-properties officeooo:paragraph-rsid="001bd7f5"/>
    </style:style>
    <style:style style:name="P55" style:family="paragraph" style:parent-style-name="Standard">
      <style:paragraph-properties fo:margin-top="0cm" fo:margin-bottom="0cm" loext:contextual-spacing="false" style:line-height-at-least="0.37cm"/>
      <style:text-properties fo:color="#09885a" style:font-name="monospace" fo:font-size="7.5pt" fo:font-weight="normal" officeooo:paragraph-rsid="001bd7f5" fo:background-color="#ffffff"/>
    </style:style>
    <style:style style:name="P56" style:family="paragraph" style:parent-style-name="Heading_20_2">
      <style:text-properties officeooo:rsid="002253e3" officeooo:paragraph-rsid="002253e3"/>
    </style:style>
    <style:style style:name="P57" style:family="paragraph" style:parent-style-name="Standard">
      <style:paragraph-properties fo:margin-top="0cm" fo:margin-bottom="0cm" loext:contextual-spacing="false" style:line-height-at-least="0.37cm"/>
      <style:text-properties fo:color="#000000" style:font-name="monospace" fo:font-size="7.5pt" fo:font-weight="normal" fo:background-color="#ffffff"/>
    </style:style>
    <style:style style:name="P58" style:family="paragraph" style:parent-style-name="Standard">
      <style:paragraph-properties fo:margin-top="0cm" fo:margin-bottom="0cm" loext:contextual-spacing="false" style:line-height-at-least="0.37cm"/>
      <style:text-properties fo:color="#000000" style:font-name="monospace" fo:font-size="7.5pt" fo:font-weight="normal" officeooo:paragraph-rsid="001a0f92" fo:background-color="#ffffff"/>
    </style:style>
    <style:style style:name="P59" style:family="paragraph" style:parent-style-name="Standard">
      <style:paragraph-properties fo:margin-top="0cm" fo:margin-bottom="0cm" loext:contextual-spacing="false" style:line-height-at-least="0.37cm"/>
      <style:text-properties fo:color="#000000" style:font-name="monospace" fo:font-size="7.5pt" fo:font-weight="normal" officeooo:paragraph-rsid="0027ec00" fo:background-color="#ffffff"/>
    </style:style>
    <style:style style:name="P60" style:family="paragraph" style:parent-style-name="Standard">
      <style:paragraph-properties fo:margin-top="0cm" fo:margin-bottom="0cm" loext:contextual-spacing="false" style:line-height-at-least="0.37cm"/>
    </style:style>
    <style:style style:name="P61" style:family="paragraph" style:parent-style-name="Standard">
      <style:paragraph-properties fo:margin-top="0cm" fo:margin-bottom="0cm" loext:contextual-spacing="false" style:line-height-at-least="0.37cm"/>
      <style:text-properties officeooo:rsid="001bbf17"/>
    </style:style>
    <style:style style:name="P62" style:family="paragraph" style:parent-style-name="Standard">
      <style:paragraph-properties fo:margin-top="0cm" fo:margin-bottom="0cm" loext:contextual-spacing="false" style:line-height-at-least="0.37cm"/>
      <style:text-properties fo:color="#008000" style:font-name="monospace" fo:font-size="7.5pt" fo:font-weight="normal" fo:background-color="#ffffff"/>
    </style:style>
    <style:style style:name="P63" style:family="paragraph" style:parent-style-name="Standard">
      <style:paragraph-properties fo:margin-top="0cm" fo:margin-bottom="0cm" loext:contextual-spacing="false" style:line-height-at-least="0.37cm"/>
      <style:text-properties fo:color="#008000" style:font-name="monospace" fo:font-size="7.5pt" fo:font-weight="normal" officeooo:paragraph-rsid="0027ec00" fo:background-color="#ffffff"/>
    </style:style>
    <style:style style:name="P64" style:family="paragraph" style:parent-style-name="Standard">
      <style:paragraph-properties fo:margin-top="0cm" fo:margin-bottom="0cm" loext:contextual-spacing="false" style:line-height-at-least="0.37cm"/>
      <style:text-properties fo:color="#0000ff" style:font-name="monospace" fo:font-size="7.5pt" fo:font-weight="normal" officeooo:paragraph-rsid="0027ec00" fo:background-color="#ffffff"/>
    </style:style>
    <style:style style:name="P65" style:family="paragraph" style:parent-style-name="Standard">
      <style:paragraph-properties fo:margin-top="0cm" fo:margin-bottom="0cm" loext:contextual-spacing="false" style:line-height-at-least="0.37cm"/>
      <style:text-properties fo:color="#a31515" style:font-name="monospace" fo:font-size="7.5pt" fo:font-weight="normal" officeooo:paragraph-rsid="0027ec00" fo:background-color="#ffffff"/>
    </style:style>
    <style:style style:name="P66" style:family="paragraph" style:parent-style-name="Standard">
      <style:paragraph-properties style:line-height-at-least="0.37cm"/>
    </style:style>
    <style:style style:name="P67" style:family="paragraph" style:parent-style-name="Standard">
      <style:paragraph-properties style:line-height-at-least="0.37cm"/>
      <style:text-properties fo:color="#000000" style:font-name="monospace" fo:font-size="7.5pt" fo:font-weight="normal" fo:background-color="#ffffff"/>
    </style:style>
    <style:style style:name="P68" style:family="paragraph" style:parent-style-name="Standard">
      <style:text-properties officeooo:rsid="001bbf17" officeooo:paragraph-rsid="001bbf17"/>
    </style:style>
    <style:style style:name="P69" style:family="paragraph" style:parent-style-name="Standard">
      <style:text-properties officeooo:rsid="001bd7f5" officeooo:paragraph-rsid="001bd7f5"/>
    </style:style>
    <style:style style:name="P70" style:family="paragraph" style:parent-style-name="Standard">
      <style:text-properties officeooo:rsid="0027ec00" officeooo:paragraph-rsid="0027ec00"/>
    </style:style>
    <style:style style:name="P71" style:family="paragraph" style:parent-style-name="Standard">
      <style:text-properties officeooo:paragraph-rsid="0027ec00"/>
    </style:style>
    <style:style style:name="P72" style:family="paragraph" style:parent-style-name="Standard">
      <style:paragraph-properties fo:break-before="page"/>
      <style:text-properties officeooo:rsid="001bbf17" officeooo:paragraph-rsid="001bbf17"/>
    </style:style>
    <style:style style:name="P73" style:family="paragraph" style:parent-style-name="Standard">
      <style:paragraph-properties fo:break-before="page"/>
      <style:text-properties officeooo:rsid="001bd7f5" officeooo:paragraph-rsid="001bd7f5"/>
    </style:style>
    <style:style style:name="P74" style:family="paragraph" style:parent-style-name="Standard">
      <style:paragraph-properties fo:break-before="page"/>
      <style:text-properties officeooo:rsid="0027ec00" officeooo:paragraph-rsid="0027ec00"/>
    </style:style>
    <style:style style:name="P75" style:family="paragraph" style:parent-style-name="Heading_20_1" style:master-page-name="Converted1">
      <style:paragraph-properties style:page-number="1"/>
    </style:style>
    <style:style style:name="P76" style:family="paragraph" style:parent-style-name="Heading_20_1" style:master-page-name="Converted3">
      <style:paragraph-properties style:page-number="1"/>
    </style:style>
    <style:style style:name="P77" style:family="paragraph" style:parent-style-name="Heading_20_2">
      <style:paragraph-properties fo:break-before="page"/>
    </style:style>
    <style:style style:name="P78" style:family="paragraph" style:parent-style-name="Title" style:master-page-name="First_20_Page">
      <style:paragraph-properties fo:margin-top="0cm" fo:margin-bottom="0.423cm" loext:contextual-spacing="false" fo:line-height="150%" style:page-number="1"/>
      <style:text-properties fo:font-size="26pt" style:font-size-asian="26pt" style:font-size-complex="26pt"/>
    </style:style>
    <style:style style:name="T1" style:family="text">
      <style:text-properties fo:font-style="italic" style:font-style-asian="italic" style:font-style-complex="italic"/>
    </style:style>
    <style:style style:name="T2" style:family="text">
      <style:text-properties style:font-name="Arial" style:font-name-complex="Arial1"/>
    </style:style>
    <style:style style:name="T3" style:family="text">
      <style:text-properties officeooo:rsid="000d0cbf"/>
    </style:style>
    <style:style style:name="T4" style:family="text">
      <style:text-properties officeooo:rsid="000d47cf"/>
    </style:style>
    <style:style style:name="T5" style:family="text">
      <style:text-properties officeooo:rsid="000f65e8"/>
    </style:style>
    <style:style style:name="T6" style:family="text">
      <style:text-properties fo:color="#0000ff"/>
    </style:style>
    <style:style style:name="T7" style:family="text">
      <style:text-properties fo:color="#0000ff" style:font-name="monospace" fo:font-size="7.5pt" fo:font-weight="normal" fo:background-color="#ffffff" loext:char-shading-value="0"/>
    </style:style>
    <style:style style:name="T8" style:family="text">
      <style:text-properties fo:color="#0000ff" style:font-name="monospace" fo:font-size="7.5pt" fo:font-weight="normal" officeooo:rsid="001bbf17" fo:background-color="#ffffff" loext:char-shading-value="0"/>
    </style:style>
    <style:style style:name="T9" style:family="text">
      <style:text-properties fo:color="#0000ff" style:font-name="monospace" fo:font-size="7.5pt" fo:font-weight="normal" officeooo:rsid="0027ec00" fo:background-color="#ffffff" loext:char-shading-value="0"/>
    </style:style>
    <style:style style:name="T10" style:family="text">
      <style:text-properties fo:color="#000000" style:font-name="monospace" fo:font-size="7.5pt" fo:font-weight="normal" fo:background-color="#ffffff" loext:char-shading-value="0"/>
    </style:style>
    <style:style style:name="T11" style:family="text">
      <style:text-properties fo:color="#000000" style:font-name="monospace" fo:font-size="7.5pt" fo:font-weight="normal" officeooo:rsid="001bbf17" fo:background-color="#ffffff" loext:char-shading-value="0"/>
    </style:style>
    <style:style style:name="T12" style:family="text">
      <style:text-properties fo:color="#000000" style:font-name="monospace" fo:font-size="7.5pt" fo:font-weight="normal" officeooo:rsid="0027ec00" fo:background-color="#ffffff" loext:char-shading-value="0"/>
    </style:style>
    <style:style style:name="T13" style:family="text">
      <style:text-properties fo:color="#09885a"/>
    </style:style>
    <style:style style:name="T14" style:family="text">
      <style:text-properties fo:color="#a31515"/>
    </style:style>
    <style:style style:name="T15" style:family="text">
      <style:text-properties fo:color="#a31515" style:font-name="monospace" fo:font-size="7.5pt" fo:font-weight="normal" fo:background-color="#ffffff" loext:char-shading-value="0"/>
    </style:style>
    <style:style style:name="T16" style:family="text">
      <style:text-properties fo:color="#008000"/>
    </style:style>
    <style:style style:name="T17" style:family="text">
      <style:text-properties fo:color="#008000" style:font-name="monospace" fo:font-size="7.5pt" fo:font-weight="normal" fo:background-color="#ffffff" loext:char-shading-value="0"/>
    </style:style>
    <style:style style:name="T18" style:family="text">
      <style:text-properties fo:color="#008000" fo:font-size="7.5pt"/>
    </style:style>
    <style:style style:name="T19" style:family="text">
      <style:text-properties fo:color="#cd3131"/>
    </style:style>
    <style:style style:name="T20" style:family="text">
      <style:text-properties officeooo:rsid="001bd7f5"/>
    </style:style>
    <style:style style:name="T21" style:family="text">
      <style:text-properties officeooo:rsid="002253e3"/>
    </style:style>
    <style:style style:name="T22" style:family="text">
      <style:text-properties officeooo:rsid="0023f11a"/>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8"/>
      <text:p text:style-name="P18"/>
      <text:p text:style-name="P18"/>
      <text:p text:style-name="P17"/>
      <text:p text:style-name="Standard"/>
      <text:p text:style-name="P19">A <text:span text:style-name="T4">(</text:span>Simple, <text:span text:style-name="T4">Yet Fully Functional</text:span> Language<text:span text:style-name="T4">)</text:span> Parser <text:span text:style-name="T3">I</text:span>n F#</text:p>
      <text:p text:style-name="P3">Functional Programming</text:p>
      <text:p text:style-name="P20">Thomas Gardiner – S14112250</text:p>
      <text:p text:style-name="P20">BSc (Hons) Computer Science</text:p>
      <text:h text:style-name="P75" text:outline-level="1"><text:bookmark-start text:name="_Toc465339680"/><text:bookmark-start text:name="__RefHeading___Toc987_2459751573"/><text:bookmark-start text:name="_Toc469652601"/><text:bookmark-start text:name="_Toc469519696"/><text:bookmark-start text:name="_Toc465417604"/><text:bookmark-start text:name="_Toc465411686"/><text:bookmark-start text:name="_Toc465346171"/><text:bookmark-start text:name="_Toc465344522"/><text:bookmark-start text:name="_Toc465344485"/>Table of Contents<text:bookmark-end text:name="_Toc465339680"/><text:bookmark-end text:name="__RefHeading___Toc987_2459751573"/><text:bookmark-end text:name="_Toc469652601"/><text:bookmark-end text:name="_Toc469519696"/><text:bookmark-end text:name="_Toc465417604"/><text:bookmark-end text:name="_Toc465411686"/><text:bookmark-end text:name="_Toc465346171"/><text:bookmark-end text:name="_Toc465344522"/><text:bookmark-end text:name="_Toc465344485"/></text:h>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6"><text:a xlink:type="simple" xlink:href="#__RefHeading___Toc987_2459751573" text:style-name="Index_20_Link" text:visited-style-name="Index_20_Link">Table of Contents<text:tab/>i</text:a></text:p>
          <text:p text:style-name="P26"><text:a xlink:type="simple" xlink:href="#__RefHeading___Toc989_2459751573" text:style-name="Index_20_Link" text:visited-style-name="Index_20_Link">Introduction<text:tab/>1</text:a></text:p>
          <text:p text:style-name="P26"><text:a xlink:type="simple" xlink:href="#__RefHeading___Toc880_3196776138" text:style-name="Index_20_Link" text:visited-style-name="Index_20_Link">Planning and Design<text:tab/>1</text:a></text:p>
          <text:p text:style-name="P26"><text:a xlink:type="simple" xlink:href="#__RefHeading___Toc962_3196776138" text:style-name="Index_20_Link" text:visited-style-name="Index_20_Link">Implementation<text:tab/>1</text:a></text:p>
          <text:p text:style-name="P26"><text:a xlink:type="simple" xlink:href="#__RefHeading___Toc964_3196776138" text:style-name="Index_20_Link" text:visited-style-name="Index_20_Link">Testing<text:tab/>1</text:a></text:p>
          <text:p text:style-name="P26"><text:a xlink:type="simple" xlink:href="#__RefHeading___Toc991_2459751573" text:style-name="Index_20_Link" text:visited-style-name="Index_20_Link">References<text:tab/>2</text:a></text:p>
          <text:p text:style-name="P26"><text:a xlink:type="simple" xlink:href="#__RefHeading___Toc993_2459751573" text:style-name="Index_20_Link" text:visited-style-name="Index_20_Link">Appendix<text:tab/>5</text:a></text:p>
        </text:index-body>
      </text:table-of-content>
      <text:h text:style-name="P76" text:outline-level="1"><text:bookmark-start text:name="_Toc469652602"/><text:bookmark-start text:name="__RefHeading___Toc989_2459751573"/>Introduction<text:bookmark-end text:name="_Toc469652602"/><text:bookmark-end text:name="__RefHeading___Toc989_2459751573"/></text:h>
      <text:p text:style-name="P6">This report will describe the design and implementation process of writing a fully functional, yet quite simple, programming language parser in F#.</text:p>
      <text:h text:style-name="P25" text:outline-level="1"><text:bookmark-start text:name="__RefHeading___Toc880_3196776138"/>Planning and Design<text:bookmark-end text:name="__RefHeading___Toc880_3196776138"/></text:h>
      <text:p text:style-name="P15">Considering short, single-purpose functions are imperative to the functional paradigm, test-driven development is a suitable fit for a parser combinator library. </text:p>
      <text:h text:style-name="P23" text:outline-level="1"><text:bookmark-start text:name="__RefHeading___Toc962_3196776138"/>Implementation<text:bookmark-end text:name="__RefHeading___Toc962_3196776138"/></text:h>
      <text:p text:style-name="P4">Start by parsing a single character. If that succeeds, return a successful result containing the successfully parsed character and the remaining input to parse. If, however, the character could not be successfully parsed, the function returns an error containing the reason why it could not be parsed, and also the character that could not be parsed.</text:p>
      <text:p text:style-name="P5">The parse string function makes use of various functional [word]s, first converting the string into a list of characters, which then in turn gets converted into a list of character parsers, which then requires each of them to succeed in order to return successfully, otherwise returning an error.</text:p>
      <text:h text:style-name="P24" text:outline-level="1"><text:bookmark-start text:name="__RefHeading___Toc964_3196776138"/>Testing<text:bookmark-end text:name="__RefHeading___Toc964_3196776138"/></text:h>
      <text:p text:style-name="P7">As the entire programme is separated into two parts – the generic parser library, and the TOM language parser – various methods of testing are used.</text:p>
      <text:p text:style-name="P7"><text:soft-page-break/>In order to ensure the parser library works as intended, unit tests will be written to test each small, individual function of the programme, and several integration tests will be written to test the larger language parser.</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27">Test Case</text:p>
          </table:table-cell>
          <table:table-cell table:style-name="Table2.A1" office:value-type="string">
            <text:p text:style-name="P27">Description</text:p>
          </table:table-cell>
          <table:table-cell table:style-name="Table2.C1" office:value-type="string">
            <text:p text:style-name="P27">Pass? (Y/N)</text:p>
          </table:table-cell>
        </table:table-row>
        <table:table-row>
          <table:table-cell table:style-name="Table2.A2" office:value-type="string">
            <text:p text:style-name="P29"><text:span text:style-name="T5">0</text:span>1</text:p>
          </table:table-cell>
          <table:table-cell table:style-name="Table2.A2" office:value-type="string">
            <text:p text:style-name="P31">Parse a single character correctly</text:p>
          </table:table-cell>
          <table:table-cell table:style-name="Table2.C2" office:value-type="string">
            <text:p text:style-name="P30">Y</text:p>
          </table:table-cell>
        </table:table-row>
        <table:table-row>
          <table:table-cell table:style-name="Table2.A2" office:value-type="string">
            <text:p text:style-name="P29"><text:span text:style-name="T5">0</text:span>2</text:p>
          </table:table-cell>
          <table:table-cell table:style-name="Table2.A2" office:value-type="string">
            <text:p text:style-name="P31">Parse a single character incorrectly</text:p>
          </table:table-cell>
          <table:table-cell table:style-name="Table2.C2" office:value-type="string">
            <text:p text:style-name="P30">Y</text:p>
          </table:table-cell>
        </table:table-row>
        <table:table-row>
          <table:table-cell table:style-name="Table2.A2" office:value-type="string">
            <text:p text:style-name="P29"><text:span text:style-name="T5">0</text:span>3</text:p>
          </table:table-cell>
          <table:table-cell table:style-name="Table2.A2" office:value-type="string">
            <text:p text:style-name="P31">Parse a single character with an empty input</text:p>
          </table:table-cell>
          <table:table-cell table:style-name="Table2.C2" office:value-type="string">
            <text:p text:style-name="P30">Y</text:p>
          </table:table-cell>
        </table:table-row>
        <table:table-row>
          <table:table-cell table:style-name="Table2.A2" office:value-type="string">
            <text:p text:style-name="P29"><text:span text:style-name="T5">0</text:span>4</text:p>
          </table:table-cell>
          <table:table-cell table:style-name="Table2.A2" office:value-type="string">
            <text:p text:style-name="P31">Parse ‘a’ then ‘b’ correctly with “ab”</text:p>
          </table:table-cell>
          <table:table-cell table:style-name="Table2.C2" office:value-type="string">
            <text:p text:style-name="P30">Y</text:p>
          </table:table-cell>
        </table:table-row>
        <table:table-row>
          <table:table-cell table:style-name="Table2.A2" office:value-type="string">
            <text:p text:style-name="P29"><text:span text:style-name="T5">0</text:span>5</text:p>
          </table:table-cell>
          <table:table-cell table:style-name="Table2.A2" office:value-type="string">
            <text:p text:style-name="P31">Parse ‘a’ then ‘b’ incorrectly with “ba”</text:p>
          </table:table-cell>
          <table:table-cell table:style-name="Table2.C2" office:value-type="string">
            <text:p text:style-name="P30">Y</text:p>
          </table:table-cell>
        </table:table-row>
        <table:table-row>
          <table:table-cell table:style-name="Table2.A2" office:value-type="string">
            <text:p text:style-name="P29"><text:span text:style-name="T5">0</text:span>6</text:p>
          </table:table-cell>
          <table:table-cell table:style-name="Table2.A2" office:value-type="string">
            <text:p text:style-name="P31">Parse ‘a’ then ‘b’ correctly with “ab” using infix notation</text:p>
          </table:table-cell>
          <table:table-cell table:style-name="Table2.C2" office:value-type="string">
            <text:p text:style-name="P30">Y</text:p>
          </table:table-cell>
        </table:table-row>
        <table:table-row>
          <table:table-cell table:style-name="Table2.A2" office:value-type="string">
            <text:p text:style-name="P29"><text:span text:style-name="T5">0</text:span>7</text:p>
          </table:table-cell>
          <table:table-cell table:style-name="Table2.A2" office:value-type="string">
            <text:p text:style-name="P31">Parse either ‘a’ or ‘b’ correctly</text:p>
          </table:table-cell>
          <table:table-cell table:style-name="Table2.C2" office:value-type="string">
            <text:p text:style-name="P30">Y</text:p>
          </table:table-cell>
        </table:table-row>
        <table:table-row>
          <table:table-cell table:style-name="Table2.A2" office:value-type="string">
            <text:p text:style-name="P29"><text:span text:style-name="T5">0</text:span>8</text:p>
          </table:table-cell>
          <table:table-cell table:style-name="Table2.A2" office:value-type="string">
            <text:p text:style-name="P31">Parse either ‘a’ or ‘b’ incorrectly</text:p>
          </table:table-cell>
          <table:table-cell table:style-name="Table2.C2" office:value-type="string">
            <text:p text:style-name="P30">Y</text:p>
          </table:table-cell>
        </table:table-row>
        <table:table-row>
          <table:table-cell table:style-name="Table2.A2" office:value-type="string">
            <text:p text:style-name="P29"><text:span text:style-name="T5">0</text:span>9</text:p>
          </table:table-cell>
          <table:table-cell table:style-name="Table2.A2" office:value-type="string">
            <text:p text:style-name="P31">Parse either ‘a’ or ‘b’ correctly using infix notation</text:p>
          </table:table-cell>
          <table:table-cell table:style-name="Table2.C2" office:value-type="string">
            <text:p text:style-name="P30">Y</text:p>
          </table:table-cell>
        </table:table-row>
        <table:table-row>
          <table:table-cell table:style-name="Table2.A2" office:value-type="string">
            <text:p text:style-name="P29">10</text:p>
          </table:table-cell>
          <table:table-cell table:style-name="Table2.A2" office:value-type="string">
            <text:p text:style-name="P31">Parse zero or more ‘a’ characters correctly</text:p>
          </table:table-cell>
          <table:table-cell table:style-name="Table2.C2" office:value-type="string">
            <text:p text:style-name="P30">Y</text:p>
          </table:table-cell>
        </table:table-row>
        <table:table-row>
          <table:table-cell table:style-name="Table2.A2" office:value-type="string">
            <text:p text:style-name="P29">11</text:p>
          </table:table-cell>
          <table:table-cell table:style-name="Table2.A2" office:value-type="string">
            <text:p text:style-name="P31">Parse zero or more ‘a’ characters incorrectly</text:p>
          </table:table-cell>
          <table:table-cell table:style-name="Table2.C2" office:value-type="string">
            <text:p text:style-name="P30">Y</text:p>
          </table:table-cell>
        </table:table-row>
        <table:table-row>
          <table:table-cell table:style-name="Table2.A2" office:value-type="string">
            <text:p text:style-name="P29">12</text:p>
          </table:table-cell>
          <table:table-cell table:style-name="Table2.A2" office:value-type="string">
            <text:p text:style-name="P31">Parse one or more ‘a’ characters correctly</text:p>
          </table:table-cell>
          <table:table-cell table:style-name="Table2.C2" office:value-type="string">
            <text:p text:style-name="P30">Y</text:p>
          </table:table-cell>
        </table:table-row>
        <table:table-row>
          <table:table-cell table:style-name="Table2.A2" office:value-type="string">
            <text:p text:style-name="P29">13</text:p>
          </table:table-cell>
          <table:table-cell table:style-name="Table2.A2" office:value-type="string">
            <text:p text:style-name="P31">Parse one or more ‘a’ characters incorrectly</text:p>
          </table:table-cell>
          <table:table-cell table:style-name="Table2.C2" office:value-type="string">
            <text:p text:style-name="P30">Y</text:p>
          </table:table-cell>
        </table:table-row>
        <table:table-row>
          <table:table-cell table:style-name="Table2.A2" office:value-type="string">
            <text:p text:style-name="P29">14</text:p>
          </table:table-cell>
          <table:table-cell table:style-name="Table2.A2" office:value-type="string">
            <text:p text:style-name="P31">Optionally parse the character ‘a’ correctly</text:p>
          </table:table-cell>
          <table:table-cell table:style-name="Table2.C2" office:value-type="string">
            <text:p text:style-name="P30">Y</text:p>
          </table:table-cell>
        </table:table-row>
        <table:table-row>
          <table:table-cell table:style-name="Table2.A2" office:value-type="string">
            <text:p text:style-name="P29">15</text:p>
          </table:table-cell>
          <table:table-cell table:style-name="Table2.A2" office:value-type="string">
            <text:p text:style-name="P31">Optionally parse the character ‘a’ incorrectly</text:p>
          </table:table-cell>
          <table:table-cell table:style-name="Table2.C2" office:value-type="string">
            <text:p text:style-name="P30">Y</text:p>
          </table:table-cell>
        </table:table-row>
        <table:table-row>
          <table:table-cell table:style-name="Table2.A2" office:value-type="string">
            <text:p text:style-name="P29">16</text:p>
          </table:table-cell>
          <table:table-cell table:style-name="Table2.A2" office:value-type="string">
            <text:p text:style-name="P31">Parse both ‘a’ and ‘b’, returning only the result of the ‘a’ parser</text:p>
          </table:table-cell>
          <table:table-cell table:style-name="Table2.C2" office:value-type="string">
            <text:p text:style-name="P30">Y</text:p>
          </table:table-cell>
        </table:table-row>
        <text:soft-page-break/>
        <table:table-row>
          <table:table-cell table:style-name="Table2.A2" office:value-type="string">
            <text:p text:style-name="P29">17</text:p>
          </table:table-cell>
          <table:table-cell table:style-name="Table2.A2" office:value-type="string">
            <text:p text:style-name="P31">Parse both ‘a’ and ‘b’, returning only the result of the ‘b’ parser</text:p>
          </table:table-cell>
          <table:table-cell table:style-name="Table2.C2" office:value-type="string">
            <text:p text:style-name="P30">Y</text:p>
          </table:table-cell>
        </table:table-row>
        <table:table-row>
          <table:table-cell table:style-name="Table2.A2" office:value-type="string">
            <text:p text:style-name="P29">18</text:p>
          </table:table-cell>
          <table:table-cell table:style-name="Table2.A2" office:value-type="string">
            <text:p text:style-name="P31">Parse ‘a’, ‘b’, and ‘c’, returning only the result of the ‘b’ parser</text:p>
          </table:table-cell>
          <table:table-cell table:style-name="Table2.C2" office:value-type="string">
            <text:p text:style-name="P30">Y</text:p>
          </table:table-cell>
        </table:table-row>
        <table:table-row>
          <table:table-cell table:style-name="Table2.A2" office:value-type="string">
            <text:p text:style-name="P29">19</text:p>
          </table:table-cell>
          <table:table-cell table:style-name="Table2.A2" office:value-type="string">
            <text:p text:style-name="P31">Parse ‘a’, ‘b’, and ‘c’, returning only the result of the ‘b’ parser, using infix notation</text:p>
          </table:table-cell>
          <table:table-cell table:style-name="Table2.C2" office:value-type="string">
            <text:p text:style-name="P30">Y</text:p>
          </table:table-cell>
        </table:table-row>
        <table:table-row>
          <table:table-cell table:style-name="Table2.A2" office:value-type="string">
            <text:p text:style-name="P29">20</text:p>
          </table:table-cell>
          <table:table-cell table:style-name="Table2.A2" office:value-type="string">
            <text:p text:style-name="P31">Parse either ‘a’, ‘b’, or ‘c’ from a list of parsers correctly</text:p>
          </table:table-cell>
          <table:table-cell table:style-name="Table2.C2" office:value-type="string">
            <text:p text:style-name="P30">Y</text:p>
          </table:table-cell>
        </table:table-row>
        <table:table-row>
          <table:table-cell table:style-name="Table2.A2" office:value-type="string">
            <text:p text:style-name="P29">21</text:p>
          </table:table-cell>
          <table:table-cell table:style-name="Table2.A2" office:value-type="string">
            <text:p text:style-name="P31">Parse either ‘a’, ‘b’, or ‘c’ from a list of parsers incorrectly</text:p>
          </table:table-cell>
          <table:table-cell table:style-name="Table2.C2" office:value-type="string">
            <text:p text:style-name="P30">Y</text:p>
          </table:table-cell>
        </table:table-row>
        <table:table-row>
          <table:table-cell table:style-name="Table2.A2" office:value-type="string">
            <text:p text:style-name="P29">22</text:p>
          </table:table-cell>
          <table:table-cell table:style-name="Table2.A2" office:value-type="string">
            <text:p text:style-name="P31">Parse string “abc” correctly</text:p>
          </table:table-cell>
          <table:table-cell table:style-name="Table2.C2" office:value-type="string">
            <text:p text:style-name="P30">Y</text:p>
          </table:table-cell>
        </table:table-row>
        <table:table-row>
          <table:table-cell table:style-name="Table2.A2" office:value-type="string">
            <text:p text:style-name="P29">23</text:p>
          </table:table-cell>
          <table:table-cell table:style-name="Table2.A2" office:value-type="string">
            <text:p text:style-name="P31">Parse string “abc” incorrectly</text:p>
          </table:table-cell>
          <table:table-cell table:style-name="Table2.C2" office:value-type="string">
            <text:p text:style-name="P30">Y</text:p>
          </table:table-cell>
        </table:table-row>
        <table:table-row>
          <table:table-cell table:style-name="Table2.A2" office:value-type="string">
            <text:p text:style-name="P29">24</text:p>
          </table:table-cell>
          <table:table-cell table:style-name="Table2.A2" office:value-type="string">
            <text:p text:style-name="P31">Parse any string “abc”, “def”, or “ghi” from a list correctly</text:p>
          </table:table-cell>
          <table:table-cell table:style-name="Table2.C2" office:value-type="string">
            <text:p text:style-name="P30">Y</text:p>
          </table:table-cell>
        </table:table-row>
        <table:table-row>
          <table:table-cell table:style-name="Table2.A2" office:value-type="string">
            <text:p text:style-name="P29">25</text:p>
          </table:table-cell>
          <table:table-cell table:style-name="Table2.A2" office:value-type="string">
            <text:p text:style-name="P31">Parse any string “abc”, “def”, or “ghi” from a list incorrectly</text:p>
          </table:table-cell>
          <table:table-cell table:style-name="Table2.C2" office:value-type="string">
            <text:p text:style-name="P30">Y</text:p>
          </table:table-cell>
        </table:table-row>
        <table:table-row>
          <table:table-cell table:style-name="Table2.A2" office:value-type="string">
            <text:p text:style-name="P29">26</text:p>
          </table:table-cell>
          <table:table-cell table:style-name="Table2.A2" office:value-type="string">
            <text:p text:style-name="P31">Parse character ‘a’ at least once separated by a comma (‘,’) correctly</text:p>
          </table:table-cell>
          <table:table-cell table:style-name="Table2.C2" office:value-type="string">
            <text:p text:style-name="P30">Y</text:p>
          </table:table-cell>
        </table:table-row>
        <table:table-row>
          <table:table-cell table:style-name="Table2.A2" office:value-type="string">
            <text:p text:style-name="P29">27</text:p>
          </table:table-cell>
          <table:table-cell table:style-name="Table2.A2" office:value-type="string">
            <text:p text:style-name="P31">Parse character ‘a’ at least once separated by a comma (‘,’) incorrectly</text:p>
          </table:table-cell>
          <table:table-cell table:style-name="Table2.C2" office:value-type="string">
            <text:p text:style-name="P30">Y</text:p>
          </table:table-cell>
        </table:table-row>
        <table:table-row>
          <table:table-cell table:style-name="Table2.A2" office:value-type="string">
            <text:p text:style-name="P29">28</text:p>
          </table:table-cell>
          <table:table-cell table:style-name="Table2.A2" office:value-type="string">
            <text:p text:style-name="P31">Parse character 'a' zero or more times separated by a comma (',') correctly</text:p>
          </table:table-cell>
          <table:table-cell table:style-name="Table2.C2" office:value-type="string">
            <text:p text:style-name="P30">Y</text:p>
          </table:table-cell>
        </table:table-row>
        <table:table-row>
          <table:table-cell table:style-name="Table2.A2" office:value-type="string">
            <text:p text:style-name="P29">29</text:p>
          </table:table-cell>
          <table:table-cell table:style-name="Table2.A2" office:value-type="string">
            <text:p text:style-name="P31">Parse character 'a' zero or more times separated by a comma (',') incorrectly</text:p>
          </table:table-cell>
          <table:table-cell table:style-name="Table2.C2" office:value-type="string">
            <text:p text:style-name="P30">Y</text:p>
          </table:table-cell>
        </table:table-row>
        <table:table-row>
          <table:table-cell table:style-name="Table2.A2" office:value-type="string">
            <text:p text:style-name="P29">30</text:p>
          </table:table-cell>
          <table:table-cell table:style-name="Table2.A2" office:value-type="string">
            <text:p text:style-name="P32">Parse comments correctly</text:p>
          </table:table-cell>
          <table:table-cell table:style-name="Table2.C2" office:value-type="string">
            <text:p text:style-name="P30">Y</text:p>
          </table:table-cell>
        </table:table-row>
        <table:table-row>
          <table:table-cell table:style-name="Table2.A2" office:value-type="string">
            <text:p text:style-name="P29">31</text:p>
          </table:table-cell>
          <table:table-cell table:style-name="Table2.A2" office:value-type="string">
            <text:p text:style-name="P32">Parse comments incorrectly</text:p>
          </table:table-cell>
          <table:table-cell table:style-name="Table2.C2" office:value-type="string">
            <text:p text:style-name="P30">Y</text:p>
          </table:table-cell>
        </table:table-row>
        <table:table-row>
          <table:table-cell table:style-name="Table2.A2" office:value-type="string">
            <text:p text:style-name="P29">32</text:p>
          </table:table-cell>
          <table:table-cell table:style-name="Table2.A2" office:value-type="string">
            <text:p text:style-name="P32">Parse whitespace correctly</text:p>
          </table:table-cell>
          <table:table-cell table:style-name="Table2.C2" office:value-type="string">
            <text:p text:style-name="P30">Y</text:p>
          </table:table-cell>
        </table:table-row>
        <table:table-row>
          <table:table-cell table:style-name="Table2.A2" office:value-type="string">
            <text:p text:style-name="P29">33</text:p>
          </table:table-cell>
          <table:table-cell table:style-name="Table2.A2" office:value-type="string">
            <text:p text:style-name="P32">Parse whitespace incorrectly</text:p>
          </table:table-cell>
          <table:table-cell table:style-name="Table2.C2" office:value-type="string">
            <text:p text:style-name="P30">Y<text:soft-page-break/></text:p>
          </table:table-cell>
        </table:table-row>
        <table:table-row>
          <table:table-cell table:style-name="Table2.A2" office:value-type="string">
            <text:p text:style-name="P29">34</text:p>
          </table:table-cell>
          <table:table-cell table:style-name="Table2.A2" office:value-type="string">
            <text:p text:style-name="P32">Parse string literals correctly</text:p>
          </table:table-cell>
          <table:table-cell table:style-name="Table2.C2" office:value-type="string">
            <text:p text:style-name="P30">Y</text:p>
          </table:table-cell>
        </table:table-row>
        <table:table-row>
          <table:table-cell table:style-name="Table2.A2" office:value-type="string">
            <text:p text:style-name="P29">35</text:p>
          </table:table-cell>
          <table:table-cell table:style-name="Table2.A2" office:value-type="string">
            <text:p text:style-name="P32">Parse string literals incorrectly</text:p>
          </table:table-cell>
          <table:table-cell table:style-name="Table2.C2" office:value-type="string">
            <text:p text:style-name="P30">Y</text:p>
          </table:table-cell>
        </table:table-row>
        <table:table-row>
          <table:table-cell table:style-name="Table2.A2" office:value-type="string">
            <text:p text:style-name="P29">36</text:p>
          </table:table-cell>
          <table:table-cell table:style-name="Table2.A2" office:value-type="string">
            <text:p text:style-name="P32">Parse boolean literals correctly</text:p>
          </table:table-cell>
          <table:table-cell table:style-name="Table2.C2" office:value-type="string">
            <text:p text:style-name="P30">Y</text:p>
          </table:table-cell>
        </table:table-row>
        <table:table-row>
          <table:table-cell table:style-name="Table2.A2" office:value-type="string">
            <text:p text:style-name="P29">37</text:p>
          </table:table-cell>
          <table:table-cell table:style-name="Table2.A2" office:value-type="string">
            <text:p text:style-name="P32">Parse boolean literals incorrectly</text:p>
          </table:table-cell>
          <table:table-cell table:style-name="Table2.C2" office:value-type="string">
            <text:p text:style-name="P30">Y</text:p>
          </table:table-cell>
        </table:table-row>
        <table:table-row>
          <table:table-cell table:style-name="Table2.A2" office:value-type="string">
            <text:p text:style-name="P29">38</text:p>
          </table:table-cell>
          <table:table-cell table:style-name="Table2.A2" office:value-type="string">
            <text:p text:style-name="P32">Parse number literals correctly</text:p>
          </table:table-cell>
          <table:table-cell table:style-name="Table2.C2" office:value-type="string">
            <text:p text:style-name="P30">Y</text:p>
          </table:table-cell>
        </table:table-row>
        <table:table-row>
          <table:table-cell table:style-name="Table2.A2" office:value-type="string">
            <text:p text:style-name="P29">39</text:p>
          </table:table-cell>
          <table:table-cell table:style-name="Table2.A2" office:value-type="string">
            <text:p text:style-name="P32">Parse number literals incorrectly</text:p>
          </table:table-cell>
          <table:table-cell table:style-name="Table2.C2" office:value-type="string">
            <text:p text:style-name="P30">Y</text:p>
          </table:table-cell>
        </table:table-row>
        <table:table-row>
          <table:table-cell table:style-name="Table2.A2" office:value-type="string">
            <text:p text:style-name="P29">40</text:p>
          </table:table-cell>
          <table:table-cell table:style-name="Table2.A2" office:value-type="string">
            <text:p text:style-name="P32">Parse null literal correctly</text:p>
          </table:table-cell>
          <table:table-cell table:style-name="Table2.C2" office:value-type="string">
            <text:p text:style-name="P30">Y</text:p>
          </table:table-cell>
        </table:table-row>
        <table:table-row>
          <table:table-cell table:style-name="Table2.A2" office:value-type="string">
            <text:p text:style-name="P29">41</text:p>
          </table:table-cell>
          <table:table-cell table:style-name="Table2.A2" office:value-type="string">
            <text:p text:style-name="P32">Parse null literal incorrectly</text:p>
          </table:table-cell>
          <table:table-cell table:style-name="Table2.C2" office:value-type="string">
            <text:p text:style-name="P30">Y</text:p>
          </table:table-cell>
        </table:table-row>
        <table:table-row>
          <table:table-cell table:style-name="Table2.A2" office:value-type="string">
            <text:p text:style-name="P29">42</text:p>
          </table:table-cell>
          <table:table-cell table:style-name="Table2.A2" office:value-type="string">
            <text:p text:style-name="P32">Parse array literals correctly</text:p>
          </table:table-cell>
          <table:table-cell table:style-name="Table2.C2" office:value-type="string">
            <text:p text:style-name="P30">Y</text:p>
          </table:table-cell>
        </table:table-row>
        <table:table-row>
          <table:table-cell table:style-name="Table2.A2" office:value-type="string">
            <text:p text:style-name="P29">43</text:p>
          </table:table-cell>
          <table:table-cell table:style-name="Table2.A2" office:value-type="string">
            <text:p text:style-name="P32">Parse array literals incorrectly</text:p>
          </table:table-cell>
          <table:table-cell table:style-name="Table2.C2" office:value-type="string">
            <text:p text:style-name="P30">Y</text:p>
          </table:table-cell>
        </table:table-row>
        <table:table-row>
          <table:table-cell table:style-name="Table2.A2" office:value-type="string">
            <text:p text:style-name="P29">44</text:p>
          </table:table-cell>
          <table:table-cell table:style-name="Table2.A2" office:value-type="string">
            <text:p text:style-name="P32">Parse type Name correctly</text:p>
          </table:table-cell>
          <table:table-cell table:style-name="Table2.C2" office:value-type="string">
            <text:p text:style-name="P30">Y</text:p>
          </table:table-cell>
        </table:table-row>
        <table:table-row>
          <table:table-cell table:style-name="Table2.A2" office:value-type="string">
            <text:p text:style-name="P29">45</text:p>
          </table:table-cell>
          <table:table-cell table:style-name="Table2.A2" office:value-type="string">
            <text:p text:style-name="P32">Parse type Name incorrectly</text:p>
          </table:table-cell>
          <table:table-cell table:style-name="Table2.C2" office:value-type="string">
            <text:p text:style-name="P30">Y</text:p>
          </table:table-cell>
        </table:table-row>
        <table:table-row>
          <table:table-cell table:style-name="Table2.A2" office:value-type="string">
            <text:p text:style-name="P29">46</text:p>
          </table:table-cell>
          <table:table-cell table:style-name="Table2.A2" office:value-type="string">
            <text:p text:style-name="P32">Parse variable name correctly</text:p>
          </table:table-cell>
          <table:table-cell table:style-name="Table2.C2" office:value-type="string">
            <text:p text:style-name="P30">Y</text:p>
          </table:table-cell>
        </table:table-row>
        <table:table-row>
          <table:table-cell table:style-name="Table2.A2" office:value-type="string">
            <text:p text:style-name="P29">47</text:p>
          </table:table-cell>
          <table:table-cell table:style-name="Table2.A2" office:value-type="string">
            <text:p text:style-name="P32">Parse variable name incorrectly</text:p>
          </table:table-cell>
          <table:table-cell table:style-name="Table2.C2" office:value-type="string">
            <text:p text:style-name="P30">Y</text:p>
          </table:table-cell>
        </table:table-row>
        <table:table-row>
          <table:table-cell table:style-name="Table2.A2" office:value-type="string">
            <text:p text:style-name="P29">48</text:p>
          </table:table-cell>
          <table:table-cell table:style-name="Table2.A2" office:value-type="string">
            <text:p text:style-name="P32">Parse comparison operator correctly</text:p>
          </table:table-cell>
          <table:table-cell table:style-name="Table2.C2" office:value-type="string">
            <text:p text:style-name="P30">Y</text:p>
          </table:table-cell>
        </table:table-row>
        <table:table-row>
          <table:table-cell table:style-name="Table2.A2" office:value-type="string">
            <text:p text:style-name="P29">49</text:p>
          </table:table-cell>
          <table:table-cell table:style-name="Table2.A2" office:value-type="string">
            <text:p text:style-name="P32">Parse comparison operator incorrectly</text:p>
          </table:table-cell>
          <table:table-cell table:style-name="Table2.C2" office:value-type="string">
            <text:p text:style-name="P30">Y</text:p>
          </table:table-cell>
        </table:table-row>
        <table:table-row>
          <table:table-cell table:style-name="Table2.A2" office:value-type="string">
            <text:p text:style-name="P29">50</text:p>
          </table:table-cell>
          <table:table-cell table:style-name="Table2.A2" office:value-type="string">
            <text:p text:style-name="P32">Parse logical operator correctly</text:p>
          </table:table-cell>
          <table:table-cell table:style-name="Table2.C2" office:value-type="string">
            <text:p text:style-name="P30">Y</text:p>
          </table:table-cell>
        </table:table-row>
        <table:table-row>
          <table:table-cell table:style-name="Table2.A2" office:value-type="string">
            <text:p text:style-name="P29">51</text:p>
          </table:table-cell>
          <table:table-cell table:style-name="Table2.A2" office:value-type="string">
            <text:p text:style-name="P32">Parse logical operator incorrectly</text:p>
          </table:table-cell>
          <table:table-cell table:style-name="Table2.C2" office:value-type="string">
            <text:p text:style-name="P30">Y</text:p>
          </table:table-cell>
        </table:table-row>
        <table:table-row>
          <table:table-cell table:style-name="Table2.A2" office:value-type="string">
            <text:p text:style-name="P29">52</text:p>
          </table:table-cell>
          <table:table-cell table:style-name="Table2.A2" office:value-type="string">
            <text:p text:style-name="P32">Parse maths operator correctly</text:p>
          </table:table-cell>
          <table:table-cell table:style-name="Table2.C2" office:value-type="string">
            <text:p text:style-name="P30">Y</text:p>
          </table:table-cell>
        </table:table-row>
        <table:table-row>
          <table:table-cell table:style-name="Table2.A2" office:value-type="string">
            <text:p text:style-name="P29">53</text:p>
          </table:table-cell>
          <table:table-cell table:style-name="Table2.A2" office:value-type="string">
            <text:p text:style-name="P32">Parse maths operator incorrectly</text:p>
          </table:table-cell>
          <table:table-cell table:style-name="Table2.C2" office:value-type="string">
            <text:p text:style-name="P30">Y</text:p>
          </table:table-cell>
        </table:table-row>
        <text:soft-page-break/>
        <table:table-row>
          <table:table-cell table:style-name="Table2.A2" office:value-type="string">
            <text:p text:style-name="P29">54</text:p>
          </table:table-cell>
          <table:table-cell table:style-name="Table2.A2" office:value-type="string">
            <text:p text:style-name="P32">Parse function calling correctly</text:p>
          </table:table-cell>
          <table:table-cell table:style-name="Table2.C2" office:value-type="string">
            <text:p text:style-name="P30">Y</text:p>
          </table:table-cell>
        </table:table-row>
        <table:table-row>
          <table:table-cell table:style-name="Table2.A2" office:value-type="string">
            <text:p text:style-name="P29">55</text:p>
          </table:table-cell>
          <table:table-cell table:style-name="Table2.A2" office:value-type="string">
            <text:p text:style-name="P32">Parse function calling incorrectly</text:p>
          </table:table-cell>
          <table:table-cell table:style-name="Table2.C2" office:value-type="string">
            <text:p text:style-name="P30">Y</text:p>
          </table:table-cell>
        </table:table-row>
        <table:table-row>
          <table:table-cell table:style-name="Table2.A2" office:value-type="string">
            <text:p text:style-name="P29">56</text:p>
          </table:table-cell>
          <table:table-cell table:style-name="Table2.A2" office:value-type="string">
            <text:p text:style-name="P32">Parse expressions correctly</text:p>
          </table:table-cell>
          <table:table-cell table:style-name="Table2.C2" office:value-type="string">
            <text:p text:style-name="P30">Y</text:p>
          </table:table-cell>
        </table:table-row>
        <table:table-row>
          <table:table-cell table:style-name="Table2.A2" office:value-type="string">
            <text:p text:style-name="P29">57</text:p>
          </table:table-cell>
          <table:table-cell table:style-name="Table2.A2" office:value-type="string">
            <text:p text:style-name="P32">Parse expressions incorrectly</text:p>
          </table:table-cell>
          <table:table-cell table:style-name="Table2.C2" office:value-type="string">
            <text:p text:style-name="P30">Y</text:p>
          </table:table-cell>
        </table:table-row>
        <table:table-row>
          <table:table-cell table:style-name="Table2.A2" office:value-type="string">
            <text:p text:style-name="P29">58</text:p>
          </table:table-cell>
          <table:table-cell table:style-name="Table2.A2" office:value-type="string">
            <text:p text:style-name="P32">Parse variable definition statement correctly</text:p>
          </table:table-cell>
          <table:table-cell table:style-name="Table2.C2" office:value-type="string">
            <text:p text:style-name="P30">Y</text:p>
          </table:table-cell>
        </table:table-row>
        <table:table-row>
          <table:table-cell table:style-name="Table2.A2" office:value-type="string">
            <text:p text:style-name="P29">59</text:p>
          </table:table-cell>
          <table:table-cell table:style-name="Table2.A2" office:value-type="string">
            <text:p text:style-name="P32">Parse variable definition statement incorrectly</text:p>
          </table:table-cell>
          <table:table-cell table:style-name="Table2.C2" office:value-type="string">
            <text:p text:style-name="P30">Y</text:p>
          </table:table-cell>
        </table:table-row>
        <table:table-row>
          <table:table-cell table:style-name="Table2.A2" office:value-type="string">
            <text:p text:style-name="P29">60</text:p>
          </table:table-cell>
          <table:table-cell table:style-name="Table2.A2" office:value-type="string">
            <text:p text:style-name="P32">Parse variable update statement correctly</text:p>
          </table:table-cell>
          <table:table-cell table:style-name="Table2.C2" office:value-type="string">
            <text:p text:style-name="P30">Y</text:p>
          </table:table-cell>
        </table:table-row>
        <table:table-row>
          <table:table-cell table:style-name="Table2.A2" office:value-type="string">
            <text:p text:style-name="P29">61</text:p>
          </table:table-cell>
          <table:table-cell table:style-name="Table2.A2" office:value-type="string">
            <text:p text:style-name="P32">Parse variable update statement incorrectly</text:p>
          </table:table-cell>
          <table:table-cell table:style-name="Table2.C2" office:value-type="string">
            <text:p text:style-name="P30">Y</text:p>
          </table:table-cell>
        </table:table-row>
        <table:table-row>
          <table:table-cell table:style-name="Table2.A2" office:value-type="string">
            <text:p text:style-name="P29">62</text:p>
          </table:table-cell>
          <table:table-cell table:style-name="Table2.A2" office:value-type="string">
            <text:p text:style-name="P32">Parse if statements correctly</text:p>
          </table:table-cell>
          <table:table-cell table:style-name="Table2.C2" office:value-type="string">
            <text:p text:style-name="P30">Y</text:p>
          </table:table-cell>
        </table:table-row>
        <table:table-row>
          <table:table-cell table:style-name="Table2.A2" office:value-type="string">
            <text:p text:style-name="P29">63</text:p>
          </table:table-cell>
          <table:table-cell table:style-name="Table2.A2" office:value-type="string">
            <text:p text:style-name="P32">Parse if statements incorrectly</text:p>
          </table:table-cell>
          <table:table-cell table:style-name="Table2.C2" office:value-type="string">
            <text:p text:style-name="P30">Y</text:p>
          </table:table-cell>
        </table:table-row>
        <table:table-row>
          <table:table-cell table:style-name="Table2.A2" office:value-type="string">
            <text:p text:style-name="P29">64</text:p>
          </table:table-cell>
          <table:table-cell table:style-name="Table2.A2" office:value-type="string">
            <text:p text:style-name="P32">Parse foreach statements correctly</text:p>
          </table:table-cell>
          <table:table-cell table:style-name="Table2.C2" office:value-type="string">
            <text:p text:style-name="P30">Y</text:p>
          </table:table-cell>
        </table:table-row>
        <table:table-row>
          <table:table-cell table:style-name="Table2.A2" office:value-type="string">
            <text:p text:style-name="P29">65</text:p>
          </table:table-cell>
          <table:table-cell table:style-name="Table2.A2" office:value-type="string">
            <text:p text:style-name="P32">Parse foreach statements incorrectly</text:p>
          </table:table-cell>
          <table:table-cell table:style-name="Table2.C2" office:value-type="string">
            <text:p text:style-name="P30">Y</text:p>
          </table:table-cell>
        </table:table-row>
        <table:table-row>
          <table:table-cell table:style-name="Table2.A2" office:value-type="string">
            <text:p text:style-name="P29">66</text:p>
          </table:table-cell>
          <table:table-cell table:style-name="Table2.A2" office:value-type="string">
            <text:p text:style-name="P32">Parse while statements correctly</text:p>
          </table:table-cell>
          <table:table-cell table:style-name="Table2.C2" office:value-type="string">
            <text:p text:style-name="P30">Y</text:p>
          </table:table-cell>
        </table:table-row>
        <table:table-row>
          <table:table-cell table:style-name="Table2.A2" office:value-type="string">
            <text:p text:style-name="P29">67</text:p>
          </table:table-cell>
          <table:table-cell table:style-name="Table2.A2" office:value-type="string">
            <text:p text:style-name="P32">Parse while statements incorrectly</text:p>
          </table:table-cell>
          <table:table-cell table:style-name="Table2.C2" office:value-type="string">
            <text:p text:style-name="P30">Y</text:p>
          </table:table-cell>
        </table:table-row>
        <table:table-row>
          <table:table-cell table:style-name="Table2.A2" office:value-type="string">
            <text:p text:style-name="P29">68</text:p>
          </table:table-cell>
          <table:table-cell table:style-name="Table2.A2" office:value-type="string">
            <text:p text:style-name="P32">Parse return statements correctly</text:p>
          </table:table-cell>
          <table:table-cell table:style-name="Table2.C2" office:value-type="string">
            <text:p text:style-name="P30">Y</text:p>
          </table:table-cell>
        </table:table-row>
        <table:table-row>
          <table:table-cell table:style-name="Table2.A2" office:value-type="string">
            <text:p text:style-name="P29">69</text:p>
          </table:table-cell>
          <table:table-cell table:style-name="Table2.A2" office:value-type="string">
            <text:p text:style-name="P32">Parse return statements incorrectly</text:p>
          </table:table-cell>
          <table:table-cell table:style-name="Table2.C2" office:value-type="string">
            <text:p text:style-name="P30">Y</text:p>
          </table:table-cell>
        </table:table-row>
        <table:table-row>
          <table:table-cell table:style-name="Table2.A2" office:value-type="string">
            <text:p text:style-name="P28"/>
          </table:table-cell>
          <table:table-cell table:style-name="Table2.A2" office:value-type="string">
            <text:p text:style-name="P34">Total unit tests passed:</text:p>
          </table:table-cell>
          <table:table-cell table:style-name="Table2.C2" office:value-type="string">
            <text:p text:style-name="P33">69</text:p>
          </table:table-cell>
        </table:table-row>
      </table:table>
      <text:p text:style-name="P8"/>
      <text:h text:style-name="P22" text:outline-level="1"><text:bookmark-start text:name="_Toc465344494"/><text:bookmark-start text:name="_Toc469652613"/><text:bookmark-start text:name="__RefHeading___Toc991_2459751573"/>References<text:bookmark-end text:name="_Toc465344494"/><text:bookmark-end text:name="_Toc469652613"/><text:bookmark-end text:name="__RefHeading___Toc991_2459751573"/></text:h>
      <text:bibliography text:style-name="Sect1" text:protected="true" text:name="Bibliography1">
        <text:bibliography-source>
          <text:index-title-template text:style-name="Bibliography_20_Heading"/>
          <text:bibliography-entry-template text:bibliography-type="articl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bookle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onference"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1"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2"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3"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4"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custom5"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emai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book"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collection"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in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journ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nual"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asters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misc"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index-entry-span>, </text:index-entry-span>
            <text:index-entry-bibliography text:style-name="_34__20__5f_34_5f__5f_20_5f__5f_5f_5f_34_5f_5f_5f__5f_5f_5f_20_5f_5f_5f__5f_5f_5f_5f_5f_5f_5f_34_5f_5f_5f_5f_5f_5f_5f__5f_5f_5f_5f_5f_5f_5f_20_5f_5f_5f_5f_5f_5f_5f_" text:bibliography-data-field="url"/>
          </text:bibliography-entry-template>
          <text:bibliography-entry-template text:bibliography-type="phdthesi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proceedings"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techreport"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unpublished"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entry-template text:bibliography-type="www" text:style-name="Bibliography_20_1">
            <text:index-entry-bibliography text:style-name="_30__20__5f_30_5f__5f_20_5f__5f_5f_5f_30_5f_5f_5f__5f_5f_5f_20_5f_5f_5f__5f_5f_5f_5f_5f_5f_5f_30_5f_5f_5f_5f_5f_5f_5f__5f_5f_5f_5f_5f_5f_5f_20_5f_5f_5f_5f_5f_5f_5f_" text:bibliography-data-field="identifier"/>
            <text:index-entry-span>: </text:index-entry-span>
            <text:index-entry-bibliography text:style-name="_34__20__5f_34_5f__5f_20_5f__5f_5f_5f_34_5f_5f_5f__5f_5f_5f_20_5f_5f_5f__5f_5f_5f_5f_5f_5f_5f_34_5f_5f_5f_5f_5f_5f_5f__5f_5f_5f_5f_5f_5f_5f_20_5f_5f_5f_5f_5f_5f_5f_" text:bibliography-data-field="author"/>
            <text:index-entry-span>, </text:index-entry-span>
            <text:index-entry-bibliography text:style-name="_30__20__5f_30_5f__5f_20_5f__5f_5f_5f_30_5f_5f_5f__5f_5f_5f_20_5f_5f_5f__5f_5f_5f_5f_5f_5f_5f_30_5f_5f_5f_5f_5f_5f_5f__5f_5f_5f_5f_5f_5f_5f_20_5f_5f_5f_5f_5f_5f_5f_" text:bibliography-data-field="title"/>
            <text:index-entry-span>, </text:index-entry-span>
            <text:index-entry-bibliography text:style-name="_33__20__5f_33_5f__5f_20_5f__5f_5f_5f_33_5f_5f_5f__5f_5f_5f_20_5f_5f_5f__5f_5f_5f_5f_5f_5f_5f_33_5f_5f_5f_5f_5f_5f_5f__5f_5f_5f_5f_5f_5f_5f_20_5f_5f_5f_5f_5f_5f_5f_" text:bibliography-data-field="year"/>
          </text:bibliography-entry-template>
        </text:bibliography-source>
        <text:index-body>
          <text:p text:style-name="P21">Adzhar, N. and Salleh, S. (2014) Simulated Annealing Technique for Routing in a Rectangular Mesh Network, <text:span text:style-name="T1">Modelling and Simulation in Engineering</text:span>, 2014, p. 46.</text:p>
          <text:p text:style-name="P21">Bacon, W. (2014) <text:span text:style-name="T1">Hohmann Transfers</text:span>, [Online],<text:line-break/>Available at: http://jwilson.coe.uga.edu/EMAT6680Fa05/Bacon/hohmanntransfers.html <text:line-break/>[Accessed 14 December 2016].</text:p>
          <text:p text:style-name="P21">Gonçalves, J.F. and Resende, M.G.C. (2011) Biased random-key genetic algorithms for combinatorial optimization, <text:span text:style-name="T1">Journal of Heuristics</text:span>, 17(5), pp. 487-525.</text:p>
          <text:p text:style-name="P21">Haridass, K., Valenzuela, J., Yucekaya, A.D. and McDonald, T. (2014) Scheduling a log transport system using simulated annealing, <text:span text:style-name="T1">Information Sciences</text:span>, 264, pp. 302 - 316.</text:p>
          <text:p text:style-name="P21">Lassabe, N., Luga, H. and Duthen, Y. (2006) Evolving Creatures in Virtual Ecosystems, International Conference on Artificial Reality and Telexistence, Hangzhou, China, pp. 11-20.</text:p>
          <text:p text:style-name="P21">Lehman, J. and Stanley, K.O. (2011) Evolving a Diversity of Virtual Creatures Through Novelty Search and Local Competition, GECCO '11, Dublin, pp. 211-218.</text:p>
          <text:p text:style-name="P21">Lessin, D. and Risi, S. (2015) Darwin's Avatars: A Novel Combination of Gameplay and Procedural Content Generation, GECCO '15, Madrid, pp. 329-336.</text:p>
          <text:p text:style-name="P21">Ma, D., Deng, J. and Zhang, Z. (2013) Comparison and improvements of optimization methods for gas emission source identification, <text:span text:style-name="T1">Atmospheric Environment</text:span>, 81, pp. 188-198.</text:p>
          <text:p text:style-name="P21"><text:soft-page-break/>McCandless, J. and Gregg, D. (2011) Optimizing Interpreters by Tuning Opcode Orderings on Virtual Machines for Modern Architectures: Or: How I Learned to Stop Worrying and Love Hill Climbing, Proceedings of the 9th International Conference on Principles and Practice of Programming in Java, Kongens Lyngby, Denmark, pp. 161-170.</text:p>
          <text:p text:style-name="P21">Mendes, R.P.G., Calado, M.R.A. and Mariano, S.J.P.S. (2016) Particle swarm and Box<text:span text:style-name="T2">׳</text:span>s complex optimization methods to design linear tubular switched reluctance generators for wave energy conversion, <text:span text:style-name="T1">Swarm and Evolutionary Computation </text:span>, 28, pp. 29 - 41.</text:p>
          <text:p text:style-name="P21">Miconi, T. and Channon, A. (2006) Analysing Co-evolution Among Artificial 3D Creatures, Artificial Evolution: 7th International Conference, Evolution Artificielle, Lille, France, pp. 167-178.</text:p>
          <text:p text:style-name="P21">Nedic, V., Cvetanovic, S., Despotovic, D., Despotovic, M. and Babic, S. (2014) Data mining with various optimization methods, <text:span text:style-name="T1">Expert Systems with Applications</text:span>, 41(8), pp. 3993-3999.</text:p>
          <text:p text:style-name="P21">Pilat, M.L. and Jacob, C. (2010) Evolution of Vision Capabilities in Embodied Virtual Creatures, Proceedings of the 12th Annual Conference on Genetic and Evolutionary Computation, Portland, Oregon, USA, pp. 95-102.</text:p>
          <text:p text:style-name="P21">Sanders, M., Lobb, R. and Riddle, P. (2003) Evolving Controllers for Virtual Creature Locomotion, Proceedings of the 1st International Conference on Computer Graphics and Interactive Techniques in Australasia and South East Asia, Melbourne, Australia, pp. 255-256.</text:p>
          <text:p text:style-name="P21">Sedenka, V. and Raida, Z. (2010) Critical Comparison of Multi-objective Optimization Methods: Genetic Algorithms versus Swarm Intelligence, <text:span text:style-name="T1">Radioengineering</text:span>, 19(3), pp. 369-377.</text:p>
          <text:p text:style-name="P21">Sisnett, R. (2015) A flexible and simplified 2D environment for evolving autonomous virtual creatures, 2015 7th International Joint Conference on Computational Intelligence (IJCCI), Portugal, pp. 306-312.</text:p>
          <text:p text:style-name="P21"><text:soft-page-break/>Tan, J., Gu, Y., Turk, G. and Liu, C.K. (2011) Articulated Swimming Creatures, <text:span text:style-name="T1">ACM Transactions on Graphics</text:span>, 30(4), pp. 58:1-58:12.</text:p>
          <text:p text:style-name="P21">Zotes, F.A. and Peñas, M.S. (2012) Particle swarm optimisation of interplanetary trajectories from Earth to Jupiter and Saturn, <text:span text:style-name="T1">Engineering Applications of Artificial Intelligence</text:span>, 25(1), pp. 189-199.</text:p>
        </text:index-body>
      </text:bibliography>
      <text:p text:style-name="Contents_20_1"><text:a xlink:type="simple" xlink:href="http://jwilson.coe.uga.edu/EMAT6680Fa05/Bacon/hohmanntransfers.html" text:style-name="Index_20_Link" text:visited-style-name="Index_20_Link"/></text:p>
      <text:p text:style-name="P2"/>
      <text:p text:style-name="P16"/>
      <text:h text:style-name="P22" text:outline-level="1"><text:bookmark-start text:name="_Toc469652614"/><text:bookmark-start text:name="__RefHeading___Toc993_2459751573"/>Appendix<text:bookmark-end text:name="_Toc469652614"/><text:bookmark-end text:name="__RefHeading___Toc993_2459751573"/></text:h>
      <text:h text:style-name="P56" text:outline-level="2">Appendix <text:span text:style-name="T22">A</text:span>: BNF Diagram</text:h>
      <text:p text:style-name="P35"><text:s text:c="7"/>&lt;TOM-Parser&gt; ::= &lt;function&gt; | &lt;function&gt; &lt;TOM-Parser&gt;</text:p>
      <text:p text:style-name="P35"><text:s text:c="9"/>&lt;function&gt; ::= "fn" &lt;name&gt; "(" &lt;parameters-def&gt; ")" &lt;statement-block&gt;</text:p>
      <text:p text:style-name="P35"><text:s text:c="3"/>&lt;parameters-def&gt; ::= &lt;variable-name&gt; | &lt;variable-name&gt; "," &lt;parameters-def&gt;</text:p>
      <text:p text:style-name="P35"><text:s text:c="2"/>&lt;parameters-call&gt; ::= &lt;expression&gt; | &lt;expression&gt; "," &lt;parameters-call&gt;</text:p>
      <text:p text:style-name="P35"><text:s text:c="4"/>&lt;function-call&gt; ::= &lt;name&gt; "(" &lt;parameters-call&gt; ");"</text:p>
      <text:p text:style-name="P35"/>
      <text:p text:style-name="P35"><text:s text:c="2"/>&lt;statement-block&gt; ::= &lt;statement&gt; | "{" &lt;statements&gt; "}"</text:p>
      <text:p text:style-name="P35"><text:s text:c="7"/>&lt;statements&gt; ::= &lt;statement&gt; | &lt;statement&gt; &lt;statements&gt;</text:p>
      <text:p text:style-name="P35"><text:s text:c="8"/>&lt;statement&gt; ::= &lt;variable-definition</text:p>
      <text:p text:style-name="P35"><text:s text:c="22"/>| &lt;variable-set&gt;</text:p>
      <text:p text:style-name="P35"><text:s text:c="22"/>| &lt;if-statement&gt;</text:p>
      <text:p text:style-name="P35"><text:s text:c="22"/>| &lt;foreach-statement&gt;</text:p>
      <text:p text:style-name="P35"><text:s text:c="22"/>| &lt;while-statement&gt;</text:p>
      <text:p text:style-name="P35"><text:s text:c="22"/>| &lt;function-call&gt;</text:p>
      <text:p text:style-name="P35"><text:s text:c="22"/>| &lt;return-statement&gt;</text:p>
      <text:p text:style-name="P35"/>
      <text:p text:style-name="P35"><text:s text:c="5"/>&lt;variable-def&gt; ::= "var" &lt;variable-set&gt;</text:p>
      <text:p text:style-name="P35"><text:s text:c="5"/>&lt;variable-set&gt; ::= &lt;variable-name&gt; "=" &lt;expression&gt; ";"</text:p>
      <text:p text:style-name="P35"><text:s text:c="4"/>&lt;variable-name&gt; ::= "$" &lt;name&gt;</text:p>
      <text:p text:style-name="P35"/>
      <text:p text:style-name="P35"><text:s text:c="5"/>&lt;if-statement&gt; ::= "if" &lt;expression&gt; &lt;statement-block&gt;</text:p>
      <text:p text:style-name="P35">&lt;foreach-statement&gt; ::= "foreach (" &lt;variable-name&gt; "in"</text:p>
      <text:p text:style-name="P35"><text:s text:c="24"/>&lt;expression&gt; ")" &lt;statement-block&gt;</text:p>
      <text:p text:style-name="P35"><text:s text:c="2"/>&lt;while-statement&gt; ::= "while" &lt;expression&gt; &lt;statement-block&gt;</text:p>
      <text:p text:style-name="P35"><text:s/>&lt;return-statement&gt; ::= "return" &lt;opt-expression&gt; ";"</text:p>
      <text:p text:style-name="P35"/>
      <text:p text:style-name="P35"><text:s text:c="7"/>&lt;expression&gt; ::= &lt;atomic&gt;</text:p>
      <text:p text:style-name="P35"><text:s text:c="22"/>| &lt;variable-name&gt;</text:p>
      <text:p text:style-name="P35"><text:s text:c="22"/>| &lt;function-call&gt;</text:p>
      <text:p text:style-name="P35"><text:s text:c="22"/>| "(" &lt;expression&gt; &lt;operator&gt; &lt;expression&gt; ")"</text:p>
      <text:p text:style-name="P35"><text:s text:c="3"/>&lt;opt-expression&gt; ::= "" | &lt;expression&gt;</text:p>
      <text:p text:style-name="P35"/>
      <text:p text:style-name="P35"><text:s text:c="9"/>&lt;operator&gt; ::= &lt;op-logical&gt; | &lt;op-comparison&gt; | &lt;op-maths&gt;</text:p>
      <text:p text:style-name="P35"><text:s text:c="7"/>&lt;op-logical&gt; ::= "&amp;&amp;" | "||"</text:p>
      <text:p text:style-name="P35"><text:s text:c="4"/>&lt;op-comparison&gt; ::= "==" | "&lt;" | "&lt;=" | "&gt;" | "&gt;=" | "!="</text:p>
      <text:p text:style-name="P35"><text:s text:c="9"/>&lt;op-maths&gt; ::= "+" | "-" | "*" | "/"</text:p>
      <text:p text:style-name="P35"><text:soft-page-break/></text:p>
      <text:p text:style-name="P35"><text:s text:c="11"/>&lt;atomic&gt; ::= &lt;bool&gt; | &lt;string&gt; | &lt;number&gt; | &lt;array&gt; | "null"</text:p>
      <text:p text:style-name="P35"><text:s text:c="13"/>&lt;bool&gt; ::= "true" | "false"</text:p>
      <text:p text:style-name="P35"><text:s text:c="11"/>&lt;string&gt; ::= '"' &lt;string-part&gt; '"'</text:p>
      <text:p text:style-name="P35"><text:s text:c="6"/>&lt;string-part&gt; ::= &lt;character&gt; | &lt;character&gt; &lt;string-part&gt;</text:p>
      <text:p text:style-name="P35"><text:s text:c="8"/>&lt;character&gt; ::= &lt;alphanumeric&gt; | &lt;symbol&gt;</text:p>
      <text:p text:style-name="P35"><text:s text:c="13"/>&lt;name&gt; ::= &lt;letter&gt; | &lt;letter&gt; &lt;name-part&gt;</text:p>
      <text:p text:style-name="P35"><text:s text:c="8"/>&lt;name-part&gt; ::= &lt;alphanumeric&gt; | &lt;alphanumeric&gt; &lt;name-part&gt;</text:p>
      <text:p text:style-name="P35"/>
      <text:p text:style-name="P35"><text:s text:c="11"/>&lt;number&gt; ::= &lt;opt-sign&gt; &lt;many-digits&gt; &lt;opt-float&gt;</text:p>
      <text:p text:style-name="P35"><text:s text:c="9"/>&lt;opt-sign&gt; ::= "" | "+" | "-"</text:p>
      <text:p text:style-name="P35"><text:s text:c="8"/>&lt;opt-float&gt; ::= "" | "." &lt;many-digits&gt;</text:p>
      <text:p text:style-name="P35"><text:s text:c="6"/>&lt;many-digits&gt; ::= &lt;digit&gt; | &lt;digit&gt; &lt;many-digits&gt;</text:p>
      <text:p text:style-name="P35"/>
      <text:p text:style-name="P35"><text:s text:c="12"/>&lt;array&gt; ::= "[" &lt;many-atomic&gt; "]"</text:p>
      <text:p text:style-name="P35"><text:s text:c="6"/>&lt;many-atomic&gt; ::= "" | &lt;many-atomic-part&gt;</text:p>
      <text:p text:style-name="P35"><text:s/>&lt;many-atomic-part&gt; ::= &lt;atomic&gt; | &lt;atomic&gt; "," &lt;many-atomic-part&gt;</text:p>
      <text:p text:style-name="P35"/>
      <text:p text:style-name="P35"><text:s text:c="5"/>&lt;alphanumeric&gt; ::= &lt;letter&gt; | &lt;digit&gt;</text:p>
      <text:p text:style-name="P35"><text:s text:c="11"/>&lt;letter&gt; ::= "A" | "B" | "C" | "D" | "E" | "F" | "G" | "H" | "I"</text:p>
      <text:p text:style-name="P35"><text:s text:c="22"/>| "J" | "K" | "L" | "M" | "N" | "O" | "P" | "Q" | "R"</text:p>
      <text:p text:style-name="P35"><text:s text:c="22"/>| "S" | "T" | "U" | "V" | "W" | "X" | "Y" | "Z" | "a"</text:p>
      <text:p text:style-name="P35"><text:s text:c="22"/>| "b" | "c" | "d" | "e" | "f" | "g" | "h" | "i" | "j"</text:p>
      <text:p text:style-name="P35"><text:s text:c="22"/>| "k" | "l" | "m" | "n" | "o" | "p" | "q" | "r" | "s"</text:p>
      <text:p text:style-name="P35"><text:s text:c="22"/>| "t" | "u" | "v" | "w" | "x" | "y" | "z"</text:p>
      <text:p text:style-name="P35"/>
      <text:p text:style-name="P35"><text:s text:c="12"/>&lt;digit&gt; ::= "0" | "1" | "2" | "3" | "4"</text:p>
      <text:p text:style-name="P35"><text:s text:c="22"/>| "5" | "6" | "7" | "8" | "9"</text:p>
      <text:p text:style-name="P35"/>
      <text:p text:style-name="P35"><text:s text:c="11"/>&lt;symbol&gt; ::= "'" | "$" | ";" | "," | "=" | "[" | "]" | "&lt;" | "&gt;"</text:p>
      <text:p text:style-name="P35"><text:s text:c="22"/>| "{" | "}" | "(" | "}" | "+" | "!" | "/" | "\" | "*"</text:p>
      <text:p text:style-name="P35"><text:s text:c="22"/>| ":" | "-" | "_" | "?" | " "</text:p>
      <text:p text:style-name="Standard"/>
      <text:h text:style-name="Heading_20_2" text:outline-level="2"/>
      <text:h text:style-name="P77" text:outline-level="2">Appendix <text:span text:style-name="T21">B</text:span>: Programming Task Source Code</text:h>
      <text:p text:style-name="P12">ParserLibrary.fs</text:p>
      <text:p text:style-name="P42">/// Main Parser Library</text:p>
      <text:p text:style-name="P36"><text:span text:style-name="T6">module</text:span> ParserLibrary</text:p>
      <text:p text:style-name="P52"/>
      <text:p text:style-name="P36"><text:span text:style-name="T6">open</text:span> System</text:p>
      <text:p text:style-name="P52"/>
      <text:p text:style-name="P42">/// ParseValue - The type stored by a successful parse attempt</text:p>
      <text:p text:style-name="P36"><text:span text:style-name="T6">type</text:span> ParseValue&lt;'a&gt; <text:span text:style-name="T6">=</text:span></text:p>
      <text:p text:style-name="P36"><text:span text:style-name="T6"><text:s text:c="4"/>{</text:span> Value<text:span text:style-name="T6">:</text:span> 'a<text:span text:style-name="T6">;</text:span> Input<text:span text:style-name="T6">:</text:span> string<text:span text:style-name="T6">;</text:span> <text:span text:style-name="T6">}</text:span></text:p>
      <text:p text:style-name="P52"/>
      <text:p text:style-name="P42">// Map a function to the successly parsed return value, returning a</text:p>
      <text:p text:style-name="P42">// new ParseValue in the process.</text:p>
      <text:p text:style-name="P36"><text:span text:style-name="T6">member</text:span> this.Map func <text:span text:style-name="T6">=</text:span></text:p>
      <text:p text:style-name="P37"><text:span text:style-name="T6"><text:s text:c="4"/>{</text:span> Value <text:span text:style-name="T6">=</text:span> func this.Value<text:span text:style-name="T6">;</text:span> Input <text:span text:style-name="T6">=</text:span> this.Input<text:span text:style-name="T6">;</text:span> <text:span text:style-name="T6">}</text:span></text:p>
      <text:p text:style-name="P52"/>
      <text:p text:style-name="P42">// Similar to above but return the value returned from the function</text:p>
      <text:p text:style-name="P42">// that was applied</text:p>
      <text:p text:style-name="P36"><text:span text:style-name="T6">member</text:span> this.Bind func <text:span text:style-name="T6">=</text:span> func this.Value<text:span text:style-name="T6">;</text:span></text:p>
      <text:p text:style-name="P52"/>
      <text:p text:style-name="P42">/// Create a new ParseValue, much shorter than the Unit function above.</text:p>
      <text:p text:style-name="P36"><text:span text:style-name="T6">let</text:span> ParseValue value input <text:span text:style-name="T6">=</text:span></text:p>
      <text:p text:style-name="P48"><text:s text:c="4"/>{</text:p>
      <text:p text:style-name="P37"><text:span text:style-name="T6"><text:s text:c="8"/></text:span>Value <text:span text:style-name="T6">=</text:span> value<text:span text:style-name="T6">;</text:span></text:p>
      <text:p text:style-name="P37"><text:span text:style-name="T6"><text:s text:c="8"/></text:span>Input <text:span text:style-name="T6">=</text:span> input<text:span text:style-name="T6">;</text:span></text:p>
      <text:p text:style-name="P48"><text:s text:c="4"/>}</text:p>
      <text:p text:style-name="P52"/>
      <text:p text:style-name="P36"><text:span text:style-name="T6">type</text:span> ErrLabel <text:span text:style-name="T6">=</text:span> string</text:p>
      <text:p text:style-name="P36"><text:span text:style-name="T6">type</text:span> ErrReason <text:span text:style-name="T6">=</text:span> string</text:p>
      <text:p text:style-name="P52"/>
      <text:p text:style-name="P42">/// Result type, allows for checking if a parse attempt was successful or not</text:p>
      <text:p text:style-name="P36"><text:span text:style-name="T6">type</text:span> Result&lt;'a&gt; <text:span text:style-name="T6">=</text:span></text:p>
      <text:p text:style-name="P37"><text:span text:style-name="T6"><text:s text:c="4"/>|</text:span> Ok <text:span text:style-name="T6">of</text:span> ParseValue<text:span text:style-name="T6">&lt;</text:span>'a<text:span text:style-name="T6">&gt;</text:span></text:p>
      <text:p text:style-name="P37"><text:span text:style-name="T6"><text:s text:c="4"/>|</text:span> Err <text:span text:style-name="T6">of</text:span> ErrLabel <text:span text:style-name="T6">*</text:span> ErrReason</text:p>
      <text:p text:style-name="P52"/>
      <text:p text:style-name="P37"><text:span text:style-name="T6"><text:s text:c="4"/>member</text:span> this.Map func <text:span text:style-name="T6">=</text:span></text:p>
      <text:p text:style-name="P37"><text:span text:style-name="T6"><text:s text:c="8"/>match</text:span> this <text:span text:style-name="T6">with</text:span></text:p>
      <text:p text:style-name="P37"><text:span text:style-name="T6"><text:s text:c="8"/>|</text:span> <text:span text:style-name="T6">Ok {</text:span> Value <text:span text:style-name="T6">=</text:span> value<text:span text:style-name="T6">;</text:span> Input <text:span text:style-name="T6">=</text:span> input<text:span text:style-name="T6">;</text:span> <text:span text:style-name="T6">}</text:span> <text:span text:style-name="T6">-&gt;</text:span></text:p>
      <text:p text:style-name="P37"><text:span text:style-name="T6"><text:s text:c="12"/></text:span>Ok (ParseValue (func value) input)</text:p>
      <text:p text:style-name="P37"><text:span text:style-name="T6"><text:s text:c="8"/>|</text:span> Err (label, err) <text:span text:style-name="T6">-&gt;</text:span> Err (label, err)</text:p>
      <text:p text:style-name="P52"/>
      <text:p text:style-name="P37"><text:span text:style-name="T6"><text:s text:c="4"/>member</text:span> this.isErr <text:span text:style-name="T6">=</text:span></text:p>
      <text:p text:style-name="P43"><text:span text:style-name="T6"><text:s text:c="8"/></text:span>// "Consider changing `isErr` to Pascal case"</text:p>
      <text:p text:style-name="P43"><text:span text:style-name="T6"><text:s text:c="8"/></text:span>// How about shut up, and also not give Title Case a stupid name.</text:p>
      <text:p text:style-name="P37"><text:span text:style-name="T6"><text:s text:c="8"/>match</text:span> this <text:span text:style-name="T6">with</text:span></text:p>
      <text:p text:style-name="P37"><text:span text:style-name="T6"><text:s text:c="8"/>|</text:span> Err <text:span text:style-name="T6">_</text:span> <text:span text:style-name="T6">-&gt;</text:span> true</text:p>
      <text:p text:style-name="P37"><text:span text:style-name="T6"><text:s text:c="8"/>|</text:span> <text:span text:style-name="T6">_</text:span> <text:span text:style-name="T6">-&gt;</text:span> false</text:p>
      <text:p text:style-name="P52"/>
      <text:p text:style-name="P37"><text:span text:style-name="T6"><text:s text:c="4"/>member</text:span> this.isOk <text:span text:style-name="T6">=</text:span></text:p>
      <text:p text:style-name="P37"><text:span text:style-name="T6"><text:s text:c="8"/>match</text:span> this <text:span text:style-name="T6">with</text:span></text:p>
      <text:p text:style-name="P37"><text:span text:style-name="T6"><text:s text:c="8"/>|</text:span> Ok <text:span text:style-name="T6">_</text:span> <text:span text:style-name="T6">-&gt;</text:span> true</text:p>
      <text:p text:style-name="P37"><text:span text:style-name="T6"><text:s text:c="8"/>|</text:span> <text:span text:style-name="T6">_</text:span> <text:span text:style-name="T6">-&gt;</text:span> false</text:p>
      <text:p text:style-name="P52"/>
      <text:p text:style-name="P42">/// Parser type, contains the function to run to parse, and a label defining</text:p>
      <text:p text:style-name="P42"><text:soft-page-break/>/// what it is we're actually parsing</text:p>
      <text:p text:style-name="P36"><text:span text:style-name="T6">type</text:span> Parser&lt;'a&gt; <text:span text:style-name="T6">=</text:span></text:p>
      <text:p text:style-name="P48"><text:s text:c="4"/>{</text:p>
      <text:p text:style-name="P37"><text:span text:style-name="T6"><text:s text:c="8"/></text:span>func<text:span text:style-name="T6">:</text:span> (string <text:span text:style-name="T6">-&gt;</text:span> Result<text:span text:style-name="T6">&lt;</text:span>'a<text:span text:style-name="T6">&gt;</text:span>)<text:span text:style-name="T6">;</text:span></text:p>
      <text:p text:style-name="P37"><text:span text:style-name="T6"><text:s text:c="8"/></text:span>label<text:span text:style-name="T6">:</text:span> string<text:span text:style-name="T6">;</text:span></text:p>
      <text:p text:style-name="P48"><text:s text:c="4"/>}</text:p>
      <text:p text:style-name="P52"/>
      <text:p text:style-name="P37"><text:span text:style-name="T6"><text:s text:c="4"/>member</text:span> this.Return <text:span text:style-name="T6">=</text:span></text:p>
      <text:p text:style-name="P37"><text:span text:style-name="T6"><text:s text:c="8"/></text:span>this.func</text:p>
      <text:p text:style-name="P52"/>
      <text:p text:style-name="P37"><text:span text:style-name="T6"><text:s text:c="4"/>member</text:span> this.Map f <text:span text:style-name="T6">=</text:span></text:p>
      <text:p text:style-name="P37"><text:span text:style-name="T6"><text:s text:c="8"/>let {</text:span> func <text:span text:style-name="T6">=</text:span> func<text:span text:style-name="T6">;</text:span> label <text:span text:style-name="T6">=</text:span> label<text:span text:style-name="T6">;</text:span> <text:span text:style-name="T6">}</text:span> <text:span text:style-name="T6">=</text:span> this</text:p>
      <text:p text:style-name="P37"><text:span text:style-name="T6"><text:s text:c="8"/>let</text:span> newFunc <text:span text:style-name="T6">=</text:span> (<text:span text:style-name="T6">fun</text:span> input <text:span text:style-name="T6">-&gt;</text:span></text:p>
      <text:p text:style-name="P37"><text:span text:style-name="T6"><text:s text:c="12"/></text:span>(func input).Map f</text:p>
      <text:p text:style-name="P37"><text:span text:style-name="T6"><text:s text:c="8"/></text:span>)</text:p>
      <text:p text:style-name="P37"><text:span text:style-name="T6"><text:s text:c="8"/>{</text:span> func <text:span text:style-name="T6">=</text:span> newFunc<text:span text:style-name="T6">;</text:span> label <text:span text:style-name="T6">=</text:span> label<text:span text:style-name="T6">;</text:span> <text:span text:style-name="T6">}</text:span></text:p>
      <text:p text:style-name="P52"/>
      <text:p text:style-name="P42">/// Creates a new Parser with its values</text:p>
      <text:p text:style-name="P36"><text:span text:style-name="T6">let</text:span> Parser func label <text:span text:style-name="T6">=</text:span> <text:span text:style-name="T6">{</text:span></text:p>
      <text:p text:style-name="P37"><text:span text:style-name="T6"><text:s text:c="4"/></text:span>func <text:span text:style-name="T6">=</text:span> func<text:span text:style-name="T6">;</text:span> label <text:span text:style-name="T6">=</text:span> label<text:span text:style-name="T6">;</text:span></text:p>
      <text:p text:style-name="P47">}</text:p>
      <text:p text:style-name="P52"/>
      <text:p text:style-name="P42">/// Convert a list of parser results (chars or strings) into a single string</text:p>
      <text:p text:style-name="P36"><text:span text:style-name="T6">let</text:span> listToString (list:List&lt;'a&gt;) <text:span text:style-name="T6">=</text:span></text:p>
      <text:p text:style-name="P37"><text:span text:style-name="T6"><text:s text:c="4"/></text:span>List.fold (<text:span text:style-name="T6">fun</text:span> acc elem <text:span text:style-name="T6">-&gt;</text:span></text:p>
      <text:p text:style-name="P37"><text:span text:style-name="T6"><text:s text:c="8"/>let</text:span> elemStr <text:span text:style-name="T6">=</text:span></text:p>
      <text:p text:style-name="P37"><text:span text:style-name="T6"><text:s text:c="12"/>match</text:span> box elem <text:span text:style-name="T6">with</text:span></text:p>
      <text:p text:style-name="P37"><text:span text:style-name="T6"><text:s text:c="12"/>|</text:span> <text:span text:style-name="T6">:</text:span>? String <text:span text:style-name="T6">as</text:span> s <text:span text:style-name="T6">-&gt;</text:span> s</text:p>
      <text:p text:style-name="P37"><text:span text:style-name="T6"><text:s text:c="12"/>|</text:span> <text:span text:style-name="T6">:</text:span>? Char <text:span text:style-name="T6">as</text:span> c <text:span text:style-name="T6">-&gt;</text:span> string c</text:p>
      <text:p text:style-name="P37"><text:span text:style-name="T6"><text:s text:c="12"/>|</text:span> <text:span text:style-name="T6">_</text:span> <text:span text:style-name="T6">-&gt;</text:span> <text:span text:style-name="T14">""</text:span></text:p>
      <text:p text:style-name="P37"><text:span text:style-name="T6"><text:s text:c="8"/></text:span>acc <text:span text:style-name="T6">+</text:span> elemStr</text:p>
      <text:p text:style-name="P37"><text:span text:style-name="T6"><text:s text:c="4"/></text:span>) <text:span text:style-name="T14">""</text:span> list</text:p>
      <text:p text:style-name="P52"/>
      <text:p text:style-name="P36"><text:span text:style-name="T6">let</text:span> tupleToString tuple <text:span text:style-name="T6">=</text:span></text:p>
      <text:p text:style-name="P37"><text:span text:style-name="T6"><text:s text:c="4"/></text:span>let (a, b) <text:span text:style-name="T6">=</text:span> tuple</text:p>
      <text:p text:style-name="P37"><text:span text:style-name="T6"><text:s text:c="4"/>match</text:span> (box a, box b) <text:span text:style-name="T6">with</text:span></text:p>
      <text:p text:style-name="P37"><text:span text:style-name="T6"><text:s text:c="4"/>|</text:span> (<text:span text:style-name="T6">:</text:span>? string <text:span text:style-name="T6">as</text:span> sa), (<text:span text:style-name="T6">:</text:span>? string <text:span text:style-name="T6">as</text:span> sb) <text:span text:style-name="T6">-&gt;</text:span> sa <text:span text:style-name="T6">+</text:span> sb</text:p>
      <text:p text:style-name="P37"><text:span text:style-name="T6"><text:s text:c="4"/>|</text:span> (<text:span text:style-name="T6">:</text:span>? string <text:span text:style-name="T6">as</text:span> sa), (<text:span text:style-name="T6">:</text:span>? char <text:span text:style-name="T6">as</text:span> cb) <text:span text:style-name="T6">-&gt;</text:span> sa <text:span text:style-name="T6">+</text:span> string cb</text:p>
      <text:p text:style-name="P37"><text:span text:style-name="T6"><text:s text:c="4"/>|</text:span> (<text:span text:style-name="T6">:</text:span>? char <text:span text:style-name="T6">as</text:span> ca), (<text:span text:style-name="T6">:</text:span>? string <text:span text:style-name="T6">as</text:span> sb) <text:span text:style-name="T6">-&gt;</text:span> string ca <text:span text:style-name="T6">+</text:span> sb</text:p>
      <text:p text:style-name="P37"><text:span text:style-name="T6"><text:s text:c="4"/>|</text:span> (<text:span text:style-name="T6">:</text:span>? char <text:span text:style-name="T6">as</text:span> ca), (<text:span text:style-name="T6">:</text:span>? char <text:span text:style-name="T6">as</text:span> cb) <text:span text:style-name="T6">-&gt;</text:span> string ca <text:span text:style-name="T6">+</text:span> string cb</text:p>
      <text:p text:style-name="P37"><text:span text:style-name="T6"><text:s text:c="4"/>|</text:span> <text:span text:style-name="T6">_</text:span> <text:span text:style-name="T6">-&gt;</text:span> <text:span text:style-name="T14">""</text:span></text:p>
      <text:p text:style-name="P52"/>
      <text:p text:style-name="P36"><text:span text:style-name="T6">let</text:span> reduceTupleLeft (tuple:('a * 'b) * 'c) <text:span text:style-name="T6">=</text:span></text:p>
      <text:p text:style-name="P37"><text:span text:style-name="T6"><text:s text:c="4"/></text:span>let ((a, b), c) <text:span text:style-name="T6">=</text:span> tuple</text:p>
      <text:p text:style-name="P37"><text:span text:style-name="T6"><text:s text:c="4"/></text:span>a, b, c</text:p>
      <text:p text:style-name="P52"/>
      <text:p text:style-name="P36"><text:span text:style-name="T6">let</text:span> reduceTupleRight (tuple:'a * ('b * 'c)) <text:span text:style-name="T6">=</text:span></text:p>
      <text:p text:style-name="P37"><text:span text:style-name="T6"><text:s text:c="4"/></text:span>let (a, (b, c)) <text:span text:style-name="T6">=</text:span> tuple</text:p>
      <text:p text:style-name="P37"><text:span text:style-name="T6"><text:s text:c="4"/></text:span>a, b, c</text:p>
      <text:p text:style-name="P52"/>
      <text:p text:style-name="P42">/// Attempt to parse the parser and return the result it got from doing so.</text:p>
      <text:p text:style-name="P36"><text:span text:style-name="T6">let</text:span> parse (parser:Parser&lt;'a&gt;) input <text:span text:style-name="T6">=</text:span></text:p>
      <text:p text:style-name="P37"><text:span text:style-name="T6"><text:s text:c="4"/></text:span>parser.func input</text:p>
      <text:p text:style-name="P52"/>
      <text:p text:style-name="P42">/// Parse a single character</text:p>
      <text:p text:style-name="P36"><text:span text:style-name="T6">let</text:span> parseChar character <text:span text:style-name="T6">=</text:span></text:p>
      <text:p text:style-name="P37"><text:span text:style-name="T6"><text:s text:c="4"/>let</text:span> label <text:span text:style-name="T6">=</text:span> string character</text:p>
      <text:p text:style-name="P37"><text:span text:style-name="T6"><text:s text:c="4"/>let</text:span> parser input <text:span text:style-name="T6">=</text:span></text:p>
      <text:p text:style-name="P37"><text:span text:style-name="T6"><text:s text:c="8"/>if</text:span> String.IsNullOrEmpty(input) <text:span text:style-name="T6">then</text:span></text:p>
      <text:p text:style-name="P37"><text:soft-page-break/><text:span text:style-name="T6"><text:s text:c="12"/></text:span>Err (label, <text:span text:style-name="T14">"End of input"</text:span>)</text:p>
      <text:p text:style-name="P48"><text:s text:c="8"/>else</text:p>
      <text:p text:style-name="P37"><text:span text:style-name="T6"><text:s text:c="12"/>let</text:span> firstCharacter <text:span text:style-name="T6">=</text:span> input.<text:span text:style-name="T6">[</text:span><text:span text:style-name="T13">0</text:span><text:span text:style-name="T6">]</text:span></text:p>
      <text:p text:style-name="P37"><text:span text:style-name="T6"><text:s text:c="12"/>if</text:span> firstCharacter <text:span text:style-name="T6">=</text:span> character <text:span text:style-name="T6">then</text:span></text:p>
      <text:p text:style-name="P37"><text:span text:style-name="T6"><text:s text:c="16"/></text:span>Ok (ParseValue character input.<text:span text:style-name="T6">[</text:span><text:span text:style-name="T13">1.</text:span>.<text:span text:style-name="T6">]</text:span>)</text:p>
      <text:p text:style-name="P48"><text:s text:c="12"/>else</text:p>
      <text:p text:style-name="P37"><text:span text:style-name="T6"><text:s text:c="16"/></text:span>Err (label, (sprintf <text:span text:style-name="T14">"Unexpected '%c'"</text:span> firstCharacter))</text:p>
      <text:p text:style-name="P37"><text:span text:style-name="T6"><text:s text:c="4"/></text:span>Parser parser label</text:p>
      <text:p text:style-name="P52"/>
      <text:p text:style-name="P42">/// Attempt to parse parser A. If that fails, attempt parser B</text:p>
      <text:p text:style-name="P36"><text:span text:style-name="T6">let</text:span> parseOr pA pB <text:span text:style-name="T6">=</text:span></text:p>
      <text:p text:style-name="P37"><text:span text:style-name="T6"><text:s text:c="4"/>let</text:span> label <text:span text:style-name="T6">=</text:span> sprintf <text:span text:style-name="T14">"%s|%s"</text:span> pA.label pB.label</text:p>
      <text:p text:style-name="P37"><text:span text:style-name="T6"><text:s text:c="4"/>let</text:span> parser input <text:span text:style-name="T6">=</text:span></text:p>
      <text:p text:style-name="P37"><text:span text:style-name="T6"><text:s text:c="8"/>let</text:span> resultA <text:span text:style-name="T6">=</text:span> parse pA input</text:p>
      <text:p text:style-name="P37"><text:span text:style-name="T6"><text:s text:c="8"/>match</text:span> resultA <text:span text:style-name="T6">with</text:span></text:p>
      <text:p text:style-name="P37"><text:span text:style-name="T6"><text:s text:c="8"/>|</text:span> Ok <text:span text:style-name="T6">_</text:span> <text:span text:style-name="T6">-&gt;</text:span> resultA</text:p>
      <text:p text:style-name="P37"><text:span text:style-name="T6"><text:s text:c="8"/>|</text:span> Err <text:span text:style-name="T6">_</text:span> <text:span text:style-name="T6">-&gt;</text:span></text:p>
      <text:p text:style-name="P37"><text:span text:style-name="T6"><text:s text:c="12"/>let</text:span> resultB <text:span text:style-name="T6">=</text:span> parse pB input</text:p>
      <text:p text:style-name="P37"><text:span text:style-name="T6"><text:s text:c="12"/>match</text:span> resultB <text:span text:style-name="T6">with</text:span></text:p>
      <text:p text:style-name="P37"><text:span text:style-name="T6"><text:s text:c="12"/>|</text:span> Ok <text:span text:style-name="T6">_</text:span> <text:span text:style-name="T6">-&gt;</text:span> resultB</text:p>
      <text:p text:style-name="P37"><text:span text:style-name="T6"><text:s text:c="12"/>|</text:span> Err (<text:span text:style-name="T6">_</text:span>, err) <text:span text:style-name="T6">-&gt; </text:span>Err (label, err)</text:p>
      <text:p text:style-name="P37"><text:span text:style-name="T6"><text:s text:c="4"/></text:span>Parser parser label</text:p>
      <text:p text:style-name="P52"/>
      <text:p text:style-name="P42">/// Require that both parsers succeed</text:p>
      <text:p text:style-name="P36"><text:span text:style-name="T6">let</text:span> parseAnd pA pB <text:span text:style-name="T6">=</text:span></text:p>
      <text:p text:style-name="P37"><text:span text:style-name="T6"><text:s text:c="4"/>let</text:span> label <text:span text:style-name="T6">=</text:span> sprintf <text:span text:style-name="T14">"%s%s"</text:span> pA.label pB.label</text:p>
      <text:p text:style-name="P37"><text:span text:style-name="T6"><text:s text:c="4"/>let</text:span> parser input <text:span text:style-name="T6">=</text:span></text:p>
      <text:p text:style-name="P37"><text:span text:style-name="T6"><text:s text:c="8"/>match</text:span> (parse pA input) <text:span text:style-name="T6">with</text:span></text:p>
      <text:p text:style-name="P37"><text:span text:style-name="T6"><text:s text:c="8"/>|</text:span> Err (<text:span text:style-name="T6">_</text:span>, err) <text:span text:style-name="T6">-&gt;</text:span> Err (label, err)</text:p>
      <text:p text:style-name="P37"><text:span text:style-name="T6"><text:s text:c="8"/>|</text:span> <text:span text:style-name="T6">Ok {</text:span>Value <text:span text:style-name="T6">=</text:span> valueA<text:span text:style-name="T6">;</text:span> Input <text:span text:style-name="T6">=</text:span> inputA<text:span text:style-name="T6">}</text:span> <text:span text:style-name="T6">-&gt;</text:span></text:p>
      <text:p text:style-name="P37"><text:span text:style-name="T6"><text:s text:c="12"/>match</text:span> (parse pB inputA) <text:span text:style-name="T6">with</text:span></text:p>
      <text:p text:style-name="P37"><text:span text:style-name="T6"><text:s text:c="12"/>|</text:span> Err (<text:span text:style-name="T6">_</text:span>, err) <text:span text:style-name="T6">-&gt;</text:span> Err (label, err)</text:p>
      <text:p text:style-name="P37"><text:span text:style-name="T6"><text:s text:c="12"/>|</text:span> <text:span text:style-name="T6">Ok {</text:span> Value <text:span text:style-name="T6">=</text:span> valueB<text:span text:style-name="T6">;</text:span> Input <text:span text:style-name="T6">=</text:span> inputB<text:span text:style-name="T6">}</text:span> <text:span text:style-name="T6">-&gt;</text:span></text:p>
      <text:p text:style-name="P37"><text:span text:style-name="T6"><text:s text:c="16"/></text:span>Ok (ParseValue (valueA, valueB) inputB)</text:p>
      <text:p text:style-name="P37"><text:span text:style-name="T6"><text:s text:c="4"/></text:span>Parser parser label</text:p>
      <text:p text:style-name="P52"/>
      <text:p text:style-name="P42">/// Takes a function and a parser and applies the function to the value</text:p>
      <text:p text:style-name="P42">/// returned by the parser (assuming there were no errors)</text:p>
      <text:p text:style-name="P36"><text:span text:style-name="T6">let</text:span> parserApply func pA <text:span text:style-name="T6">=</text:span></text:p>
      <text:p text:style-name="P37"><text:span text:style-name="T6"><text:s text:c="4"/>let</text:span> parser input <text:span text:style-name="T6">=</text:span></text:p>
      <text:p text:style-name="P37"><text:span text:style-name="T6"><text:s text:c="8"/>let</text:span> result <text:span text:style-name="T6">=</text:span> parse pA input</text:p>
      <text:p text:style-name="P37"><text:span text:style-name="T6"><text:s text:c="8"/>match</text:span> result <text:span text:style-name="T6">with</text:span></text:p>
      <text:p text:style-name="P37"><text:span text:style-name="T6"><text:s text:c="8"/>|</text:span> Err (label, err) <text:span text:style-name="T6">-&gt;</text:span> Err (label, err)</text:p>
      <text:p text:style-name="P37"><text:span text:style-name="T6"><text:s text:c="8"/>|</text:span> <text:span text:style-name="T6">Ok {</text:span> Value <text:span text:style-name="T6">=</text:span> value<text:span text:style-name="T6">;</text:span> Input <text:span text:style-name="T6">=</text:span> remaining <text:span text:style-name="T6">}</text:span> <text:span text:style-name="T6">-&gt;</text:span></text:p>
      <text:p text:style-name="P37"><text:span text:style-name="T6"><text:s text:c="12"/>let</text:span> funcResult <text:span text:style-name="T6">=</text:span> func value</text:p>
      <text:p text:style-name="P37"><text:span text:style-name="T6"><text:s text:c="12"/></text:span>Ok (ParseValue funcResult remaining)</text:p>
      <text:p text:style-name="P37"><text:span text:style-name="T6"><text:s text:c="4"/></text:span>Parser parser pA.label</text:p>
      <text:p text:style-name="P52"/>
      <text:p text:style-name="P42">/// Loop through a list of parsers, and return a list of the results (and the</text:p>
      <text:p text:style-name="P42">/// remaining input to parse</text:p>
      <text:p text:style-name="P36"><text:span text:style-name="T6">let rec</text:span> loop pA input <text:span text:style-name="T6">=</text:span></text:p>
      <text:p text:style-name="P37"><text:span text:style-name="T6"><text:s text:c="4"/>let</text:span> emptyReturn <text:span text:style-name="T6">=</text:span> (<text:span text:style-name="T6">[]</text:span>, input)</text:p>
      <text:p text:style-name="P37"><text:span text:style-name="T6"><text:s text:c="4"/>let</text:span> result <text:span text:style-name="T6">=</text:span> parse pA input</text:p>
      <text:p text:style-name="P37"><text:span text:style-name="T6"><text:s text:c="4"/>match</text:span> result <text:span text:style-name="T6">with</text:span></text:p>
      <text:p text:style-name="P37"><text:span text:style-name="T6"><text:s text:c="4"/>|</text:span> Err <text:span text:style-name="T6">_</text:span> <text:span text:style-name="T6">-&gt;</text:span> emptyReturn</text:p>
      <text:p text:style-name="P37"><text:span text:style-name="T6"><text:s text:c="4"/>|</text:span> <text:span text:style-name="T6">Ok {</text:span> Value <text:span text:style-name="T6">=</text:span> newValue<text:span text:style-name="T6">;</text:span> Input <text:span text:style-name="T6">=</text:span> newInput <text:span text:style-name="T6">}</text:span> <text:span text:style-name="T6">-&gt;</text:span></text:p>
      <text:p text:style-name="P37"><text:span text:style-name="T6"><text:s text:c="8"/>let</text:span> (finalValue, finalInput) <text:span text:style-name="T6">=</text:span> loop pA newInput</text:p>
      <text:p text:style-name="P37"><text:span text:style-name="T6"><text:s text:c="4"/></text:span>(newValue<text:span text:style-name="T6">::</text:span>finalValue, finalInput)</text:p>
      <text:p text:style-name="P11"/>
      <text:p text:style-name="P42"><text:soft-page-break/>/// Parsing zero or more doesn't matter if it can find any characters or not</text:p>
      <text:p text:style-name="P42">/// and so will return Ok regardless of the output</text:p>
      <text:p text:style-name="P36"><text:span text:style-name="T6">let</text:span> parseMany pA <text:span text:style-name="T6">=</text:span></text:p>
      <text:p text:style-name="P37"><text:span text:style-name="T6"><text:s text:c="4"/>let</text:span> parser input <text:span text:style-name="T6">=</text:span> <text:span text:style-name="T16">// Ok (ParseValue.Unit (loop pA input))</text:span></text:p>
      <text:p text:style-name="P37"><text:span text:style-name="T6"><text:s text:c="8"/>let</text:span> (resList, resInput) <text:span text:style-name="T6">=</text:span> loop pA input</text:p>
      <text:p text:style-name="P37"><text:span text:style-name="T6"><text:s text:c="8"/></text:span>Ok (ParseValue resList resInput)</text:p>
      <text:p text:style-name="P37"><text:span text:style-name="T6"><text:s text:c="4"/></text:span>Parser parser pA.label</text:p>
      <text:p text:style-name="P52"/>
      <text:p text:style-name="P42">/// Parsing one or more requires only the first to succeed. Once the first</text:p>
      <text:p text:style-name="P42">/// succeeds then we don't care how many it parses afterwards, like `parseMany`</text:p>
      <text:p text:style-name="P36"><text:span text:style-name="T6">let</text:span> parseOneOrMore pA <text:span text:style-name="T6">=</text:span></text:p>
      <text:p text:style-name="P37"><text:span text:style-name="T6"><text:s text:c="4"/>let</text:span> parser input <text:span text:style-name="T6">=</text:span></text:p>
      <text:p text:style-name="P37"><text:span text:style-name="T6"><text:s text:c="8"/>let</text:span> result <text:span text:style-name="T6">=</text:span> parse pA input</text:p>
      <text:p text:style-name="P37"><text:span text:style-name="T6"><text:s text:c="8"/>match</text:span> result <text:span text:style-name="T6">with</text:span></text:p>
      <text:p text:style-name="P37"><text:span text:style-name="T6"><text:s text:c="8"/>|</text:span> Err (label, err) <text:span text:style-name="T6">-&gt;</text:span> Err (label, err)</text:p>
      <text:p text:style-name="P37"><text:span text:style-name="T6"><text:s text:c="8"/>|</text:span> <text:span text:style-name="T6">Ok {</text:span> Value <text:span text:style-name="T6">=</text:span> newValue<text:span text:style-name="T6">;</text:span> Input <text:span text:style-name="T6">=</text:span> newInput <text:span text:style-name="T6">}</text:span> <text:span text:style-name="T6">-&gt;</text:span></text:p>
      <text:p text:style-name="P37"><text:span text:style-name="T6"><text:s text:c="12"/>let</text:span> (finalValue, finalInput) <text:span text:style-name="T6">=</text:span> loop pA newInput</text:p>
      <text:p text:style-name="P37"><text:span text:style-name="T6"><text:s text:c="12"/>let</text:span> outputValue <text:span text:style-name="T6">=</text:span> newValue<text:span text:style-name="T6">::</text:span>finalValue</text:p>
      <text:p text:style-name="P37"><text:span text:style-name="T6"><text:s text:c="12"/></text:span>Ok (ParseValue outputValue finalInput)</text:p>
      <text:p text:style-name="P36">Parser parser pA.label</text:p>
      <text:p text:style-name="P52"/>
      <text:p text:style-name="P36"><text:span text:style-name="T6">let</text:span> parseOptional pA <text:span text:style-name="T6">=</text:span></text:p>
      <text:p text:style-name="P37"><text:span text:style-name="T6"><text:s text:c="4"/>let</text:span> parser input <text:span text:style-name="T6">=</text:span></text:p>
      <text:p text:style-name="P37"><text:span text:style-name="T6"><text:s text:c="8"/>let</text:span> result <text:span text:style-name="T6">=</text:span> parse pA input</text:p>
      <text:p text:style-name="P37"><text:span text:style-name="T6"><text:s text:c="8"/>match</text:span> result <text:span text:style-name="T6">with</text:span></text:p>
      <text:p text:style-name="P37"><text:span text:style-name="T6"><text:s text:c="8"/>|</text:span> <text:span text:style-name="T6">Ok {</text:span> Value <text:span text:style-name="T6">=</text:span> value<text:span text:style-name="T6">;</text:span> Input <text:span text:style-name="T6">=</text:span> newInput<text:span text:style-name="T6">;</text:span> <text:span text:style-name="T6">}</text:span> <text:span text:style-name="T6">-&gt;</text:span></text:p>
      <text:p text:style-name="P37"><text:span text:style-name="T6"><text:s text:c="12"/></text:span>Ok (ParseValue (Some value) newInput)</text:p>
      <text:p text:style-name="P37"><text:span text:style-name="T6"><text:s text:c="8"/>|</text:span> Err <text:span text:style-name="T6">_</text:span> <text:span text:style-name="T6">-&gt;</text:span></text:p>
      <text:p text:style-name="P37"><text:span text:style-name="T6"><text:s text:c="12"/></text:span>Ok (ParseValue None input)</text:p>
      <text:p text:style-name="P37"><text:span text:style-name="T6"><text:s text:c="4"/></text:span>Parser parser pA.label</text:p>
      <text:p text:style-name="P52"/>
      <text:p text:style-name="P42">/// Infix notation for setting the label on a parser.</text:p>
      <text:p text:style-name="P42">/// Returns a new Parser with the same function but different label</text:p>
      <text:p text:style-name="P36"><text:span text:style-name="T6">let</text:span> ( <text:span text:style-name="T6">|&gt;</text:span>? ) parser newLabel <text:span text:style-name="T6">=</text:span></text:p>
      <text:p text:style-name="P37"><text:span text:style-name="T6"><text:s text:c="4"/>let</text:span> newParser input <text:span text:style-name="T6">=</text:span></text:p>
      <text:p text:style-name="P37"><text:span text:style-name="T6"><text:s text:c="8"/>let</text:span> result <text:span text:style-name="T6">=</text:span> parse parser input</text:p>
      <text:p text:style-name="P37"><text:span text:style-name="T6"><text:s text:c="8"/>match</text:span> result <text:span text:style-name="T6">with</text:span></text:p>
      <text:p text:style-name="P37"><text:span text:style-name="T6"><text:s text:c="8"/>|</text:span> Ok <text:span text:style-name="T6">_</text:span> <text:span text:style-name="T6">-&gt;</text:span> result</text:p>
      <text:p text:style-name="P37"><text:span text:style-name="T6"><text:s text:c="8"/>|</text:span> Err (<text:span text:style-name="T6">_</text:span>, err) <text:span text:style-name="T6">-&gt;</text:span></text:p>
      <text:p text:style-name="P37"><text:span text:style-name="T6"><text:s text:c="12"/></text:span>Err (newLabel, err)</text:p>
      <text:p text:style-name="P37"><text:span text:style-name="T6"><text:s text:c="4"/>{</text:span> func <text:span text:style-name="T6">=</text:span> newParser<text:span text:style-name="T6">;</text:span> label <text:span text:style-name="T6">=</text:span> newLabel<text:span text:style-name="T6">;</text:span> <text:span text:style-name="T6">}</text:span></text:p>
      <text:p text:style-name="P52"/>
      <text:p text:style-name="P42">/// Run two parsers that both need to succeed,</text:p>
      <text:p text:style-name="P42">/// but discard whatever's on the left</text:p>
      <text:p text:style-name="P36"><text:span text:style-name="T6">let</text:span> parseKeepLeft pA pB <text:span text:style-name="T6">=</text:span></text:p>
      <text:p text:style-name="P37"><text:span text:style-name="T6"><text:s text:c="4"/></text:span>parseAnd pA pB</text:p>
      <text:p text:style-name="P37"><text:span text:style-name="T6"><text:s text:c="4"/>|&gt;</text:span> parserApply (<text:span text:style-name="T6">fun</text:span> (a, _) <text:span text:style-name="T6">-&gt;</text:span> a)</text:p>
      <text:p text:style-name="P37"><text:span text:style-name="T6"><text:s text:c="4"/>|&gt;</text:span>? pA.label</text:p>
      <text:p text:style-name="P52"/>
      <text:p text:style-name="P42">/// Run two parsers that both need to succeed,</text:p>
      <text:p text:style-name="P42">/// but discard whatever's on the right.</text:p>
      <text:p text:style-name="P36"><text:span text:style-name="T6">let</text:span> parseKeepRight pA pB <text:span text:style-name="T6">=</text:span></text:p>
      <text:p text:style-name="P37"><text:span text:style-name="T6"><text:s text:c="4"/></text:span>parseAnd pA pB</text:p>
      <text:p text:style-name="P37"><text:span text:style-name="T6"><text:s text:c="4"/>|&gt;</text:span> parserApply (<text:span text:style-name="T6">fun</text:span> (_, b) <text:span text:style-name="T6">-&gt;</text:span> b)</text:p>
      <text:p text:style-name="P37"><text:span text:style-name="T6"><text:s text:c="4"/>|&gt;</text:span>? pB.label</text:p>
      <text:p text:style-name="P11"/>
      <text:p text:style-name="P42">/// Takes in three parsers and only returns the result of the middle one</text:p>
      <text:p text:style-name="P42">/// (Useful for quotes, brackets, and whitespace)</text:p>
      <text:p text:style-name="P36"><text:soft-page-break/><text:span text:style-name="T6">let</text:span> parseBetween pA pB pC <text:span text:style-name="T6">=</text:span></text:p>
      <text:p text:style-name="P37"><text:span text:style-name="T6"><text:s text:c="4"/></text:span>parseKeepLeft (parseKeepRight pA pB) pC</text:p>
      <text:p text:style-name="P37"><text:span text:style-name="T6"><text:s text:c="4"/>|&gt;</text:span>? pB.label</text:p>
      <text:p text:style-name="P52"/>
      <text:p text:style-name="P42">/// Convert a list of parsers into a single parser, making sure any one of</text:p>
      <text:p text:style-name="P42">/// them succeed.</text:p>
      <text:p text:style-name="P36"><text:span text:style-name="T6">let</text:span> parseParserList parserList <text:span text:style-name="T6">=</text:span></text:p>
      <text:p text:style-name="P37"><text:span text:style-name="T6"><text:s text:c="4"/></text:span>List.reduce parseOr parserList</text:p>
      <text:p text:style-name="P52"/>
      <text:p text:style-name="P36"><text:span text:style-name="T6">let</text:span> parserCreate value <text:span text:style-name="T6">=</text:span></text:p>
      <text:p text:style-name="P37"><text:span text:style-name="T6"><text:s text:c="4"/>let</text:span> label <text:span text:style-name="T6">=</text:span> sprintf <text:span text:style-name="T14">"%A"</text:span> value</text:p>
      <text:p text:style-name="P37"><text:span text:style-name="T6"><text:s text:c="4"/>let</text:span> parser input <text:span text:style-name="T6">=</text:span> Ok (ParseValue value input)</text:p>
      <text:p text:style-name="P37"><text:span text:style-name="T6"><text:s text:c="4"/></text:span>Parser parser label</text:p>
      <text:p text:style-name="P52"/>
      <text:p text:style-name="P42">/// Matches on an entire string</text:p>
      <text:p text:style-name="P36"><text:span text:style-name="T6">let</text:span> parseString value <text:span text:style-name="T6">=</text:span></text:p>
      <text:p text:style-name="P37"><text:span text:style-name="T6"><text:s text:c="4"/>let</text:span> parser input <text:span text:style-name="T6">=</text:span></text:p>
      <text:p text:style-name="P37"><text:span text:style-name="T6"><text:s text:c="8"/>if</text:span> String.IsNullOrEmpty input <text:span text:style-name="T6">then</text:span></text:p>
      <text:p text:style-name="P37"><text:span text:style-name="T6"><text:s text:c="12"/></text:span>Err (value, (sprintf <text:span text:style-name="T14">"Unexpected `%s`, expecting `%s`"</text:span> input value))</text:p>
      <text:p text:style-name="P48"><text:s text:c="8"/>else</text:p>
      <text:p text:style-name="P37"><text:span text:style-name="T6"><text:s text:c="12"/>let</text:span> newParser <text:span text:style-name="T6">=</text:span> value</text:p>
      <text:p text:style-name="P37"><text:span text:style-name="T6"><text:s text:c="28"/>|&gt;</text:span> List.ofSeq</text:p>
      <text:p text:style-name="P37"><text:span text:style-name="T6"><text:s text:c="28"/>|&gt;</text:span> List.map parseChar</text:p>
      <text:p text:style-name="P37"><text:span text:style-name="T6"><text:s text:c="28"/>|&gt;</text:span> List.fold (<text:span text:style-name="T6">fun</text:span> acc elem <text:span text:style-name="T6">-&gt;</text:span></text:p>
      <text:p text:style-name="P37"><text:span text:style-name="T6"><text:s text:c="32"/></text:span>parseAnd acc elem</text:p>
      <text:p text:style-name="P37"><text:span text:style-name="T6"><text:s text:c="32"/>|&gt;</text:span> parserApply (<text:span text:style-name="T6">fun</text:span> (a, b) <text:span text:style-name="T6">-&gt;</text:span> a <text:span text:style-name="T6">+</text:span> string b)</text:p>
      <text:p text:style-name="P37"><text:span text:style-name="T6"><text:s text:c="28"/></text:span>) (parserCreate <text:span text:style-name="T14">""</text:span>)</text:p>
      <text:p text:style-name="P37"><text:span text:style-name="T6"><text:s text:c="12"/></text:span>parse newParser input</text:p>
      <text:p text:style-name="P37"><text:span text:style-name="T6"><text:s text:c="4"/></text:span>Parser parser value</text:p>
      <text:p text:style-name="P52"/>
      <text:p text:style-name="P42">/// Turn a list of characters into a list of character parsers</text:p>
      <text:p text:style-name="P36"><text:span text:style-name="T6">let</text:span> parseCharList (charList:char list) <text:span text:style-name="T6">=</text:span></text:p>
      <text:p text:style-name="P37"><text:span text:style-name="T6"><text:s text:c="4"/></text:span>charList</text:p>
      <text:p text:style-name="P37"><text:span text:style-name="T6"><text:s text:c="4"/>|&gt;</text:span> List.map parseChar</text:p>
      <text:p text:style-name="P37"><text:span text:style-name="T6"><text:s text:c="4"/>|&gt;</text:span> parseParserList</text:p>
      <text:p text:style-name="P52"/>
      <text:p text:style-name="P42">/// Turn a list of strings into a list of string parsers</text:p>
      <text:p text:style-name="P36"><text:span text:style-name="T6">let</text:span> parseStringList (stringList:string list) <text:span text:style-name="T6">=</text:span></text:p>
      <text:p text:style-name="P37"><text:span text:style-name="T6"><text:s text:c="4"/></text:span>stringList</text:p>
      <text:p text:style-name="P37"><text:span text:style-name="T6"><text:s text:c="4"/>|&gt;</text:span> List.map parseString</text:p>
      <text:p text:style-name="P37"><text:span text:style-name="T6"><text:s text:c="4"/>|&gt;</text:span> parseParserList</text:p>
      <text:p text:style-name="P11"/>
      <text:p text:style-name="P42">/// Create infix notation for various methods here to make life easier</text:p>
      <text:p text:style-name="P38">let ( <text:span text:style-name="T6">++</text:span> ) <text:span text:style-name="T6">=</text:span> parseAnd <text:span text:style-name="T6"><text:s text:c="8"/></text:span><text:span text:style-name="T16">// ++ makes sure both sides parse</text:span></text:p>
      <text:p text:style-name="P52"/>
      <text:p text:style-name="P38">let ( <text:span text:style-name="T6">&lt;|&gt;</text:span> ) <text:span text:style-name="T6">=</text:span> parseOr <text:span text:style-name="T6"><text:s text:c="8"/></text:span><text:span text:style-name="T16">// &lt;|&gt; makes sure either side parses</text:span></text:p>
      <text:p text:style-name="P52"/>
      <text:p text:style-name="P38">let ( <text:span text:style-name="T6">/&gt;</text:span> ) <text:span text:style-name="T6">=</text:span> parseKeepRight<text:span text:style-name="T6"> <text:s text:c="2"/></text:span><text:span text:style-name="T16">// &gt;&gt; Parse both but only keep right side</text:span></text:p>
      <text:p text:style-name="P52"/>
      <text:p text:style-name="P38">let ( <text:span text:style-name="T6">&lt;/</text:span> ) <text:span text:style-name="T6">=</text:span> parseKeepLeft <text:span text:style-name="T6"><text:s text:c="3"/></text:span><text:span text:style-name="T16">// &lt;&lt; Parse both but only keep left side</text:span></text:p>
      <text:p text:style-name="P52"/>
      <text:p text:style-name="P36">let ( <text:span text:style-name="T6">|&gt;&gt;</text:span> )(parser<text:span text:style-name="T6">:</text:span>Parser<text:span text:style-name="T6">&lt;</text:span>'a<text:span text:style-name="T6">&gt;</text:span>) func <text:span text:style-name="T6">=</text:span> <text:span text:style-name="T16">// Apply a function to the result returned</text:span></text:p>
      <text:p text:style-name="P37"><text:span text:style-name="T6"><text:s text:c="4"/></text:span>parser.Map func<text:span text:style-name="T6"> <text:s text:c="18"/></text:span><text:span text:style-name="T16">// by a parser function</text:span></text:p>
      <text:p text:style-name="P52"/>
      <text:p text:style-name="P37">let ( <text:span text:style-name="T6">|&gt;&gt;</text:span>% ) parser output <text:span text:style-name="T6">=</text:span> <text:span text:style-name="T6"><text:s text:c="9"/></text:span><text:span text:style-name="T16">// When we don't care about the output of </text:span></text:p>
      <text:p text:style-name="P37"><text:span text:style-name="T6"><text:s text:c="4"/></text:span>parser <text:span text:style-name="T6">|&gt;&gt;</text:span> (<text:span text:style-name="T6">fun</text:span> _ <text:span text:style-name="T6">-&gt;</text:span> output) <text:span text:style-name="T6"><text:s text:c="5"/></text:span><text:span text:style-name="T16">// the parser</text:span></text:p>
      <text:p text:style-name="P52"/>
      <text:p text:style-name="P42"><text:soft-page-break/>/// Parse something **at least once** followed by a separator parser, excluding</text:p>
      <text:p text:style-name="P42">/// the last element.</text:p>
      <text:p text:style-name="P42">/// eg. parser = "ab", separator = ','</text:p>
      <text:p text:style-name="P42">/// Returns Successfully: `ab,ab,ab`</text:p>
      <text:p text:style-name="P36"><text:span text:style-name="T6">let</text:span> parseSeq parser separator <text:span text:style-name="T6">=</text:span></text:p>
      <text:p text:style-name="P37"><text:span text:style-name="T6"><text:s text:c="4"/></text:span>parser <text:span text:style-name="T6">++</text:span> parseMany (separator <text:span text:style-name="T6">/&gt;</text:span> parser)</text:p>
      <text:p text:style-name="P37"><text:span text:style-name="T6"><text:s text:c="4"/>|&gt;&gt;</text:span> <text:span text:style-name="T6">fun</text:span> (p, pList) <text:span text:style-name="T6">-&gt;</text:span> p<text:span text:style-name="T6">::</text:span>pList</text:p>
      <text:p text:style-name="P37"><text:span text:style-name="T6"><text:s text:c="4"/>|&gt;</text:span>? parser.label <text:span text:style-name="T6">+</text:span> <text:span text:style-name="T14">" ["</text:span> <text:span text:style-name="T6">+</text:span> separator.label <text:span text:style-name="T6">+</text:span> parser.label <text:span text:style-name="T6">+</text:span> <text:span text:style-name="T14">"]"</text:span></text:p>
      <text:p text:style-name="P52"/>
      <text:p text:style-name="P42">/// Parse something **zero or more** times followed by a separator parser,</text:p>
      <text:p text:style-name="P42">/// excluding the last element</text:p>
      <text:p text:style-name="P42">/// eg. parser = "ab", separator = ','</text:p>
      <text:p text:style-name="P42">/// Returns Successfully: `ab,ab,ab`</text:p>
      <text:p text:style-name="P36"><text:span text:style-name="T6">let</text:span> parseSeqMany parser separator <text:span text:style-name="T6">=</text:span></text:p>
      <text:p text:style-name="P38"><text:span text:style-name="T6"><text:s text:c="4"/>let</text:span> pSeq <text:span text:style-name="T6">=</text:span> parseSeq parser separator</text:p>
      <text:p text:style-name="P38"><text:span text:style-name="T6"><text:s text:c="4"/></text:span>parseParserList <text:span text:style-name="T6">[</text:span></text:p>
      <text:p text:style-name="P38"><text:span text:style-name="T6"><text:s text:c="8"/></text:span>pSeq<text:span text:style-name="T6">;</text:span></text:p>
      <text:p text:style-name="P38"><text:span text:style-name="T6"><text:s text:c="8"/></text:span>parserCreate <text:span text:style-name="T6">[];</text:span></text:p>
      <text:p text:style-name="P49"><text:s text:c="4"/>]</text:p>
      <text:p text:style-name="P38"><text:span text:style-name="T6"><text:s text:c="4"/>|&gt;</text:span>? pSeq.label</text:p>
      <text:p text:style-name="P11"/>
      <text:p text:style-name="P36"><text:span text:style-name="T6">let</text:span> optToStr (pA:Parser&lt;string option&gt;) <text:span text:style-name="T6">=</text:span></text:p>
      <text:p text:style-name="P38"><text:span text:style-name="T6"><text:s text:c="4"/></text:span>pA</text:p>
      <text:p text:style-name="P38"><text:span text:style-name="T6"><text:s text:c="4"/>|&gt;&gt;</text:span> (<text:span text:style-name="T6">fun</text:span> res <text:span text:style-name="T6">-&gt;</text:span></text:p>
      <text:p text:style-name="P38"><text:span text:style-name="T6"><text:s text:c="8"/>match</text:span> res <text:span text:style-name="T6">with</text:span></text:p>
      <text:p text:style-name="P38"><text:span text:style-name="T6"><text:s text:c="8"/>|</text:span> None <text:span text:style-name="T6">-&gt;</text:span> <text:span text:style-name="T14">""</text:span></text:p>
      <text:p text:style-name="P38"><text:span text:style-name="T6"><text:s text:c="8"/>|</text:span> Some str <text:span text:style-name="T6">-&gt;</text:span> str</text:p>
      <text:p text:style-name="P38"><text:span text:style-name="T6"><text:s text:c="4"/></text:span>)</text:p>
      <text:p text:style-name="P52"/>
      <text:p text:style-name="P42">/// Create a reference to a parser we have not yet created, so we can have</text:p>
      <text:p text:style-name="P42">/// parsers inside themselves. Essentially forward referencing.</text:p>
      <text:p text:style-name="P52"><text:span text:style-name="T7">let</text:span><text:span text:style-name="T10"> createParserReference&lt;'a&gt; </text:span><text:span text:style-name="T7">=</text:span></text:p>
      <text:p text:style-name="P53"><text:span text:style-name="T7"><text:s text:c="4"/>let</text:span><text:span text:style-name="T10"> label </text:span><text:span text:style-name="T7">=</text:span><text:span text:style-name="T10"> </text:span><text:span text:style-name="T15">"undefined"</text:span></text:p>
      <text:p text:style-name="P38"><text:span text:style-name="T6"><text:s text:c="4"/>let</text:span> parserReferenceFunction <text:span text:style-name="T6">=</text:span> </text:p>
      <text:p text:style-name="P38"><text:span text:style-name="T6"><text:s text:c="8"/>let</text:span> parser _:Result&lt;'a&gt; <text:span text:style-name="T6">=</text:span> Err (label, <text:span text:style-name="T14">"Cannot parse undefined parser"</text:span>)</text:p>
      <text:p text:style-name="P38"><text:span text:style-name="T6"><text:s text:c="8"/></text:span>Parser parser label</text:p>
      <text:p text:style-name="P44"><text:span text:style-name="T6"><text:s text:c="4"/></text:span>// Create a reference to the parser placeholder function</text:p>
      <text:p text:style-name="P53"><text:span text:style-name="T7"><text:s text:c="4"/>let</text:span><text:span text:style-name="T10"> parserReference </text:span><text:span text:style-name="T7">=</text:span><text:span text:style-name="T10"> ref parserReferenceFunction</text:span></text:p>
      <text:p text:style-name="P38"/>
      <text:p text:style-name="P44"><text:span text:style-name="T6"><text:s text:c="4"/></text:span>// Create the inner parser function like usual...</text:p>
      <text:p text:style-name="P38"><text:span text:style-name="T6"><text:s text:c="4"/>let</text:span> parser input <text:span text:style-name="T6">=</text:span> </text:p>
      <text:p text:style-name="P44"><text:span text:style-name="T6"><text:s text:c="8"/></text:span>// ... and pass all the input into the parser reference</text:p>
      <text:p text:style-name="P53"><text:span text:style-name="T7"><text:s text:c="8"/></text:span><text:span text:style-name="T10">parse </text:span><text:span text:style-name="T7">!</text:span><text:span text:style-name="T10">parserReference input</text:span></text:p>
      <text:p text:style-name="P38"/>
      <text:p text:style-name="P53"><text:span text:style-name="T7"><text:s text:c="4"/>let</text:span><text:span text:style-name="T10"> wrapperParser </text:span><text:span text:style-name="T7">=</text:span><text:span text:style-name="T10"> Parser parser label</text:span></text:p>
      <text:p text:style-name="P38"><text:span text:style-name="T6"><text:s text:c="4"/></text:span>wrapperParser, parserReference</text:p>
      <text:p text:style-name="P9"/>
      <text:p text:style-name="P9"/>
      <text:p text:style-name="P12"/>
      <text:p text:style-name="P72">AbstractSyntaxTree.fs</text:p>
      <text:p text:style-name="P13"><text:span text:style-name="T8">module</text:span><text:span text:style-name="T11"> AbstractSyntaxTree</text:span></text:p>
      <text:p text:style-name="P13"><text:span text:style-name="T7">type</text:span><text:span text:style-name="T10"> Name </text:span><text:span text:style-name="T7">=</text:span><text:span text:style-name="T10"> string</text:span></text:p>
      <text:p text:style-name="P36"><text:span text:style-name="T6">type</text:span> Atomic <text:span text:style-name="T6">=</text:span></text:p>
      <text:p text:style-name="P36"><text:span text:style-name="T6"><text:s text:c="4"/>|</text:span> String <text:span text:style-name="T6">of</text:span> string</text:p>
      <text:p text:style-name="P39"><text:span text:style-name="T6"><text:s text:c="4"/>|</text:span> Bool <text:span text:style-name="T6">of</text:span> bool</text:p>
      <text:p text:style-name="P39"><text:span text:style-name="T6"><text:s text:c="4"/>|</text:span> Number <text:span text:style-name="T6">of</text:span> float</text:p>
      <text:p text:style-name="P39"><text:span text:style-name="T6"><text:s text:c="4"/>|</text:span> Array <text:span text:style-name="T6">of</text:span> Atomic list</text:p>
      <text:p text:style-name="P39"><text:span text:style-name="T6"><text:s text:c="4"/>|</text:span> Null</text:p>
      <text:p text:style-name="P52"/>
      <text:p text:style-name="P36"><text:span text:style-name="T6">let</text:span> Number str <text:span text:style-name="T6">=</text:span></text:p>
      <text:p text:style-name="P39"><text:span text:style-name="T6"><text:s text:c="4"/>match</text:span> System.Double.TryParse(str) <text:span text:style-name="T6">with</text:span></text:p>
      <text:p text:style-name="P39"><text:span text:style-name="T6"><text:s text:c="4"/>|</text:span> (true, float) <text:span text:style-name="T6">-&gt;</text:span> Number float</text:p>
      <text:p text:style-name="P39"><text:span text:style-name="T6"><text:s text:c="4"/>|</text:span> <text:span text:style-name="T6">_</text:span> <text:span text:style-name="T6">-&gt;</text:span> Number <text:span text:style-name="T13">0.0</text:span></text:p>
      <text:p text:style-name="P52"/>
      <text:p text:style-name="P36"><text:span text:style-name="T6">type</text:span> VariableName <text:span text:style-name="T6">=</text:span> VariableName <text:span text:style-name="T6">of</text:span> Name</text:p>
      <text:p text:style-name="P52"/>
      <text:p text:style-name="P36"><text:span text:style-name="T6">type</text:span> Logical <text:span text:style-name="T6">=</text:span></text:p>
      <text:p text:style-name="P39"><text:span text:style-name="T6"><text:s text:c="4"/>|</text:span> And <text:s text:c="14"/><text:span text:style-name="T16">// &amp;&amp;</text:span></text:p>
      <text:p text:style-name="P39"><text:span text:style-name="T6"><text:s text:c="4"/>|</text:span> Or <text:s text:c="15"/><text:span text:style-name="T16">// ||</text:span></text:p>
      <text:p text:style-name="P52"/>
      <text:p text:style-name="P36"><text:span text:style-name="T6">type</text:span> Comparison <text:span text:style-name="T6">=</text:span></text:p>
      <text:p text:style-name="P39"><text:span text:style-name="T6"><text:s text:c="4"/>|</text:span> Equal <text:span text:style-name="T6"><text:s text:c="12"/></text:span><text:span text:style-name="T16">// ==</text:span></text:p>
      <text:p text:style-name="P39"><text:span text:style-name="T6"><text:s text:c="4"/>|</text:span> LessThan <text:span text:style-name="T6"><text:s text:c="9"/></text:span><text:span text:style-name="T16">// &lt;</text:span></text:p>
      <text:p text:style-name="P39"><text:span text:style-name="T6"><text:s text:c="4"/>|</text:span> LessThanEqual <text:span text:style-name="T6"><text:s text:c="4"/></text:span><text:span text:style-name="T16">// &lt;=</text:span></text:p>
      <text:p text:style-name="P39"><text:span text:style-name="T6"><text:s text:c="4"/>|</text:span> GreaterThan <text:span text:style-name="T6"><text:s text:c="6"/></text:span><text:span text:style-name="T16">// &gt;</text:span></text:p>
      <text:p text:style-name="P39"><text:span text:style-name="T6"><text:s text:c="4"/>|</text:span> GreaterThanEqual <text:s/><text:span text:style-name="T16">// &gt;=</text:span></text:p>
      <text:p text:style-name="P39"><text:span text:style-name="T6"><text:s text:c="4"/>|</text:span> NotEqual <text:span text:style-name="T6"><text:s text:c="9"/></text:span><text:span text:style-name="T16">// !=</text:span></text:p>
      <text:p text:style-name="P52"/>
      <text:p text:style-name="P36"><text:span text:style-name="T6">type</text:span> Maths <text:span text:style-name="T6">=</text:span></text:p>
      <text:p text:style-name="P39"><text:span text:style-name="T6"><text:s text:c="4"/>|</text:span> Plus <text:s text:c="13"/><text:span text:style-name="T16">// +</text:span></text:p>
      <text:p text:style-name="P39"><text:span text:style-name="T6"><text:s text:c="4"/>|</text:span> Minus <text:s/><text:span text:style-name="T6"><text:s text:c="11"/></text:span><text:span text:style-name="T16">// -</text:span></text:p>
      <text:p text:style-name="P39"><text:span text:style-name="T6"><text:s text:c="4"/>|</text:span> Multiply<text:span text:style-name="T6"> <text:s text:c="9"/></text:span><text:span text:style-name="T16">// *</text:span></text:p>
      <text:p text:style-name="P39"><text:span text:style-name="T6"><text:s text:c="4"/>|</text:span> Divide <text:span text:style-name="T6"><text:s text:c="11"/></text:span><text:span text:style-name="T16">// /</text:span></text:p>
      <text:p text:style-name="P52"/>
      <text:p text:style-name="P36"><text:span text:style-name="T6">type</text:span> Operator <text:span text:style-name="T6">=</text:span></text:p>
      <text:p text:style-name="P39"><text:span text:style-name="T6"><text:s text:c="4"/>|</text:span> Logical <text:span text:style-name="T6">of</text:span> Logical</text:p>
      <text:p text:style-name="P39"><text:span text:style-name="T6"><text:s text:c="4"/>|</text:span> Comparison <text:span text:style-name="T6">of</text:span> Comparison</text:p>
      <text:p text:style-name="P39"><text:span text:style-name="T6"><text:s text:c="4"/>|</text:span> Maths <text:span text:style-name="T6">of</text:span> Maths</text:p>
      <text:p text:style-name="P52"/>
      <text:p text:style-name="P36"><text:span text:style-name="T6">type</text:span> Expression <text:span text:style-name="T6">=</text:span></text:p>
      <text:p text:style-name="P39"><text:span text:style-name="T6"><text:s text:c="4"/>|</text:span> Atomic <text:span text:style-name="T6">of</text:span> Atomic</text:p>
      <text:p text:style-name="P39"><text:span text:style-name="T6"><text:s text:c="4"/>|</text:span> EVariable <text:span text:style-name="T6">of</text:span> VariableName</text:p>
      <text:p text:style-name="P39"><text:span text:style-name="T6"><text:s text:c="4"/>|</text:span> Operation <text:span text:style-name="T6">of</text:span> Expression <text:span text:style-name="T6">*</text:span> Operator <text:span text:style-name="T6">*</text:span> Expression</text:p>
      <text:p text:style-name="P39"><text:span text:style-name="T6"><text:s text:c="4"/>|</text:span> EFnCall <text:span text:style-name="T6">of</text:span> FunctionCall</text:p>
      <text:p text:style-name="P52"/>
      <text:p text:style-name="P36"><text:span text:style-name="T6">and</text:span> FunctionCall <text:span text:style-name="T6">=</text:span> Name <text:span text:style-name="T6">*</text:span> Expression list</text:p>
      <text:p text:style-name="P52"/>
      <text:p text:style-name="P36"><text:span text:style-name="T6">type</text:span> Variable <text:span text:style-name="T6">=</text:span> Variable <text:span text:style-name="T6">of</text:span> VariableName <text:span text:style-name="T6">*</text:span> Expression</text:p>
      <text:p text:style-name="P52"/>
      <text:p text:style-name="P36"><text:span text:style-name="T6">type</text:span> Statement <text:span text:style-name="T6">=</text:span></text:p>
      <text:p text:style-name="P39"><text:span text:style-name="T6"><text:s text:c="4"/>|</text:span> Definition <text:span text:style-name="T6">of</text:span> Variable</text:p>
      <text:p text:style-name="P39"><text:span text:style-name="T6"><text:s text:c="4"/>|</text:span> VariableSet <text:span text:style-name="T6">of</text:span> Variable</text:p>
      <text:p text:style-name="P39"><text:span text:style-name="T6"><text:s text:c="4"/>|</text:span> If <text:span text:style-name="T6">of</text:span> Expression <text:span text:style-name="T6">*</text:span> StatementBlock</text:p>
      <text:p text:style-name="P39"><text:soft-page-break/><text:span text:style-name="T6"><text:s text:c="4"/>|</text:span> ForEach <text:span text:style-name="T6">of</text:span> VariableName <text:span text:style-name="T6">*</text:span> Expression <text:span text:style-name="T6">*</text:span> StatementBlock</text:p>
      <text:p text:style-name="P39"><text:span text:style-name="T6"><text:s text:c="4"/>|</text:span> While <text:span text:style-name="T6">of</text:span> Expression <text:span text:style-name="T6">*</text:span> StatementBlock</text:p>
      <text:p text:style-name="P39"><text:span text:style-name="T6"><text:s text:c="4"/>|</text:span> SFnCall <text:span text:style-name="T6">of</text:span> FunctionCall</text:p>
      <text:p text:style-name="P39"><text:span text:style-name="T6"><text:s text:c="4"/>|</text:span> Return <text:span text:style-name="T6">of</text:span> Expression option</text:p>
      <text:p text:style-name="P52"/>
      <text:p text:style-name="P36"><text:span text:style-name="T6">and</text:span> StatementBlock <text:span text:style-name="T6">=</text:span> Statement list</text:p>
      <text:p text:style-name="P52"/>
      <text:p text:style-name="P36"><text:span text:style-name="T6">type</text:span> Parameter <text:span text:style-name="T6">=</text:span> VariableName</text:p>
      <text:p text:style-name="P52"/>
      <text:p text:style-name="P36"><text:span text:style-name="T6">type</text:span> Function <text:span text:style-name="T6">=</text:span> Function <text:span text:style-name="T6">of</text:span> Name <text:span text:style-name="T6">*</text:span> Parameter list <text:span text:style-name="T6">*</text:span> StatementBlock</text:p>
      <text:p text:style-name="P61"/>
      <text:p text:style-name="P72">TOMParser.fs</text:p>
      <text:p text:style-name="P14">/// TOM - Short for TOM's Opinionated Mess</text:p>
      <text:p text:style-name="P36"><text:span text:style-name="T6">module</text:span> TOMParser</text:p>
      <text:p text:style-name="P52"/>
      <text:p text:style-name="P36"><text:span text:style-name="T6">open</text:span> ParserLibrary</text:p>
      <text:p text:style-name="P36"><text:span text:style-name="T6">open</text:span> AbstractSyntaxTree</text:p>
      <text:p text:style-name="P52"/>
      <text:p text:style-name="P42">(*</text:p>
      <text:p text:style-name="P42"><text:s text:c="4"/>FORWARD REFERENCES:</text:p>
      <text:p text:style-name="P45"><text:s text:c="4"/>Create forward references to everything we might need code for</text:p>
      <text:p text:style-name="P42">*)</text:p>
      <text:p text:style-name="P52"/>
      <text:p text:style-name="P36"><text:span text:style-name="T6">let</text:span> parseExpression, parseExpressionRef <text:span text:style-name="T6">=</text:span> createParserReference<text:span text:style-name="T6">&lt;</text:span>Expression<text:span text:style-name="T6">&gt;</text:span></text:p>
      <text:p text:style-name="P36"><text:span text:style-name="T6">let</text:span> parseValue, parseValueRef <text:span text:style-name="T6">=</text:span> createParserReference<text:span text:style-name="T6">&lt;</text:span>Atomic<text:span text:style-name="T6">&gt;</text:span></text:p>
      <text:p text:style-name="P36"><text:span text:style-name="T6">let</text:span> parseStatement, parseStatementReference <text:span text:style-name="T6">=</text:span> createParserReference<text:span text:style-name="T6">&lt;</text:span>Statement<text:span text:style-name="T6">&gt;</text:span></text:p>
      <text:p text:style-name="P52"/>
      <text:p text:style-name="P42">(*</text:p>
      <text:p text:style-name="P45"><text:s text:c="4"/>INITIAL CHARACTER SET UP:</text:p>
      <text:p text:style-name="P45"><text:s text:c="4"/>Includes digits, the alphabet (upper/lower), whitespace, and</text:p>
      <text:p text:style-name="P45"><text:s text:c="4"/>various symbols like brackets </text:p>
      <text:p text:style-name="P42">*)</text:p>
      <text:p text:style-name="P52"/>
      <text:p text:style-name="P36"><text:span text:style-name="T6">let</text:span> digit <text:span text:style-name="T6">=</text:span> parseCharList <text:span text:style-name="T6">[</text:span> <text:span text:style-name="T14">'0'</text:span> <text:span text:style-name="T6">..</text:span> <text:span text:style-name="T14">'9'</text:span> <text:span text:style-name="T6">]</text:span></text:p>
      <text:p text:style-name="P39"><text:span text:style-name="T16"><text:s text:c="12"/></text:span><text:span text:style-name="T6">|&gt;</text:span>? <text:span text:style-name="T14">"digit"</text:span></text:p>
      <text:p text:style-name="P52"/>
      <text:p text:style-name="P36"><text:span text:style-name="T6">let</text:span> alphaLower <text:span text:style-name="T6">=</text:span> parseCharList <text:span text:style-name="T6">[</text:span> <text:span text:style-name="T14">'a'</text:span> <text:span text:style-name="T6">..</text:span> <text:span text:style-name="T14">'z'</text:span> <text:span text:style-name="T6">]</text:span></text:p>
      <text:p text:style-name="P36"><text:span text:style-name="T6">let</text:span> alphaUpper <text:span text:style-name="T6">=</text:span> parseCharList <text:span text:style-name="T6">[</text:span> <text:span text:style-name="T14">'A'</text:span> <text:span text:style-name="T6">..</text:span> <text:span text:style-name="T14">'Z'</text:span> <text:span text:style-name="T6">]</text:span></text:p>
      <text:p text:style-name="P52"/>
      <text:p text:style-name="P36"><text:span text:style-name="T6">let</text:span> alpha <text:span text:style-name="T6">=</text:span> alphaLower <text:span text:style-name="T6">&lt;|&gt;</text:span> alphaUpper</text:p>
      <text:p text:style-name="P52"/>
      <text:p text:style-name="P36"><text:span text:style-name="T6">let</text:span> whitespace <text:span text:style-name="T6">=</text:span> parseCharList <text:span text:style-name="T6">[</text:span> <text:span text:style-name="T14">'\n'</text:span><text:span text:style-name="T6">;</text:span> <text:span text:style-name="T14">'\t'</text:span><text:span text:style-name="T6">;</text:span> <text:span text:style-name="T14">'\r'</text:span><text:span text:style-name="T6">;</text:span> <text:span text:style-name="T14">' '</text:span><text:span text:style-name="T6">;</text:span> <text:span text:style-name="T6">]</text:span> <text:span text:style-name="T6">|&gt;</text:span>? <text:span text:style-name="T14">" "</text:span></text:p>
      <text:p text:style-name="P36"><text:span text:style-name="T6">let</text:span> manyWs <text:span text:style-name="T6">=</text:span> parseMany whitespace</text:p>
      <text:p text:style-name="P36"><text:span text:style-name="T6">let</text:span> alphanumeric <text:span text:style-name="T6">=</text:span> digit <text:span text:style-name="T6">&lt;|&gt;</text:span> alpha</text:p>
      <text:p text:style-name="P39"><text:span text:style-name="T16"><text:s text:c="19"/></text:span><text:span text:style-name="T6">|&gt;</text:span>? <text:span text:style-name="T14">"alphanumeric"</text:span></text:p>
      <text:p text:style-name="P52"/>
      <text:p text:style-name="P42">/// "</text:p>
      <text:p text:style-name="P36"><text:span text:style-name="T6">let</text:span> quote <text:span text:style-name="T6">=</text:span> parseChar <text:span text:style-name="T14">'\"'</text:span></text:p>
      <text:p text:style-name="P42">/// '</text:p>
      <text:p text:style-name="P36"><text:span text:style-name="T6">let</text:span> apostrophe <text:span text:style-name="T6">=</text:span> parseChar <text:span text:style-name="T14">'\''</text:span></text:p>
      <text:p text:style-name="P42">/// $</text:p>
      <text:p text:style-name="P36"><text:span text:style-name="T6">let</text:span> dollar <text:span text:style-name="T6">=</text:span> parseChar <text:span text:style-name="T14">'$'</text:span></text:p>
      <text:p text:style-name="P42">/// /</text:p>
      <text:p text:style-name="P36"><text:span text:style-name="T6">let</text:span> slashFd <text:span text:style-name="T6">=</text:span> parseChar <text:span text:style-name="T14">'/'</text:span></text:p>
      <text:p text:style-name="P42">/// \</text:p>
      <text:p text:style-name="P36"><text:span text:style-name="T6">let</text:span> slashBk <text:span text:style-name="T6">=</text:span> parseChar <text:span text:style-name="T14">'\\'</text:span></text:p>
      <text:p text:style-name="P52"/>
      <text:p text:style-name="P42">/// [</text:p>
      <text:p text:style-name="P36"><text:span text:style-name="T6">let</text:span> bkSqLeft <text:span text:style-name="T6">=</text:span> parseChar <text:span text:style-name="T14">'['</text:span></text:p>
      <text:p text:style-name="P42">/// ]</text:p>
      <text:p text:style-name="P36"><text:span text:style-name="T6">let</text:span> bkSqRight <text:span text:style-name="T6">=</text:span> parseChar <text:span text:style-name="T14">']'</text:span></text:p>
      <text:p text:style-name="P52"/>
      <text:p text:style-name="P42">/// (</text:p>
      <text:p text:style-name="P36"><text:span text:style-name="T6">let</text:span> bkLeft <text:span text:style-name="T6">=</text:span> parseChar <text:span text:style-name="T14">'('</text:span></text:p>
      <text:p text:style-name="P42">/// )</text:p>
      <text:p text:style-name="P36"><text:span text:style-name="T6">let</text:span> bkRight <text:span text:style-name="T6">=</text:span> parseChar <text:span text:style-name="T14">')'</text:span></text:p>
      <text:p text:style-name="P52"><text:soft-page-break/></text:p>
      <text:p text:style-name="P42">/// {</text:p>
      <text:p text:style-name="P36"><text:span text:style-name="T6">let</text:span> bkClLeft <text:span text:style-name="T6">=</text:span> parseChar <text:span text:style-name="T14">'{'</text:span></text:p>
      <text:p text:style-name="P42">/// }</text:p>
      <text:p text:style-name="P36"><text:span text:style-name="T6">let</text:span> bkClRight <text:span text:style-name="T6">=</text:span> parseChar <text:span text:style-name="T14">'}'</text:span></text:p>
      <text:p text:style-name="P52"/>
      <text:p text:style-name="P42">/// &lt;</text:p>
      <text:p text:style-name="P36"><text:span text:style-name="T6">let</text:span> bkAgLeft <text:span text:style-name="T6">=</text:span> parseChar <text:span text:style-name="T14">'&lt;'</text:span></text:p>
      <text:p text:style-name="P42">/// &gt;</text:p>
      <text:p text:style-name="P36"><text:span text:style-name="T6">let</text:span> bkAgRight <text:span text:style-name="T6">=</text:span> parseChar <text:span text:style-name="T14">'&gt;'</text:span></text:p>
      <text:p text:style-name="P52"/>
      <text:p text:style-name="P42">/// ;</text:p>
      <text:p text:style-name="P36"><text:span text:style-name="T6">let</text:span> semiColon <text:span text:style-name="T6">=</text:span> parseChar <text:span text:style-name="T14">';'</text:span></text:p>
      <text:p text:style-name="P42">/// ;</text:p>
      <text:p text:style-name="P36"><text:span text:style-name="T6">let</text:span> colon <text:span text:style-name="T6">=</text:span> parseChar <text:span text:style-name="T14">':'</text:span></text:p>
      <text:p text:style-name="P42">/// ,</text:p>
      <text:p text:style-name="P36"><text:span text:style-name="T6">let</text:span> comma <text:span text:style-name="T6">=</text:span> parseChar <text:span text:style-name="T14">','</text:span></text:p>
      <text:p text:style-name="P42">/// =</text:p>
      <text:p text:style-name="P36"><text:span text:style-name="T6">let</text:span> equals <text:span text:style-name="T6">=</text:span> parseChar <text:span text:style-name="T14">'='</text:span></text:p>
      <text:p text:style-name="P42">/// !</text:p>
      <text:p text:style-name="P36"><text:span text:style-name="T6">let</text:span> exclamation <text:span text:style-name="T6">=</text:span> parseChar <text:span text:style-name="T14">'!'</text:span></text:p>
      <text:p text:style-name="P42">/// ?</text:p>
      <text:p text:style-name="P36"><text:span text:style-name="T6">let</text:span> questionMark <text:span text:style-name="T6">=</text:span> parseChar <text:span text:style-name="T14">'?'</text:span></text:p>
      <text:p text:style-name="P42">/// +</text:p>
      <text:p text:style-name="P36"><text:span text:style-name="T6">let</text:span> plus <text:span text:style-name="T6">=</text:span> parseChar <text:span text:style-name="T14">'+'</text:span></text:p>
      <text:p text:style-name="P42">/// +</text:p>
      <text:p text:style-name="P36"><text:span text:style-name="T6">let</text:span> minus <text:span text:style-name="T6">=</text:span> parseChar <text:span text:style-name="T14">'-'</text:span></text:p>
      <text:p text:style-name="P42">/// *</text:p>
      <text:p text:style-name="P36"><text:span text:style-name="T6">let</text:span> asterisk <text:span text:style-name="T6">=</text:span> parseChar <text:span text:style-name="T14">'*'</text:span></text:p>
      <text:p text:style-name="P42">/// _</text:p>
      <text:p text:style-name="P36"><text:span text:style-name="T6">let</text:span> underscore <text:span text:style-name="T6">=</text:span> parseChar <text:span text:style-name="T14">'_'</text:span></text:p>
      <text:p text:style-name="P52"/>
      <text:p text:style-name="P36"><text:span text:style-name="T6">let</text:span> stringChars <text:span text:style-name="T6">=</text:span></text:p>
      <text:p text:style-name="P39"><text:span text:style-name="T16"><text:s text:c="4"/></text:span>parseParserList <text:span text:style-name="T6">[</text:span></text:p>
      <text:p text:style-name="P39"><text:span text:style-name="T16"><text:s text:c="8"/></text:span>apostrophe<text:span text:style-name="T6">;</text:span> dollar<text:span text:style-name="T6">;</text:span> semiColon<text:span text:style-name="T6">;</text:span> comma<text:span text:style-name="T6">;</text:span> equals<text:span text:style-name="T6">;</text:span> bkSqLeft<text:span text:style-name="T6">;</text:span> bkSqRight<text:span text:style-name="T6">;</text:span></text:p>
      <text:p text:style-name="P39"><text:span text:style-name="T16"><text:s text:c="8"/></text:span>bkAgLeft<text:span text:style-name="T6">;</text:span> bkAgRight<text:span text:style-name="T6">;</text:span> bkClLeft<text:span text:style-name="T6">;</text:span> bkClRight<text:span text:style-name="T6">;</text:span> bkLeft<text:span text:style-name="T6">;</text:span> bkRight<text:span text:style-name="T6">;</text:span> plus<text:span text:style-name="T6">;</text:span></text:p>
      <text:p text:style-name="P39"><text:span text:style-name="T16"><text:s text:c="8"/></text:span>exclamation<text:span text:style-name="T6">;</text:span> alphanumeric<text:span text:style-name="T6">;</text:span> whitespace<text:span text:style-name="T6">;</text:span> slashFd<text:span text:style-name="T6">;</text:span> slashBk<text:span text:style-name="T6">;</text:span> asterisk<text:span text:style-name="T6">;</text:span></text:p>
      <text:p text:style-name="P39"><text:span text:style-name="T16"><text:s text:c="8"/></text:span>colon<text:span text:style-name="T6">;</text:span> minus<text:span text:style-name="T6">;</text:span> underscore<text:span text:style-name="T6">;</text:span> questionMark<text:span text:style-name="T6">;</text:span></text:p>
      <text:p text:style-name="P50"><text:span text:style-name="T16"><text:s text:c="4"/></text:span>]</text:p>
      <text:p text:style-name="P52"/>
      <text:p text:style-name="P36"><text:span text:style-name="T6">let</text:span> innerString <text:span text:style-name="T6">=</text:span> parseMany stringChars</text:p>
      <text:p text:style-name="P39"><text:span text:style-name="T16"><text:s text:c="18"/></text:span><text:span text:style-name="T6">|&gt;&gt;</text:span> listToString</text:p>
      <text:p text:style-name="P52"/>
      <text:p text:style-name="P52"/>
      <text:p text:style-name="P52"/>
      <text:p text:style-name="P36"><text:span text:style-name="T6">let</text:span> parseComment <text:span text:style-name="T6">=</text:span></text:p>
      <text:p text:style-name="P39"><text:span text:style-name="T16"><text:s text:c="4"/></text:span>parseString <text:span text:style-name="T14">"(*</text:span><text:span text:style-name="T19">\"</text:span><text:span text:style-name="T14">"</text:span> <text:span text:style-name="T6">++</text:span> innerString <text:span text:style-name="T6">++</text:span> parseString <text:span text:style-name="T14">"</text:span><text:span text:style-name="T19">\"</text:span><text:span text:style-name="T14">*)"</text:span></text:p>
      <text:p text:style-name="P39"><text:span text:style-name="T16"><text:s text:c="4"/></text:span><text:span text:style-name="T6">|&gt;&gt;</text:span> ignore</text:p>
      <text:p text:style-name="P52"/>
      <text:p text:style-name="P36"><text:span text:style-name="T6">let</text:span> ws <text:span text:style-name="T6">=</text:span> manyWs <text:span text:style-name="T6">++</text:span> parseMany parseComment <text:span text:style-name="T6">++</text:span> manyWs</text:p>
      <text:p text:style-name="P39"><text:span text:style-name="T16"><text:s text:c="4"/></text:span><text:span text:style-name="T6">|&gt;&gt;</text:span> ignore</text:p>
      <text:p text:style-name="P39"><text:span text:style-name="T16"><text:s text:c="4"/></text:span><text:span text:style-name="T6">|&gt;</text:span>? <text:span text:style-name="T14">""</text:span></text:p>
      <text:p text:style-name="P52"/>
      <text:p text:style-name="P36"><text:span text:style-name="T6">let</text:span> pWsL p <text:span text:style-name="T6">=</text:span> ws <text:span text:style-name="T6">/&gt;</text:span> p</text:p>
      <text:p text:style-name="P36"><text:span text:style-name="T6">let</text:span> pWsR p <text:span text:style-name="T6">=</text:span> p <text:span text:style-name="T6">&lt;/</text:span> ws</text:p>
      <text:p text:style-name="P36"><text:span text:style-name="T6">let</text:span> pWsB p <text:span text:style-name="T6">=</text:span> ws <text:span text:style-name="T6">/&gt;</text:span> p <text:span text:style-name="T6">&lt;/</text:span> ws </text:p>
      <text:p text:style-name="P52"/>
      <text:p text:style-name="P42">(*</text:p>
      <text:p text:style-name="P45"><text:soft-page-break/><text:s text:c="4"/>CUSTOM VALUE TYPE SETUP:</text:p>
      <text:p text:style-name="P45"><text:s text:c="4"/>Parses string, numbers, booleans, array, and null</text:p>
      <text:p text:style-name="P42">*)</text:p>
      <text:p text:style-name="P52"/>
      <text:p text:style-name="P36"><text:span text:style-name="T6">let</text:span> pBool <text:span text:style-name="T6">=</text:span></text:p>
      <text:p text:style-name="P39"><text:span text:style-name="T16"><text:s text:c="4"/></text:span><text:span text:style-name="T6">let</text:span> parseTrue <text:span text:style-name="T6">=</text:span> parseString <text:span text:style-name="T14">"true"</text:span> <text:span text:style-name="T6">|&gt;&gt;</text:span>% Bool true</text:p>
      <text:p text:style-name="P39"><text:span text:style-name="T16"><text:s text:c="4"/></text:span><text:span text:style-name="T6">let</text:span> parseFalse <text:span text:style-name="T6">=</text:span> parseString <text:span text:style-name="T14">"false"</text:span> <text:span text:style-name="T6">|&gt;&gt;</text:span>% Bool false</text:p>
      <text:p text:style-name="P39"><text:span text:style-name="T16"><text:s text:c="4"/></text:span>parseTrue <text:span text:style-name="T6">&lt;|&gt;</text:span> parseFalse</text:p>
      <text:p text:style-name="P39"><text:span text:style-name="T16"><text:s text:c="4"/></text:span><text:span text:style-name="T6">|&gt;</text:span>? <text:span text:style-name="T14">"boolean"</text:span></text:p>
      <text:p text:style-name="P52"/>
      <text:p text:style-name="P36"><text:span text:style-name="T6">let</text:span> pNumber <text:span text:style-name="T6">=</text:span></text:p>
      <text:p text:style-name="P39"><text:span text:style-name="T16"><text:s text:c="4"/></text:span><text:span text:style-name="T6">let</text:span> parseSign <text:span text:style-name="T6">=</text:span></text:p>
      <text:p text:style-name="P39"><text:span text:style-name="T16"><text:s text:c="8"/></text:span>parseOptional (parseString <text:span text:style-name="T14">"-"</text:span> <text:span text:style-name="T6">&lt;|&gt;</text:span> parseString <text:span text:style-name="T14">"+"</text:span>)</text:p>
      <text:p text:style-name="P39"><text:span text:style-name="T16"><text:s text:c="8"/></text:span><text:span text:style-name="T6">|&gt;</text:span> optToStr</text:p>
      <text:p text:style-name="P39"><text:span text:style-name="T16"><text:s text:c="4"/></text:span><text:span text:style-name="T6">let</text:span> digits <text:span text:style-name="T6">=</text:span> parseOneOrMore digit</text:p>
      <text:p text:style-name="P39"><text:span text:style-name="T16"><text:s text:c="17"/></text:span><text:span text:style-name="T6">|&gt;&gt;</text:span> listToString</text:p>
      <text:p text:style-name="P39"><text:span text:style-name="T16"><text:s text:c="4"/></text:span><text:span text:style-name="T6">let</text:span> point <text:span text:style-name="T6">=</text:span> parseString <text:span text:style-name="T14">"."</text:span></text:p>
      <text:p text:style-name="P39"><text:span text:style-name="T16"><text:s text:c="4"/></text:span><text:span text:style-name="T6">let</text:span> pointOnwards <text:span text:style-name="T6">=</text:span></text:p>
      <text:p text:style-name="P39"><text:span text:style-name="T16"><text:s text:c="8"/></text:span>parseOptional (point <text:span text:style-name="T6">++</text:span> digits)</text:p>
      <text:p text:style-name="P39"><text:span text:style-name="T16"><text:s text:c="8"/></text:span><text:span text:style-name="T6">|&gt;&gt;</text:span> (<text:span text:style-name="T6">fun</text:span> a <text:span text:style-name="T6">-&gt;</text:span></text:p>
      <text:p text:style-name="P39"><text:span text:style-name="T16"><text:s text:c="12"/></text:span><text:span text:style-name="T6">match</text:span> a <text:span text:style-name="T6">with</text:span></text:p>
      <text:p text:style-name="P39"><text:span text:style-name="T16"><text:s text:c="12"/></text:span><text:span text:style-name="T6">|</text:span> None <text:span text:style-name="T6">-&gt;</text:span> <text:span text:style-name="T14">""</text:span></text:p>
      <text:p text:style-name="P39"><text:span text:style-name="T16"><text:s text:c="12"/></text:span><text:span text:style-name="T6">|</text:span> Some (b,c) <text:span text:style-name="T6">-&gt;</text:span> b <text:span text:style-name="T6">+</text:span> c</text:p>
      <text:p text:style-name="P39"><text:span text:style-name="T16"><text:s text:c="8"/></text:span>)</text:p>
      <text:p text:style-name="P52"/>
      <text:p text:style-name="P39"><text:span text:style-name="T16"><text:s text:c="4"/></text:span>((parseSign <text:span text:style-name="T6">++</text:span> digits) <text:span text:style-name="T6">|&gt;&gt;</text:span> tupleToString) <text:span text:style-name="T6">++</text:span> pointOnwards</text:p>
      <text:p text:style-name="P39"><text:span text:style-name="T16"><text:s text:c="4"/></text:span><text:span text:style-name="T6">|&gt;&gt;</text:span> tupleToString</text:p>
      <text:p text:style-name="P39"><text:span text:style-name="T16"><text:s text:c="4"/></text:span><text:span text:style-name="T6">|&gt;&gt;</text:span> Number</text:p>
      <text:p text:style-name="P39"><text:span text:style-name="T16"><text:s text:c="4"/></text:span><text:span text:style-name="T6">|&gt;</text:span>? <text:span text:style-name="T14">"number"</text:span></text:p>
      <text:p text:style-name="P52"/>
      <text:p text:style-name="P36"><text:span text:style-name="T6">let</text:span> pString <text:span text:style-name="T6">=</text:span></text:p>
      <text:p text:style-name="P39"><text:span text:style-name="T16"><text:s text:c="4"/></text:span>quote <text:span text:style-name="T6">/&gt;</text:span> innerString <text:span text:style-name="T6">&lt;/</text:span> quote</text:p>
      <text:p text:style-name="P39"><text:span text:style-name="T16"><text:s text:c="4"/></text:span><text:span text:style-name="T6">|&gt;&gt;</text:span> String</text:p>
      <text:p text:style-name="P39"><text:span text:style-name="T16"><text:s text:c="4"/></text:span><text:span text:style-name="T6">|&gt;</text:span>? <text:span text:style-name="T14">"string"</text:span></text:p>
      <text:p text:style-name="P52"/>
      <text:p text:style-name="P36"><text:span text:style-name="T6">let</text:span> pNull <text:span text:style-name="T6">=</text:span></text:p>
      <text:p text:style-name="P39"><text:span text:style-name="T16"><text:s text:c="4"/></text:span>parseString <text:span text:style-name="T14">"null"</text:span></text:p>
      <text:p text:style-name="P39"><text:span text:style-name="T16"><text:s text:c="4"/></text:span><text:span text:style-name="T6">|&gt;&gt;</text:span>% Null</text:p>
      <text:p text:style-name="P52"/>
      <text:p text:style-name="P36"><text:span text:style-name="T6">let</text:span> pArray <text:span text:style-name="T6">=</text:span></text:p>
      <text:p text:style-name="P39"><text:span text:style-name="T16"><text:s text:c="4"/></text:span>(bkSqLeft <text:span text:style-name="T6">++</text:span> ws) <text:span text:style-name="T6">/&gt;</text:span> parseSeqMany parseValue (pWsB comma) <text:span text:style-name="T6">&lt;/</text:span> pWsB bkSqRight</text:p>
      <text:p text:style-name="P39"><text:span text:style-name="T16"><text:s text:c="4"/></text:span><text:span text:style-name="T6">|&gt;&gt;</text:span> Array</text:p>
      <text:p text:style-name="P39"><text:span text:style-name="T16"><text:s text:c="4"/></text:span><text:span text:style-name="T6">|&gt;</text:span>? <text:span text:style-name="T14">"array"</text:span></text:p>
      <text:p text:style-name="P52"/>
      <text:p text:style-name="P52"/>
      <text:p text:style-name="P36">parseValueRef <text:span text:style-name="T6">:=</text:span></text:p>
      <text:p text:style-name="P39"><text:span text:style-name="T16"><text:s text:c="4"/></text:span>parseParserList <text:span text:style-name="T6">[</text:span></text:p>
      <text:p text:style-name="P39"><text:span text:style-name="T16"><text:s text:c="8"/></text:span>pNull<text:span text:style-name="T6">;</text:span> pArray<text:span text:style-name="T6">;</text:span> pBool<text:span text:style-name="T6">;</text:span> pNumber<text:span text:style-name="T6">;</text:span> pString<text:span text:style-name="T6">;</text:span></text:p>
      <text:p text:style-name="P50"><text:span text:style-name="T16"><text:s text:c="4"/></text:span>]</text:p>
      <text:p text:style-name="P39"><text:span text:style-name="T16"><text:s text:c="4"/></text:span><text:span text:style-name="T6">|&gt;</text:span>? <text:span text:style-name="T14">"value"</text:span></text:p>
      <text:p text:style-name="P52"/>
      <text:p text:style-name="P42">(*</text:p>
      <text:p text:style-name="P45"><text:s text:c="4"/>VARIABLE DECLARATION:</text:p>
      <text:p text:style-name="P45"><text:s text:c="4"/>Have the ability to declare variables</text:p>
      <text:p text:style-name="P42">*)</text:p>
      <text:p text:style-name="P52"/>
      <text:p text:style-name="P42">/// `Name` in `AbstractSyntaxTree.fs`</text:p>
      <text:p text:style-name="P42">/// Must begin with a character from the alphabet, then any alphanumeric character is fine</text:p>
      <text:p text:style-name="P36"><text:soft-page-break/><text:span text:style-name="T6">let</text:span> parseName <text:span text:style-name="T6">=</text:span> alpha <text:span text:style-name="T6">++</text:span> parseMany alphanumeric</text:p>
      <text:p text:style-name="P39"><text:span text:style-name="T16"><text:s text:c="16"/></text:span><text:span text:style-name="T6">|&gt;&gt;</text:span> (<text:span text:style-name="T6">fun</text:span> (a, b) <text:span text:style-name="T6">-&gt;</text:span> string a <text:span text:style-name="T6">+</text:span> listToString b)</text:p>
      <text:p text:style-name="P39"><text:span text:style-name="T16"><text:s text:c="16"/></text:span><text:span text:style-name="T6">|&gt;</text:span>? <text:span text:style-name="T14">"name"</text:span></text:p>
      <text:p text:style-name="P52"/>
      <text:p text:style-name="P42">/// `VariableName` - eg. $MyVariable</text:p>
      <text:p text:style-name="P36"><text:span text:style-name="T6">let</text:span> parseVarName <text:span text:style-name="T6">=</text:span> dollar <text:span text:style-name="T6">/&gt;</text:span> parseName</text:p>
      <text:p text:style-name="P39"><text:span text:style-name="T16"><text:s text:c="19"/></text:span><text:span text:style-name="T6">|&gt;&gt;</text:span> VariableName</text:p>
      <text:p text:style-name="P39"><text:span text:style-name="T16"><text:s text:c="19"/></text:span><text:span text:style-name="T6">|&gt;</text:span>? <text:span text:style-name="T14">"$varName"</text:span></text:p>
      <text:p text:style-name="P52"/>
      <text:p text:style-name="P36"><text:span text:style-name="T6">let</text:span> parseVarSet <text:span text:style-name="T6">=</text:span></text:p>
      <text:p text:style-name="P39"><text:span text:style-name="T16"><text:s text:c="4"/></text:span>(parseVarName <text:span text:style-name="T6">&lt;/</text:span> pWsB equals) <text:span text:style-name="T6">++</text:span> parseExpression</text:p>
      <text:p text:style-name="P39"><text:span text:style-name="T16"><text:s text:c="4"/></text:span><text:span text:style-name="T6">|&gt;&gt;</text:span> Variable</text:p>
      <text:p text:style-name="P39"><text:span text:style-name="T16"><text:s text:c="4"/></text:span><text:span text:style-name="T6">|&gt;</text:span>? <text:span text:style-name="T14">" = value"</text:span></text:p>
      <text:p text:style-name="P52"/>
      <text:p text:style-name="P36"><text:span text:style-name="T6">let</text:span> parseVarDeclare <text:span text:style-name="T6">=</text:span> parseString <text:span text:style-name="T14">"var "</text:span> <text:span text:style-name="T6">/&gt;</text:span> parseVarSet</text:p>
      <text:p text:style-name="P52"/>
      <text:p text:style-name="P42">(*</text:p>
      <text:p text:style-name="P45"><text:s text:c="4"/>EXPRESSIONS</text:p>
      <text:p text:style-name="P42">*)</text:p>
      <text:p text:style-name="P52"/>
      <text:p text:style-name="P36"><text:span text:style-name="T6">let</text:span> parseOpCmp <text:span text:style-name="T6">=</text:span></text:p>
      <text:p text:style-name="P39"><text:span text:style-name="T16"><text:s text:c="4"/></text:span><text:span text:style-name="T6">let</text:span> pEquals <text:span text:style-name="T6">=</text:span></text:p>
      <text:p text:style-name="P39"><text:span text:style-name="T16"><text:s text:c="8"/></text:span>equals <text:span text:style-name="T6">++</text:span> equals</text:p>
      <text:p text:style-name="P39"><text:span text:style-name="T16"><text:s text:c="8"/></text:span><text:span text:style-name="T6">|&gt;&gt;</text:span>% Equal</text:p>
      <text:p text:style-name="P39"><text:span text:style-name="T16"><text:s text:c="8"/></text:span><text:span text:style-name="T6">|&gt;</text:span>? <text:span text:style-name="T14">"=="</text:span></text:p>
      <text:p text:style-name="P52"/>
      <text:p text:style-name="P39"><text:span text:style-name="T16"><text:s text:c="4"/></text:span><text:span text:style-name="T6">let</text:span> pLessThan <text:span text:style-name="T6">=</text:span></text:p>
      <text:p text:style-name="P39"><text:span text:style-name="T16"><text:s text:c="8"/></text:span>bkAgLeft</text:p>
      <text:p text:style-name="P39"><text:span text:style-name="T16"><text:s text:c="8"/></text:span><text:span text:style-name="T6">|&gt;&gt;</text:span>% LessThan</text:p>
      <text:p text:style-name="P39"><text:span text:style-name="T16"><text:s text:c="8"/></text:span><text:span text:style-name="T6">|&gt;</text:span>? <text:span text:style-name="T14">"&lt;"</text:span></text:p>
      <text:p text:style-name="P52"/>
      <text:p text:style-name="P39"><text:span text:style-name="T16"><text:s text:c="4"/></text:span><text:span text:style-name="T6">let</text:span> pLessThanEqual <text:span text:style-name="T6">=</text:span></text:p>
      <text:p text:style-name="P39"><text:span text:style-name="T16"><text:s text:c="8"/></text:span>bkAgLeft <text:span text:style-name="T6">++</text:span> equals</text:p>
      <text:p text:style-name="P39"><text:span text:style-name="T16"><text:s text:c="8"/></text:span><text:span text:style-name="T6">|&gt;&gt;</text:span>% LessThanEqual</text:p>
      <text:p text:style-name="P39"><text:span text:style-name="T16"><text:s text:c="8"/></text:span><text:span text:style-name="T6">|&gt;</text:span>? <text:span text:style-name="T14">"&lt;="</text:span></text:p>
      <text:p text:style-name="P52"/>
      <text:p text:style-name="P39"><text:span text:style-name="T16"><text:s text:c="4"/></text:span><text:span text:style-name="T6">let</text:span> pGreaterThan <text:span text:style-name="T6">=</text:span></text:p>
      <text:p text:style-name="P39"><text:span text:style-name="T16"><text:s text:c="8"/></text:span>bkAgRight</text:p>
      <text:p text:style-name="P39"><text:span text:style-name="T16"><text:s text:c="8"/></text:span><text:span text:style-name="T6">|&gt;&gt;</text:span>% GreaterThan</text:p>
      <text:p text:style-name="P39"><text:span text:style-name="T16"><text:s text:c="8"/></text:span><text:span text:style-name="T6">|&gt;</text:span>? <text:span text:style-name="T14">"&gt;"</text:span></text:p>
      <text:p text:style-name="P52"/>
      <text:p text:style-name="P39"><text:span text:style-name="T16"><text:s text:c="4"/></text:span><text:span text:style-name="T6">let</text:span> pGreaterThanEqual <text:span text:style-name="T6">=</text:span></text:p>
      <text:p text:style-name="P39"><text:span text:style-name="T16"><text:s text:c="8"/></text:span>bkAgRight <text:span text:style-name="T6">++</text:span> equals</text:p>
      <text:p text:style-name="P39"><text:span text:style-name="T16"><text:s text:c="8"/></text:span><text:span text:style-name="T6">|&gt;&gt;</text:span>% GreaterThanEqual</text:p>
      <text:p text:style-name="P39"><text:span text:style-name="T16"><text:s text:c="8"/></text:span><text:span text:style-name="T6">|&gt;</text:span>? <text:span text:style-name="T14">"&gt;="</text:span></text:p>
      <text:p text:style-name="P52"/>
      <text:p text:style-name="P39"><text:span text:style-name="T16"><text:s text:c="4"/></text:span><text:span text:style-name="T6">let</text:span> pNotEqual <text:span text:style-name="T6">=</text:span></text:p>
      <text:p text:style-name="P39"><text:span text:style-name="T16"><text:s text:c="8"/></text:span>exclamation <text:span text:style-name="T6">++</text:span> equals</text:p>
      <text:p text:style-name="P39"><text:span text:style-name="T16"><text:s text:c="8"/></text:span><text:span text:style-name="T6">|&gt;&gt;</text:span>% NotEqual</text:p>
      <text:p text:style-name="P39"><text:span text:style-name="T16"><text:s text:c="8"/></text:span><text:span text:style-name="T6">|&gt;</text:span>? <text:span text:style-name="T14">"!="</text:span></text:p>
      <text:p text:style-name="P52"/>
      <text:p text:style-name="P39"><text:span text:style-name="T16"><text:s text:c="4"/></text:span>pWsB (parseParserList <text:span text:style-name="T6">[</text:span></text:p>
      <text:p text:style-name="P39"><text:span text:style-name="T16"><text:s text:c="8"/></text:span>pNotEqual<text:span text:style-name="T6">;</text:span> pEquals<text:span text:style-name="T6">;</text:span> pLessThanEqual<text:span text:style-name="T6">;</text:span> pLessThan<text:span text:style-name="T6">;</text:span></text:p>
      <text:p text:style-name="P39"><text:span text:style-name="T16"><text:s text:c="8"/></text:span>pGreaterThanEqual<text:span text:style-name="T6">;</text:span> pGreaterThan</text:p>
      <text:p text:style-name="P39"><text:span text:style-name="T16"><text:s text:c="4"/></text:span><text:span text:style-name="T6">]</text:span>)</text:p>
      <text:p text:style-name="P39"><text:span text:style-name="T16"><text:s text:c="4"/></text:span><text:span text:style-name="T6">|&gt;&gt;</text:span> Comparison</text:p>
      <text:p text:style-name="P39"><text:span text:style-name="T16"><text:s text:c="4"/></text:span><text:span text:style-name="T6">|&gt;</text:span>? <text:span text:style-name="T14">"comparison operator"</text:span></text:p>
      <text:p text:style-name="P52"/>
      <text:p text:style-name="P36"><text:soft-page-break/><text:span text:style-name="T6">let</text:span> parseOpLog <text:span text:style-name="T6">=</text:span></text:p>
      <text:p text:style-name="P39"><text:span text:style-name="T16"><text:s text:c="4"/></text:span><text:span text:style-name="T6">let</text:span> pAnd <text:span text:style-name="T6">=</text:span> parseString <text:span text:style-name="T14">"&amp;&amp;"</text:span></text:p>
      <text:p text:style-name="P39"><text:span text:style-name="T16"><text:s text:c="15"/></text:span><text:span text:style-name="T6">|&gt;&gt;</text:span>% And</text:p>
      <text:p text:style-name="P39"><text:span text:style-name="T16"><text:s text:c="4"/></text:span><text:span text:style-name="T6">let</text:span> pOr <text:span text:style-name="T6">=</text:span> parseString <text:span text:style-name="T14">"||"</text:span></text:p>
      <text:p text:style-name="P39"><text:span text:style-name="T16"><text:s text:c="14"/></text:span><text:span text:style-name="T6">|&gt;&gt;</text:span>% Or</text:p>
      <text:p text:style-name="P52"/>
      <text:p text:style-name="P39"><text:span text:style-name="T16"><text:s text:c="4"/></text:span>pWsB (pAnd <text:span text:style-name="T6">&lt;|&gt;</text:span> pOr)</text:p>
      <text:p text:style-name="P39"><text:span text:style-name="T16"><text:s text:c="4"/></text:span><text:span text:style-name="T6">|&gt;&gt;</text:span> Logical</text:p>
      <text:p text:style-name="P39"><text:span text:style-name="T16"><text:s text:c="4"/></text:span><text:span text:style-name="T6">|&gt;</text:span>? <text:span text:style-name="T14">"logical operator"</text:span></text:p>
      <text:p text:style-name="P52"/>
      <text:p text:style-name="P52"><text:span text:style-name="T7">let</text:span><text:span text:style-name="T10"> parseOpMaths </text:span><text:span text:style-name="T7">=</text:span></text:p>
      <text:p text:style-name="P39"><text:span text:style-name="T16"><text:s text:c="4"/></text:span><text:span text:style-name="T6">let</text:span> pPlus <text:span text:style-name="T6">=</text:span> parseString <text:span text:style-name="T14">"+ "</text:span></text:p>
      <text:p text:style-name="P39"><text:span text:style-name="T16"><text:s text:c="16"/></text:span><text:span text:style-name="T6">|&gt;&gt;</text:span>% Plus</text:p>
      <text:p text:style-name="P39"><text:span text:style-name="T16"><text:s text:c="16"/></text:span><text:span text:style-name="T6">|&gt;</text:span>? <text:span text:style-name="T14">" + "</text:span></text:p>
      <text:p text:style-name="P52"/>
      <text:p text:style-name="P39"><text:span text:style-name="T16"><text:s text:c="4"/></text:span><text:span text:style-name="T6">let</text:span> pMinus <text:span text:style-name="T6">=</text:span> parseString <text:span text:style-name="T14">"- "</text:span></text:p>
      <text:p text:style-name="P39"><text:span text:style-name="T16"><text:s text:c="17"/></text:span><text:span text:style-name="T6">|&gt;&gt;</text:span>% Minus</text:p>
      <text:p text:style-name="P39"><text:span text:style-name="T16"><text:s text:c="17"/></text:span><text:span text:style-name="T6">|&gt;</text:span>? <text:span text:style-name="T14">" - "</text:span></text:p>
      <text:p text:style-name="P52"/>
      <text:p text:style-name="P39"><text:span text:style-name="T16"><text:s text:c="4"/></text:span><text:span text:style-name="T6">let</text:span> pMultiply <text:span text:style-name="T6">=</text:span> parseString <text:span text:style-name="T14">"* "</text:span></text:p>
      <text:p text:style-name="P39"><text:span text:style-name="T16"><text:s text:c="20"/></text:span><text:span text:style-name="T6">|&gt;&gt;</text:span>% Multiply</text:p>
      <text:p text:style-name="P39"><text:span text:style-name="T16"><text:s text:c="20"/></text:span><text:span text:style-name="T6">|&gt;</text:span>? <text:span text:style-name="T14">" * "</text:span></text:p>
      <text:p text:style-name="P52"/>
      <text:p text:style-name="P39"><text:span text:style-name="T16"><text:s text:c="4"/></text:span><text:span text:style-name="T6">let</text:span> pDivide <text:span text:style-name="T6">=</text:span> parseString <text:span text:style-name="T14">"/ "</text:span></text:p>
      <text:p text:style-name="P39"><text:span text:style-name="T16"><text:s text:c="18"/></text:span><text:span text:style-name="T6">|&gt;&gt;</text:span>% Divide</text:p>
      <text:p text:style-name="P39"><text:span text:style-name="T16"><text:s text:c="18"/></text:span><text:span text:style-name="T6">|&gt;</text:span>? <text:span text:style-name="T14">" / "</text:span></text:p>
      <text:p text:style-name="P52"/>
      <text:p text:style-name="P39"><text:span text:style-name="T16"><text:s text:c="4"/></text:span>parseParserList <text:span text:style-name="T6">[</text:span></text:p>
      <text:p text:style-name="P39"><text:span text:style-name="T16"><text:s text:c="8"/></text:span>pPlus<text:span text:style-name="T6">;</text:span> pMinus<text:span text:style-name="T6">;</text:span> pMultiply<text:span text:style-name="T6">;</text:span> pDivide</text:p>
      <text:p text:style-name="P50"><text:span text:style-name="T16"><text:s text:c="4"/></text:span>]</text:p>
      <text:p text:style-name="P39"><text:span text:style-name="T16"><text:s text:c="4"/></text:span><text:span text:style-name="T6">|&gt;&gt;</text:span> Maths</text:p>
      <text:p text:style-name="P39"><text:span text:style-name="T16"><text:s text:c="4"/></text:span><text:span text:style-name="T6">|&gt;</text:span>? <text:span text:style-name="T14">"mathematical operator"</text:span></text:p>
      <text:p text:style-name="P52"/>
      <text:p text:style-name="P36"><text:span text:style-name="T6">let</text:span> parseOperator <text:span text:style-name="T6">=</text:span></text:p>
      <text:p text:style-name="P39"><text:span text:style-name="T16"><text:s text:c="4"/></text:span>parseParserList <text:span text:style-name="T6">[</text:span></text:p>
      <text:p text:style-name="P39"><text:span text:style-name="T16"><text:s text:c="8"/></text:span>parseOpMaths<text:span text:style-name="T6">;</text:span> parseOpCmp<text:span text:style-name="T6">;</text:span> parseOpLog</text:p>
      <text:p text:style-name="P50"><text:span text:style-name="T16"><text:s text:c="4"/></text:span>]</text:p>
      <text:p text:style-name="P52"/>
      <text:p text:style-name="P36"><text:span text:style-name="T6">let</text:span> parseAtomic <text:span text:style-name="T6">=</text:span> parseValue</text:p>
      <text:p text:style-name="P39"><text:span text:style-name="T16"><text:s text:c="4"/></text:span><text:span text:style-name="T6">|&gt;&gt;</text:span> Atomic</text:p>
      <text:p text:style-name="P39"><text:span text:style-name="T16"><text:s text:c="4"/></text:span><text:span text:style-name="T6">|&gt;</text:span>? <text:span text:style-name="T14">"value literal"</text:span></text:p>
      <text:p text:style-name="P52"/>
      <text:p text:style-name="P36"><text:span text:style-name="T6">let</text:span> parseExpressionVariable <text:span text:style-name="T6">=</text:span> parseVarName</text:p>
      <text:p text:style-name="P39"><text:span text:style-name="T16"><text:s text:c="4"/></text:span><text:span text:style-name="T6">|&gt;&gt;</text:span> EVariable</text:p>
      <text:p text:style-name="P11"/>
      <text:p text:style-name="P36"><text:span text:style-name="T6">let</text:span> parseFnCall <text:span text:style-name="T6">=</text:span></text:p>
      <text:p text:style-name="P39"><text:span text:style-name="T16"><text:s text:c="4"/></text:span><text:span text:style-name="T6">let</text:span> parseParameterList <text:span text:style-name="T6">=</text:span></text:p>
      <text:p text:style-name="P39"><text:span text:style-name="T16"><text:s text:c="8"/></text:span>pWsL (parseSeqMany parseExpression (comma <text:span text:style-name="T6">++</text:span> ws))</text:p>
      <text:p text:style-name="P39"><text:span text:style-name="T16"><text:s text:c="8"/></text:span><text:span text:style-name="T6">|&gt;</text:span>? <text:span text:style-name="T14">"(parameter[,parameters])"</text:span></text:p>
      <text:p text:style-name="P52"/>
      <text:p text:style-name="P39"><text:span text:style-name="T16"><text:s text:c="4"/></text:span>(parseName <text:span text:style-name="T6">&lt;/</text:span> (ws <text:span text:style-name="T6">++</text:span> bkLeft)) <text:span text:style-name="T6">++</text:span> parseParameterList <text:span text:style-name="T6">&lt;/</text:span> bkRight</text:p>
      <text:p text:style-name="P52"/>
      <text:p text:style-name="P36"><text:span text:style-name="T6">let</text:span> parseExpressionFnCall <text:span text:style-name="T6">=</text:span> parseFnCall <text:span text:style-name="T6">|&gt;&gt;</text:span> EFnCall</text:p>
      <text:p text:style-name="P36"><text:span text:style-name="T6">let</text:span> parseOperation <text:span text:style-name="T6">=</text:span></text:p>
      <text:p text:style-name="P39"><text:span text:style-name="T16"><text:s text:c="4"/></text:span>bkLeft <text:span text:style-name="T6">/&gt;</text:span> parseExpression <text:span text:style-name="T6">++</text:span> parseOperator <text:span text:style-name="T6">++</text:span> parseExpression <text:span text:style-name="T6">&lt;/</text:span> bkRight</text:p>
      <text:p text:style-name="P39"><text:span text:style-name="T16"><text:s text:c="4"/></text:span><text:span text:style-name="T6">|&gt;&gt;</text:span> reduceTupleLeft</text:p>
      <text:p text:style-name="P39"><text:span text:style-name="T16"><text:s text:c="4"/></text:span><text:span text:style-name="T6">|&gt;&gt;</text:span> Operation</text:p>
      <text:p text:style-name="P39"><text:soft-page-break/><text:span text:style-name="T16"><text:s text:c="4"/></text:span><text:span text:style-name="T6">|&gt;</text:span>? <text:span text:style-name="T14">"expression"</text:span></text:p>
      <text:p text:style-name="P52"/>
      <text:p text:style-name="P36">parseExpressionRef <text:span text:style-name="T6">:=</text:span> </text:p>
      <text:p text:style-name="P39"><text:span text:style-name="T16"><text:s text:c="4"/></text:span>pWsR (parseParserList <text:span text:style-name="T6">[</text:span></text:p>
      <text:p text:style-name="P39"><text:span text:style-name="T16"><text:s text:c="8"/></text:span>parseAtomic<text:span text:style-name="T6">;</text:span></text:p>
      <text:p text:style-name="P39"><text:span text:style-name="T16"><text:s text:c="8"/></text:span>parseOperation<text:span text:style-name="T6">;</text:span></text:p>
      <text:p text:style-name="P39"><text:span text:style-name="T16"><text:s text:c="8"/></text:span>parseExpressionVariable<text:span text:style-name="T6">;</text:span></text:p>
      <text:p text:style-name="P39"><text:span text:style-name="T16"><text:s text:c="8"/></text:span>parseExpressionFnCall<text:span text:style-name="T6">;</text:span></text:p>
      <text:p text:style-name="P39"><text:span text:style-name="T16"><text:s text:c="4"/></text:span><text:span text:style-name="T6">]</text:span>)</text:p>
      <text:p text:style-name="P52"/>
      <text:p text:style-name="P42">(*</text:p>
      <text:p text:style-name="P45"><text:s text:c="4"/>STATEMENTS:</text:p>
      <text:p text:style-name="P45"><text:s text:c="4"/>If statements and variable declaration</text:p>
      <text:p text:style-name="P42">*)</text:p>
      <text:p text:style-name="P52"/>
      <text:p text:style-name="P42">/// Even when parsing a single state</text:p>
      <text:p text:style-name="P36"><text:span text:style-name="T6">let</text:span> parseStatementSingle <text:span text:style-name="T6">=</text:span> parseStatement</text:p>
      <text:p text:style-name="P39"><text:span text:style-name="T16"><text:s text:c="27"/></text:span><text:span text:style-name="T6">|&gt;&gt;</text:span> (<text:span text:style-name="T6">fun</text:span> x <text:span text:style-name="T6">-&gt;</text:span> <text:span text:style-name="T6">[</text:span>x<text:span text:style-name="T6">]</text:span>)</text:p>
      <text:p text:style-name="P39"><text:span text:style-name="T16"><text:s text:c="27"/></text:span><text:span text:style-name="T6">|&gt;</text:span>? <text:span text:style-name="T14">" statement"</text:span></text:p>
      <text:p text:style-name="P52"/>
      <text:p text:style-name="P36"><text:span text:style-name="T6">let</text:span> parseStatementMultiple <text:span text:style-name="T6">=</text:span></text:p>
      <text:p text:style-name="P39"><text:span text:style-name="T16"><text:s text:c="4"/></text:span>(pWsL bkClLeft) <text:span text:style-name="T6">/&gt;</text:span> parseMany parseStatement <text:span text:style-name="T6">&lt;/</text:span> (pWsL bkClRight)</text:p>
      <text:p text:style-name="P39"><text:span text:style-name="T16"><text:s text:c="4"/></text:span><text:span text:style-name="T6">|&gt;</text:span>? <text:span text:style-name="T14">" { statement(s) } "</text:span></text:p>
      <text:p text:style-name="P52"/>
      <text:p text:style-name="P36"><text:span text:style-name="T6">let</text:span> parseStatementBlock <text:span text:style-name="T6">=</text:span></text:p>
      <text:p text:style-name="P39"><text:span text:style-name="T16"><text:s text:c="4"/></text:span>parseParserList <text:span text:style-name="T6">[</text:span></text:p>
      <text:p text:style-name="P39"><text:span text:style-name="T16"><text:s text:c="8"/></text:span>parseStatementSingle<text:span text:style-name="T6">;</text:span></text:p>
      <text:p text:style-name="P39"><text:span text:style-name="T16"><text:s text:c="8"/></text:span>parseStatementMultiple<text:span text:style-name="T6">;</text:span></text:p>
      <text:p text:style-name="P50"><text:span text:style-name="T16"><text:s text:c="4"/></text:span>]</text:p>
      <text:p text:style-name="P52"/>
      <text:p text:style-name="P36"><text:span text:style-name="T6">let</text:span> parseStatementDefinition <text:span text:style-name="T6">=</text:span></text:p>
      <text:p text:style-name="P39"><text:span text:style-name="T16"><text:s text:c="4"/></text:span>ws <text:span text:style-name="T6">/&gt;</text:span> parseVarDeclare <text:span text:style-name="T6">&lt;/</text:span> semiColon <text:span text:style-name="T6">++</text:span> ws</text:p>
      <text:p text:style-name="P39"><text:span text:style-name="T16"><text:s text:c="4"/></text:span><text:span text:style-name="T6">|&gt;&gt;</text:span> Definition</text:p>
      <text:p text:style-name="P52"/>
      <text:p text:style-name="P36"><text:span text:style-name="T6">let</text:span> parseStatementVariableSet <text:span text:style-name="T6">=</text:span></text:p>
      <text:p text:style-name="P39"><text:span text:style-name="T16"><text:s text:c="4"/></text:span>ws <text:span text:style-name="T6">/&gt;</text:span> parseVarSet <text:span text:style-name="T6">&lt;/</text:span> semiColon <text:span text:style-name="T6">++</text:span> ws</text:p>
      <text:p text:style-name="P39"><text:span text:style-name="T16"><text:s text:c="4"/></text:span><text:span text:style-name="T6">|&gt;&gt;</text:span> VariableSet</text:p>
      <text:p text:style-name="P52"/>
      <text:p text:style-name="P36"><text:span text:style-name="T6">let</text:span> parseStatementIf <text:span text:style-name="T6">=</text:span></text:p>
      <text:p text:style-name="P39"><text:span text:style-name="T16"><text:s text:c="4"/></text:span>(ws <text:span text:style-name="T6">++</text:span> parseString <text:span text:style-name="T14">"if "</text:span>) <text:span text:style-name="T6">/&gt;</text:span> pWsB parseExpression <text:span text:style-name="T6">++</text:span> parseStatementBlock</text:p>
      <text:p text:style-name="P39"><text:span text:style-name="T16"><text:s text:c="4"/></text:span><text:span text:style-name="T6">|&gt;&gt;</text:span> If</text:p>
      <text:p text:style-name="P39"><text:span text:style-name="T16"><text:s text:c="4"/></text:span><text:span text:style-name="T6">|&gt;</text:span>? <text:span text:style-name="T14">"if statement"</text:span></text:p>
      <text:p text:style-name="P52"/>
      <text:p text:style-name="P52"/>
      <text:p text:style-name="P36"><text:span text:style-name="T6">let</text:span> parseStatementForEach <text:span text:style-name="T6">=</text:span></text:p>
      <text:p text:style-name="P39"><text:span text:style-name="T16"><text:s text:c="4"/></text:span>(pWsL (parseString <text:span text:style-name="T14">"foreach"</text:span>) <text:span text:style-name="T6">++</text:span> pWsL bkLeft) <text:span text:style-name="T6">/&gt;</text:span></text:p>
      <text:p text:style-name="P39"><text:span text:style-name="T16"><text:s text:c="4"/></text:span>(pWsB parseVarName <text:span text:style-name="T6">&lt;/</text:span> parseString <text:span text:style-name="T14">"in"</text:span>) <text:span text:style-name="T6">++</text:span></text:p>
      <text:p text:style-name="P39"><text:span text:style-name="T16"><text:s text:c="4"/></text:span>(pWsL parseExpression <text:span text:style-name="T6">&lt;/</text:span> pWsL bkRight) <text:span text:style-name="T6">++</text:span> parseStatementBlock</text:p>
      <text:p text:style-name="P39"><text:span text:style-name="T16"><text:s text:c="4"/></text:span><text:span text:style-name="T6">|&gt;&gt;</text:span> reduceTupleLeft</text:p>
      <text:p text:style-name="P39"><text:span text:style-name="T16"><text:s text:c="4"/></text:span><text:span text:style-name="T6">|&gt;&gt;</text:span> ForEach</text:p>
      <text:p text:style-name="P39"><text:span text:style-name="T16"><text:s text:c="4"/></text:span><text:span text:style-name="T6">|&gt;</text:span>? <text:span text:style-name="T14">"foreach loop"</text:span></text:p>
      <text:p text:style-name="P52"/>
      <text:p text:style-name="P36"><text:span text:style-name="T6">let</text:span> parseStatementWhile <text:span text:style-name="T6">=</text:span></text:p>
      <text:p text:style-name="P39"><text:span text:style-name="T16"><text:s text:c="4"/></text:span>pWsL (parseString <text:span text:style-name="T14">"while"</text:span>) <text:span text:style-name="T6">/&gt;</text:span> pWsB parseExpression <text:span text:style-name="T6">++</text:span> parseStatementBlock</text:p>
      <text:p text:style-name="P39"><text:span text:style-name="T16"><text:s text:c="4"/></text:span><text:span text:style-name="T6">|&gt;&gt;</text:span> While</text:p>
      <text:p text:style-name="P39"><text:span text:style-name="T16"><text:s text:c="4"/></text:span><text:span text:style-name="T6">|&gt;</text:span>? <text:span text:style-name="T14">"while loop"</text:span></text:p>
      <text:p text:style-name="P52"/>
      <text:p text:style-name="P36"><text:span text:style-name="T6">let</text:span> parseStatementFnCall <text:span text:style-name="T6">=</text:span></text:p>
      <text:p text:style-name="P39"><text:soft-page-break/><text:span text:style-name="T16"><text:s text:c="4"/></text:span>ws <text:span text:style-name="T6">/&gt;</text:span> parseFnCall <text:span text:style-name="T6">&lt;/</text:span> semiColon</text:p>
      <text:p text:style-name="P39"><text:span text:style-name="T16"><text:s text:c="4"/></text:span><text:span text:style-name="T6">|&gt;&gt;</text:span> SFnCall</text:p>
      <text:p text:style-name="P52"/>
      <text:p text:style-name="P36"><text:span text:style-name="T6">let</text:span> parseStatementReturn <text:span text:style-name="T6">=</text:span></text:p>
      <text:p text:style-name="P41"><text:span text:style-name="T18"><text:s text:c="4"/></text:span>(ws <text:span text:style-name="T6">++</text:span> parseString <text:span text:style-name="T14">"return"</text:span>) <text:span text:style-name="T6">/&gt;</text:span> parseOptional (ws <text:span text:style-name="T6">/&gt;</text:span> parseExpression) <text:span text:style-name="T6">&lt;/</text:span> semiColon</text:p>
      <text:p text:style-name="P41"><text:span text:style-name="T18"><text:s text:c="4"/></text:span><text:span text:style-name="T6">|&gt;&gt;</text:span> Return</text:p>
      <text:p text:style-name="P52"/>
      <text:p text:style-name="P36">parseStatementReference <text:span text:style-name="T6">:=</text:span></text:p>
      <text:p text:style-name="P39"><text:span text:style-name="T16"><text:s text:c="4"/></text:span>parseParserList <text:span text:style-name="T6">[</text:span></text:p>
      <text:p text:style-name="P39"><text:span text:style-name="T16"><text:s text:c="8"/></text:span>parseStatementDefinition<text:span text:style-name="T6">;</text:span></text:p>
      <text:p text:style-name="P39"><text:span text:style-name="T16"><text:s text:c="8"/></text:span>parseStatementIf<text:span text:style-name="T6">;</text:span></text:p>
      <text:p text:style-name="P39"><text:span text:style-name="T16"><text:s text:c="8"/></text:span>parseStatementForEach<text:span text:style-name="T6">;</text:span></text:p>
      <text:p text:style-name="P39"><text:span text:style-name="T16"><text:s text:c="8"/></text:span>parseStatementWhile<text:span text:style-name="T6">;</text:span></text:p>
      <text:p text:style-name="P39"><text:span text:style-name="T16"><text:s text:c="8"/></text:span>parseStatementReturn<text:span text:style-name="T6">;</text:span></text:p>
      <text:p text:style-name="P39"><text:span text:style-name="T16"><text:s text:c="8"/></text:span>parseStatementFnCall<text:span text:style-name="T6">;</text:span></text:p>
      <text:p text:style-name="P39"><text:span text:style-name="T16"><text:s text:c="8"/></text:span>parseStatementVariableSet<text:span text:style-name="T6">;</text:span></text:p>
      <text:p text:style-name="P50"><text:span text:style-name="T16"><text:s text:c="4"/></text:span>]</text:p>
      <text:p text:style-name="P39"><text:span text:style-name="T16"><text:s text:c="4"/></text:span><text:span text:style-name="T6">|&gt;</text:span>? <text:span text:style-name="T14">" statement(s)"</text:span></text:p>
      <text:p text:style-name="P52"/>
      <text:p text:style-name="P42">//</text:p>
      <text:p text:style-name="P42">// <text:s/>FUNCTIONS:</text:p>
      <text:p text:style-name="P42">// <text:s/>eg. fn fnName (argA, argB) { (*" some code "*) }</text:p>
      <text:p text:style-name="P42">//</text:p>
      <text:p text:style-name="P52"/>
      <text:p text:style-name="P39"><text:span text:style-name="T6">let</text:span> parseParameters <text:span text:style-name="T6">=</text:span></text:p>
      <text:p text:style-name="P39"><text:span text:style-name="T16"><text:s text:c="4"/></text:span>(ws <text:span text:style-name="T6">++</text:span> bkLeft) <text:span text:style-name="T6">/&gt;</text:span> parseSeqMany parseVarName (comma <text:span text:style-name="T6">++</text:span> ws) <text:span text:style-name="T6">&lt;/</text:span> (bkRight <text:span text:style-name="T6">++</text:span> ws)</text:p>
      <text:p text:style-name="P52"/>
      <text:p text:style-name="P36"><text:span text:style-name="T6">let</text:span> parseFunction <text:span text:style-name="T6">=</text:span></text:p>
      <text:p text:style-name="P39"><text:span text:style-name="T16"><text:s text:c="4"/></text:span>(ws <text:span text:style-name="T6">++</text:span> parseString <text:span text:style-name="T14">"fn "</text:span>) <text:span text:style-name="T6">/&gt;</text:span> parseName <text:span text:style-name="T6">++</text:span> parseParameters <text:span text:style-name="T6">++</text:span> parseStatementBlock</text:p>
      <text:p text:style-name="P39"><text:span text:style-name="T16"><text:s text:c="4"/></text:span><text:span text:style-name="T6">|&gt;&gt;</text:span> reduceTupleLeft</text:p>
      <text:p text:style-name="P39"><text:span text:style-name="T16"><text:s text:c="4"/></text:span><text:span text:style-name="T6">|&gt;&gt;</text:span> Function</text:p>
      <text:p text:style-name="P39"><text:span text:style-name="T16"><text:s text:c="4"/></text:span><text:span text:style-name="T6">|&gt;</text:span>? <text:span text:style-name="T14">"function"</text:span></text:p>
      <text:p text:style-name="P52"/>
      <text:p text:style-name="P36"><text:span text:style-name="T6">let</text:span> listLastElement ls <text:span text:style-name="T6">=</text:span></text:p>
      <text:p text:style-name="P39"><text:span text:style-name="T16"><text:s text:c="4"/></text:span>List.reduce (<text:span text:style-name="T6">fun</text:span> _ elem <text:span text:style-name="T6">-&gt;</text:span> elem) ls</text:p>
      <text:p text:style-name="P52"/>
      <text:p text:style-name="P42">/// Run the TOM Parser with specified input</text:p>
      <text:p text:style-name="P36"><text:span text:style-name="T6">let</text:span> runParser input <text:span text:style-name="T6">=</text:span></text:p>
      <text:p text:style-name="P39"><text:span text:style-name="T16"><text:s text:c="4"/></text:span>parse (parseOneOrMore parseFunction) input</text:p>
      <text:p text:style-name="P36"/>
      <text:p text:style-name="P69"/>
      <text:p text:style-name="P73">Project.fs</text:p>
      <text:p text:style-name="P10"><text:span text:style-name="T6">module</text:span> CMP6090.Project</text:p>
      <text:p text:style-name="P36"><text:span text:style-name="T6">open</text:span> ParserLibrary</text:p>
      <text:p text:style-name="P36"><text:span text:style-name="T6">open</text:span> AbstractSyntaxTree</text:p>
      <text:p text:style-name="P36"><text:span text:style-name="T6">open</text:span> TOMParser</text:p>
      <text:p text:style-name="P36"><text:span text:style-name="T6">open</text:span> System</text:p>
      <text:p text:style-name="P52"/>
      <text:p text:style-name="P36"><text:span text:style-name="T6">let</text:span> parseFile filePath str <text:span text:style-name="T6">=</text:span></text:p>
      <text:p text:style-name="P40"><text:span text:style-name="T16"><text:s text:c="4"/></text:span>printfn <text:span text:style-name="T14">"\n\nPARSING FILE: %s\n"</text:span> filePath</text:p>
      <text:p text:style-name="P52"/>
      <text:p text:style-name="P40"><text:span text:style-name="T16"><text:s text:c="4"/></text:span><text:span text:style-name="T6">let </text:span>inner input <text:span text:style-name="T6">=</text:span></text:p>
      <text:p text:style-name="P40"><text:span text:style-name="T16"><text:s text:c="8"/></text:span><text:span text:style-name="T6">let</text:span> result <text:span text:style-name="T6">=</text:span> runParser input</text:p>
      <text:p text:style-name="P40"><text:span text:style-name="T16"><text:s text:c="8"/></text:span><text:span text:style-name="T6">match</text:span> result <text:span text:style-name="T6">with</text:span></text:p>
      <text:p text:style-name="P40"><text:span text:style-name="T16"><text:s text:c="8"/></text:span><text:span text:style-name="T6">|</text:span> Err (label, err) <text:span text:style-name="T6">-&gt;</text:span></text:p>
      <text:p text:style-name="P40"><text:span text:style-name="T16"><text:s text:c="12"/></text:span>printfn <text:span text:style-name="T14">"Could not parse\n%s\nError:\n%s"</text:span> label err </text:p>
      <text:p text:style-name="P40"><text:span text:style-name="T16"><text:s text:c="8"/></text:span><text:span text:style-name="T6">|</text:span> <text:span text:style-name="T6">Ok {</text:span> Value <text:span text:style-name="T6">=</text:span> value<text:span text:style-name="T6">;</text:span> Input <text:span text:style-name="T6">=</text:span> leftOver<text:span text:style-name="T6">;</text:span> <text:span text:style-name="T6">}</text:span> <text:span text:style-name="T6">-&gt;</text:span></text:p>
      <text:p text:style-name="P40"><text:span text:style-name="T16"><text:s text:c="12"/></text:span>printfn <text:span text:style-name="T14">"Abstract Syntax Tree:\n%A\n"</text:span> value</text:p>
      <text:p text:style-name="P40"><text:span text:style-name="T16"><text:s text:c="12"/></text:span><text:span text:style-name="T6">if</text:span> not (String.IsNullOrWhiteSpace(leftOver)) <text:span text:style-name="T6">then</text:span></text:p>
      <text:p text:style-name="P40"><text:span text:style-name="T16"><text:s text:c="16"/></text:span>printfn <text:span text:style-name="T14">"Left Over Code:\n```\n%s\n```"</text:span> (leftOver.Trim<text:span text:style-name="T6">()</text:span>)</text:p>
      <text:p text:style-name="P51"><text:span text:style-name="T16"><text:s text:c="12"/></text:span>else</text:p>
      <text:p text:style-name="P40"><text:span text:style-name="T16"><text:s text:c="16"/></text:span>printfn <text:span text:style-name="T14">"End of File"</text:span></text:p>
      <text:p text:style-name="P52"/>
      <text:p text:style-name="P40"><text:span text:style-name="T16"><text:s text:c="4"/></text:span>inner str</text:p>
      <text:p text:style-name="P11"/>
      <text:p text:style-name="P36">[&lt;EntryPoint&gt;]</text:p>
      <text:p text:style-name="P36"><text:span text:style-name="T6">let</text:span> main args <text:span text:style-name="T6">=</text:span></text:p>
      <text:p text:style-name="P52"/>
      <text:p text:style-name="P46"><text:s text:c="4"/>// Get a file passed into the program and parse it</text:p>
      <text:p text:style-name="P40"><text:span text:style-name="T16"><text:s text:c="4"/></text:span>args</text:p>
      <text:p text:style-name="P40"><text:span text:style-name="T16"><text:s text:c="4"/></text:span><text:span text:style-name="T6">|&gt;</text:span> Array.map (<text:span text:style-name="T6">fun</text:span> <text:span text:style-name="T20">filePath</text:span> <text:span text:style-name="T6">-&gt;</text:span> (<text:span text:style-name="T20">filePath</text:span>, System.IO.File.ReadAllText(<text:span text:style-name="T20">filePath</text:span>)))</text:p>
      <text:p text:style-name="P40"><text:span text:style-name="T16"><text:s text:c="4"/></text:span><text:span text:style-name="T6">|&gt;</text:span> Array.map (<text:span text:style-name="T6">fun</text:span> (<text:span text:style-name="T20">filePath</text:span>, <text:span text:style-name="T20">fileContents</text:span>) <text:span text:style-name="T6">-&gt;</text:span> parseFile <text:span text:style-name="T20">filePath</text:span> <text:span text:style-name="T20">fileContents</text:span>)</text:p>
      <text:p text:style-name="P54"><text:span text:style-name="T17"><text:s text:c="4"/></text:span><text:span text:style-name="T7">|&gt;</text:span><text:span text:style-name="T10"> ignore</text:span></text:p>
      <text:p text:style-name="P55"><text:span text:style-name="T16"><text:s text:c="4"/></text:span>0</text:p>
      <text:p text:style-name="P36"/>
      <text:p text:style-name="P70"/>
      <text:p text:style-name="P74">Tests.fs</text:p>
      <text:p text:style-name="P71"><text:span text:style-name="T9">module</text:span><text:span text:style-name="T12"> CMP6090.Tests</text:span></text:p>
      <text:p text:style-name="P36"><text:span text:style-name="T6">open</text:span> ParserLibrary</text:p>
      <text:p text:style-name="P36"><text:span text:style-name="T6">open</text:span> TOMParser</text:p>
      <text:p text:style-name="P36"><text:span text:style-name="T6">open</text:span> NUnit.Framework</text:p>
      <text:p text:style-name="P52"/>
      <text:p text:style-name="P42">/// Passes a test if the remaining input on a parse result has something in it</text:p>
      <text:p text:style-name="P42">/// Used to test on **incorrect** inputs.</text:p>
      <text:p text:style-name="P36"><text:span text:style-name="T6">let</text:span> remainingNotEmpty result <text:span text:style-name="T6">=</text:span></text:p>
      <text:p text:style-name="P59"><text:span text:style-name="T6"><text:s text:c="4"/>match</text:span> result <text:span text:style-name="T6">with</text:span></text:p>
      <text:p text:style-name="P59"><text:span text:style-name="T6"><text:s text:c="4"/>|</text:span> Err <text:span text:style-name="T6">_</text:span> <text:span text:style-name="T6">-&gt;</text:span></text:p>
      <text:p text:style-name="P59"><text:span text:style-name="T6"><text:s text:c="8"/></text:span>Assert.IsTrue(true)</text:p>
      <text:p text:style-name="P59"><text:span text:style-name="T6"><text:s text:c="4"/>|</text:span> <text:span text:style-name="T6">Ok {</text:span> Value <text:span text:style-name="T6">=</text:span> value<text:span text:style-name="T6">;</text:span> Input <text:span text:style-name="T6">=</text:span> input<text:span text:style-name="T6">;</text:span> <text:span text:style-name="T6">}</text:span> <text:span text:style-name="T6">-&gt;</text:span></text:p>
      <text:p text:style-name="P59"><text:span text:style-name="T6"><text:s text:c="8"/></text:span>Assert.IsFalse(System.String.IsNullOrEmpty(input))</text:p>
      <text:p text:style-name="P52"/>
      <text:p text:style-name="P42">/// Passes a test if the remaining input on a parse result *is empty*</text:p>
      <text:p text:style-name="P42">/// Used to test on **correct** inputs.</text:p>
      <text:p text:style-name="P36"><text:span text:style-name="T6">let</text:span> remainingEmpty result <text:span text:style-name="T6">=</text:span></text:p>
      <text:p text:style-name="P59"><text:span text:style-name="T6"><text:s text:c="4"/>match</text:span> result <text:span text:style-name="T6">with</text:span></text:p>
      <text:p text:style-name="P59"><text:span text:style-name="T6"><text:s text:c="4"/>|</text:span> Err <text:span text:style-name="T6">_</text:span> <text:span text:style-name="T6">-&gt;</text:span></text:p>
      <text:p text:style-name="P59"><text:span text:style-name="T6"><text:s text:c="8"/></text:span>Assert.IsTrue(false)</text:p>
      <text:p text:style-name="P59"><text:span text:style-name="T6"><text:s text:c="4"/>|</text:span> <text:span text:style-name="T6">Ok {</text:span> Value <text:span text:style-name="T6">=</text:span> value<text:span text:style-name="T6">;</text:span> Input <text:span text:style-name="T6">=</text:span> input<text:span text:style-name="T6">;</text:span> <text:span text:style-name="T6">}</text:span> <text:span text:style-name="T6">-&gt;</text:span></text:p>
      <text:p text:style-name="P59"><text:span text:style-name="T6"><text:s text:c="8"/></text:span>Assert.IsTrue(System.String.IsNullOrEmpty(input))</text:p>
      <text:p text:style-name="P52"/>
      <text:p text:style-name="P42">(*</text:p>
      <text:p text:style-name="P63"><text:span text:style-name="T6"><text:s text:c="4"/></text:span>PARSE SINGLE CHARACTER TESTS</text:p>
      <text:p text:style-name="P42">*)</text:p>
      <text:p text:style-name="P52"/>
      <text:p text:style-name="P36">[&lt;Test&gt;]</text:p>
      <text:p text:style-name="P36">let <text:span text:style-name="T14">``</text:span> Parse single character correctly<text:span text:style-name="T14">``</text:span> <text:span text:style-name="T6">()</text:span> <text:span text:style-name="T6">=</text:span></text:p>
      <text:p text:style-name="P59"><text:span text:style-name="T6"><text:s text:c="4"/>let</text:span> result <text:span text:style-name="T6">=</text:span> parse (parseChar <text:span text:style-name="T14">'a'</text:span>) <text:span text:style-name="T14">"a"</text:span></text:p>
      <text:p text:style-name="P52"/>
      <text:p text:style-name="P59"><text:span text:style-name="T6"><text:s text:c="4"/></text:span>printfn <text:span text:style-name="T14">"Result A ('a'):\n%A\n"</text:span> result</text:p>
      <text:p text:style-name="P59"><text:span text:style-name="T6"><text:s text:c="4"/></text:span></text:p>
      <text:p text:style-name="P59"><text:span text:style-name="T6"><text:s text:c="4"/></text:span>Assert.IsTrue(result.isOk)</text:p>
      <text:p text:style-name="P52"/>
      <text:p text:style-name="P36">[&lt;Test&gt;]</text:p>
      <text:p text:style-name="P36">let <text:span text:style-name="T14">``</text:span> Parse single character **INcorrectly**<text:span text:style-name="T14">``</text:span> <text:span text:style-name="T6">()</text:span> <text:span text:style-name="T6">=</text:span></text:p>
      <text:p text:style-name="P59"><text:span text:style-name="T6"><text:s text:c="4"/>let</text:span> result <text:span text:style-name="T6">=</text:span> parse (parseChar <text:span text:style-name="T14">'a'</text:span>) <text:span text:style-name="T14">"b"</text:span></text:p>
      <text:p text:style-name="P59"><text:span text:style-name="T6"><text:s text:c="4"/></text:span></text:p>
      <text:p text:style-name="P59"><text:span text:style-name="T6"><text:s text:c="4"/></text:span>printfn <text:span text:style-name="T14">"Result A ('b'):\n%A\n"</text:span> result</text:p>
      <text:p text:style-name="P59"><text:span text:style-name="T6"><text:s text:c="4"/></text:span></text:p>
      <text:p text:style-name="P59"><text:span text:style-name="T6"><text:s text:c="4"/></text:span>Assert.IsTrue(result.isErr)</text:p>
      <text:p text:style-name="P52"/>
      <text:p text:style-name="P36">[&lt;Test&gt;]</text:p>
      <text:p text:style-name="P36">let <text:span text:style-name="T14">``</text:span> Parse single character with empty input<text:span text:style-name="T14">``</text:span> <text:span text:style-name="T6">()</text:span> <text:span text:style-name="T6">=</text:span></text:p>
      <text:p text:style-name="P59"><text:span text:style-name="T6"><text:s text:c="4"/>let</text:span> result <text:span text:style-name="T6">=</text:span> parse (parseChar <text:span text:style-name="T14">'a'</text:span>) <text:span text:style-name="T14">""</text:span></text:p>
      <text:p text:style-name="P59"><text:span text:style-name="T6"><text:s text:c="4"/></text:span></text:p>
      <text:p text:style-name="P59"><text:span text:style-name="T6"><text:s text:c="4"/></text:span>printfn <text:span text:style-name="T14">"Result A (</text:span><text:span text:style-name="T19">\"\"</text:span><text:span text:style-name="T14">):\n%A\n"</text:span> result</text:p>
      <text:p text:style-name="P59"><text:span text:style-name="T6"><text:s text:c="4"/></text:span></text:p>
      <text:p text:style-name="P59"><text:span text:style-name="T6"><text:s text:c="4"/></text:span>Assert.IsTrue(result.isErr)</text:p>
      <text:p text:style-name="P52"/>
      <text:p text:style-name="P42">(*</text:p>
      <text:p text:style-name="P63"><text:span text:style-name="T6"><text:s text:c="4"/></text:span>PARSE "AND" TESTS</text:p>
      <text:p text:style-name="P42">*)</text:p>
      <text:p text:style-name="P52"><text:soft-page-break/></text:p>
      <text:p text:style-name="P36">[&lt;Test&gt;]</text:p>
      <text:p text:style-name="P36">let <text:span text:style-name="T14">``</text:span> Parse 'a' then 'b' correctly with "ab"<text:span text:style-name="T14">``</text:span> <text:span text:style-name="T6">()</text:span> <text:span text:style-name="T6">=</text:span></text:p>
      <text:p text:style-name="P59"><text:span text:style-name="T6"><text:s text:c="4"/>let</text:span> parser <text:span text:style-name="T6">=</text:span> parseAnd (parseChar <text:span text:style-name="T14">'a'</text:span>) (parseChar <text:span text:style-name="T14">'b'</text:span>)</text:p>
      <text:p text:style-name="P59"><text:span text:style-name="T6"><text:s text:c="4"/>let</text:span> result <text:span text:style-name="T6">=</text:span> parse parser <text:span text:style-name="T14">"ab"</text:span></text:p>
      <text:p text:style-name="P59"><text:span text:style-name="T6"><text:s text:c="4"/></text:span></text:p>
      <text:p text:style-name="P59"><text:span text:style-name="T6"><text:s text:c="4"/></text:span>printfn <text:span text:style-name="T14">"Result A (</text:span><text:span text:style-name="T19">\"</text:span><text:span text:style-name="T14">ab</text:span><text:span text:style-name="T19">\"</text:span><text:span text:style-name="T14">):\n%A\n"</text:span> result</text:p>
      <text:p text:style-name="P59"><text:span text:style-name="T6"><text:s text:c="4"/></text:span></text:p>
      <text:p text:style-name="P59"><text:span text:style-name="T6"><text:s text:c="4"/></text:span>Assert.IsTrue(result.isOk)</text:p>
      <text:p text:style-name="P52"/>
      <text:p text:style-name="P36">[&lt;Test&gt;]</text:p>
      <text:p text:style-name="P36">let <text:span text:style-name="T14">``</text:span> Parse 'a' then 'b' **INcorrectly** with "ba"<text:span text:style-name="T14">``</text:span> <text:span text:style-name="T6">()</text:span> <text:span text:style-name="T6">=</text:span></text:p>
      <text:p text:style-name="P59"><text:span text:style-name="T6"><text:s text:c="4"/>let</text:span> parser <text:span text:style-name="T6">=</text:span> parseAnd (parseChar <text:span text:style-name="T14">'a'</text:span>) (parseChar <text:span text:style-name="T14">'b'</text:span>)</text:p>
      <text:p text:style-name="P59"><text:span text:style-name="T6"><text:s text:c="4"/>let</text:span> result <text:span text:style-name="T6">=</text:span> parse parser <text:span text:style-name="T14">"ba"</text:span></text:p>
      <text:p text:style-name="P59"><text:span text:style-name="T6"><text:s text:c="4"/></text:span></text:p>
      <text:p text:style-name="P59"><text:span text:style-name="T6"><text:s text:c="4"/></text:span>printfn <text:span text:style-name="T14">"Result A (</text:span><text:span text:style-name="T19">\"</text:span><text:span text:style-name="T14">ba</text:span><text:span text:style-name="T19">\"</text:span><text:span text:style-name="T14">):\n%A\n"</text:span> result</text:p>
      <text:p text:style-name="P59"><text:span text:style-name="T6"><text:s text:c="4"/></text:span></text:p>
      <text:p text:style-name="P59"><text:span text:style-name="T6"><text:s text:c="4"/></text:span>Assert.IsTrue(result.isErr)</text:p>
      <text:p text:style-name="P52"/>
      <text:p text:style-name="P36">[&lt;Test&gt;]</text:p>
      <text:p text:style-name="P36">let <text:span text:style-name="T14">``</text:span> Parse 'a' and 'b' correctly with "ab" using infix notation<text:span text:style-name="T14">``</text:span> <text:span text:style-name="T6">()</text:span> <text:span text:style-name="T6">=</text:span></text:p>
      <text:p text:style-name="P59"><text:span text:style-name="T6"><text:s text:c="4"/>let</text:span> parser <text:span text:style-name="T6">=</text:span> parseChar <text:span text:style-name="T14">'a'</text:span> <text:span text:style-name="T6">++</text:span> parseChar <text:span text:style-name="T14">'b'</text:span></text:p>
      <text:p text:style-name="P59"><text:span text:style-name="T6"><text:s text:c="4"/>let</text:span> result <text:span text:style-name="T6">=</text:span> parse parser <text:span text:style-name="T14">"ab"</text:span></text:p>
      <text:p text:style-name="P59"><text:span text:style-name="T6"><text:s text:c="4"/></text:span></text:p>
      <text:p text:style-name="P59"><text:span text:style-name="T6"><text:s text:c="4"/></text:span>printfn <text:span text:style-name="T14">"Result A (</text:span><text:span text:style-name="T19">\"</text:span><text:span text:style-name="T14">ab</text:span><text:span text:style-name="T19">\"</text:span><text:span text:style-name="T14">):\n%A\n"</text:span> result</text:p>
      <text:p text:style-name="P59"><text:span text:style-name="T6"><text:s text:c="4"/></text:span></text:p>
      <text:p text:style-name="P59"><text:span text:style-name="T6"><text:s text:c="4"/></text:span>Assert.IsTrue(result.isOk)</text:p>
      <text:p text:style-name="P52"/>
      <text:p text:style-name="P42">(*</text:p>
      <text:p text:style-name="P63"><text:span text:style-name="T6"><text:s text:c="4"/></text:span>PARSE "OR" TESTS</text:p>
      <text:p text:style-name="P42">*)</text:p>
      <text:p text:style-name="P52"/>
      <text:p text:style-name="P36">[&lt;Test&gt;]</text:p>
      <text:p text:style-name="P36">let <text:span text:style-name="T14">``</text:span> Parse either 'a' or 'b' correctly<text:span text:style-name="T14">``</text:span> <text:span text:style-name="T6">()</text:span> <text:span text:style-name="T6">=</text:span></text:p>
      <text:p text:style-name="P59"><text:span text:style-name="T6"><text:s text:c="4"/>let</text:span> parser <text:span text:style-name="T6">=</text:span> parseOr (parseChar <text:span text:style-name="T14">'a'</text:span>) (parseChar <text:span text:style-name="T14">'b'</text:span>)</text:p>
      <text:p text:style-name="P59"><text:span text:style-name="T6"><text:s text:c="4"/>let</text:span> resultA <text:span text:style-name="T6">=</text:span> parse parser <text:span text:style-name="T14">"a"</text:span></text:p>
      <text:p text:style-name="P59"><text:span text:style-name="T6"><text:s text:c="4"/>let</text:span> resultB <text:span text:style-name="T6">=</text:span> parse parser <text:span text:style-name="T14">"b"</text:span></text:p>
      <text:p text:style-name="P59"><text:span text:style-name="T6"><text:s text:c="4"/></text:span></text:p>
      <text:p text:style-name="P59"><text:span text:style-name="T6"><text:s text:c="4"/></text:span>printfn <text:span text:style-name="T14">"Result A ('a'):\n%A\n"</text:span> resultA</text:p>
      <text:p text:style-name="P59"><text:span text:style-name="T6"><text:s text:c="4"/></text:span>printfn <text:span text:style-name="T14">"Result B ('b'):\n%A\n"</text:span> resultB</text:p>
      <text:p text:style-name="P59"><text:span text:style-name="T6"><text:s text:c="4"/></text:span></text:p>
      <text:p text:style-name="P59"><text:span text:style-name="T6"><text:s text:c="4"/></text:span>Assert.IsTrue(resultA.isOk)</text:p>
      <text:p text:style-name="P59"><text:span text:style-name="T6"><text:s text:c="4"/></text:span>Assert.IsTrue(resultB.isOk)</text:p>
      <text:p text:style-name="P52"/>
      <text:p text:style-name="P36">[&lt;Test&gt;]</text:p>
      <text:p text:style-name="P36">let <text:span text:style-name="T14">``</text:span> Parse either 'a' or 'b' **INcorrectly**<text:span text:style-name="T14">``</text:span> <text:span text:style-name="T6">()</text:span> <text:span text:style-name="T6">=</text:span></text:p>
      <text:p text:style-name="P59"><text:span text:style-name="T6"><text:s text:c="4"/>let</text:span> parser <text:span text:style-name="T6">=</text:span> parseOr (parseChar <text:span text:style-name="T14">'a'</text:span>) (parseChar <text:span text:style-name="T14">'b'</text:span>)</text:p>
      <text:p text:style-name="P59"><text:span text:style-name="T6"><text:s text:c="4"/>let</text:span> result <text:span text:style-name="T6">=</text:span> parse parser <text:span text:style-name="T14">"c"</text:span></text:p>
      <text:p text:style-name="P59"><text:span text:style-name="T6"><text:s text:c="4"/></text:span></text:p>
      <text:p text:style-name="P59"><text:span text:style-name="T6"><text:s text:c="4"/></text:span>printfn <text:span text:style-name="T14">"Result A ('c'):\n%A\n"</text:span> result</text:p>
      <text:p text:style-name="P59"><text:span text:style-name="T6"><text:s text:c="4"/></text:span></text:p>
      <text:p text:style-name="P59"><text:span text:style-name="T6"><text:s text:c="4"/></text:span>Assert.IsTrue(result.isErr)</text:p>
      <text:p text:style-name="P52"/>
      <text:p text:style-name="P36">[&lt;Test&gt;]</text:p>
      <text:p text:style-name="P36">let <text:span text:style-name="T14">``</text:span> Parse either 'a' or 'b' correctly using infix notation<text:span text:style-name="T14">``</text:span> <text:span text:style-name="T6">()</text:span> <text:span text:style-name="T6">=</text:span></text:p>
      <text:p text:style-name="P59"><text:span text:style-name="T6"><text:s text:c="4"/>let</text:span> parser <text:span text:style-name="T6">=</text:span> parseChar <text:span text:style-name="T14">'a'</text:span> <text:span text:style-name="T6">&lt;|&gt;</text:span> parseChar <text:span text:style-name="T14">'b'</text:span></text:p>
      <text:p text:style-name="P59"><text:span text:style-name="T6"><text:s text:c="4"/>let</text:span> resultA <text:span text:style-name="T6">=</text:span> parse parser <text:span text:style-name="T14">"a"</text:span></text:p>
      <text:p text:style-name="P59"><text:span text:style-name="T6"><text:s text:c="4"/>let</text:span> resultB <text:span text:style-name="T6">=</text:span> parse parser <text:span text:style-name="T14">"b"</text:span></text:p>
      <text:p text:style-name="P59"><text:span text:style-name="T6"><text:s text:c="4"/></text:span></text:p>
      <text:p text:style-name="P59"><text:soft-page-break/><text:span text:style-name="T6"><text:s text:c="4"/></text:span>printfn <text:span text:style-name="T14">"Result A ('a'):\n%A\n"</text:span> resultA</text:p>
      <text:p text:style-name="P59"><text:span text:style-name="T6"><text:s text:c="4"/></text:span>printfn <text:span text:style-name="T14">"Result B ('b'):\n%A\n"</text:span> resultB</text:p>
      <text:p text:style-name="P59"><text:span text:style-name="T6"><text:s text:c="4"/></text:span></text:p>
      <text:p text:style-name="P59"><text:span text:style-name="T6"><text:s text:c="4"/></text:span>Assert.IsTrue(resultA.isOk)</text:p>
      <text:p text:style-name="P59"><text:span text:style-name="T6"><text:s text:c="4"/></text:span>Assert.IsTrue(resultB.isOk)</text:p>
      <text:p text:style-name="P52"/>
      <text:p text:style-name="P42">(*</text:p>
      <text:p text:style-name="P63"><text:span text:style-name="T6"><text:s text:c="4"/></text:span>PARSE "MANY" TESTS</text:p>
      <text:p text:style-name="P42">*)</text:p>
      <text:p text:style-name="P52"/>
      <text:p text:style-name="P36">[&lt;Test&gt;]</text:p>
      <text:p text:style-name="P36">let <text:span text:style-name="T14">``</text:span> Parse zero or more 'a' characters correctly<text:span text:style-name="T14">``</text:span> <text:span text:style-name="T6">()</text:span> <text:span text:style-name="T6">=</text:span></text:p>
      <text:p text:style-name="P59"><text:span text:style-name="T6"><text:s text:c="4"/>let</text:span> parser <text:span text:style-name="T6">=</text:span> parseMany (parseChar <text:span text:style-name="T14">'a'</text:span>)</text:p>
      <text:p text:style-name="P59"><text:span text:style-name="T6"><text:s text:c="4"/>let</text:span> resultA <text:span text:style-name="T6">=</text:span> parse parser <text:span text:style-name="T14">""</text:span></text:p>
      <text:p text:style-name="P59"><text:span text:style-name="T6"><text:s text:c="4"/>let</text:span> resultB <text:span text:style-name="T6">=</text:span> parse parser <text:span text:style-name="T14">"a"</text:span></text:p>
      <text:p text:style-name="P59"><text:span text:style-name="T6"><text:s text:c="4"/>let</text:span> resultC <text:span text:style-name="T6">=</text:span> parse parser <text:span text:style-name="T14">"aa"</text:span></text:p>
      <text:p text:style-name="P59"><text:span text:style-name="T6"><text:s text:c="4"/></text:span></text:p>
      <text:p text:style-name="P59"><text:span text:style-name="T6"><text:s text:c="4"/></text:span>printfn <text:span text:style-name="T14">"Result A (no input):\n%A\n"</text:span> resultA</text:p>
      <text:p text:style-name="P59"><text:span text:style-name="T6"><text:s text:c="4"/></text:span>printfn <text:span text:style-name="T14">"Result B (one 'a'):\n%A\n"</text:span> resultB</text:p>
      <text:p text:style-name="P59"><text:span text:style-name="T6"><text:s text:c="4"/></text:span>printfn <text:span text:style-name="T14">"Result C (two 'a's):\n%A\n"</text:span> resultC</text:p>
      <text:p text:style-name="P59"><text:span text:style-name="T6"><text:s text:c="4"/></text:span></text:p>
      <text:p text:style-name="P59"><text:span text:style-name="T6"><text:s text:c="4"/></text:span>Assert.IsTrue(resultA.isOk)</text:p>
      <text:p text:style-name="P59"><text:span text:style-name="T6"><text:s text:c="4"/></text:span>Assert.IsTrue(resultB.isOk)</text:p>
      <text:p text:style-name="P59"><text:span text:style-name="T6"><text:s text:c="4"/></text:span>Assert.IsTrue(resultC.isOk)</text:p>
      <text:p text:style-name="P52"/>
      <text:p text:style-name="P36">[&lt;Test&gt;]</text:p>
      <text:p text:style-name="P36">let <text:span text:style-name="T14">``</text:span> Parse zero or more 'a' characters **INcorrectly**<text:span text:style-name="T14">``</text:span> <text:span text:style-name="T6">()</text:span> <text:span text:style-name="T6">=</text:span></text:p>
      <text:p text:style-name="P59"><text:span text:style-name="T6"><text:s text:c="4"/>let</text:span> parser <text:span text:style-name="T6">=</text:span> parseMany (parseChar <text:span text:style-name="T14">'a'</text:span>)</text:p>
      <text:p text:style-name="P59"><text:span text:style-name="T6"><text:s text:c="4"/>let</text:span> result <text:span text:style-name="T6">=</text:span> parse parser <text:span text:style-name="T14">"b"</text:span></text:p>
      <text:p text:style-name="P59"><text:span text:style-name="T6"><text:s text:c="4"/></text:span></text:p>
      <text:p text:style-name="P59"><text:span text:style-name="T6"><text:s text:c="4"/></text:span>printfn <text:span text:style-name="T14">"Result A (one 'b'):\n%A\n"</text:span> result</text:p>
      <text:p text:style-name="P59"><text:span text:style-name="T6"><text:s text:c="4"/></text:span></text:p>
      <text:p text:style-name="P59"><text:span text:style-name="T6"><text:s text:c="4"/></text:span>Assert.IsTrue(result.isOk)</text:p>
      <text:p text:style-name="P52"/>
      <text:p text:style-name="P36">[&lt;Test&gt;]</text:p>
      <text:p text:style-name="P36">let <text:span text:style-name="T14">``</text:span> Parse one or more 'a' characters correctly<text:span text:style-name="T14">``</text:span> <text:span text:style-name="T6">()</text:span> <text:span text:style-name="T6">=</text:span></text:p>
      <text:p text:style-name="P59"><text:span text:style-name="T6"><text:s text:c="4"/>let</text:span> parser <text:span text:style-name="T6">=</text:span> parseOneOrMore (parseChar <text:span text:style-name="T14">'a'</text:span>)</text:p>
      <text:p text:style-name="P59"><text:span text:style-name="T6"><text:s text:c="4"/>let</text:span> resultA <text:span text:style-name="T6">=</text:span> parse parser <text:span text:style-name="T14">"a"</text:span></text:p>
      <text:p text:style-name="P59"><text:span text:style-name="T6"><text:s text:c="4"/>let</text:span> resultB <text:span text:style-name="T6">=</text:span> parse parser <text:span text:style-name="T14">"aa"</text:span></text:p>
      <text:p text:style-name="P59"><text:span text:style-name="T6"><text:s text:c="4"/></text:span></text:p>
      <text:p text:style-name="P59"><text:span text:style-name="T6"><text:s text:c="4"/></text:span>printfn <text:span text:style-name="T14">"Result A (one 'a'):\n%A\n"</text:span> resultA</text:p>
      <text:p text:style-name="P59"><text:span text:style-name="T6"><text:s text:c="4"/></text:span>printfn <text:span text:style-name="T14">"Result B (two 'a's):\n%A\n"</text:span> resultB</text:p>
      <text:p text:style-name="P59"><text:span text:style-name="T6"><text:s text:c="4"/></text:span></text:p>
      <text:p text:style-name="P59"><text:span text:style-name="T6"><text:s text:c="4"/></text:span>Assert.IsTrue(resultA.isOk)</text:p>
      <text:p text:style-name="P59"><text:span text:style-name="T6"><text:s text:c="4"/></text:span>Assert.IsTrue(resultB.isOk)</text:p>
      <text:p text:style-name="P52"/>
      <text:p text:style-name="P36">[&lt;Test&gt;]</text:p>
      <text:p text:style-name="P36">let <text:span text:style-name="T14">``</text:span> Parse one or more 'a' characters **INcorrectly**<text:span text:style-name="T14">``</text:span> <text:span text:style-name="T6">()</text:span> <text:span text:style-name="T6">=</text:span></text:p>
      <text:p text:style-name="P59"><text:span text:style-name="T6"><text:s text:c="4"/>let</text:span> parser <text:span text:style-name="T6">=</text:span> parseOneOrMore (parseChar <text:span text:style-name="T14">'a'</text:span>)</text:p>
      <text:p text:style-name="P59"><text:span text:style-name="T6"><text:s text:c="4"/>let</text:span> resultA <text:span text:style-name="T6">=</text:span> parse parser <text:span text:style-name="T14">""</text:span></text:p>
      <text:p text:style-name="P59"><text:span text:style-name="T6"><text:s text:c="4"/>let</text:span> resultB <text:span text:style-name="T6">=</text:span> parse parser <text:span text:style-name="T14">"b"</text:span></text:p>
      <text:p text:style-name="P59"><text:span text:style-name="T6"><text:s text:c="4"/></text:span></text:p>
      <text:p text:style-name="P59"><text:span text:style-name="T6"><text:s text:c="4"/></text:span>printfn <text:span text:style-name="T14">"Result A (no input):\n%A\n"</text:span> resultA</text:p>
      <text:p text:style-name="P59"><text:span text:style-name="T6"><text:s text:c="4"/></text:span>printfn <text:span text:style-name="T14">"Result B ('b'):\n%A\n"</text:span> resultB</text:p>
      <text:p text:style-name="P59"><text:span text:style-name="T6"><text:s text:c="4"/></text:span></text:p>
      <text:p text:style-name="P59"><text:span text:style-name="T6"><text:s text:c="4"/></text:span>Assert.IsTrue(resultA.isErr)</text:p>
      <text:p text:style-name="P59"><text:span text:style-name="T6"><text:s text:c="4"/></text:span>Assert.IsTrue(resultB.isErr)</text:p>
      <text:p text:style-name="P52"/>
      <text:p text:style-name="P42">(*</text:p>
      <text:p text:style-name="P63"><text:soft-page-break/><text:span text:style-name="T6"><text:s text:c="4"/></text:span>PARSE "OPTIONAL" TESTS</text:p>
      <text:p text:style-name="P42">*)</text:p>
      <text:p text:style-name="P52"/>
      <text:p text:style-name="P36">[&lt;Test&gt;]</text:p>
      <text:p text:style-name="P36">let <text:span text:style-name="T14">``</text:span> Optionally parse an 'a' character correctly<text:span text:style-name="T14">``</text:span> <text:span text:style-name="T6">()</text:span> <text:span text:style-name="T6">=</text:span></text:p>
      <text:p text:style-name="P59"><text:span text:style-name="T6"><text:s text:c="4"/>let</text:span> parser <text:span text:style-name="T6">=</text:span> parseOptional (parseChar <text:span text:style-name="T14">'a'</text:span>)</text:p>
      <text:p text:style-name="P59"><text:span text:style-name="T6"><text:s text:c="4"/>let</text:span> resultA <text:span text:style-name="T6">=</text:span> parse parser <text:span text:style-name="T14">""</text:span></text:p>
      <text:p text:style-name="P59"><text:span text:style-name="T6"><text:s text:c="4"/>let</text:span> resultB <text:span text:style-name="T6">=</text:span> parse parser <text:span text:style-name="T14">"a"</text:span></text:p>
      <text:p text:style-name="P59"><text:span text:style-name="T6"><text:s text:c="4"/></text:span></text:p>
      <text:p text:style-name="P59"><text:span text:style-name="T6"><text:s text:c="4"/></text:span>printfn <text:span text:style-name="T14">"Result A (no input):\n%A\n"</text:span> resultA</text:p>
      <text:p text:style-name="P59"><text:span text:style-name="T6"><text:s text:c="4"/></text:span>printfn <text:span text:style-name="T14">"Result B ('a'):\n%A\n"</text:span> resultB</text:p>
      <text:p text:style-name="P52"/>
      <text:p text:style-name="P63"><text:span text:style-name="T6"><text:s text:c="4"/></text:span>// Assert.IsTrue(resultA.isOk)</text:p>
      <text:p text:style-name="P63"><text:span text:style-name="T6"><text:s text:c="4"/></text:span>// Assert.IsTrue(resultB.isOk)</text:p>
      <text:p text:style-name="P59"><text:span text:style-name="T6"><text:s text:c="4"/>match</text:span> resultA <text:span text:style-name="T6">with</text:span></text:p>
      <text:p text:style-name="P59"><text:span text:style-name="T6"><text:s text:c="4"/>|</text:span> Err <text:span text:style-name="T6">_</text:span> <text:span text:style-name="T6">-&gt;</text:span></text:p>
      <text:p text:style-name="P59"><text:span text:style-name="T6"><text:s text:c="8"/></text:span>Assert.IsTrue(false)</text:p>
      <text:p text:style-name="P59"><text:span text:style-name="T6"><text:s text:c="4"/>|</text:span> <text:span text:style-name="T6">Ok {</text:span> Value <text:span text:style-name="T6">=</text:span> value<text:span text:style-name="T6">;</text:span> Input <text:span text:style-name="T6">=</text:span> <text:span text:style-name="T6">_</text:span> <text:span text:style-name="T6">}</text:span> <text:span text:style-name="T6">-&gt;</text:span></text:p>
      <text:p text:style-name="P59"><text:span text:style-name="T6"><text:s text:c="8"/></text:span>Assert.AreEqual(value, None)</text:p>
      <text:p text:style-name="P52"/>
      <text:p text:style-name="P59"><text:span text:style-name="T6"><text:s text:c="4"/>match</text:span> resultB <text:span text:style-name="T6">with</text:span></text:p>
      <text:p text:style-name="P59"><text:span text:style-name="T6"><text:s text:c="4"/>|</text:span> Err <text:span text:style-name="T6">_</text:span> <text:span text:style-name="T6">-&gt;</text:span></text:p>
      <text:p text:style-name="P59"><text:span text:style-name="T6"><text:s text:c="8"/></text:span>Assert.IsTrue(false)</text:p>
      <text:p text:style-name="P59"><text:span text:style-name="T6"><text:s text:c="4"/>|</text:span> <text:span text:style-name="T6">Ok {</text:span> Value <text:span text:style-name="T6">=</text:span> value<text:span text:style-name="T6">;</text:span> Input <text:span text:style-name="T6">=</text:span> <text:span text:style-name="T6">_</text:span> <text:span text:style-name="T6">}</text:span> <text:span text:style-name="T6">-&gt;</text:span></text:p>
      <text:p text:style-name="P59"><text:span text:style-name="T6"><text:s text:c="8"/></text:span>Assert.AreEqual(value, Some <text:span text:style-name="T14">'a'</text:span>)</text:p>
      <text:p text:style-name="P52"/>
      <text:p text:style-name="P36">[&lt;Test&gt;]</text:p>
      <text:p text:style-name="P36">let <text:span text:style-name="T14">``</text:span> Optionally parse an 'a' character **INcorrectly**<text:span text:style-name="T14">``</text:span> <text:span text:style-name="T6">()</text:span> <text:span text:style-name="T6">=</text:span></text:p>
      <text:p text:style-name="P59"><text:span text:style-name="T6"><text:s text:c="4"/>let</text:span> parser <text:span text:style-name="T6">=</text:span> parseOptional (parseChar <text:span text:style-name="T14">'a'</text:span>)</text:p>
      <text:p text:style-name="P59"><text:span text:style-name="T6"><text:s text:c="4"/>let</text:span> resultA <text:span text:style-name="T6">=</text:span> parse parser <text:span text:style-name="T14">"b"</text:span></text:p>
      <text:p text:style-name="P59"><text:span text:style-name="T6"><text:s text:c="4"/></text:span></text:p>
      <text:p text:style-name="P59"><text:span text:style-name="T6"><text:s text:c="4"/></text:span>printfn <text:span text:style-name="T14">"Result A ('b'):\n%A\n"</text:span> resultA</text:p>
      <text:p text:style-name="P59"><text:span text:style-name="T6"><text:s text:c="4"/></text:span></text:p>
      <text:p text:style-name="P59"><text:span text:style-name="T6"><text:s text:c="4"/>match</text:span> resultA <text:span text:style-name="T6">with</text:span></text:p>
      <text:p text:style-name="P59"><text:span text:style-name="T6"><text:s text:c="4"/>|</text:span> Err <text:span text:style-name="T6">_</text:span> <text:span text:style-name="T6">-&gt;</text:span></text:p>
      <text:p text:style-name="P59"><text:span text:style-name="T6"><text:s text:c="8"/></text:span>Assert.IsTrue(false)</text:p>
      <text:p text:style-name="P59"><text:span text:style-name="T6"><text:s text:c="4"/>|</text:span> <text:span text:style-name="T6">Ok {</text:span> Value <text:span text:style-name="T6">=</text:span> value<text:span text:style-name="T6">;</text:span> Input <text:span text:style-name="T6">=</text:span> <text:span text:style-name="T6">_</text:span> <text:span text:style-name="T6">}</text:span> <text:span text:style-name="T6">-&gt;</text:span></text:p>
      <text:p text:style-name="P59"><text:span text:style-name="T6"><text:s text:c="8"/></text:span>Assert.AreEqual(value, null)</text:p>
      <text:p text:style-name="P52"/>
      <text:p text:style-name="P42">(*</text:p>
      <text:p text:style-name="P63"><text:span text:style-name="T6"><text:s text:c="4"/></text:span>KEEP LEFT/RIGHT/BETWEEN TESTS</text:p>
      <text:p text:style-name="P42">*)</text:p>
      <text:p text:style-name="P52"/>
      <text:p text:style-name="P36">[&lt;Test&gt;]</text:p>
      <text:p text:style-name="P36">let <text:span text:style-name="T14">``</text:span> Parse both 'a' and 'b', returning only the 'a' parser<text:span text:style-name="T14">``</text:span> <text:span text:style-name="T6">()</text:span> <text:span text:style-name="T6">=</text:span></text:p>
      <text:p text:style-name="P59"><text:span text:style-name="T6"><text:s text:c="4"/>let</text:span> parserA <text:span text:style-name="T6">=</text:span> parseChar <text:span text:style-name="T14">'a'</text:span></text:p>
      <text:p text:style-name="P59"><text:span text:style-name="T6"><text:s text:c="4"/>let</text:span> parserB <text:span text:style-name="T6">=</text:span> parseChar <text:span text:style-name="T14">'b'</text:span></text:p>
      <text:p text:style-name="P59"><text:span text:style-name="T6"><text:s text:c="4"/></text:span></text:p>
      <text:p text:style-name="P59"><text:span text:style-name="T6"><text:s text:c="4"/>let</text:span> parser <text:span text:style-name="T6">=</text:span> parseKeepLeft parserA parserB</text:p>
      <text:p text:style-name="P59"><text:span text:style-name="T6"><text:s text:c="4"/>let</text:span> resultA <text:span text:style-name="T6">=</text:span> parse parser <text:span text:style-name="T14">"ab"</text:span></text:p>
      <text:p text:style-name="P59"><text:span text:style-name="T6"><text:s text:c="4"/></text:span></text:p>
      <text:p text:style-name="P59"><text:span text:style-name="T6"><text:s text:c="4"/></text:span>printfn <text:span text:style-name="T14">"Result A (</text:span><text:span text:style-name="T19">\"</text:span><text:span text:style-name="T14">ab</text:span><text:span text:style-name="T19">\"</text:span><text:span text:style-name="T14">):\n%A\n"</text:span> resultA</text:p>
      <text:p text:style-name="P59"><text:span text:style-name="T6"><text:s text:c="4"/></text:span></text:p>
      <text:p text:style-name="P59"><text:span text:style-name="T6"><text:s text:c="4"/></text:span>Assert.IsTrue(resultA.isOk)</text:p>
      <text:p text:style-name="P59"><text:span text:style-name="T6"><text:s text:c="4"/></text:span>Assert.AreEqual(parser.label, parserA.label)</text:p>
      <text:p text:style-name="P52"/>
      <text:p text:style-name="P36">[&lt;Test&gt;]</text:p>
      <text:p text:style-name="P36">let <text:span text:style-name="T14">``</text:span> Parse both 'a' and 'b', returning only the 'b' parser<text:span text:style-name="T14">``</text:span> <text:span text:style-name="T6">()</text:span> <text:span text:style-name="T6">=</text:span></text:p>
      <text:p text:style-name="P59"><text:span text:style-name="T6"><text:s text:c="4"/>let</text:span> parserA <text:span text:style-name="T6">=</text:span> parseChar <text:span text:style-name="T14">'a'</text:span></text:p>
      <text:p text:style-name="P59"><text:soft-page-break/><text:span text:style-name="T6"><text:s text:c="4"/>let</text:span> parserB <text:span text:style-name="T6">=</text:span> parseChar <text:span text:style-name="T14">'b'</text:span></text:p>
      <text:p text:style-name="P59"><text:span text:style-name="T6"><text:s text:c="4"/></text:span></text:p>
      <text:p text:style-name="P59"><text:span text:style-name="T6"><text:s text:c="4"/>let</text:span> parser <text:span text:style-name="T6">=</text:span> parseKeepRight parserA parserB</text:p>
      <text:p text:style-name="P59"><text:span text:style-name="T6"><text:s text:c="4"/>let</text:span> resultA <text:span text:style-name="T6">=</text:span> parse parser <text:span text:style-name="T14">"ab"</text:span></text:p>
      <text:p text:style-name="P59"><text:span text:style-name="T6"><text:s text:c="4"/></text:span></text:p>
      <text:p text:style-name="P59"><text:span text:style-name="T6"><text:s text:c="4"/></text:span>printfn <text:span text:style-name="T14">"Result A (</text:span><text:span text:style-name="T19">\"</text:span><text:span text:style-name="T14">ab</text:span><text:span text:style-name="T19">\"</text:span><text:span text:style-name="T14">):\n%A\n"</text:span> resultA</text:p>
      <text:p text:style-name="P59"><text:span text:style-name="T6"><text:s text:c="4"/></text:span></text:p>
      <text:p text:style-name="P59"><text:span text:style-name="T6"><text:s text:c="4"/></text:span>Assert.IsTrue(resultA.isOk)</text:p>
      <text:p text:style-name="P59"><text:span text:style-name="T6"><text:s text:c="4"/></text:span>Assert.AreEqual(parser.label, parserB.label)</text:p>
      <text:p text:style-name="P52"/>
      <text:p text:style-name="P36">[&lt;Test&gt;]</text:p>
      <text:p text:style-name="P36">let <text:span text:style-name="T14">``</text:span> Parse both 'a', 'b', and 'c', returning only the 'b' parser<text:span text:style-name="T14">``</text:span> <text:span text:style-name="T6">()</text:span> <text:span text:style-name="T6">=</text:span></text:p>
      <text:p text:style-name="P59"><text:span text:style-name="T6"><text:s text:c="4"/>let</text:span> parserA <text:span text:style-name="T6">=</text:span> parseChar <text:span text:style-name="T14">'a'</text:span></text:p>
      <text:p text:style-name="P59"><text:span text:style-name="T6"><text:s text:c="4"/>let</text:span> parserB <text:span text:style-name="T6">=</text:span> parseChar <text:span text:style-name="T14">'b'</text:span></text:p>
      <text:p text:style-name="P59"><text:span text:style-name="T6"><text:s text:c="4"/>let</text:span> parserC <text:span text:style-name="T6">=</text:span> parseChar <text:span text:style-name="T14">'c'</text:span></text:p>
      <text:p text:style-name="P59"><text:span text:style-name="T6"><text:s text:c="4"/></text:span></text:p>
      <text:p text:style-name="P59"><text:span text:style-name="T6"><text:s text:c="4"/>let</text:span> parser <text:span text:style-name="T6">=</text:span> parseBetween parserA parserB parserC</text:p>
      <text:p text:style-name="P59"><text:span text:style-name="T6"><text:s text:c="4"/>let</text:span> resultA <text:span text:style-name="T6">=</text:span> parse parser <text:span text:style-name="T14">"abc"</text:span></text:p>
      <text:p text:style-name="P59"><text:span text:style-name="T6"><text:s text:c="4"/></text:span></text:p>
      <text:p text:style-name="P59"><text:span text:style-name="T6"><text:s text:c="4"/></text:span>printfn <text:span text:style-name="T14">"Result A (</text:span><text:span text:style-name="T19">\"</text:span><text:span text:style-name="T14">abc</text:span><text:span text:style-name="T19">\"</text:span><text:span text:style-name="T14">):\n%A\n"</text:span> resultA</text:p>
      <text:p text:style-name="P59"><text:span text:style-name="T6"><text:s text:c="4"/></text:span></text:p>
      <text:p text:style-name="P59"><text:span text:style-name="T6"><text:s text:c="4"/></text:span>Assert.IsTrue(resultA.isOk)</text:p>
      <text:p text:style-name="P59"><text:span text:style-name="T6"><text:s text:c="4"/></text:span>Assert.AreEqual(parser.label, parserB.label)</text:p>
      <text:p text:style-name="P52"/>
      <text:p text:style-name="P36">[&lt;Test&gt;]</text:p>
      <text:p text:style-name="P36">let <text:span text:style-name="T14">``</text:span> Parse both 'a', 'b', and 'c', returning only the 'b' parser, using infix notation<text:span text:style-name="T14">``</text:span> <text:span text:style-name="T6">()</text:span> <text:span text:style-name="T6">=</text:span></text:p>
      <text:p text:style-name="P59"><text:span text:style-name="T6"><text:s text:c="4"/>let</text:span> parserA <text:span text:style-name="T6">=</text:span> parseChar <text:span text:style-name="T14">'a'</text:span></text:p>
      <text:p text:style-name="P59"><text:span text:style-name="T6"><text:s text:c="4"/>let</text:span> parserB <text:span text:style-name="T6">=</text:span> parseChar <text:span text:style-name="T14">'b'</text:span></text:p>
      <text:p text:style-name="P59"><text:span text:style-name="T6"><text:s text:c="4"/>let</text:span> parserC <text:span text:style-name="T6">=</text:span> parseChar <text:span text:style-name="T14">'c'</text:span></text:p>
      <text:p text:style-name="P59"><text:span text:style-name="T6"><text:s text:c="4"/></text:span></text:p>
      <text:p text:style-name="P59"><text:span text:style-name="T6"><text:s text:c="4"/>let</text:span> parser <text:span text:style-name="T6">=</text:span> parserA <text:span text:style-name="T6">/&gt;</text:span> parserB <text:span text:style-name="T6">&lt;/</text:span> parserC</text:p>
      <text:p text:style-name="P59"><text:span text:style-name="T6"><text:s text:c="4"/>let</text:span> resultA <text:span text:style-name="T6">=</text:span> parse parser <text:span text:style-name="T14">"abc"</text:span></text:p>
      <text:p text:style-name="P59"><text:span text:style-name="T6"><text:s text:c="4"/></text:span></text:p>
      <text:p text:style-name="P59"><text:span text:style-name="T6"><text:s text:c="4"/></text:span>printfn <text:span text:style-name="T14">"Result A (</text:span><text:span text:style-name="T19">\"</text:span><text:span text:style-name="T14">abc</text:span><text:span text:style-name="T19">\"</text:span><text:span text:style-name="T14">):\n%A\n"</text:span> resultA</text:p>
      <text:p text:style-name="P59"><text:span text:style-name="T6"><text:s text:c="4"/></text:span></text:p>
      <text:p text:style-name="P59"><text:span text:style-name="T6"><text:s text:c="4"/></text:span>Assert.IsTrue(resultA.isOk)</text:p>
      <text:p text:style-name="P59"><text:span text:style-name="T6"><text:s text:c="4"/></text:span>Assert.AreEqual(parser.label, parserB.label)</text:p>
      <text:p text:style-name="P52"/>
      <text:p text:style-name="P42">(*</text:p>
      <text:p text:style-name="P63"><text:span text:style-name="T6"><text:s text:c="4"/></text:span>PARSE LIST TESTS</text:p>
      <text:p text:style-name="P42">*)</text:p>
      <text:p text:style-name="P52"/>
      <text:p text:style-name="P36">[&lt;Test&gt;]</text:p>
      <text:p text:style-name="P36">let <text:span text:style-name="T14">``</text:span> Parse either 'a', 'b', or 'c' from a list of parsers correctly<text:span text:style-name="T14">``</text:span> <text:span text:style-name="T6">()</text:span> <text:span text:style-name="T6">=</text:span></text:p>
      <text:p text:style-name="P59"><text:span text:style-name="T6"><text:s text:c="4"/>let</text:span> parserA <text:span text:style-name="T6">=</text:span> parseChar <text:span text:style-name="T14">'a'</text:span></text:p>
      <text:p text:style-name="P59"><text:span text:style-name="T6"><text:s text:c="4"/>let</text:span> parserB <text:span text:style-name="T6">=</text:span> parseChar <text:span text:style-name="T14">'b'</text:span></text:p>
      <text:p text:style-name="P59"><text:span text:style-name="T6"><text:s text:c="4"/>let</text:span> parserC <text:span text:style-name="T6">=</text:span> parseChar <text:span text:style-name="T14">'c'</text:span></text:p>
      <text:p text:style-name="P59"><text:span text:style-name="T6"><text:s text:c="4"/></text:span></text:p>
      <text:p text:style-name="P59"><text:span text:style-name="T6"><text:s text:c="4"/>let</text:span> parser <text:span text:style-name="T6">=</text:span></text:p>
      <text:p text:style-name="P59"><text:span text:style-name="T6"><text:s text:c="8"/></text:span>parseParserList <text:span text:style-name="T6">[</text:span></text:p>
      <text:p text:style-name="P59"><text:span text:style-name="T6"><text:s text:c="8"/></text:span>parserA<text:span text:style-name="T6">;</text:span> parserB<text:span text:style-name="T6">;</text:span> parserC<text:span text:style-name="T6">;</text:span></text:p>
      <text:p text:style-name="P64"><text:s text:c="4"/>]</text:p>
      <text:p text:style-name="P52"/>
      <text:p text:style-name="P59"><text:span text:style-name="T6"><text:s text:c="4"/>let</text:span> resultA <text:span text:style-name="T6">=</text:span> parse parser <text:span text:style-name="T14">"a"</text:span></text:p>
      <text:p text:style-name="P59"><text:span text:style-name="T6"><text:s text:c="4"/>let</text:span> resultB <text:span text:style-name="T6">=</text:span> parse parser <text:span text:style-name="T14">"b"</text:span></text:p>
      <text:p text:style-name="P59"><text:span text:style-name="T6"><text:s text:c="4"/>let</text:span> resultC <text:span text:style-name="T6">=</text:span> parse parser <text:span text:style-name="T14">"c"</text:span></text:p>
      <text:p text:style-name="P59"><text:span text:style-name="T6"><text:s text:c="4"/></text:span></text:p>
      <text:p text:style-name="P59"><text:span text:style-name="T6"><text:s text:c="4"/></text:span>printfn <text:span text:style-name="T14">"Result A (</text:span><text:span text:style-name="T19">\"</text:span><text:span text:style-name="T14">a</text:span><text:span text:style-name="T19">\"</text:span><text:span text:style-name="T14">):\n%A\n"</text:span> resultA</text:p>
      <text:p text:style-name="P59"><text:span text:style-name="T6"><text:s text:c="4"/></text:span>printfn <text:span text:style-name="T14">"Result B (</text:span><text:span text:style-name="T19">\"</text:span><text:span text:style-name="T14">b</text:span><text:span text:style-name="T19">\"</text:span><text:span text:style-name="T14">):\n%A\n"</text:span> resultB</text:p>
      <text:p text:style-name="P59"><text:soft-page-break/><text:span text:style-name="T6"><text:s text:c="4"/></text:span>printfn <text:span text:style-name="T14">"Result C (</text:span><text:span text:style-name="T19">\"</text:span><text:span text:style-name="T14">c</text:span><text:span text:style-name="T19">\"</text:span><text:span text:style-name="T14">):\n%A\n"</text:span> resultC</text:p>
      <text:p text:style-name="P59"><text:span text:style-name="T6"><text:s text:c="4"/></text:span></text:p>
      <text:p text:style-name="P59"><text:span text:style-name="T6"><text:s text:c="4"/></text:span>Assert.IsTrue(resultA.isOk)</text:p>
      <text:p text:style-name="P59"><text:span text:style-name="T6"><text:s text:c="4"/></text:span>Assert.IsTrue(resultB.isOk)</text:p>
      <text:p text:style-name="P59"><text:span text:style-name="T6"><text:s text:c="4"/></text:span>Assert.IsTrue(resultC.isOk)</text:p>
      <text:p text:style-name="P52"/>
      <text:p text:style-name="P36">[&lt;Test&gt;]</text:p>
      <text:p text:style-name="P36">let <text:span text:style-name="T14">``</text:span> Parse either 'a', 'b', or 'c' from a list of parsers **INcorrectly**<text:span text:style-name="T14">``</text:span> <text:span text:style-name="T6">()</text:span> <text:span text:style-name="T6">=</text:span></text:p>
      <text:p text:style-name="P59"><text:span text:style-name="T6"><text:s text:c="4"/>let</text:span> parserA <text:span text:style-name="T6">=</text:span> parseChar <text:span text:style-name="T14">'a'</text:span></text:p>
      <text:p text:style-name="P59"><text:span text:style-name="T6"><text:s text:c="4"/>let</text:span> parserB <text:span text:style-name="T6">=</text:span> parseChar <text:span text:style-name="T14">'b'</text:span></text:p>
      <text:p text:style-name="P59"><text:span text:style-name="T6"><text:s text:c="4"/>let</text:span> parserC <text:span text:style-name="T6">=</text:span> parseChar <text:span text:style-name="T14">'c'</text:span></text:p>
      <text:p text:style-name="P59"><text:span text:style-name="T6"><text:s text:c="4"/></text:span></text:p>
      <text:p text:style-name="P59"><text:span text:style-name="T6"><text:s text:c="4"/>let</text:span> parser <text:span text:style-name="T6">=</text:span></text:p>
      <text:p text:style-name="P59"><text:span text:style-name="T6"><text:s text:c="8"/></text:span>parseParserList <text:span text:style-name="T6">[</text:span></text:p>
      <text:p text:style-name="P59"><text:span text:style-name="T6"><text:s text:c="8"/></text:span>parserA<text:span text:style-name="T6">;</text:span> parserB<text:span text:style-name="T6">;</text:span> parserC<text:span text:style-name="T6">;</text:span></text:p>
      <text:p text:style-name="P64"><text:s text:c="4"/>]</text:p>
      <text:p text:style-name="P59"><text:span text:style-name="T6"><text:s text:c="4"/></text:span></text:p>
      <text:p text:style-name="P59"><text:span text:style-name="T6"><text:s text:c="4"/>let</text:span> resultA <text:span text:style-name="T6">=</text:span> parse parser <text:span text:style-name="T14">"f"</text:span></text:p>
      <text:p text:style-name="P59"><text:span text:style-name="T6"><text:s text:c="4"/></text:span></text:p>
      <text:p text:style-name="P59"><text:span text:style-name="T6"><text:s text:c="4"/></text:span>printfn <text:span text:style-name="T14">"Result A (</text:span><text:span text:style-name="T19">\"</text:span><text:span text:style-name="T14">f</text:span><text:span text:style-name="T19">\"</text:span><text:span text:style-name="T14">):\n%A\n"</text:span> resultA</text:p>
      <text:p text:style-name="P59"><text:span text:style-name="T6"><text:s text:c="4"/></text:span></text:p>
      <text:p text:style-name="P59"><text:span text:style-name="T6"><text:s text:c="4"/></text:span>Assert.IsTrue(resultA.isErr)</text:p>
      <text:p text:style-name="P52"/>
      <text:p text:style-name="P42">(*</text:p>
      <text:p text:style-name="P63"><text:span text:style-name="T6"><text:s text:c="4"/></text:span>STRING PARSING TESTS</text:p>
      <text:p text:style-name="P42">*)</text:p>
      <text:p text:style-name="P52"/>
      <text:p text:style-name="P36">[&lt;Test&gt;]</text:p>
      <text:p text:style-name="P36">let <text:span text:style-name="T14">``</text:span> Parse string "abc" correctly<text:span text:style-name="T14">``</text:span> <text:span text:style-name="T6">()</text:span> <text:span text:style-name="T6">=</text:span></text:p>
      <text:p text:style-name="P59"><text:span text:style-name="T6"><text:s text:c="4"/>let</text:span> parser <text:span text:style-name="T6">=</text:span> parseString <text:span text:style-name="T14">"abc"</text:span></text:p>
      <text:p text:style-name="P59"><text:span text:style-name="T6"><text:s text:c="4"/></text:span></text:p>
      <text:p text:style-name="P59"><text:span text:style-name="T6"><text:s text:c="4"/>let</text:span> resultA <text:span text:style-name="T6">=</text:span> parse parser <text:span text:style-name="T14">"abc"</text:span></text:p>
      <text:p text:style-name="P59"><text:span text:style-name="T6"><text:s text:c="4"/></text:span></text:p>
      <text:p text:style-name="P59"><text:span text:style-name="T6"><text:s text:c="4"/></text:span>printfn <text:span text:style-name="T14">"Result A (</text:span><text:span text:style-name="T19">\"</text:span><text:span text:style-name="T14">abc</text:span><text:span text:style-name="T19">\"</text:span><text:span text:style-name="T14">):\n%A\n"</text:span> resultA</text:p>
      <text:p text:style-name="P59"><text:span text:style-name="T6"><text:s text:c="4"/></text:span></text:p>
      <text:p text:style-name="P59"><text:span text:style-name="T6"><text:s text:c="4"/></text:span>Assert.IsTrue(resultA.isOk)</text:p>
      <text:p text:style-name="P52"/>
      <text:p text:style-name="P36">[&lt;Test&gt;]</text:p>
      <text:p text:style-name="P36">let <text:span text:style-name="T14">``</text:span> Parse string "abc" **INcorrectly**<text:span text:style-name="T14">``</text:span> <text:span text:style-name="T6">()</text:span> <text:span text:style-name="T6">=</text:span></text:p>
      <text:p text:style-name="P59"><text:span text:style-name="T6"><text:s text:c="4"/>let</text:span> parser <text:span text:style-name="T6">=</text:span> parseString <text:span text:style-name="T14">"abc"</text:span></text:p>
      <text:p text:style-name="P59"><text:span text:style-name="T6"><text:s text:c="4"/></text:span></text:p>
      <text:p text:style-name="P59"><text:span text:style-name="T6"><text:s text:c="4"/>let</text:span> resultA <text:span text:style-name="T6">=</text:span> parse parser <text:span text:style-name="T14">""</text:span></text:p>
      <text:p text:style-name="P59"><text:span text:style-name="T6"><text:s text:c="4"/>let</text:span> resultB <text:span text:style-name="T6">=</text:span> parse parser <text:span text:style-name="T14">"abd"</text:span></text:p>
      <text:p text:style-name="P59"><text:span text:style-name="T6"><text:s text:c="4"/>let</text:span> resultC <text:span text:style-name="T6">=</text:span> parse parser <text:span text:style-name="T14">"test"</text:span></text:p>
      <text:p text:style-name="P52"/>
      <text:p text:style-name="P59"><text:span text:style-name="T6"><text:s text:c="4"/></text:span>printfn <text:span text:style-name="T14">"Result A (no input):\n%A\n"</text:span> resultA</text:p>
      <text:p text:style-name="P59"><text:span text:style-name="T6"><text:s text:c="4"/></text:span>printfn <text:span text:style-name="T14">"Result B (</text:span><text:span text:style-name="T19">\"</text:span><text:span text:style-name="T14">abd</text:span><text:span text:style-name="T19">\"</text:span><text:span text:style-name="T14">):\n%A\n"</text:span> resultB</text:p>
      <text:p text:style-name="P59"><text:span text:style-name="T6"><text:s text:c="4"/></text:span>printfn <text:span text:style-name="T14">"Result C (</text:span><text:span text:style-name="T19">\"</text:span><text:span text:style-name="T14">test</text:span><text:span text:style-name="T19">\"</text:span><text:span text:style-name="T14">):\n%A\n"</text:span> resultC</text:p>
      <text:p text:style-name="P59"><text:span text:style-name="T6"><text:s text:c="4"/></text:span></text:p>
      <text:p text:style-name="P59"><text:span text:style-name="T6"><text:s text:c="4"/></text:span>Assert.IsTrue(resultA.isErr)</text:p>
      <text:p text:style-name="P59"><text:span text:style-name="T6"><text:s text:c="4"/></text:span>Assert.IsTrue(resultB.isErr)</text:p>
      <text:p text:style-name="P59"><text:span text:style-name="T6"><text:s text:c="4"/></text:span>Assert.IsTrue(resultC.isErr)</text:p>
      <text:p text:style-name="P52"/>
      <text:p text:style-name="P42">(*</text:p>
      <text:p text:style-name="P63"><text:span text:style-name="T6"><text:s text:c="4"/></text:span>PARSE LIST OF STRINGS TESTS</text:p>
      <text:p text:style-name="P42">*)</text:p>
      <text:p text:style-name="P52"/>
      <text:p text:style-name="P36">[&lt;Test&gt;]</text:p>
      <text:p text:style-name="P36">let <text:span text:style-name="T14">``</text:span> Parse any string "abc", "def", or "ghi" from a list correctly<text:span text:style-name="T14">``</text:span> <text:span text:style-name="T6">()</text:span> <text:span text:style-name="T6">=</text:span></text:p>
      <text:p text:style-name="P59"><text:soft-page-break/><text:span text:style-name="T6"><text:s text:c="4"/>let</text:span> parser <text:span text:style-name="T6">=</text:span></text:p>
      <text:p text:style-name="P59"><text:span text:style-name="T6"><text:s text:c="8"/></text:span>parseStringList <text:span text:style-name="T6">[</text:span></text:p>
      <text:p text:style-name="P59"><text:span text:style-name="T6"><text:s text:c="12"/></text:span><text:span text:style-name="T14">"abc"</text:span><text:span text:style-name="T6">;</text:span> <text:span text:style-name="T14">"def"</text:span><text:span text:style-name="T6">;</text:span> <text:span text:style-name="T14">"ghi"</text:span></text:p>
      <text:p text:style-name="P64"><text:s text:c="8"/>]</text:p>
      <text:p text:style-name="P52"/>
      <text:p text:style-name="P59"><text:span text:style-name="T6"><text:s text:c="4"/>let</text:span> resultA <text:span text:style-name="T6">=</text:span> parse parser <text:span text:style-name="T14">"abc"</text:span></text:p>
      <text:p text:style-name="P59"><text:span text:style-name="T6"><text:s text:c="4"/>let</text:span> resultB <text:span text:style-name="T6">=</text:span> parse parser <text:span text:style-name="T14">"def"</text:span></text:p>
      <text:p text:style-name="P59"><text:span text:style-name="T6"><text:s text:c="4"/>let</text:span> resultC <text:span text:style-name="T6">=</text:span> parse parser <text:span text:style-name="T14">"ghi"</text:span></text:p>
      <text:p text:style-name="P59"><text:span text:style-name="T6"><text:s text:c="4"/></text:span></text:p>
      <text:p text:style-name="P59"><text:span text:style-name="T6"><text:s text:c="4"/></text:span>printfn <text:span text:style-name="T14">"Result A (</text:span><text:span text:style-name="T19">\"</text:span><text:span text:style-name="T14">abc</text:span><text:span text:style-name="T19">\"</text:span><text:span text:style-name="T14">):\n%A\n"</text:span> resultA</text:p>
      <text:p text:style-name="P59"><text:span text:style-name="T6"><text:s text:c="4"/></text:span>printfn <text:span text:style-name="T14">"Result B (</text:span><text:span text:style-name="T19">\"</text:span><text:span text:style-name="T14">def</text:span><text:span text:style-name="T19">\"</text:span><text:span text:style-name="T14">):\n%A\n"</text:span> resultB</text:p>
      <text:p text:style-name="P59"><text:span text:style-name="T6"><text:s text:c="4"/></text:span>printfn <text:span text:style-name="T14">"Result C (</text:span><text:span text:style-name="T19">\"</text:span><text:span text:style-name="T14">ghi</text:span><text:span text:style-name="T19">\"</text:span><text:span text:style-name="T14">):\n%A\n"</text:span> resultC</text:p>
      <text:p text:style-name="P59"><text:span text:style-name="T6"><text:s text:c="4"/></text:span></text:p>
      <text:p text:style-name="P59"><text:span text:style-name="T6"><text:s text:c="4"/></text:span>Assert.IsTrue(resultA.isOk)</text:p>
      <text:p text:style-name="P59"><text:span text:style-name="T6"><text:s text:c="4"/></text:span>Assert.IsTrue(resultB.isOk)</text:p>
      <text:p text:style-name="P59"><text:span text:style-name="T6"><text:s text:c="4"/></text:span>Assert.IsTrue(resultC.isOk)</text:p>
      <text:p text:style-name="P52"/>
      <text:p text:style-name="P36">[&lt;Test&gt;]</text:p>
      <text:p text:style-name="P36">let <text:span text:style-name="T14">``</text:span> Parse any string "abc", "def", or "ghi" from a list **INcorrectly**<text:span text:style-name="T14">``</text:span> <text:span text:style-name="T6">()</text:span> <text:span text:style-name="T6">=</text:span></text:p>
      <text:p text:style-name="P59"><text:span text:style-name="T6"><text:s text:c="4"/>let</text:span> parser <text:span text:style-name="T6">=</text:span></text:p>
      <text:p text:style-name="P59"><text:span text:style-name="T6"><text:s text:c="8"/></text:span>parseStringList <text:span text:style-name="T6">[</text:span></text:p>
      <text:p text:style-name="P59"><text:span text:style-name="T6"><text:s text:c="12"/></text:span><text:span text:style-name="T14">"abc"</text:span><text:span text:style-name="T6">;</text:span> <text:span text:style-name="T14">"def"</text:span><text:span text:style-name="T6">;</text:span> <text:span text:style-name="T14">"ghi"</text:span></text:p>
      <text:p text:style-name="P64"><text:s text:c="8"/>]</text:p>
      <text:p text:style-name="P52"/>
      <text:p text:style-name="P59"><text:span text:style-name="T6"><text:s text:c="4"/>let</text:span> resultA <text:span text:style-name="T6">=</text:span> parse parser <text:span text:style-name="T14">""</text:span></text:p>
      <text:p text:style-name="P59"><text:span text:style-name="T6"><text:s text:c="4"/>let</text:span> resultB <text:span text:style-name="T6">=</text:span> parse parser <text:span text:style-name="T14">"adg"</text:span></text:p>
      <text:p text:style-name="P59"><text:span text:style-name="T6"><text:s text:c="4"/>let</text:span> resultC <text:span text:style-name="T6">=</text:span> parse parser <text:span text:style-name="T14">"test"</text:span></text:p>
      <text:p text:style-name="P59"><text:span text:style-name="T6"><text:s text:c="4"/></text:span></text:p>
      <text:p text:style-name="P59"><text:span text:style-name="T6"><text:s text:c="4"/></text:span>printfn <text:span text:style-name="T14">"Result A (no input):\n%A\n"</text:span> resultA</text:p>
      <text:p text:style-name="P59"><text:span text:style-name="T6"><text:s text:c="4"/></text:span>printfn <text:span text:style-name="T14">"Result B (</text:span><text:span text:style-name="T19">\"</text:span><text:span text:style-name="T14">adg</text:span><text:span text:style-name="T19">\"</text:span><text:span text:style-name="T14">):\n%A\n"</text:span> resultB</text:p>
      <text:p text:style-name="P59"><text:span text:style-name="T6"><text:s text:c="4"/></text:span>printfn <text:span text:style-name="T14">"Result C (</text:span><text:span text:style-name="T19">\"</text:span><text:span text:style-name="T14">test</text:span><text:span text:style-name="T19">\"</text:span><text:span text:style-name="T14">):\n%A\n"</text:span> resultC</text:p>
      <text:p text:style-name="P59"><text:span text:style-name="T6"><text:s text:c="4"/></text:span></text:p>
      <text:p text:style-name="P59"><text:span text:style-name="T6"><text:s text:c="4"/></text:span>Assert.IsTrue(resultA.isErr)</text:p>
      <text:p text:style-name="P59"><text:span text:style-name="T6"><text:s text:c="4"/></text:span>Assert.IsTrue(resultB.isErr)</text:p>
      <text:p text:style-name="P59"><text:span text:style-name="T6"><text:s text:c="4"/></text:span>Assert.IsTrue(resultC.isErr)</text:p>
      <text:p text:style-name="P52"/>
      <text:p text:style-name="P42">(*</text:p>
      <text:p text:style-name="P63"><text:span text:style-name="T6"><text:s text:c="4"/></text:span>SEQUENCE PARSING</text:p>
      <text:p text:style-name="P42">*)</text:p>
      <text:p text:style-name="P52"/>
      <text:p text:style-name="P36">[&lt;Test&gt;]</text:p>
      <text:p text:style-name="P36">let <text:span text:style-name="T14">``</text:span> Parse character 'a' at least once separated by a comma (',') correctly<text:span text:style-name="T14">``</text:span> <text:span text:style-name="T6">()</text:span> <text:span text:style-name="T6">=</text:span></text:p>
      <text:p text:style-name="P59"><text:span text:style-name="T6"><text:s text:c="4"/>let</text:span> parserA <text:span text:style-name="T6">=</text:span> parseChar <text:span text:style-name="T14">'a'</text:span></text:p>
      <text:p text:style-name="P59"><text:span text:style-name="T6"><text:s text:c="4"/>let</text:span> separator <text:span text:style-name="T6">=</text:span> parseChar <text:span text:style-name="T14">','</text:span></text:p>
      <text:p text:style-name="P59"><text:span text:style-name="T6"><text:s text:c="4"/>let</text:span> parser <text:span text:style-name="T6">=</text:span> parseSeq parserA separator</text:p>
      <text:p text:style-name="P59"><text:span text:style-name="T6"><text:s text:c="4"/></text:span></text:p>
      <text:p text:style-name="P59"><text:span text:style-name="T6"><text:s text:c="4"/>let</text:span> resultA <text:span text:style-name="T6">=</text:span> parse parser <text:span text:style-name="T14">"a"</text:span></text:p>
      <text:p text:style-name="P59"><text:span text:style-name="T6"><text:s text:c="4"/>let</text:span> resultB <text:span text:style-name="T6">=</text:span> parse parser <text:span text:style-name="T14">"a,a"</text:span></text:p>
      <text:p text:style-name="P59"><text:span text:style-name="T6"><text:s text:c="4"/>let</text:span> resultC <text:span text:style-name="T6">=</text:span> parse parser <text:span text:style-name="T14">"a,a,a"</text:span></text:p>
      <text:p text:style-name="P59"><text:span text:style-name="T6"><text:s text:c="4"/></text:span></text:p>
      <text:p text:style-name="P59"><text:span text:style-name="T6"><text:s text:c="4"/></text:span>printfn <text:span text:style-name="T14">"Result A (</text:span><text:span text:style-name="T19">\"</text:span><text:span text:style-name="T14">a</text:span><text:span text:style-name="T19">\"</text:span><text:span text:style-name="T14">):\n%A\n"</text:span> resultA</text:p>
      <text:p text:style-name="P59"><text:span text:style-name="T6"><text:s text:c="4"/></text:span>printfn <text:span text:style-name="T14">"Result B (</text:span><text:span text:style-name="T19">\"</text:span><text:span text:style-name="T14">a,a</text:span><text:span text:style-name="T19">\"</text:span><text:span text:style-name="T14">):\n%A\n"</text:span> resultB</text:p>
      <text:p text:style-name="P59"><text:span text:style-name="T6"><text:s text:c="4"/></text:span>printfn <text:span text:style-name="T14">"Result C (</text:span><text:span text:style-name="T19">\"</text:span><text:span text:style-name="T14">a,a,a</text:span><text:span text:style-name="T19">\"</text:span><text:span text:style-name="T14">):\n%A\n"</text:span> resultC</text:p>
      <text:p text:style-name="P59"><text:span text:style-name="T6"><text:s text:c="4"/></text:span></text:p>
      <text:p text:style-name="P59"><text:span text:style-name="T6"><text:s text:c="4"/></text:span>Assert.IsTrue(resultA.isOk)</text:p>
      <text:p text:style-name="P59"><text:span text:style-name="T6"><text:s text:c="4"/></text:span>Assert.IsTrue(resultB.isOk)</text:p>
      <text:p text:style-name="P59"><text:span text:style-name="T6"><text:s text:c="4"/></text:span>Assert.IsTrue(resultC.isOk)</text:p>
      <text:p text:style-name="P52"/>
      <text:p text:style-name="P36">[&lt;Test&gt;]</text:p>
      <text:p text:style-name="P36"><text:soft-page-break/>let <text:span text:style-name="T14">``</text:span> Parse character 'a' at least once separated by a comma (',') **INcorrectly**<text:span text:style-name="T14">``</text:span> <text:span text:style-name="T6">()</text:span> <text:span text:style-name="T6">=</text:span></text:p>
      <text:p text:style-name="P59"><text:span text:style-name="T6"><text:s text:c="4"/>let</text:span> parserA <text:span text:style-name="T6">=</text:span> parseChar <text:span text:style-name="T14">'a'</text:span></text:p>
      <text:p text:style-name="P59"><text:span text:style-name="T6"><text:s text:c="4"/>let</text:span> separator <text:span text:style-name="T6">=</text:span> parseChar <text:span text:style-name="T14">','</text:span></text:p>
      <text:p text:style-name="P59"><text:span text:style-name="T6"><text:s text:c="4"/>let</text:span> parser <text:span text:style-name="T6">=</text:span> parseSeq parserA separator</text:p>
      <text:p text:style-name="P59"><text:span text:style-name="T6"><text:s text:c="4"/></text:span></text:p>
      <text:p text:style-name="P59"><text:span text:style-name="T6"><text:s text:c="4"/>let</text:span> resultA <text:span text:style-name="T6">=</text:span> parse parser <text:span text:style-name="T14">""</text:span></text:p>
      <text:p text:style-name="P59"><text:span text:style-name="T6"><text:s text:c="4"/>let</text:span> resultB <text:span text:style-name="T6">=</text:span> parse parser <text:span text:style-name="T14">","</text:span></text:p>
      <text:p text:style-name="P59"><text:span text:style-name="T6"><text:s text:c="4"/>let</text:span> resultC <text:span text:style-name="T6">=</text:span> parse parser <text:span text:style-name="T14">"b"</text:span></text:p>
      <text:p text:style-name="P59"><text:span text:style-name="T6"><text:s text:c="4"/></text:span></text:p>
      <text:p text:style-name="P59"><text:span text:style-name="T6"><text:s text:c="4"/></text:span>printfn <text:span text:style-name="T14">"Result A (no input):\n%A\n"</text:span> resultA</text:p>
      <text:p text:style-name="P59"><text:span text:style-name="T6"><text:s text:c="4"/></text:span>printfn <text:span text:style-name="T14">"Result B (</text:span><text:span text:style-name="T19">\"</text:span><text:span text:style-name="T14">,</text:span><text:span text:style-name="T19">\"</text:span><text:span text:style-name="T14">):\n%A\n"</text:span> resultB</text:p>
      <text:p text:style-name="P59"><text:span text:style-name="T6"><text:s text:c="4"/></text:span>printfn <text:span text:style-name="T14">"Result C (</text:span><text:span text:style-name="T19">\"</text:span><text:span text:style-name="T14">b</text:span><text:span text:style-name="T19">\"</text:span><text:span text:style-name="T14">):\n%A\n"</text:span> resultC</text:p>
      <text:p text:style-name="P59"><text:span text:style-name="T6"><text:s text:c="4"/></text:span></text:p>
      <text:p text:style-name="P59"><text:span text:style-name="T6"><text:s text:c="4"/></text:span>Assert.IsTrue(resultA.isErr)</text:p>
      <text:p text:style-name="P59"><text:span text:style-name="T6"><text:s text:c="4"/></text:span>Assert.IsTrue(resultB.isErr)</text:p>
      <text:p text:style-name="P59"><text:span text:style-name="T6"><text:s text:c="4"/></text:span>Assert.IsTrue(resultC.isErr)</text:p>
      <text:p text:style-name="P52"/>
      <text:p text:style-name="P36">[&lt;Test&gt;]</text:p>
      <text:p text:style-name="P36">let <text:span text:style-name="T14">``</text:span> Parse character 'a' zero or more times separated by a comma (',') correctly<text:span text:style-name="T14">``</text:span> <text:span text:style-name="T6">()</text:span> <text:span text:style-name="T6">=</text:span></text:p>
      <text:p text:style-name="P59"><text:span text:style-name="T6"><text:s text:c="4"/>let</text:span> parserA <text:span text:style-name="T6">=</text:span> parseChar <text:span text:style-name="T14">'a'</text:span></text:p>
      <text:p text:style-name="P59"><text:span text:style-name="T6"><text:s text:c="4"/>let</text:span> separator <text:span text:style-name="T6">=</text:span> parseChar <text:span text:style-name="T14">','</text:span></text:p>
      <text:p text:style-name="P59"><text:span text:style-name="T6"><text:s text:c="4"/>let</text:span> parser <text:span text:style-name="T6">=</text:span> parseSeqMany parserA separator</text:p>
      <text:p text:style-name="P59"><text:span text:style-name="T6"><text:s text:c="4"/></text:span></text:p>
      <text:p text:style-name="P59"><text:span text:style-name="T6"><text:s text:c="4"/>let</text:span> resultA <text:span text:style-name="T6">=</text:span> parse parser <text:span text:style-name="T14">""</text:span></text:p>
      <text:p text:style-name="P59"><text:span text:style-name="T6"><text:s text:c="4"/>let</text:span> resultB <text:span text:style-name="T6">=</text:span> parse parser <text:span text:style-name="T14">"a"</text:span></text:p>
      <text:p text:style-name="P59"><text:span text:style-name="T6"><text:s text:c="4"/>let</text:span> resultC <text:span text:style-name="T6">=</text:span> parse parser <text:span text:style-name="T14">"a,a"</text:span></text:p>
      <text:p text:style-name="P59"><text:span text:style-name="T6"><text:s text:c="4"/></text:span></text:p>
      <text:p text:style-name="P59"><text:span text:style-name="T6"><text:s text:c="4"/></text:span>printfn <text:span text:style-name="T14">"Result A (</text:span><text:span text:style-name="T19">\"</text:span><text:span text:style-name="T14">a</text:span><text:span text:style-name="T19">\"</text:span><text:span text:style-name="T14">):\n%A\n"</text:span> resultA</text:p>
      <text:p text:style-name="P59"><text:span text:style-name="T6"><text:s text:c="4"/></text:span>printfn <text:span text:style-name="T14">"Result B (</text:span><text:span text:style-name="T19">\"</text:span><text:span text:style-name="T14">a,a</text:span><text:span text:style-name="T19">\"</text:span><text:span text:style-name="T14">):\n%A\n"</text:span> resultB</text:p>
      <text:p text:style-name="P59"><text:span text:style-name="T6"><text:s text:c="4"/></text:span>printfn <text:span text:style-name="T14">"Result C (</text:span><text:span text:style-name="T19">\"</text:span><text:span text:style-name="T14">a,a,a</text:span><text:span text:style-name="T19">\"</text:span><text:span text:style-name="T14">):\n%A\n"</text:span> resultC</text:p>
      <text:p text:style-name="P59"><text:span text:style-name="T6"><text:s text:c="4"/></text:span></text:p>
      <text:p text:style-name="P59"><text:span text:style-name="T6"><text:s text:c="4"/></text:span>Assert.IsTrue(resultA.isOk)</text:p>
      <text:p text:style-name="P59"><text:span text:style-name="T6"><text:s text:c="4"/></text:span>Assert.IsTrue(resultB.isOk)</text:p>
      <text:p text:style-name="P59"><text:span text:style-name="T6"><text:s text:c="4"/></text:span>Assert.IsTrue(resultC.isOk)</text:p>
      <text:p text:style-name="P52"/>
      <text:p text:style-name="P36">[&lt;Test&gt;]</text:p>
      <text:p text:style-name="P36">let <text:span text:style-name="T14">``</text:span> Parse character 'a' zero or more times separated by a comma (',') **INcorrectly**<text:span text:style-name="T14">``</text:span> <text:span text:style-name="T6">()</text:span> <text:span text:style-name="T6">=</text:span></text:p>
      <text:p text:style-name="P59"><text:span text:style-name="T6"><text:s text:c="4"/>let</text:span> parserA <text:span text:style-name="T6">=</text:span> parseChar <text:span text:style-name="T14">'a'</text:span></text:p>
      <text:p text:style-name="P59"><text:span text:style-name="T6"><text:s text:c="4"/>let</text:span> separator <text:span text:style-name="T6">=</text:span> parseChar <text:span text:style-name="T14">','</text:span></text:p>
      <text:p text:style-name="P59"><text:span text:style-name="T6"><text:s text:c="4"/>let</text:span> parser <text:span text:style-name="T6">=</text:span> parseSeqMany parserA separator</text:p>
      <text:p text:style-name="P59"><text:span text:style-name="T6"><text:s text:c="4"/></text:span></text:p>
      <text:p text:style-name="P59"><text:span text:style-name="T6"><text:s text:c="4"/>let</text:span> resultA <text:span text:style-name="T6">=</text:span> parse parser <text:span text:style-name="T14">"b"</text:span></text:p>
      <text:p text:style-name="P59"><text:span text:style-name="T6"><text:s text:c="4"/>let</text:span> resultB <text:span text:style-name="T6">=</text:span> parse parser <text:span text:style-name="T14">","</text:span></text:p>
      <text:p text:style-name="P59"><text:span text:style-name="T6"><text:s text:c="4"/></text:span></text:p>
      <text:p text:style-name="P59"><text:span text:style-name="T6"><text:s text:c="4"/></text:span>printfn <text:span text:style-name="T14">"Result A (</text:span><text:span text:style-name="T19">\"</text:span><text:span text:style-name="T14">b</text:span><text:span text:style-name="T19">\"</text:span><text:span text:style-name="T14">):\n%A\n"</text:span> resultA</text:p>
      <text:p text:style-name="P59"><text:span text:style-name="T6"><text:s text:c="4"/></text:span>printfn <text:span text:style-name="T14">"Result B (</text:span><text:span text:style-name="T19">\"</text:span><text:span text:style-name="T14">,</text:span><text:span text:style-name="T19">\"</text:span><text:span text:style-name="T14">):\n%A\n"</text:span> resultB</text:p>
      <text:p text:style-name="P59"><text:span text:style-name="T6"><text:s text:c="4"/></text:span></text:p>
      <text:p text:style-name="P59"><text:span text:style-name="T6"><text:s text:c="4"/>match</text:span> resultA <text:span text:style-name="T6">with</text:span></text:p>
      <text:p text:style-name="P59"><text:span text:style-name="T6"><text:s text:c="4"/>|</text:span> Err <text:span text:style-name="T6">_</text:span> <text:span text:style-name="T6">-&gt;</text:span></text:p>
      <text:p text:style-name="P59"><text:span text:style-name="T6"><text:s text:c="8"/></text:span>Assert.IsTrue(false)</text:p>
      <text:p text:style-name="P59"><text:span text:style-name="T6"><text:s text:c="4"/>|</text:span> <text:span text:style-name="T6">Ok {</text:span> Value <text:span text:style-name="T6">=</text:span> value<text:span text:style-name="T6">;</text:span> Input <text:span text:style-name="T6">=</text:span> remaining <text:span text:style-name="T6">}</text:span> <text:span text:style-name="T6">-&gt;</text:span></text:p>
      <text:p text:style-name="P59"><text:span text:style-name="T6"><text:s text:c="8"/></text:span>Assert.AreEqual(remaining, <text:span text:style-name="T14">"b"</text:span>)</text:p>
      <text:p text:style-name="P59"><text:span text:style-name="T6"><text:s text:c="8"/></text:span>Assert.AreEqual(value, <text:span text:style-name="T6">[]</text:span>)</text:p>
      <text:p text:style-name="P52"/>
      <text:p text:style-name="P59"><text:span text:style-name="T6"><text:s text:c="4"/>match</text:span> resultB <text:span text:style-name="T6">with</text:span></text:p>
      <text:p text:style-name="P59"><text:span text:style-name="T6"><text:s text:c="4"/>|</text:span> Err <text:span text:style-name="T6">_</text:span> <text:span text:style-name="T6">-&gt;</text:span></text:p>
      <text:p text:style-name="P59"><text:span text:style-name="T6"><text:s text:c="8"/></text:span>Assert.IsTrue(false)</text:p>
      <text:p text:style-name="P59"><text:soft-page-break/><text:span text:style-name="T6"><text:s text:c="4"/>|</text:span> <text:span text:style-name="T6">Ok {</text:span> Value <text:span text:style-name="T6">=</text:span> value<text:span text:style-name="T6">;</text:span> Input <text:span text:style-name="T6">=</text:span> remaining <text:span text:style-name="T6">}</text:span> <text:span text:style-name="T6">-&gt;</text:span></text:p>
      <text:p text:style-name="P59"><text:span text:style-name="T6"><text:s text:c="8"/></text:span>Assert.AreEqual(remaining, <text:span text:style-name="T14">","</text:span>)</text:p>
      <text:p text:style-name="P59"><text:span text:style-name="T6"><text:s text:c="8"/></text:span>Assert.AreEqual(value, <text:span text:style-name="T6">[]</text:span>)</text:p>
      <text:p text:style-name="P52"/>
      <text:p text:style-name="P42">(*</text:p>
      <text:p text:style-name="P63"><text:span text:style-name="T6"><text:s text:c="4"/></text:span>TOM PARSER TESTS</text:p>
      <text:p text:style-name="P42">*)</text:p>
      <text:p text:style-name="P52"/>
      <text:p text:style-name="P36">[&lt;Test&gt;]</text:p>
      <text:p text:style-name="P36">let <text:span text:style-name="T14">``</text:span> Parse comments correctly<text:span text:style-name="T14">``</text:span> <text:span text:style-name="T6">()</text:span> <text:span text:style-name="T6">=</text:span></text:p>
      <text:p text:style-name="P59"><text:span text:style-name="T6"><text:s text:c="4"/>let</text:span> resultA <text:span text:style-name="T6">=</text:span> parse parseComment <text:span text:style-name="T14">"(*</text:span><text:span text:style-name="T19">\"</text:span><text:span text:style-name="T14"> this is a comment </text:span><text:span text:style-name="T19">\"</text:span><text:span text:style-name="T14">*)"</text:span></text:p>
      <text:p text:style-name="P59"><text:span text:style-name="T6"><text:s text:c="4"/></text:span></text:p>
      <text:p text:style-name="P59"><text:span text:style-name="T6"><text:s text:c="4"/></text:span>printfn <text:span text:style-name="T14">"Result A (</text:span><text:span text:style-name="T19">\"</text:span><text:span text:style-name="T14">(*</text:span><text:span text:style-name="T19">\"</text:span><text:span text:style-name="T14"> this is a comment </text:span><text:span text:style-name="T19">\"</text:span><text:span text:style-name="T14">*)</text:span><text:span text:style-name="T19">\"</text:span><text:span text:style-name="T14">):\n%A\n"</text:span> resultA</text:p>
      <text:p text:style-name="P59"><text:span text:style-name="T6"><text:s text:c="4"/></text:span></text:p>
      <text:p text:style-name="P59"><text:span text:style-name="T6"><text:s text:c="4"/></text:span>Assert.IsTrue(resultA.isOk)</text:p>
      <text:p text:style-name="P59"><text:span text:style-name="T6"><text:s text:c="4"/></text:span></text:p>
      <text:p text:style-name="P36">[&lt;Test&gt;]</text:p>
      <text:p text:style-name="P36">let <text:span text:style-name="T14">``</text:span> Parse comments **INcorrectly**<text:span text:style-name="T14">``</text:span> <text:span text:style-name="T6">()</text:span> <text:span text:style-name="T6">=</text:span></text:p>
      <text:p text:style-name="P59"><text:span text:style-name="T6"><text:s text:c="4"/>let</text:span> resultA <text:span text:style-name="T6">=</text:span> parse parseComment <text:span text:style-name="T14">"(* this is a comment *)"</text:span></text:p>
      <text:p text:style-name="P59"><text:span text:style-name="T6"><text:s text:c="4"/>let</text:span> resultB <text:span text:style-name="T6">=</text:span> parse parseComment <text:span text:style-name="T14">"// this is a comment"</text:span></text:p>
      <text:p text:style-name="P52"/>
      <text:p text:style-name="P59"><text:span text:style-name="T6"><text:s text:c="4"/></text:span>printfn <text:span text:style-name="T14">"Result A (</text:span><text:span text:style-name="T19">\"</text:span><text:span text:style-name="T14">(* this is a comment *)</text:span><text:span text:style-name="T19">\"</text:span><text:span text:style-name="T14">):\n%A\n"</text:span> resultA</text:p>
      <text:p text:style-name="P59"><text:span text:style-name="T6"><text:s text:c="4"/></text:span>printfn <text:span text:style-name="T14">"Result B (</text:span><text:span text:style-name="T19">\"</text:span><text:span text:style-name="T14">// this is a comment</text:span><text:span text:style-name="T19">\"</text:span><text:span text:style-name="T14">):\n%A\n"</text:span> resultB</text:p>
      <text:p text:style-name="P59"><text:span text:style-name="T6"><text:s text:c="4"/></text:span></text:p>
      <text:p text:style-name="P59"><text:span text:style-name="T6"><text:s text:c="4"/></text:span>Assert.IsTrue(resultA.isErr)</text:p>
      <text:p text:style-name="P59"><text:span text:style-name="T6"><text:s text:c="4"/></text:span>Assert.IsTrue(resultB.isErr)</text:p>
      <text:p text:style-name="P52"/>
      <text:p text:style-name="P36">[&lt;Test&gt;]</text:p>
      <text:p text:style-name="P36">let <text:span text:style-name="T14">``</text:span> Parse whitespace correctly<text:span text:style-name="T14">``</text:span> <text:span text:style-name="T6">()</text:span> <text:span text:style-name="T6">=</text:span></text:p>
      <text:p text:style-name="P64"><text:s text:c="4"/>[</text:p>
      <text:p text:style-name="P59"><text:span text:style-name="T6"><text:s text:c="8"/></text:span>(<text:span text:style-name="T14">" "</text:span>, <text:span text:style-name="T14">"3 spaces"</text:span>)<text:span text:style-name="T6">;</text:span></text:p>
      <text:p text:style-name="P59"><text:span text:style-name="T6"><text:s text:c="8"/></text:span>(<text:span text:style-name="T14">"      "</text:span>, <text:span text:style-name="T14">"2 tabs"</text:span>)<text:span text:style-name="T6">;</text:span></text:p>
      <text:p text:style-name="P59"><text:span text:style-name="T6"><text:s text:c="8"/></text:span>(<text:span text:style-name="T14">"</text:span></text:p>
      <text:p text:style-name="P52"/>
      <text:p text:style-name="P36"><text:span text:style-name="T14">"</text:span>, <text:span text:style-name="T14">"2 newlines"</text:span>)<text:span text:style-name="T6">;</text:span></text:p>
      <text:p text:style-name="P59"><text:span text:style-name="T6"><text:s text:c="8"/></text:span>(<text:span text:style-name="T14">" (*</text:span><text:span text:style-name="T19">\"</text:span><text:span text:style-name="T14"> ignoring comments! </text:span><text:span text:style-name="T19">\"</text:span><text:span text:style-name="T14">*) "</text:span>, <text:span text:style-name="T14">"spaces with comment"</text:span>)<text:span text:style-name="T6">;</text:span></text:p>
      <text:p text:style-name="P64"><text:s text:c="4"/>]</text:p>
      <text:p text:style-name="P59"><text:span text:style-name="T6"><text:s text:c="4"/>|&gt;</text:span> List.fold (<text:span text:style-name="T6">fun</text:span> acc (str, title) <text:span text:style-name="T6">-&gt;</text:span></text:p>
      <text:p text:style-name="P59"><text:span text:style-name="T6"><text:s text:c="8"/>let</text:span> result <text:span text:style-name="T6">=</text:span> parse ws str</text:p>
      <text:p text:style-name="P59"><text:span text:style-name="T6"><text:s text:c="8"/></text:span>printfn <text:span text:style-name="T14">"Result (%s):\n%A\n"</text:span> title result</text:p>
      <text:p text:style-name="P59"><text:span text:style-name="T6"><text:s text:c="8"/>match</text:span> result <text:span text:style-name="T6">with</text:span></text:p>
      <text:p text:style-name="P59"><text:span text:style-name="T6"><text:s text:c="8"/>|</text:span> Err <text:span text:style-name="T6">_</text:span> <text:span text:style-name="T6">-&gt;</text:span></text:p>
      <text:p text:style-name="P59"><text:span text:style-name="T6"><text:s text:c="12"/></text:span>Assert.IsTrue(false)</text:p>
      <text:p text:style-name="P59"><text:span text:style-name="T6"><text:s text:c="8"/>|</text:span> <text:span text:style-name="T6">Ok {</text:span>Value <text:span text:style-name="T6">=</text:span> value<text:span text:style-name="T6">;</text:span> Input <text:span text:style-name="T6">=</text:span> remaining<text:span text:style-name="T6">;}</text:span> <text:span text:style-name="T6">-&gt;</text:span></text:p>
      <text:p text:style-name="P59"><text:span text:style-name="T6"><text:s text:c="12"/></text:span>Assert.AreEqual(value, null)</text:p>
      <text:p text:style-name="P59"><text:span text:style-name="T6"><text:s text:c="12"/></text:span>Assert.AreEqual(remaining, <text:span text:style-name="T14">""</text:span>)</text:p>
      <text:p text:style-name="P59"><text:span text:style-name="T6"><text:s text:c="4"/></text:span>) <text:span text:style-name="T6">()</text:span></text:p>
      <text:p text:style-name="P52"/>
      <text:p text:style-name="P36">[&lt;Test&gt;]</text:p>
      <text:p text:style-name="P36">let <text:span text:style-name="T14">``</text:span> Parse whitespace **INcorrectly**<text:span text:style-name="T14">``</text:span> <text:span text:style-name="T6">()</text:span> <text:span text:style-name="T6">=</text:span></text:p>
      <text:p text:style-name="P64"><text:s text:c="4"/>[</text:p>
      <text:p text:style-name="P59"><text:span text:style-name="T6"><text:s text:c="8"/></text:span>(<text:span text:style-name="T14">" a "</text:span>, <text:span text:style-name="T14">"added random character"</text:span>)<text:span text:style-name="T6">;</text:span></text:p>
      <text:p text:style-name="P59"><text:span text:style-name="T6"><text:s text:c="8"/></text:span>(<text:span text:style-name="T14">" (*</text:span><text:span text:style-name="T19">\"</text:span><text:span text:style-name="T14"> ignoring comments! </text:span><text:span text:style-name="T19">\"</text:span><text:span text:style-name="T14">*) g "</text:span>, <text:span text:style-name="T14">"added random character with comment"</text:span>)<text:span text:style-name="T6">;</text:span></text:p>
      <text:p text:style-name="P64"><text:s text:c="4"/>]</text:p>
      <text:p text:style-name="P59"><text:span text:style-name="T6"><text:s text:c="4"/>|&gt;</text:span> List.fold (<text:span text:style-name="T6">fun</text:span> acc (str, title) <text:span text:style-name="T6">-&gt;</text:span></text:p>
      <text:p text:style-name="P59"><text:span text:style-name="T6"><text:s text:c="8"/>let</text:span> result <text:span text:style-name="T6">=</text:span> parse ws str</text:p>
      <text:p text:style-name="P59"><text:span text:style-name="T6"><text:s text:c="8"/></text:span>printfn <text:span text:style-name="T14">"Result (%s):\n%A\n"</text:span> title result</text:p>
      <text:p text:style-name="P59"><text:span text:style-name="T6"><text:s text:c="8"/>match</text:span> result <text:span text:style-name="T6">with</text:span></text:p>
      <text:p text:style-name="P59"><text:span text:style-name="T6"><text:s text:c="8"/>|</text:span> Err <text:span text:style-name="T6">_</text:span> <text:span text:style-name="T6">-&gt;</text:span></text:p>
      <text:p text:style-name="P59"><text:soft-page-break/><text:span text:style-name="T6"><text:s text:c="12"/></text:span>Assert.IsTrue(false)</text:p>
      <text:p text:style-name="P59"><text:span text:style-name="T6"><text:s text:c="8"/>|</text:span> <text:span text:style-name="T6">Ok {</text:span>Value <text:span text:style-name="T6">=</text:span> value<text:span text:style-name="T6">;</text:span> Input <text:span text:style-name="T6">=</text:span> remaining<text:span text:style-name="T6">;}</text:span> <text:span text:style-name="T6">-&gt;</text:span></text:p>
      <text:p text:style-name="P59"><text:span text:style-name="T6"><text:s text:c="12"/></text:span>Assert.AreEqual(value, null)</text:p>
      <text:p text:style-name="P59"><text:span text:style-name="T6"><text:s text:c="12"/></text:span>Assert.IsFalse(System.String.IsNullOrEmpty(remaining))</text:p>
      <text:p text:style-name="P59"><text:span text:style-name="T6"><text:s text:c="4"/></text:span>) <text:span text:style-name="T6">()</text:span></text:p>
      <text:p text:style-name="P52"/>
      <text:p text:style-name="P36">[&lt;Test&gt;]</text:p>
      <text:p text:style-name="P36">let <text:span text:style-name="T14">``</text:span> Parse string literal correctly<text:span text:style-name="T14">``</text:span> <text:span text:style-name="T6">()</text:span> <text:span text:style-name="T6">=</text:span></text:p>
      <text:p text:style-name="P59"><text:span text:style-name="T6"><text:s text:c="4"/>let</text:span> resultA <text:span text:style-name="T6">=</text:span> parse pString <text:span text:style-name="T14">"</text:span><text:span text:style-name="T19">\"</text:span><text:span text:style-name="T14">Hello, World!</text:span><text:span text:style-name="T19">\"</text:span><text:span text:style-name="T14">"</text:span></text:p>
      <text:p text:style-name="P59"><text:span text:style-name="T6"><text:s text:c="4"/>let</text:span> resultB <text:span text:style-name="T6">=</text:span> parse pString <text:span text:style-name="T14">"</text:span><text:span text:style-name="T19">\"\"</text:span><text:span text:style-name="T14">"</text:span></text:p>
      <text:p text:style-name="P59"><text:span text:style-name="T6"><text:s text:c="4"/></text:span></text:p>
      <text:p text:style-name="P59"><text:span text:style-name="T6"><text:s text:c="4"/></text:span>printfn <text:span text:style-name="T14">"Result A (</text:span><text:span text:style-name="T19">\"</text:span><text:span text:style-name="T14">Hello, World!</text:span><text:span text:style-name="T19">\"</text:span><text:span text:style-name="T14">):\n%A\n"</text:span> resultA</text:p>
      <text:p text:style-name="P59"><text:span text:style-name="T6"><text:s text:c="4"/></text:span>printfn <text:span text:style-name="T14">"Result B (</text:span><text:span text:style-name="T19">\"\"</text:span><text:span text:style-name="T14">):\n%A\n"</text:span> resultB</text:p>
      <text:p text:style-name="P59"><text:span text:style-name="T6"><text:s text:c="4"/></text:span></text:p>
      <text:p text:style-name="P59"><text:span text:style-name="T6"><text:s text:c="4"/></text:span>Assert.IsTrue(resultA.isOk)</text:p>
      <text:p text:style-name="P59"><text:span text:style-name="T6"><text:s text:c="4"/></text:span>Assert.IsTrue(resultB.isOk)</text:p>
      <text:p text:style-name="P52"/>
      <text:p text:style-name="P36">[&lt;Test&gt;]</text:p>
      <text:p text:style-name="P36">let <text:span text:style-name="T14">``</text:span> Parse string literals **INcorrectly**<text:span text:style-name="T14">``</text:span> <text:span text:style-name="T6">()</text:span> <text:span text:style-name="T6">=</text:span></text:p>
      <text:p text:style-name="P59"><text:span text:style-name="T6"><text:s text:c="4"/>let</text:span> resultA <text:span text:style-name="T6">=</text:span> parse pString <text:span text:style-name="T14">"</text:span><text:span text:style-name="T19">\"</text:span><text:span text:style-name="T14">Hello, World!"</text:span></text:p>
      <text:p text:style-name="P59"><text:span text:style-name="T6"><text:s text:c="4"/>let</text:span> resultB <text:span text:style-name="T6">=</text:span> parse pString <text:span text:style-name="T14">"test"</text:span></text:p>
      <text:p text:style-name="P59"><text:span text:style-name="T6"><text:s text:c="4"/></text:span></text:p>
      <text:p text:style-name="P59"><text:span text:style-name="T6"><text:s text:c="4"/></text:span>printfn <text:span text:style-name="T14">"Result A (</text:span><text:span text:style-name="T19">\"</text:span><text:span text:style-name="T14">Hello, World!):\n%A\n"</text:span> resultA</text:p>
      <text:p text:style-name="P59"><text:span text:style-name="T6"><text:s text:c="4"/></text:span>printfn <text:span text:style-name="T14">"Result B (test):\n%A\n"</text:span> resultB</text:p>
      <text:p text:style-name="P59"><text:span text:style-name="T6"><text:s text:c="4"/></text:span></text:p>
      <text:p text:style-name="P59"><text:span text:style-name="T6"><text:s text:c="4"/></text:span>Assert.IsTrue(resultA.isErr)</text:p>
      <text:p text:style-name="P59"><text:span text:style-name="T6"><text:s text:c="4"/></text:span>Assert.IsTrue(resultB.isErr)</text:p>
      <text:p text:style-name="P52"/>
      <text:p text:style-name="P36">[&lt;Test&gt;]</text:p>
      <text:p text:style-name="P36">let <text:span text:style-name="T14">``</text:span> Parse boolean literal correctly<text:span text:style-name="T14">``</text:span> <text:span text:style-name="T6">()</text:span> <text:span text:style-name="T6">=</text:span></text:p>
      <text:p text:style-name="P59"><text:span text:style-name="T6"><text:s text:c="4"/>let</text:span> resultA <text:span text:style-name="T6">=</text:span> parse pBool <text:span text:style-name="T14">"true"</text:span></text:p>
      <text:p text:style-name="P59"><text:span text:style-name="T6"><text:s text:c="4"/>let</text:span> resultB <text:span text:style-name="T6">=</text:span> parse pBool <text:span text:style-name="T14">"false"</text:span></text:p>
      <text:p text:style-name="P59"><text:span text:style-name="T6"><text:s text:c="4"/></text:span></text:p>
      <text:p text:style-name="P59"><text:span text:style-name="T6"><text:s text:c="4"/></text:span>printfn <text:span text:style-name="T14">"Result A (true):\n%A\n"</text:span> resultA</text:p>
      <text:p text:style-name="P59"><text:span text:style-name="T6"><text:s text:c="4"/></text:span>printfn <text:span text:style-name="T14">"Result B (false):\n%A\n"</text:span> resultB</text:p>
      <text:p text:style-name="P59"><text:span text:style-name="T6"><text:s text:c="4"/></text:span></text:p>
      <text:p text:style-name="P59"><text:span text:style-name="T6"><text:s text:c="4"/></text:span>Assert.IsTrue(resultA.isOk)</text:p>
      <text:p text:style-name="P59"><text:span text:style-name="T6"><text:s text:c="4"/></text:span>Assert.IsTrue(resultB.isOk)</text:p>
      <text:p text:style-name="P52"/>
      <text:p text:style-name="P36">[&lt;Test&gt;]</text:p>
      <text:p text:style-name="P36">let <text:span text:style-name="T14">``</text:span> Parse boolean literals **INcorrectly**<text:span text:style-name="T14">``</text:span> <text:span text:style-name="T6">()</text:span> <text:span text:style-name="T6">=</text:span></text:p>
      <text:p text:style-name="P59"><text:span text:style-name="T6"><text:s text:c="4"/>let</text:span> resultA <text:span text:style-name="T6">=</text:span> parse pBool <text:span text:style-name="T14">"tru"</text:span></text:p>
      <text:p text:style-name="P59"><text:span text:style-name="T6"><text:s text:c="4"/>let</text:span> resultB <text:span text:style-name="T6">=</text:span> parse pBool <text:span text:style-name="T14">""</text:span></text:p>
      <text:p text:style-name="P59"><text:span text:style-name="T6"><text:s text:c="4"/></text:span></text:p>
      <text:p text:style-name="P59"><text:span text:style-name="T6"><text:s text:c="4"/></text:span>printfn <text:span text:style-name="T14">"Result A (tru):\n%A\n"</text:span> resultA</text:p>
      <text:p text:style-name="P59"><text:span text:style-name="T6"><text:s text:c="4"/></text:span>printfn <text:span text:style-name="T14">"Result B (no input):\n%A\n"</text:span> resultB</text:p>
      <text:p text:style-name="P59"><text:span text:style-name="T6"><text:s text:c="4"/></text:span></text:p>
      <text:p text:style-name="P59"><text:span text:style-name="T6"><text:s text:c="4"/></text:span>Assert.IsTrue(resultA.isErr)</text:p>
      <text:p text:style-name="P59"><text:span text:style-name="T6"><text:s text:c="4"/></text:span>Assert.IsTrue(resultB.isErr)</text:p>
      <text:p text:style-name="P52"/>
      <text:p text:style-name="P36">[&lt;Test&gt;]</text:p>
      <text:p text:style-name="P36">let <text:span text:style-name="T14">``</text:span> Parse number literal correctly<text:span text:style-name="T14">``</text:span> <text:span text:style-name="T6">()</text:span> <text:span text:style-name="T6">=</text:span></text:p>
      <text:p text:style-name="P64"><text:s text:c="4"/>[</text:p>
      <text:p text:style-name="P59"><text:span text:style-name="T6"><text:s text:c="8"/></text:span><text:span text:style-name="T14">"0"</text:span><text:span text:style-name="T6">;</text:span></text:p>
      <text:p text:style-name="P59"><text:span text:style-name="T6"><text:s text:c="8"/></text:span><text:span text:style-name="T14">"3"</text:span><text:span text:style-name="T6">;</text:span></text:p>
      <text:p text:style-name="P59"><text:span text:style-name="T6"><text:s text:c="8"/></text:span><text:span text:style-name="T14">"5.6"</text:span><text:span text:style-name="T6">;</text:span></text:p>
      <text:p text:style-name="P59"><text:span text:style-name="T6"><text:s text:c="8"/></text:span><text:span text:style-name="T14">"-9"</text:span><text:span text:style-name="T6">;</text:span></text:p>
      <text:p text:style-name="P59"><text:span text:style-name="T6"><text:s text:c="8"/></text:span><text:span text:style-name="T14">"-9.5"</text:span><text:span text:style-name="T6">;</text:span></text:p>
      <text:p text:style-name="P59"><text:span text:style-name="T6"><text:s text:c="8"/></text:span><text:span text:style-name="T14">"+9.5"</text:span><text:span text:style-name="T6">;</text:span></text:p>
      <text:p text:style-name="P64"><text:s text:c="4"/>]</text:p>
      <text:p text:style-name="P59"><text:soft-page-break/><text:span text:style-name="T6"><text:s text:c="4"/>|&gt;</text:span> List.fold (<text:span text:style-name="T6">fun</text:span> acc str <text:span text:style-name="T6">-&gt;</text:span></text:p>
      <text:p text:style-name="P59"><text:span text:style-name="T6"><text:s text:c="8"/>let</text:span> result <text:span text:style-name="T6">=</text:span> parse pNumber str</text:p>
      <text:p text:style-name="P59"><text:span text:style-name="T6"><text:s text:c="12"/></text:span>printfn <text:span text:style-name="T14">"Result (%s):\n%A\n"</text:span> str result</text:p>
      <text:p text:style-name="P59"><text:span text:style-name="T6"><text:s text:c="12"/></text:span>Assert.IsTrue(result.isOk)</text:p>
      <text:p text:style-name="P59"><text:span text:style-name="T6"><text:s text:c="4"/></text:span>) <text:span text:style-name="T6">()</text:span></text:p>
      <text:p text:style-name="P52"/>
      <text:p text:style-name="P36">[&lt;Test&gt;]</text:p>
      <text:p text:style-name="P36">let <text:span text:style-name="T14">``</text:span> Parse number literal **INcorrectly**<text:span text:style-name="T14">``</text:span> <text:span text:style-name="T6">()</text:span> <text:span text:style-name="T6">=</text:span></text:p>
      <text:p text:style-name="P64"><text:s text:c="4"/>[</text:p>
      <text:p text:style-name="P59"><text:span text:style-name="T6"><text:s text:c="8"/></text:span><text:span text:style-name="T14">""</text:span><text:span text:style-name="T6">;</text:span></text:p>
      <text:p text:style-name="P59"><text:span text:style-name="T6"><text:s text:c="8"/></text:span><text:span text:style-name="T14">"a"</text:span><text:span text:style-name="T6">;</text:span></text:p>
      <text:p text:style-name="P59"><text:span text:style-name="T6"><text:s text:c="8"/></text:span><text:span text:style-name="T14">"[]"</text:span><text:span text:style-name="T6">;</text:span></text:p>
      <text:p text:style-name="P59"><text:span text:style-name="T6"><text:s text:c="8"/></text:span><text:span text:style-name="T14">"-a"</text:span><text:span text:style-name="T6">;</text:span></text:p>
      <text:p text:style-name="P59"><text:span text:style-name="T6"><text:s text:c="8"/></text:span><text:span text:style-name="T14">"-.4"</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Number str</text:p>
      <text:p text:style-name="P59"><text:span text:style-name="T6"><text:s text:c="8"/></text:span>printfn <text:span text:style-name="T14">"Result (%s):\n%A\n"</text:span> str result</text:p>
      <text:p text:style-name="P59"><text:span text:style-name="T6"><text:s text:c="8"/></text:span>Assert.IsTrue(result.isErr)</text:p>
      <text:p text:style-name="P59"><text:span text:style-name="T6"><text:s text:c="4"/></text:span>) <text:span text:style-name="T6">()</text:span></text:p>
      <text:p text:style-name="P52"/>
      <text:p text:style-name="P36">[&lt;Test&gt;]</text:p>
      <text:p text:style-name="P36">let <text:span text:style-name="T14">``</text:span> Parse null literal correctly<text:span text:style-name="T14">``</text:span> <text:span text:style-name="T6">()</text:span> <text:span text:style-name="T6">=</text:span></text:p>
      <text:p text:style-name="P59"><text:span text:style-name="T6"><text:s text:c="4"/>let</text:span> result <text:span text:style-name="T6">=</text:span> parse pNull <text:span text:style-name="T14">"null"</text:span></text:p>
      <text:p text:style-name="P59"><text:span text:style-name="T6"><text:s text:c="4"/></text:span>printfn <text:span text:style-name="T14">"Result (null):\n%A\n"</text:span> result</text:p>
      <text:p text:style-name="P59"><text:span text:style-name="T6"><text:s text:c="4"/></text:span>Assert.IsTrue(result.isOk)</text:p>
      <text:p text:style-name="P52"/>
      <text:p text:style-name="P36">[&lt;Test&gt;]</text:p>
      <text:p text:style-name="P36">let <text:span text:style-name="T14">``</text:span> Parse null literal **INcorrectly**<text:span text:style-name="T14">``</text:span> <text:span text:style-name="T6">()</text:span> <text:span text:style-name="T6">=</text:span></text:p>
      <text:p text:style-name="P64"><text:s text:c="4"/>[</text:p>
      <text:p text:style-name="P59"><text:span text:style-name="T6"><text:s text:c="8"/></text:span><text:span text:style-name="T14">""</text:span><text:span text:style-name="T6">;</text:span></text:p>
      <text:p text:style-name="P59"><text:span text:style-name="T6"><text:s text:c="8"/></text:span><text:span text:style-name="T14">"nul"</text:span><text:span text:style-name="T6">;</text:span></text:p>
      <text:p text:style-name="P59"><text:span text:style-name="T6"><text:s text:c="8"/></text:span><text:span text:style-name="T14">"nulr"</text:span><text:span text:style-name="T6">;</text:span></text:p>
      <text:p text:style-name="P59"><text:span text:style-name="T6"><text:s text:c="8"/></text:span><text:span text:style-name="T14">"test"</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Null str</text:p>
      <text:p text:style-name="P59"><text:span text:style-name="T6"><text:s text:c="8"/></text:span>printfn <text:span text:style-name="T14">"Result (%s):\n%A\n"</text:span> str result</text:p>
      <text:p text:style-name="P59"><text:span text:style-name="T6"><text:s text:c="8"/></text:span>Assert.IsTrue(result.isErr)</text:p>
      <text:p text:style-name="P59"><text:span text:style-name="T6"><text:s text:c="4"/></text:span>) <text:span text:style-name="T6">()</text:span></text:p>
      <text:p text:style-name="P52"/>
      <text:p text:style-name="P36">[&lt;Test&gt;]</text:p>
      <text:p text:style-name="P36">let <text:span text:style-name="T14">``</text:span> Parse array literal correctly<text:span text:style-name="T14">``</text:span> <text:span text:style-name="T6">()</text:span> <text:span text:style-name="T6">=</text:span></text:p>
      <text:p text:style-name="P64"><text:s text:c="4"/>[</text:p>
      <text:p text:style-name="P59"><text:span text:style-name="T6"><text:s text:c="8"/></text:span><text:span text:style-name="T14">"[]"</text:span><text:span text:style-name="T6">;</text:span></text:p>
      <text:p text:style-name="P59"><text:span text:style-name="T6"><text:s text:c="8"/></text:span><text:span text:style-name="T14">"[</text:span><text:span text:style-name="T19">\"</text:span><text:span text:style-name="T14">testing strings</text:span><text:span text:style-name="T19">\"</text:span><text:span text:style-name="T14">]"</text:span><text:span text:style-name="T6">;</text:span></text:p>
      <text:p text:style-name="P59"><text:span text:style-name="T6"><text:s text:c="8"/></text:span><text:span text:style-name="T14">"[ -5 ]"</text:span><text:span text:style-name="T6">;</text:span></text:p>
      <text:p text:style-name="P59"><text:span text:style-name="T6"><text:s text:c="8"/></text:span><text:span text:style-name="T14">"[2.3, 7]"</text:span><text:span text:style-name="T6">;</text:span></text:p>
      <text:p text:style-name="P59"><text:span text:style-name="T6"><text:s text:c="8"/></text:span><text:span text:style-name="T14">"[true, false, true]"</text:span><text:span text:style-name="T6">;</text:span></text:p>
      <text:p text:style-name="P59"><text:span text:style-name="T6"><text:s text:c="8"/></text:span><text:span text:style-name="T14">"[null, true, </text:span><text:span text:style-name="T19">\"</text:span><text:span text:style-name="T14">more strings</text:span><text:span text:style-name="T19">\"</text:span><text:span text:style-name="T14">]"</text:span><text:span text:style-name="T6">;</text:span></text:p>
      <text:p text:style-name="P59"><text:span text:style-name="T6"><text:s text:c="8"/></text:span><text:span text:style-name="T14">"[</text:span><text:span text:style-name="T19">\"</text:span><text:span text:style-name="T14">nested</text:span><text:span text:style-name="T19">\"</text:span><text:span text:style-name="T14">, [0, 1, 2]]"</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ray str</text:p>
      <text:p text:style-name="P59"><text:span text:style-name="T6"><text:s text:c="8"/></text:span>printfn <text:span text:style-name="T14">"Result (%s):\n%A\n"</text:span> str result</text:p>
      <text:p text:style-name="P59"><text:span text:style-name="T6"><text:s text:c="8"/></text:span>Assert.IsTrue(result.isOk)</text:p>
      <text:p text:style-name="P59"><text:span text:style-name="T6"><text:s text:c="4"/></text:span>) <text:span text:style-name="T6">()</text:span></text:p>
      <text:p text:style-name="P52"/>
      <text:p text:style-name="P36">[&lt;Test&gt;]</text:p>
      <text:p text:style-name="P36">let <text:span text:style-name="T14">``</text:span> Parse array literal **INcorrectly**<text:span text:style-name="T14">``</text:span> <text:span text:style-name="T6">()</text:span> <text:span text:style-name="T6">=</text:span></text:p>
      <text:p text:style-name="P64"><text:soft-page-break/><text:s text:c="4"/>[</text:p>
      <text:p text:style-name="P59"><text:span text:style-name="T6"><text:s text:c="8"/></text:span><text:span text:style-name="T14">"["</text:span><text:span text:style-name="T6">;</text:span></text:p>
      <text:p text:style-name="P59"><text:span text:style-name="T6"><text:s text:c="8"/></text:span><text:span text:style-name="T14">"[5.6"</text:span><text:span text:style-name="T6">;</text:span></text:p>
      <text:p text:style-name="P59"><text:span text:style-name="T6"><text:s text:c="8"/></text:span><text:span text:style-name="T14">"test"</text:span><text:span text:style-name="T6">;</text:span></text:p>
      <text:p text:style-name="P59"><text:span text:style-name="T6"><text:s text:c="8"/></text:span><text:span text:style-name="T14">"[[[0, 1, 2], [3, 4, 5]]"</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ray str</text:p>
      <text:p text:style-name="P59"><text:span text:style-name="T6"><text:s text:c="8"/></text:span>printfn <text:span text:style-name="T14">"Result (%s):\n%A\n"</text:span> str result</text:p>
      <text:p text:style-name="P59"><text:span text:style-name="T6"><text:s text:c="8"/></text:span>Assert.IsTrue(result.isErr)</text:p>
      <text:p text:style-name="P59"><text:span text:style-name="T6"><text:s text:c="4"/></text:span>) <text:span text:style-name="T6">()</text:span></text:p>
      <text:p text:style-name="P52"/>
      <text:p text:style-name="P36">[&lt;Test&gt;]</text:p>
      <text:p text:style-name="P36">let <text:span text:style-name="T14">``</text:span> Parse type Name correctly<text:span text:style-name="T14">``</text:span> <text:span text:style-name="T6">()</text:span> <text:span text:style-name="T6">=</text:span></text:p>
      <text:p text:style-name="P64"><text:s text:c="4"/>[</text:p>
      <text:p text:style-name="P59"><text:span text:style-name="T6"><text:s text:c="8"/></text:span><text:span text:style-name="T14">"varname"</text:span><text:span text:style-name="T6">;</text:span></text:p>
      <text:p text:style-name="P59"><text:span text:style-name="T6"><text:s text:c="8"/></text:span><text:span text:style-name="T14">"camelCase"</text:span><text:span text:style-name="T6">;</text:span></text:p>
      <text:p text:style-name="P59"><text:span text:style-name="T6"><text:s text:c="8"/></text:span><text:span text:style-name="T14">"TitleCase"</text:span><text:span text:style-name="T6">;</text:span></text:p>
      <text:p text:style-name="P59"><text:span text:style-name="T6"><text:s text:c="8"/></text:span><text:span text:style-name="T14">"NameWithDigits123"</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Name str</text:p>
      <text:p text:style-name="P59"><text:span text:style-name="T6"><text:s text:c="8"/></text:span>printfn <text:span text:style-name="T14">"Result (%s):\n%A\n"</text:span> str result</text:p>
      <text:p text:style-name="P59"><text:span text:style-name="T6"><text:s text:c="8"/></text:span>remainingEmpty result</text:p>
      <text:p text:style-name="P59"><text:span text:style-name="T6"><text:s text:c="4"/></text:span>) <text:span text:style-name="T6">()</text:span></text:p>
      <text:p text:style-name="P52"/>
      <text:p text:style-name="P36">[&lt;Test&gt;]</text:p>
      <text:p text:style-name="P36">let <text:span text:style-name="T14">``</text:span> Parse type Name **INcorrectly**<text:span text:style-name="T14">``</text:span> <text:span text:style-name="T6">()</text:span> <text:span text:style-name="T6">=</text:span></text:p>
      <text:p text:style-name="P64"><text:s text:c="4"/>[</text:p>
      <text:p text:style-name="P59"><text:span text:style-name="T6"><text:s text:c="8"/></text:span><text:span text:style-name="T14">"123digitsAtTheStart"</text:span><text:span text:style-name="T6">;</text:span></text:p>
      <text:p text:style-name="P59"><text:span text:style-name="T6"><text:s text:c="8"/></text:span><text:span text:style-name="T14">"no_underscores"</text:span><text:span text:style-name="T6">;</text:span></text:p>
      <text:p text:style-name="P59"><text:span text:style-name="T6"><text:s text:c="8"/></text:span><text:span text:style-name="T14">"No Spaces"</text:span><text:span text:style-name="T6">;</text:span></text:p>
      <text:p text:style-name="P59"><text:span text:style-name="T6"><text:s text:c="8"/></text:span><text:span text:style-name="T14">"No%Other*Symbols"</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Name str</text:p>
      <text:p text:style-name="P59"><text:span text:style-name="T6"><text:s text:c="8"/></text:span>printfn <text:span text:style-name="T14">"Result (%s):\n%A\n"</text:span> str result</text:p>
      <text:p text:style-name="P59"><text:span text:style-name="T6"><text:s text:c="8"/></text:span>remainingNotEmpty result</text:p>
      <text:p text:style-name="P59"><text:span text:style-name="T6"><text:s text:c="4"/></text:span>) <text:span text:style-name="T6">()</text:span></text:p>
      <text:p text:style-name="P52"/>
      <text:p text:style-name="P36">[&lt;Test&gt;]</text:p>
      <text:p text:style-name="P36">let <text:span text:style-name="T14">``</text:span> Parse variable name correctly<text:span text:style-name="T14">``</text:span> <text:span text:style-name="T6">()</text:span> <text:span text:style-name="T6">=</text:span></text:p>
      <text:p text:style-name="P64"><text:s text:c="4"/>[</text:p>
      <text:p text:style-name="P59"><text:span text:style-name="T6"><text:s text:c="8"/></text:span><text:span text:style-name="T14">"$varname"</text:span><text:span text:style-name="T6">;</text:span></text:p>
      <text:p text:style-name="P59"><text:span text:style-name="T6"><text:s text:c="8"/></text:span><text:span text:style-name="T14">"$camelCase"</text:span><text:span text:style-name="T6">;</text:span></text:p>
      <text:p text:style-name="P59"><text:span text:style-name="T6"><text:s text:c="8"/></text:span><text:span text:style-name="T14">"$TitleCase"</text:span><text:span text:style-name="T6">;</text:span></text:p>
      <text:p text:style-name="P59"><text:span text:style-name="T6"><text:s text:c="8"/></text:span><text:span text:style-name="T14">"$NameWithDigits123"</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VarName str</text:p>
      <text:p text:style-name="P59"><text:span text:style-name="T6"><text:s text:c="8"/></text:span>printfn <text:span text:style-name="T14">"Result (%s):\n%A\n"</text:span> str result</text:p>
      <text:p text:style-name="P59"><text:span text:style-name="T6"><text:s text:c="8"/></text:span>remainingEmpty result</text:p>
      <text:p text:style-name="P59"><text:span text:style-name="T6"><text:s text:c="4"/></text:span>) <text:span text:style-name="T6">()</text:span></text:p>
      <text:p text:style-name="P52"/>
      <text:p text:style-name="P36">[&lt;Test&gt;]</text:p>
      <text:p text:style-name="P36">let <text:span text:style-name="T14">``</text:span> Parse variable name **INcorrectly**<text:span text:style-name="T14">``</text:span> <text:span text:style-name="T6">()</text:span> <text:span text:style-name="T6">=</text:span></text:p>
      <text:p text:style-name="P64"><text:s text:c="4"/>[</text:p>
      <text:p text:style-name="P59"><text:span text:style-name="T6"><text:s text:c="8"/></text:span><text:span text:style-name="T14">"$123digitsAtTheStart"</text:span><text:span text:style-name="T6">;</text:span></text:p>
      <text:p text:style-name="P59"><text:span text:style-name="T6"><text:s text:c="8"/></text:span><text:span text:style-name="T14">"NoDollar"</text:span><text:span text:style-name="T6">;</text:span></text:p>
      <text:p text:style-name="P59"><text:span text:style-name="T6"><text:s text:c="8"/></text:span><text:span text:style-name="T14">"$No Spaces"</text:span><text:span text:style-name="T6">;</text:span></text:p>
      <text:p text:style-name="P59"><text:soft-page-break/><text:span text:style-name="T6"><text:s text:c="8"/></text:span><text:span text:style-name="T14">"$No%Other*Symbols"</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VarName str</text:p>
      <text:p text:style-name="P59"><text:span text:style-name="T6"><text:s text:c="8"/></text:span>printfn <text:span text:style-name="T14">"Result (%s):\n%A\n"</text:span> str result</text:p>
      <text:p text:style-name="P52"/>
      <text:p text:style-name="P59"><text:span text:style-name="T6"><text:s text:c="8"/></text:span>remainingNotEmpty result</text:p>
      <text:p text:style-name="P59"><text:span text:style-name="T6"><text:s text:c="4"/></text:span>) <text:span text:style-name="T6">()</text:span></text:p>
      <text:p text:style-name="P52"/>
      <text:p text:style-name="P36">[&lt;Test&gt;]</text:p>
      <text:p text:style-name="P36">let <text:span text:style-name="T14">``</text:span> Parse comparison operator correctly<text:span text:style-name="T14">``</text:span> <text:span text:style-name="T6">()</text:span> <text:span text:style-name="T6">=</text:span></text:p>
      <text:p text:style-name="P64"><text:s text:c="4"/>[</text:p>
      <text:p text:style-name="P59"><text:span text:style-name="T6"><text:s text:c="8"/></text:span><text:span text:style-name="T14">"=="</text:span><text:span text:style-name="T6">;</text:span></text:p>
      <text:p text:style-name="P59"><text:span text:style-name="T6"><text:s text:c="8"/></text:span><text:span text:style-name="T14">"&lt;"</text:span><text:span text:style-name="T6">;</text:span></text:p>
      <text:p text:style-name="P59"><text:span text:style-name="T6"><text:s text:c="8"/></text:span><text:span text:style-name="T14">"&lt;="</text:span><text:span text:style-name="T6">;</text:span></text:p>
      <text:p text:style-name="P59"><text:span text:style-name="T6"><text:s text:c="8"/></text:span><text:span text:style-name="T14">"&gt;"</text:span><text:span text:style-name="T6">;</text:span></text:p>
      <text:p text:style-name="P59"><text:span text:style-name="T6"><text:s text:c="8"/></text:span><text:span text:style-name="T14">"&gt;="</text:span><text:span text:style-name="T6">;</text:span></text:p>
      <text:p text:style-name="P59"><text:span text:style-name="T6"><text:s text:c="8"/></text:span><text:span text:style-name="T14">"!="</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OpCmp str</text:p>
      <text:p text:style-name="P59"><text:span text:style-name="T6"><text:s text:c="8"/></text:span>printfn <text:span text:style-name="T14">"Result (%s):\n%A\n"</text:span> str result</text:p>
      <text:p text:style-name="P59"><text:span text:style-name="T6"><text:s text:c="8"/></text:span>Assert.IsTrue(result.isOk)</text:p>
      <text:p text:style-name="P59"><text:span text:style-name="T6"><text:s text:c="4"/></text:span>) <text:span text:style-name="T6">()</text:span></text:p>
      <text:p text:style-name="P52"/>
      <text:p text:style-name="P36">[&lt;Test&gt;]</text:p>
      <text:p text:style-name="P36">let <text:span text:style-name="T14">``</text:span> Parse comparison operator **INcorrectly**<text:span text:style-name="T14">``</text:span> <text:span text:style-name="T6">()</text:span> <text:span text:style-name="T6">=</text:span></text:p>
      <text:p text:style-name="P64"><text:s text:c="4"/>[</text:p>
      <text:p text:style-name="P59"><text:span text:style-name="T6"><text:s text:c="8"/></text:span><text:span text:style-name="T14">"="</text:span><text:span text:style-name="T6">;</text:span></text:p>
      <text:p text:style-name="P59"><text:span text:style-name="T6"><text:s text:c="8"/></text:span><text:span text:style-name="T14">"&lt;%"</text:span><text:span text:style-name="T6">;</text:span></text:p>
      <text:p text:style-name="P59"><text:span text:style-name="T6"><text:s text:c="8"/></text:span><text:span text:style-name="T14">"!!"</text:span><text:span text:style-name="T6">;</text:span></text:p>
      <text:p text:style-name="P59"><text:span text:style-name="T6"><text:s text:c="8"/></text:span><text:span text:style-name="T14">"test"</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OpCmp str</text:p>
      <text:p text:style-name="P59"><text:span text:style-name="T6"><text:s text:c="8"/></text:span>printfn <text:span text:style-name="T14">"Result (%s):\n%A\n"</text:span> str result</text:p>
      <text:p text:style-name="P59"><text:span text:style-name="T6"><text:s text:c="8"/></text:span>remainingNotEmpty result</text:p>
      <text:p text:style-name="P59"><text:span text:style-name="T6"><text:s text:c="4"/></text:span>) <text:span text:style-name="T6">()</text:span></text:p>
      <text:p text:style-name="P52"/>
      <text:p text:style-name="P36">[&lt;Test&gt;]</text:p>
      <text:p text:style-name="P36">let <text:span text:style-name="T14">``</text:span> Parse logical operator correctly<text:span text:style-name="T14">``</text:span> <text:span text:style-name="T6">()</text:span> <text:span text:style-name="T6">=</text:span></text:p>
      <text:p text:style-name="P64"><text:s text:c="4"/>[</text:p>
      <text:p text:style-name="P59"><text:span text:style-name="T6"><text:s text:c="8"/></text:span><text:span text:style-name="T14">"&amp;&amp;"</text:span><text:span text:style-name="T6">;</text:span></text:p>
      <text:p text:style-name="P59"><text:span text:style-name="T6"><text:s text:c="8"/></text:span><text:span text:style-name="T14">"||"</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OpLog str</text:p>
      <text:p text:style-name="P59"><text:span text:style-name="T6"><text:s text:c="8"/></text:span>printfn <text:span text:style-name="T14">"Result (%s):\n%A\n"</text:span> str result</text:p>
      <text:p text:style-name="P59"><text:span text:style-name="T6"><text:s text:c="8"/></text:span>Assert.IsTrue(result.isOk)</text:p>
      <text:p text:style-name="P59"><text:span text:style-name="T6"><text:s text:c="4"/></text:span>) <text:span text:style-name="T6">()</text:span></text:p>
      <text:p text:style-name="P52"/>
      <text:p text:style-name="P36">[&lt;Test&gt;]</text:p>
      <text:p text:style-name="P36">let <text:span text:style-name="T14">``</text:span> Parse logical operator **INcorrectly**<text:span text:style-name="T14">``</text:span> <text:span text:style-name="T6">()</text:span> <text:span text:style-name="T6">=</text:span></text:p>
      <text:p text:style-name="P64"><text:s text:c="4"/>[</text:p>
      <text:p text:style-name="P59"><text:span text:style-name="T6"><text:s text:c="8"/></text:span><text:span text:style-name="T14">"&amp;$"</text:span><text:span text:style-name="T6">;</text:span></text:p>
      <text:p text:style-name="P59"><text:span text:style-name="T6"><text:s text:c="8"/></text:span><text:span text:style-name="T14">"|&amp;"</text:span><text:span text:style-name="T6">;</text:span></text:p>
      <text:p text:style-name="P59"><text:span text:style-name="T6"><text:s text:c="8"/></text:span><text:span text:style-name="T14">""</text:span><text:span text:style-name="T6">;</text:span></text:p>
      <text:p text:style-name="P59"><text:span text:style-name="T6"><text:s text:c="8"/></text:span><text:span text:style-name="T14">"test"</text:span><text:span text:style-name="T6">;</text:span></text:p>
      <text:p text:style-name="P64"><text:s text:c="4"/>]</text:p>
      <text:p text:style-name="P59"><text:span text:style-name="T6"><text:s text:c="4"/>|&gt;</text:span> List.fold (<text:span text:style-name="T6">fun</text:span> acc str <text:span text:style-name="T6">-&gt;</text:span></text:p>
      <text:p text:style-name="P59"><text:soft-page-break/><text:span text:style-name="T6"><text:s text:c="8"/>let</text:span> result <text:span text:style-name="T6">=</text:span> parse parseOpLog str</text:p>
      <text:p text:style-name="P59"><text:span text:style-name="T6"><text:s text:c="8"/></text:span>printfn <text:span text:style-name="T14">"Result (%s):\n%A\n"</text:span> str result</text:p>
      <text:p text:style-name="P59"><text:span text:style-name="T6"><text:s text:c="8"/></text:span>remainingNotEmpty result</text:p>
      <text:p text:style-name="P59"><text:span text:style-name="T6"><text:s text:c="4"/></text:span>) <text:span text:style-name="T6">()</text:span></text:p>
      <text:p text:style-name="P52"/>
      <text:p text:style-name="P36">[&lt;Test&gt;]</text:p>
      <text:p text:style-name="P36">let <text:span text:style-name="T14">``</text:span> Parse maths operator correctly<text:span text:style-name="T14">``</text:span> <text:span text:style-name="T6">()</text:span> <text:span text:style-name="T6">=</text:span></text:p>
      <text:p text:style-name="P64"><text:s text:c="4"/>[</text:p>
      <text:p text:style-name="P59"><text:span text:style-name="T6"><text:s text:c="8"/></text:span><text:span text:style-name="T14">"+ "</text:span><text:span text:style-name="T6">;</text:span></text:p>
      <text:p text:style-name="P59"><text:span text:style-name="T6"><text:s text:c="8"/></text:span><text:span text:style-name="T14">"- "</text:span><text:span text:style-name="T6">;</text:span></text:p>
      <text:p text:style-name="P59"><text:span text:style-name="T6"><text:s text:c="8"/></text:span><text:span text:style-name="T14">"* "</text:span><text:span text:style-name="T6">;</text:span></text:p>
      <text:p text:style-name="P59"><text:span text:style-name="T6"><text:s text:c="8"/></text:span><text:span text:style-name="T14">"/ "</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OpMaths str</text:p>
      <text:p text:style-name="P59"><text:span text:style-name="T6"><text:s text:c="8"/></text:span>printfn <text:span text:style-name="T14">"Result (%s):\n%A\n"</text:span> str result</text:p>
      <text:p text:style-name="P59"><text:span text:style-name="T6"><text:s text:c="8"/></text:span>Assert.IsTrue(result.isOk)</text:p>
      <text:p text:style-name="P59"><text:span text:style-name="T6"><text:s text:c="4"/></text:span>) <text:span text:style-name="T6">()</text:span></text:p>
      <text:p text:style-name="P52"/>
      <text:p text:style-name="P36">[&lt;Test&gt;]</text:p>
      <text:p text:style-name="P36">let <text:span text:style-name="T14">``</text:span> Parse maths operator **INcorrectly**<text:span text:style-name="T14">``</text:span> <text:span text:style-name="T6">()</text:span> <text:span text:style-name="T6">=</text:span></text:p>
      <text:p text:style-name="P64"><text:s text:c="4"/>[</text:p>
      <text:p text:style-name="P59"><text:span text:style-name="T6"><text:s text:c="8"/></text:span><text:span text:style-name="T14">""</text:span><text:span text:style-name="T6">;</text:span></text:p>
      <text:p text:style-name="P59"><text:span text:style-name="T6"><text:s text:c="8"/></text:span><text:span text:style-name="T14">"+"</text:span><text:span text:style-name="T6">;</text:span></text:p>
      <text:p text:style-name="P59"><text:span text:style-name="T6"><text:s text:c="8"/></text:span><text:span text:style-name="T14">" - "</text:span><text:span text:style-name="T6">;</text:span></text:p>
      <text:p text:style-name="P59"><text:span text:style-name="T6"><text:s text:c="8"/></text:span><text:span text:style-name="T14">"%"</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OpMaths str</text:p>
      <text:p text:style-name="P59"><text:span text:style-name="T6"><text:s text:c="8"/></text:span>printfn <text:span text:style-name="T14">"Result (%s):\n%A\n"</text:span> str result</text:p>
      <text:p text:style-name="P59"><text:span text:style-name="T6"><text:s text:c="8"/></text:span>remainingNotEmpty result</text:p>
      <text:p text:style-name="P59"><text:span text:style-name="T6"><text:s text:c="4"/></text:span>) <text:span text:style-name="T6">()</text:span></text:p>
      <text:p text:style-name="P52"/>
      <text:p text:style-name="P36">[&lt;Test&gt;]</text:p>
      <text:p text:style-name="P36">let <text:span text:style-name="T14">``</text:span> Parse function calling correctly<text:span text:style-name="T14">``</text:span> <text:span text:style-name="T6">()</text:span> <text:span text:style-name="T6">=</text:span></text:p>
      <text:p text:style-name="P64"><text:s text:c="4"/>[</text:p>
      <text:p text:style-name="P59"><text:span text:style-name="T6"><text:s text:c="8"/></text:span><text:span text:style-name="T14">"FunctionName()"</text:span><text:span text:style-name="T6">;</text:span></text:p>
      <text:p text:style-name="P59"><text:span text:style-name="T6"><text:s text:c="8"/></text:span><text:span text:style-name="T14">"anyName($variable)"</text:span><text:span text:style-name="T6">;</text:span></text:p>
      <text:p text:style-name="P59"><text:span text:style-name="T6"><text:s text:c="8"/></text:span><text:span text:style-name="T14">"test([</text:span><text:span text:style-name="T19">\"</text:span><text:span text:style-name="T14">using literals</text:span><text:span text:style-name="T19">\"</text:span><text:span text:style-name="T14">, true])"</text:span><text:span text:style-name="T6">;</text:span></text:p>
      <text:p text:style-name="P59"><text:span text:style-name="T6"><text:s text:c="8"/></text:span><text:span text:style-name="T14">"finalWithSpaces ()"</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FnCall str</text:p>
      <text:p text:style-name="P59"><text:span text:style-name="T6"><text:s text:c="8"/></text:span>printfn <text:span text:style-name="T14">"Result (%s):\n%A\n"</text:span> str result</text:p>
      <text:p text:style-name="P59"><text:span text:style-name="T6"><text:s text:c="8"/></text:span>Assert.IsTrue(result.isOk)</text:p>
      <text:p text:style-name="P59"><text:span text:style-name="T6"><text:s text:c="4"/></text:span>) <text:span text:style-name="T6">()</text:span></text:p>
      <text:p text:style-name="P52"/>
      <text:p text:style-name="P36">[&lt;Test&gt;]</text:p>
      <text:p text:style-name="P36">let <text:span text:style-name="T14">``</text:span> Parse function calling **INcorrectly**<text:span text:style-name="T14">``</text:span> <text:span text:style-name="T6">()</text:span> <text:span text:style-name="T6">=</text:span></text:p>
      <text:p text:style-name="P64"><text:s text:c="4"/>[</text:p>
      <text:p text:style-name="P59"><text:span text:style-name="T6"><text:s text:c="8"/></text:span><text:span text:style-name="T14">"NoBrackets"</text:span><text:span text:style-name="T6">;</text:span></text:p>
      <text:p text:style-name="P59"><text:span text:style-name="T6"><text:s text:c="8"/></text:span><text:span text:style-name="T14">""</text:span><text:span text:style-name="T6">;</text:span></text:p>
      <text:p text:style-name="P59"><text:span text:style-name="T6"><text:s text:c="8"/></text:span><text:span text:style-name="T14">"Has Spaces In Name($variable)"</text:span><text:span text:style-name="T6">;</text:span></text:p>
      <text:p text:style-name="P59"><text:span text:style-name="T6"><text:s text:c="8"/></text:span><text:span text:style-name="T14">"HasSpacesInParameters($variable $anotherOne)"</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FnCall str</text:p>
      <text:p text:style-name="P59"><text:span text:style-name="T6"><text:s text:c="8"/></text:span>printfn <text:span text:style-name="T14">"Result (%s):\n%A\n"</text:span> str result</text:p>
      <text:p text:style-name="P59"><text:span text:style-name="T6"><text:s text:c="8"/></text:span>Assert.IsTrue(result.isErr)</text:p>
      <text:p text:style-name="P59"><text:span text:style-name="T6"><text:s text:c="4"/></text:span>) <text:span text:style-name="T6">()</text:span></text:p>
      <text:p text:style-name="P52"><text:soft-page-break/></text:p>
      <text:p text:style-name="P36">[&lt;Test&gt;]</text:p>
      <text:p text:style-name="P36">let <text:span text:style-name="T14">``</text:span> Parse expression correctly<text:span text:style-name="T14">``</text:span> <text:span text:style-name="T6">()</text:span> <text:span text:style-name="T6">=</text:span></text:p>
      <text:p text:style-name="P64"><text:s text:c="4"/>[</text:p>
      <text:p text:style-name="P59"><text:span text:style-name="T6"><text:s text:c="8"/></text:span><text:span text:style-name="T14">"$variable"</text:span><text:span text:style-name="T6">;</text:span></text:p>
      <text:p text:style-name="P59"><text:span text:style-name="T6"><text:s text:c="8"/></text:span><text:span text:style-name="T14">"</text:span><text:span text:style-name="T19">\"</text:span><text:span text:style-name="T14">value literals</text:span><text:span text:style-name="T19">\"</text:span><text:span text:style-name="T14">"</text:span><text:span text:style-name="T6">;</text:span></text:p>
      <text:p text:style-name="P59"><text:span text:style-name="T6"><text:s text:c="8"/></text:span><text:span text:style-name="T14">"(3 + 4)"</text:span><text:span text:style-name="T6">;</text:span></text:p>
      <text:p text:style-name="P59"><text:span text:style-name="T6"><text:s text:c="8"/></text:span><text:span text:style-name="T14">"((3 + 4) == </text:span><text:span text:style-name="T19">\"</text:span><text:span text:style-name="T14">nested expressions</text:span><text:span text:style-name="T19">\"</text:span><text:span text:style-name="T14">)"</text:span><text:span text:style-name="T6">;</text:span></text:p>
      <text:p text:style-name="P59"><text:span text:style-name="T6"><text:s text:c="8"/></text:span><text:span text:style-name="T14">"($variable &amp;&amp; $AnotherOne)"</text:span><text:span text:style-name="T6">;</text:span></text:p>
      <text:p text:style-name="P59"><text:span text:style-name="T6"><text:s text:c="8"/></text:span><text:span text:style-name="T14">"($variable &amp;&amp; getValue($variable))"</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Expression str</text:p>
      <text:p text:style-name="P59"><text:span text:style-name="T6"><text:s text:c="8"/></text:span>printfn <text:span text:style-name="T14">"Result (%s):\n%A\n"</text:span> str result</text:p>
      <text:p text:style-name="P59"><text:span text:style-name="T6"><text:s text:c="8"/></text:span>Assert.IsTrue(result.isOk)</text:p>
      <text:p text:style-name="P59"><text:span text:style-name="T6"><text:s text:c="8"/></text:span>remainingEmpty result</text:p>
      <text:p text:style-name="P59"><text:span text:style-name="T6"><text:s text:c="4"/></text:span>) <text:span text:style-name="T6">()</text:span></text:p>
      <text:p text:style-name="P52"/>
      <text:p text:style-name="P36">[&lt;Test&gt;]</text:p>
      <text:p text:style-name="P36">let <text:span text:style-name="T14">``</text:span> Parse expression **INcorrectly**<text:span text:style-name="T14">``</text:span> <text:span text:style-name="T6">()</text:span> <text:span text:style-name="T6">=</text:span></text:p>
      <text:p text:style-name="P64"><text:s text:c="4"/>[</text:p>
      <text:p text:style-name="P59"><text:span text:style-name="T6"><text:s text:c="8"/></text:span><text:span text:style-name="T14">""</text:span><text:span text:style-name="T6">;</text:span></text:p>
      <text:p text:style-name="P59"><text:span text:style-name="T6"><text:s text:c="8"/></text:span><text:span text:style-name="T14">"$variable = </text:span><text:span text:style-name="T19">\"</text:span><text:span text:style-name="T14">single equals</text:span><text:span text:style-name="T19">\"</text:span><text:span text:style-name="T14">"</text:span><text:span text:style-name="T6">;</text:span></text:p>
      <text:p text:style-name="P59"><text:span text:style-name="T6"><text:s text:c="8"/></text:span><text:span text:style-name="T14">"5 == 6"</text:span><text:span text:style-name="T6">;</text:span></text:p>
      <text:p text:style-name="P59"><text:span text:style-name="T6"><text:s text:c="8"/></text:span><text:span text:style-name="T14">"some text"</text:span><text:span text:style-name="T6">;</text:span></text:p>
      <text:p text:style-name="P59"><text:span text:style-name="T6"><text:s text:c="8"/></text:span><text:span text:style-name="T14">"(fnCalling() = $Wrong)"</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Expression str</text:p>
      <text:p text:style-name="P59"><text:span text:style-name="T6"><text:s text:c="8"/></text:span>printfn <text:span text:style-name="T14">"Result (%s):\n%A\n"</text:span> str result</text:p>
      <text:p text:style-name="P59"><text:span text:style-name="T6"><text:s text:c="8"/></text:span>remainingNotEmpty result</text:p>
      <text:p text:style-name="P59"><text:span text:style-name="T6"><text:s text:c="4"/></text:span>) <text:span text:style-name="T6">()</text:span></text:p>
      <text:p text:style-name="P52"/>
      <text:p text:style-name="P36">[&lt;Test&gt;]</text:p>
      <text:p text:style-name="P36">let <text:span text:style-name="T14">``</text:span> Parse variable definition statement correctly<text:span text:style-name="T14">``</text:span> <text:span text:style-name="T6">()</text:span> <text:span text:style-name="T6">=</text:span></text:p>
      <text:p text:style-name="P64"><text:s text:c="4"/>[</text:p>
      <text:p text:style-name="P59"><text:span text:style-name="T6"><text:s text:c="8"/></text:span><text:span text:style-name="T14">"var $variable = 2;"</text:span><text:span text:style-name="T6">;</text:span></text:p>
      <text:p text:style-name="P59"><text:span text:style-name="T6"><text:s text:c="8"/></text:span><text:span text:style-name="T14">"var $Variable = fnCall();"</text:span><text:span text:style-name="T6">;</text:span></text:p>
      <text:p text:style-name="P59"><text:span text:style-name="T6"><text:s text:c="8"/></text:span><text:span text:style-name="T14">"var $TitleCase123 = (3 + 5);"</text:span><text:span text:style-name="T6">;</text:span></text:p>
      <text:p text:style-name="P59"><text:span text:style-name="T6"><text:s text:c="8"/></text:span><text:span text:style-name="T14">"var $variable = ((</text:span><text:span text:style-name="T19">\"</text:span><text:span text:style-name="T14">any </text:span><text:span text:style-name="T19">\"</text:span><text:span text:style-name="T14"> + </text:span><text:span text:style-name="T19">\"</text:span><text:span text:style-name="T14">expression</text:span><text:span text:style-name="T19">\"</text:span><text:span text:style-name="T14">) == </text:span><text:span text:style-name="T19">\"</text:span><text:span text:style-name="T14">works</text:span><text:span text:style-name="T19">\"</text:span><text:span text:style-name="T14">);"</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StatementDefinition str</text:p>
      <text:p text:style-name="P59"><text:span text:style-name="T6"><text:s text:c="8"/></text:span>printfn <text:span text:style-name="T14">"Result (%s):\n%A\n"</text:span> str result</text:p>
      <text:p text:style-name="P59"><text:span text:style-name="T6"><text:s text:c="8"/></text:span>Assert.IsTrue(result.isOk)</text:p>
      <text:p text:style-name="P59"><text:span text:style-name="T6"><text:s text:c="8"/></text:span>remainingEmpty result</text:p>
      <text:p text:style-name="P59"><text:span text:style-name="T6"><text:s text:c="4"/></text:span>) <text:span text:style-name="T6">()</text:span></text:p>
      <text:p text:style-name="P52"/>
      <text:p text:style-name="P36">[&lt;Test&gt;]</text:p>
      <text:p text:style-name="P36">let <text:span text:style-name="T14">``</text:span> Parse variable definition statement **INcorrectly**<text:span text:style-name="T14">``</text:span> <text:span text:style-name="T6">()</text:span> <text:span text:style-name="T6">=</text:span></text:p>
      <text:p text:style-name="P64"><text:s text:c="4"/>[</text:p>
      <text:p text:style-name="P59"><text:span text:style-name="T6"><text:s text:c="8"/></text:span><text:span text:style-name="T14">"$noVar = 123;"</text:span><text:span text:style-name="T6">;</text:span></text:p>
      <text:p text:style-name="P59"><text:span text:style-name="T6"><text:s text:c="8"/></text:span><text:span text:style-name="T14">"var $Name Has Spaces = 123;"</text:span><text:span text:style-name="T6">;</text:span></text:p>
      <text:p text:style-name="P59"><text:span text:style-name="T6"><text:s text:c="8"/></text:span><text:span text:style-name="T14">"var$Spaces=[3,4,5];"</text:span><text:span text:style-name="T6">;</text:span></text:p>
      <text:p text:style-name="P59"><text:span text:style-name="T6"><text:s text:c="8"/></text:span><text:span text:style-name="T14">"random text"</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StatementDefinition str</text:p>
      <text:p text:style-name="P59"><text:span text:style-name="T6"><text:s text:c="8"/></text:span>printfn <text:span text:style-name="T14">"Result (%s):\n%A\n"</text:span> str result</text:p>
      <text:p text:style-name="P59"><text:span text:style-name="T6"><text:s text:c="8"/></text:span>remainingNotEmpty result</text:p>
      <text:p text:style-name="P59"><text:soft-page-break/><text:span text:style-name="T6"><text:s text:c="4"/></text:span>) <text:span text:style-name="T6">()</text:span></text:p>
      <text:p text:style-name="P52"/>
      <text:p text:style-name="P36">[&lt;Test&gt;]</text:p>
      <text:p text:style-name="P36">let <text:span text:style-name="T14">``</text:span> Parse variable update statement correctly<text:span text:style-name="T14">``</text:span> <text:span text:style-name="T6">()</text:span> <text:span text:style-name="T6">=</text:span></text:p>
      <text:p text:style-name="P64"><text:s text:c="4"/>[</text:p>
      <text:p text:style-name="P59"><text:span text:style-name="T6"><text:s text:c="8"/></text:span><text:span text:style-name="T14">"$variable = 2;"</text:span><text:span text:style-name="T6">;</text:span></text:p>
      <text:p text:style-name="P59"><text:span text:style-name="T6"><text:s text:c="8"/></text:span><text:span text:style-name="T14">"$Variable = fnCall();"</text:span><text:span text:style-name="T6">;</text:span></text:p>
      <text:p text:style-name="P59"><text:span text:style-name="T6"><text:s text:c="8"/></text:span><text:span text:style-name="T14">"$TitleCase123 = (3 + 5);"</text:span><text:span text:style-name="T6">;</text:span></text:p>
      <text:p text:style-name="P59"><text:span text:style-name="T6"><text:s text:c="8"/></text:span><text:span text:style-name="T14">"$variable = ((</text:span><text:span text:style-name="T19">\"</text:span><text:span text:style-name="T14">any </text:span><text:span text:style-name="T19">\"</text:span><text:span text:style-name="T14"> + </text:span><text:span text:style-name="T19">\"</text:span><text:span text:style-name="T14">expression</text:span><text:span text:style-name="T19">\"</text:span><text:span text:style-name="T14">) == </text:span><text:span text:style-name="T19">\"</text:span><text:span text:style-name="T14">works</text:span><text:span text:style-name="T19">\"</text:span><text:span text:style-name="T14">);"</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StatementVariableSet str</text:p>
      <text:p text:style-name="P59"><text:span text:style-name="T6"><text:s text:c="8"/></text:span>printfn <text:span text:style-name="T14">"Result (%s):\n%A\n"</text:span> str result</text:p>
      <text:p text:style-name="P59"><text:span text:style-name="T6"><text:s text:c="8"/></text:span>Assert.IsTrue(result.isOk)</text:p>
      <text:p text:style-name="P59"><text:span text:style-name="T6"><text:s text:c="8"/></text:span>remainingEmpty result</text:p>
      <text:p text:style-name="P59"><text:span text:style-name="T6"><text:s text:c="4"/></text:span>) <text:span text:style-name="T6">()</text:span></text:p>
      <text:p text:style-name="P11"/>
      <text:p text:style-name="P36">[&lt;Test&gt;]</text:p>
      <text:p text:style-name="P36">let <text:span text:style-name="T14">``</text:span> Parse variable update statement **INcorrectly**<text:span text:style-name="T14">``</text:span> <text:span text:style-name="T6">()</text:span> <text:span text:style-name="T6">=</text:span></text:p>
      <text:p text:style-name="P64"><text:s text:c="4"/>[</text:p>
      <text:p text:style-name="P59"><text:span text:style-name="T6"><text:s text:c="8"/></text:span><text:span text:style-name="T14">"noDollar = 123;"</text:span><text:span text:style-name="T6">;</text:span></text:p>
      <text:p text:style-name="P59"><text:span text:style-name="T6"><text:s text:c="8"/></text:span><text:span text:style-name="T14">"var $UnnecessaryVarKeyword = 123;"</text:span><text:span text:style-name="T6">;</text:span></text:p>
      <text:p text:style-name="P59"><text:span text:style-name="T6"><text:s text:c="8"/></text:span><text:span text:style-name="T14">"$noSemiColon = [0, 1, 2]"</text:span><text:span text:style-name="T6">;</text:span></text:p>
      <text:p text:style-name="P59"><text:span text:style-name="T6"><text:s text:c="8"/></text:span><text:span text:style-name="T14">"$VarName = random text;"</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StatementVariableSet str</text:p>
      <text:p text:style-name="P59"><text:span text:style-name="T6"><text:s text:c="8"/></text:span>printfn <text:span text:style-name="T14">"Result (%s):\n%A\n"</text:span> str result</text:p>
      <text:p text:style-name="P59"><text:span text:style-name="T6"><text:s text:c="8"/></text:span>remainingNotEmpty result</text:p>
      <text:p text:style-name="P59"><text:span text:style-name="T6"><text:s text:c="4"/></text:span>) <text:span text:style-name="T6">()</text:span></text:p>
      <text:p text:style-name="P52"/>
      <text:p text:style-name="P36">[&lt;Test&gt;]</text:p>
      <text:p text:style-name="P36">let <text:span text:style-name="T14">``</text:span> Parse if statement correctly<text:span text:style-name="T14">``</text:span> <text:span text:style-name="T6">()</text:span> <text:span text:style-name="T6">=</text:span></text:p>
      <text:p text:style-name="P64"><text:s text:c="4"/>[</text:p>
      <text:p text:style-name="P59"><text:span text:style-name="T6"><text:s text:c="8"/></text:span><text:span text:style-name="T14">"if $variable { (*</text:span><text:span text:style-name="T19">\"</text:span><text:span text:style-name="T14"> Statement Block </text:span><text:span text:style-name="T19">\"</text:span><text:span text:style-name="T14">*) }"</text:span><text:span text:style-name="T6">;</text:span></text:p>
      <text:p text:style-name="P59"><text:span text:style-name="T6"><text:s text:c="8"/></text:span><text:span text:style-name="T14">"if ($expression == true) {}"</text:span><text:span text:style-name="T6">;</text:span></text:p>
      <text:p text:style-name="P59"><text:span text:style-name="T6"><text:s text:c="8"/></text:span><text:span text:style-name="T14">"if ((2 + 3) == 5) help();"</text:span><text:span text:style-name="T6">;</text:span></text:p>
      <text:p text:style-name="P59"><text:span text:style-name="T6"><text:s text:c="8"/></text:span><text:span text:style-name="T14">"if true var $VarDeclare = 5;"</text:span><text:span text:style-name="T6">;</text:span></text:p>
      <text:p text:style-name="P59"><text:span text:style-name="T6"><text:s text:c="8"/></text:span><text:span text:style-name="T14">"if (arrayLength([0, 1, 2, 3]) == 4) return true;"</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StatementIf str</text:p>
      <text:p text:style-name="P59"><text:span text:style-name="T6"><text:s text:c="8"/></text:span>printfn <text:span text:style-name="T14">"Result (%s):\n%A\n"</text:span> str result</text:p>
      <text:p text:style-name="P59"><text:span text:style-name="T6"><text:s text:c="8"/></text:span>Assert.IsTrue(result.isOk)</text:p>
      <text:p text:style-name="P59"><text:span text:style-name="T6"><text:s text:c="8"/></text:span>remainingEmpty result</text:p>
      <text:p text:style-name="P59"><text:span text:style-name="T6"><text:s text:c="4"/></text:span>) <text:span text:style-name="T6">()</text:span></text:p>
      <text:p text:style-name="P52"/>
      <text:p text:style-name="P36">[&lt;Test&gt;]</text:p>
      <text:p text:style-name="P36">let <text:span text:style-name="T14">``</text:span> Parse if statement **INcorrectly**<text:span text:style-name="T14">``</text:span> <text:span text:style-name="T6">()</text:span> <text:span text:style-name="T6">=</text:span></text:p>
      <text:p text:style-name="P64"><text:s text:c="4"/>[</text:p>
      <text:p text:style-name="P59"><text:span text:style-name="T6"><text:s text:c="8"/></text:span><text:span text:style-name="T14">"if (</text:span><text:span text:style-name="T19">\"</text:span><text:span text:style-name="T14">noFollowingStatements</text:span><text:span text:style-name="T19">\"</text:span><text:span text:style-name="T14"> == true)"</text:span><text:span text:style-name="T6">;</text:span></text:p>
      <text:p text:style-name="P59"><text:span text:style-name="T6"><text:s text:c="8"/></text:span><text:span text:style-name="T14">"iftrue var $VarDeclare = </text:span><text:span text:style-name="T19">\"</text:span><text:span text:style-name="T14">no space after if</text:span><text:span text:style-name="T19">\"</text:span><text:span text:style-name="T14">;"</text:span><text:span text:style-name="T6">;</text:span></text:p>
      <text:p text:style-name="P65"><text:span text:style-name="T6"><text:s text:c="8"/></text:span>"if (arrayLength([0, 1, 2, 3]) == 4 {</text:p>
      <text:p text:style-name="P59"><text:span text:style-name="T6"><text:s text:c="8"/></text:span><text:span text:style-name="T14">return </text:span><text:span text:style-name="T19">\"</text:span><text:span text:style-name="T14">missing right bracket!</text:span><text:span text:style-name="T19">\"</text:span><text:span text:style-name="T14">;</text:span></text:p>
      <text:p text:style-name="P59"><text:span text:style-name="T6"><text:s text:c="8"/></text:span><text:span text:style-name="T14">}"</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StatementIf str</text:p>
      <text:p text:style-name="P59"><text:span text:style-name="T6"><text:s text:c="8"/></text:span>printfn <text:span text:style-name="T14">"Result (%s):\n%A\n"</text:span> str result</text:p>
      <text:p text:style-name="P59"><text:soft-page-break/><text:span text:style-name="T6"><text:s text:c="8"/></text:span>remainingNotEmpty result</text:p>
      <text:p text:style-name="P59"><text:span text:style-name="T6"><text:s text:c="4"/></text:span>) <text:span text:style-name="T6">()</text:span></text:p>
      <text:p text:style-name="P52"/>
      <text:p text:style-name="P36">[&lt;Test&gt;]</text:p>
      <text:p text:style-name="P36">let <text:span text:style-name="T14">``</text:span> Parse foreach statements correctly<text:span text:style-name="T14">``</text:span> <text:span text:style-name="T6">()</text:span> <text:span text:style-name="T6">=</text:span></text:p>
      <text:p text:style-name="P64"><text:s text:c="4"/>[</text:p>
      <text:p text:style-name="P59"><text:span text:style-name="T6"><text:s text:c="8"/></text:span><text:span text:style-name="T14">"foreach ($element in [0, 1, 2, 3, 4]) print($element);"</text:span><text:span text:style-name="T6">;</text:span></text:p>
      <text:p text:style-name="P59"><text:span text:style-name="T6"><text:s text:c="8"/></text:span><text:span text:style-name="T14">"foreach ($elm in $array) {}"</text:span><text:span text:style-name="T6">;</text:span></text:p>
      <text:p text:style-name="P65"><text:span text:style-name="T6"><text:s text:c="8"/></text:span>"foreach ($elm in fnCall($parameters)) {</text:p>
      <text:p text:style-name="P65"><text:span text:style-name="T6"><text:s text:c="12"/></text:span>$acc = ($acc + $elm);</text:p>
      <text:p text:style-name="P59"><text:span text:style-name="T6"><text:s text:c="8"/></text:span><text:span text:style-name="T14">}"</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StatementForEach str</text:p>
      <text:p text:style-name="P59"><text:span text:style-name="T6"><text:s text:c="8"/></text:span>printfn <text:span text:style-name="T14">"Result (%s):\n%A\n"</text:span> str result</text:p>
      <text:p text:style-name="P59"><text:span text:style-name="T6"><text:s text:c="8"/></text:span>Assert.IsTrue(result.isOk)</text:p>
      <text:p text:style-name="P59"><text:span text:style-name="T6"><text:s text:c="8"/></text:span>remainingEmpty result</text:p>
      <text:p text:style-name="P59"><text:span text:style-name="T6"><text:s text:c="4"/></text:span>) <text:span text:style-name="T6">()</text:span></text:p>
      <text:p text:style-name="P52"/>
      <text:p text:style-name="P36">[&lt;Test&gt;]</text:p>
      <text:p text:style-name="P36">let <text:span text:style-name="T14">``</text:span> Parse foreach statement **INcorrectly**<text:span text:style-name="T14">``</text:span> <text:span text:style-name="T6">()</text:span> <text:span text:style-name="T6">=</text:span></text:p>
      <text:p text:style-name="P64"><text:s text:c="4"/>[</text:p>
      <text:p text:style-name="P59"><text:span text:style-name="T6"><text:s text:c="8"/></text:span><text:span text:style-name="T14">"foreach ($variable) { (*</text:span><text:span text:style-name="T19">\"</text:span><text:span text:style-name="T14"> Missing '...in (expr)...' </text:span><text:span text:style-name="T19">\"</text:span><text:span text:style-name="T14">*) }"</text:span><text:span text:style-name="T6">;</text:span></text:p>
      <text:p text:style-name="P65"><text:span text:style-name="T6"><text:s text:c="8"/></text:span>"foreach (fnCall() in $array) {</text:p>
      <text:p text:style-name="P59"><text:span text:style-name="T6"><text:s text:c="12"/></text:span><text:span text:style-name="T14">(*</text:span><text:span text:style-name="T19">\"</text:span><text:span text:style-name="T14"> Left element must be variable name </text:span><text:span text:style-name="T19">\"</text:span><text:span text:style-name="T14">*)</text:span></text:p>
      <text:p text:style-name="P59"><text:span text:style-name="T6"><text:s text:c="8"/></text:span><text:span text:style-name="T14">}"</text:span><text:span text:style-name="T6">;</text:span></text:p>
      <text:p text:style-name="P59"><text:span text:style-name="T6"><text:s text:c="8"/></text:span><text:span text:style-name="T14">"foreach ($var in $array) (*</text:span><text:span text:style-name="T19">\"</text:span><text:span text:style-name="T14"> no following statements </text:span><text:span text:style-name="T19">\"</text:span><text:span text:style-name="T14">*)"</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StatementForEach str</text:p>
      <text:p text:style-name="P59"><text:span text:style-name="T6"><text:s text:c="8"/></text:span>printfn <text:span text:style-name="T14">"Result (%s):\n%A\n"</text:span> str result</text:p>
      <text:p text:style-name="P59"><text:span text:style-name="T6"><text:s text:c="8"/></text:span>remainingNotEmpty result</text:p>
      <text:p text:style-name="P59"><text:span text:style-name="T6"><text:s text:c="4"/></text:span>) <text:span text:style-name="T6">()</text:span></text:p>
      <text:p text:style-name="P52"/>
      <text:p text:style-name="P36">[&lt;Test&gt;]</text:p>
      <text:p text:style-name="P36">let <text:span text:style-name="T14">``</text:span> Parse while loop statements correctly<text:span text:style-name="T14">``</text:span> <text:span text:style-name="T6">()</text:span> <text:span text:style-name="T6">=</text:span></text:p>
      <text:p text:style-name="P64"><text:s text:c="4"/>[</text:p>
      <text:p text:style-name="P59"><text:span text:style-name="T6"><text:s text:c="8"/></text:span><text:span text:style-name="T14">"while true print(</text:span><text:span text:style-name="T19">\"</text:span><text:span text:style-name="T14">infinite loops!</text:span><text:span text:style-name="T19">\"</text:span><text:span text:style-name="T14">);"</text:span><text:span text:style-name="T6">;</text:span></text:p>
      <text:p text:style-name="P65"><text:span text:style-name="T6"><text:s text:c="8"/></text:span>"while ($i &lt; 10) {</text:p>
      <text:p text:style-name="P65"><text:span text:style-name="T6"><text:s text:c="12"/></text:span>$i = ($i + 1);</text:p>
      <text:p text:style-name="P59"><text:span text:style-name="T6"><text:s text:c="8"/></text:span><text:span text:style-name="T14">}"</text:span><text:span text:style-name="T6">;</text:span></text:p>
      <text:p text:style-name="P59"><text:span text:style-name="T6"><text:s text:c="8"/></text:span><text:span text:style-name="T14">"while (arrayLength($array) == 3) {}"</text:span><text:span text:style-name="T6">;</text:span></text:p>
      <text:p text:style-name="P59"><text:span text:style-name="T6"><text:s text:c="8"/></text:span><text:span text:style-name="T14">"while returnTrue() { return false; }"</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StatementWhile str</text:p>
      <text:p text:style-name="P59"><text:span text:style-name="T6"><text:s text:c="8"/></text:span>printfn <text:span text:style-name="T14">"Result (%s):\n%A\n"</text:span> str result</text:p>
      <text:p text:style-name="P59"><text:span text:style-name="T6"><text:s text:c="8"/></text:span>Assert.IsTrue(result.isOk)</text:p>
      <text:p text:style-name="P59"><text:span text:style-name="T6"><text:s text:c="8"/></text:span>remainingEmpty result</text:p>
      <text:p text:style-name="P59"><text:span text:style-name="T6"><text:s text:c="4"/></text:span>) <text:span text:style-name="T6">()</text:span></text:p>
      <text:p text:style-name="P52"/>
      <text:p text:style-name="P36">[&lt;Test&gt;]</text:p>
      <text:p text:style-name="P36">let <text:span text:style-name="T14">``</text:span> Parse while loop statements **INcorrectly**<text:span text:style-name="T14">``</text:span> <text:span text:style-name="T6">()</text:span> <text:span text:style-name="T6">=</text:span></text:p>
      <text:p text:style-name="P64"><text:s text:c="4"/>[</text:p>
      <text:p text:style-name="P59"><text:span text:style-name="T6"><text:s text:c="8"/></text:span><text:span text:style-name="T14">"while ($err == </text:span><text:span text:style-name="T19">\"</text:span><text:span text:style-name="T14">no succeeding statements</text:span><text:span text:style-name="T19">\"</text:span><text:span text:style-name="T14">)"</text:span><text:span text:style-name="T6">;</text:span></text:p>
      <text:p text:style-name="P59"><text:span text:style-name="T6"><text:s text:c="8"/></text:span><text:span text:style-name="T14">"while () { print(</text:span><text:span text:style-name="T19">\"</text:span><text:span text:style-name="T14">empty expression</text:span><text:span text:style-name="T19">\"</text:span><text:span text:style-name="T14">);"</text:span><text:span text:style-name="T6">;</text:span></text:p>
      <text:p text:style-name="P59"><text:span text:style-name="T6"><text:s text:c="8"/></text:span><text:span text:style-name="T14">"while { print(</text:span><text:span text:style-name="T19">\"</text:span><text:span text:style-name="T14">no expr at all!</text:span><text:span text:style-name="T19">\"</text:span><text:span text:style-name="T14">);"</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StatementWhile str</text:p>
      <text:p text:style-name="P59"><text:soft-page-break/><text:span text:style-name="T6"><text:s text:c="8"/></text:span>printfn <text:span text:style-name="T14">"Result (%s):\n%A\n"</text:span> str result</text:p>
      <text:p text:style-name="P59"><text:span text:style-name="T6"><text:s text:c="8"/></text:span>remainingNotEmpty result</text:p>
      <text:p text:style-name="P59"><text:span text:style-name="T6"><text:s text:c="4"/></text:span>) <text:span text:style-name="T6">()</text:span></text:p>
      <text:p text:style-name="P52"/>
      <text:p text:style-name="P36">[&lt;Test&gt;]</text:p>
      <text:p text:style-name="P36">let <text:span text:style-name="T14">``</text:span> Parse return statements correctly<text:span text:style-name="T14">``</text:span> <text:span text:style-name="T6">()</text:span> <text:span text:style-name="T6">=</text:span></text:p>
      <text:p text:style-name="P64"><text:s text:c="4"/>[</text:p>
      <text:p text:style-name="P59"><text:span text:style-name="T6"><text:s text:c="8"/></text:span><text:span text:style-name="T14">"return;"</text:span><text:span text:style-name="T6">;</text:span></text:p>
      <text:p text:style-name="P59"><text:span text:style-name="T6"><text:s text:c="8"/></text:span><text:span text:style-name="T14">"return true;"</text:span><text:span text:style-name="T6">;</text:span></text:p>
      <text:p text:style-name="P59"><text:span text:style-name="T6"><text:s text:c="8"/></text:span><text:span text:style-name="T14">"return [0, 1, 2];"</text:span><text:span text:style-name="T6">;</text:span></text:p>
      <text:p text:style-name="P59"><text:span text:style-name="T6"><text:s text:c="8"/></text:span><text:span text:style-name="T14">"return fnCall();"</text:span><text:span text:style-name="T6">;</text:span></text:p>
      <text:p text:style-name="P59"><text:span text:style-name="T6"><text:s text:c="8"/></text:span><text:span text:style-name="T14">"return (($any + $expression) &amp;&amp; $works);"</text:span><text:span text:style-name="T6">;</text:span></text:p>
      <text:p text:style-name="P59"><text:span text:style-name="T6"><text:s text:c="8"/></text:span><text:span text:style-name="T14">"return$nospaces;"</text:span><text:span text:style-name="T6">;</text:span></text:p>
      <text:p text:style-name="P59"><text:span text:style-name="T6"><text:s text:c="8"/></text:span><text:span text:style-name="T14">"returnfalse;"</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StatementReturn str</text:p>
      <text:p text:style-name="P59"><text:span text:style-name="T6"><text:s text:c="8"/></text:span>printfn <text:span text:style-name="T14">"Result (%s):\n%A\n"</text:span> str result</text:p>
      <text:p text:style-name="P59"><text:span text:style-name="T6"><text:s text:c="8"/></text:span>Assert.IsTrue(result.isOk)</text:p>
      <text:p text:style-name="P59"><text:span text:style-name="T6"><text:s text:c="8"/></text:span>remainingEmpty result</text:p>
      <text:p text:style-name="P59"><text:span text:style-name="T6"><text:s text:c="4"/></text:span>) <text:span text:style-name="T6">()</text:span></text:p>
      <text:p text:style-name="P52"/>
      <text:p text:style-name="P36">[&lt;Test&gt;]</text:p>
      <text:p text:style-name="P36">let <text:span text:style-name="T14">``</text:span> Parse return statements **INcorrectly**<text:span text:style-name="T14">``</text:span> <text:span text:style-name="T6">()</text:span> <text:span text:style-name="T6">=</text:span></text:p>
      <text:p text:style-name="P64"><text:s text:c="4"/>[</text:p>
      <text:p text:style-name="P59"><text:span text:style-name="T6"><text:s text:c="8"/></text:span><text:span text:style-name="T14">"return ; (*</text:span><text:span text:style-name="T19">\"</text:span><text:span text:style-name="T14"> Space between return and semicolon </text:span><text:span text:style-name="T19">\"</text:span><text:span text:style-name="T14">*)"</text:span><text:span text:style-name="T6">;</text:span></text:p>
      <text:p text:style-name="P59"><text:span text:style-name="T6"><text:s text:c="8"/></text:span><text:span text:style-name="T14">"returnRandomText;"</text:span><text:span text:style-name="T6">;</text:span></text:p>
      <text:p text:style-name="P59"><text:span text:style-name="T6"><text:s text:c="8"/></text:span><text:span text:style-name="T14">"return (*</text:span><text:span text:style-name="T19">\"</text:span><text:span text:style-name="T14"> no semi-colon at all! </text:span><text:span text:style-name="T19">\"</text:span><text:span text:style-name="T14">*)"</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StatementReturn str</text:p>
      <text:p text:style-name="P59"><text:span text:style-name="T6"><text:s text:c="8"/></text:span>printfn <text:span text:style-name="T14">"Result (%s):\n%A\n"</text:span> str result</text:p>
      <text:p text:style-name="P59"><text:span text:style-name="T6"><text:s text:c="8"/></text:span>remainingNotEmpty result</text:p>
      <text:p text:style-name="P59"><text:span text:style-name="T6"><text:s text:c="4"/></text:span>) <text:span text:style-name="T6">()</text:span></text:p>
      <text:p text:style-name="P52"/>
      <text:p text:style-name="P36">[&lt;Test&gt;]</text:p>
      <text:p text:style-name="P36">let <text:span text:style-name="T14">``</text:span> Parse function definition correctly<text:span text:style-name="T14">``</text:span> <text:span text:style-name="T6">()</text:span> <text:span text:style-name="T6">=</text:span></text:p>
      <text:p text:style-name="P64"><text:s text:c="4"/>[</text:p>
      <text:p text:style-name="P59"><text:span text:style-name="T6"><text:s text:c="8"/></text:span><text:span text:style-name="T14">"fn FnName() {}"</text:span><text:span text:style-name="T6">;</text:span></text:p>
      <text:p text:style-name="P59"><text:span text:style-name="T6"><text:s text:c="8"/></text:span><text:span text:style-name="T14">"fn FnName($str) {}"</text:span><text:span text:style-name="T6">;</text:span></text:p>
      <text:p text:style-name="P59"><text:span text:style-name="T6"><text:s text:c="8"/></text:span><text:span text:style-name="T14">"fn FnName($strA, $strB) {}"</text:span><text:span text:style-name="T6">;</text:span></text:p>
      <text:p text:style-name="P59"><text:span text:style-name="T6"><text:s text:c="8"/></text:span><text:span text:style-name="T14">"fn FnName () print(</text:span><text:span text:style-name="T19">\"</text:span><text:span text:style-name="T14">Hello, World!</text:span><text:span text:style-name="T19">\"</text:span><text:span text:style-name="T14">);"</text:span><text:span text:style-name="T6">;</text:span></text:p>
      <text:p text:style-name="P59"><text:span text:style-name="T6"><text:s text:c="8"/></text:span><text:span text:style-name="T14">"fn FnName () { print(</text:span><text:span text:style-name="T19">\"</text:span><text:span text:style-name="T14">Hello, World!</text:span><text:span text:style-name="T19">\"</text:span><text:span text:style-name="T14">); }"</text:span><text:span text:style-name="T6">;</text:span></text:p>
      <text:p text:style-name="P59"><text:span text:style-name="T6"><text:s text:c="8"/></text:span><text:span text:style-name="T14">"fn FnName ($str) { print($str); }"</text:span><text:span text:style-name="T6">;</text:span></text:p>
      <text:p text:style-name="P65"><text:span text:style-name="T6"><text:s text:c="8"/></text:span>"fn FnName ($boolValue) {</text:p>
      <text:p text:style-name="P65"><text:span text:style-name="T6"><text:s text:c="12"/></text:span>if ($boolValue == true) {</text:p>
      <text:p text:style-name="P65"><text:span text:style-name="T6"><text:s text:c="16"/></text:span>FnName(false);</text:p>
      <text:p text:style-name="P65"><text:span text:style-name="T6"><text:s text:c="12"/></text:span>}</text:p>
      <text:p text:style-name="P65"><text:span text:style-name="T6"><text:s text:c="12"/></text:span>if ($boolValue == false) {</text:p>
      <text:p text:style-name="P65"><text:span text:style-name="T6"><text:s text:c="16"/></text:span>print(random());</text:p>
      <text:p text:style-name="P65"><text:span text:style-name="T6"><text:s text:c="12"/></text:span>}</text:p>
      <text:p text:style-name="P59"><text:span text:style-name="T6"><text:s text:c="8"/></text:span><text:span text:style-name="T14">}"</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Function str</text:p>
      <text:p text:style-name="P59"><text:span text:style-name="T6"><text:s text:c="8"/></text:span>printfn <text:span text:style-name="T14">"Result (%s):\n%A\n"</text:span> str result</text:p>
      <text:p text:style-name="P59"><text:span text:style-name="T6"><text:s text:c="8"/></text:span>Assert.IsTrue(result.isOk)</text:p>
      <text:p text:style-name="P59"><text:span text:style-name="T6"><text:s text:c="8"/></text:span>remainingEmpty result</text:p>
      <text:p text:style-name="P59"><text:span text:style-name="T6"><text:s text:c="4"/></text:span>) <text:span text:style-name="T6">()</text:span></text:p>
      <text:p text:style-name="P52"/>
      <text:p text:style-name="P36"><text:soft-page-break/>[&lt;Test&gt;]</text:p>
      <text:p text:style-name="P36">let <text:span text:style-name="T14">``</text:span> Parse function definition **INcorrectly**<text:span text:style-name="T14">``</text:span> <text:span text:style-name="T6">()</text:span> <text:span text:style-name="T6">=</text:span></text:p>
      <text:p text:style-name="P64"><text:s text:c="4"/>[</text:p>
      <text:p text:style-name="P59"><text:span text:style-name="T6"><text:s text:c="8"/></text:span><text:span text:style-name="T14">"function WrongKeyword() {}"</text:span><text:span text:style-name="T6">;</text:span></text:p>
      <text:p text:style-name="P59"><text:span text:style-name="T6"><text:s text:c="8"/></text:span><text:span text:style-name="T14">"fnNoSpaceHere() {}"</text:span><text:span text:style-name="T6">;</text:span></text:p>
      <text:p text:style-name="P59"><text:span text:style-name="T6"><text:s text:c="8"/></text:span><text:span text:style-name="T14">"fn () {} (*</text:span><text:span text:style-name="T19">\"</text:span><text:span text:style-name="T14"> No Name! </text:span><text:span text:style-name="T19">\"</text:span><text:span text:style-name="T14">*)"</text:span><text:span text:style-name="T6">;</text:span></text:p>
      <text:p text:style-name="P59"><text:span text:style-name="T6"><text:s text:c="8"/></text:span><text:span text:style-name="T14">"fn fnName($SpacesIn $ParameterList) {}"</text:span><text:span text:style-name="T6">;</text:span></text:p>
      <text:p text:style-name="P59"><text:span text:style-name="T6"><text:s text:c="8"/></text:span><text:span text:style-name="T14">"fn fnName($NoFollowing, $StatementBlock)"</text:span><text:span text:style-name="T6">;</text:span></text:p>
      <text:p text:style-name="P64"><text:s text:c="4"/>]</text:p>
      <text:p text:style-name="P59"><text:span text:style-name="T6"><text:s text:c="4"/>|&gt;</text:span> List.fold (<text:span text:style-name="T6">fun</text:span> acc str <text:span text:style-name="T6">-&gt;</text:span></text:p>
      <text:p text:style-name="P59"><text:span text:style-name="T6"><text:s text:c="8"/>let</text:span> result <text:span text:style-name="T6">=</text:span> parse parseFunction str</text:p>
      <text:p text:style-name="P59"><text:span text:style-name="T6"><text:s text:c="8"/></text:span>printfn <text:span text:style-name="T14">"Result (%s):\n%A\n"</text:span> str result</text:p>
      <text:p text:style-name="P59"><text:span text:style-name="T6"><text:s text:c="8"/></text:span>remainingNotEmpty result</text:p>
      <text:p text:style-name="P59"><text:span text:style-name="T6"><text:s text:c="4"/></text:span>) <text:span text:style-name="T6">()</text:span></text:p>
      <text:p text:style-name="P36"/>
      <text:p text:style-name="P7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monospace1" svg:font-family="monospace" style:font-pitch="fixed"/>
    <style:font-face style:name="Courier Prime Code" svg:font-family="'Courier Prime Code'" style:font-pitch="variable"/>
    <style:font-face style:name="Helvetica Neue" svg:font-family="'Helvetica Neue'" style:font-pitch="variable"/>
    <style:font-face style:name="Arial" svg:font-family="Arial" style:font-family-generic="roman" style:font-pitch="variable"/>
    <style:font-face style:name="Helvetica 45 Light" svg:font-family="'Helvetica 45 Light'" style:font-family-generic="roman" style:font-pitch="variable"/>
    <style:font-face style:name="Helvetica 55 Roman" svg:font-family="'Helvetica 55 Roman'" style:font-family-generic="roman" style:font-pitch="variable"/>
    <style:font-face style:name="Segoe UI" svg:font-family="'Segoe UI'" style:font-family-generic="roman" style:font-pitch="variable"/>
    <style:font-face style:name="DejaVu Sans" svg:font-family="'DejaVu Sans'"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DejaVu Sans1" svg:font-family="'DejaVu Sans'" style:font-family-generic="system" style:font-pitch="variable"/>
    <style:font-face style:name="Segoe UI1" svg:font-family="'Segoe U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Helvetica 55 Roman" fo:font-size="11pt" fo:language="en" fo:country="GB" style:letter-kerning="true" style:font-name-asian="DejaVu Sans1" style:font-size-asian="11pt" style:language-asian="ja" style:country-asian="JP"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Helvetica 55 Roman" fo:font-size="11pt" fo:language="en" fo:country="GB" style:letter-kerning="true" style:font-name-asian="DejaVu Sans1" style:font-size-asian="11pt" style:language-asian="ja" style:country-asian="JP"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423cm" loext:contextual-spacing="false" fo:line-height="150%" fo:text-align="justify" style:justify-single-word="false" fo:orphans="2" fo:widows="2" style:writing-mode="lr-tb"/>
      <style:text-properties fo:color="#000000" fo:letter-spacing="0.007cm"/>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auto-update="true" style:default-outline-level="1" style:list-style-name="" style:class="text">
      <style:paragraph-properties fo:margin-top="1.058cm" fo:margin-bottom="0.423cm" loext:contextual-spacing="false" fo:text-align="center" style:justify-single-word="false" fo:keep-together="always" fo:keep-with-next="always"/>
      <style:text-properties fo:text-transform="uppercase" style:font-name="Helvetica 55 Roman" fo:font-family="'Helvetica 55 Roman'"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keep-together="always" fo:keep-with-next="always"/>
      <style:text-properties fo:color="#0d0d0d" style:font-name="Helvetica 55 Roman" fo:font-family="'Helvetica 55 Roman'" style:font-family-generic="roman" style:font-pitch="variable" fo:font-size="12pt" fo:font-weight="bold" style:font-name-asian="DejaVu Sans1" style:font-family-asian="'DejaVu Sans'" style:font-family-generic-asian="system" style:font-pitch-asian="variable" style:font-size-asian="12pt" style:font-weight-asian="bold" style:font-name-complex="DejaVu Sans1" style:font-family-complex="'DejaVu Sans'" style:font-family-generic-complex="system" style:font-pitch-complex="variable" style:font-size-complex="14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0d0d0d" style:font-name="Helvetica 55 Roman" fo:font-family="'Helvetica 55 Roman'"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404040" style:font-name="Helvetica 55 Roman" fo:font-family="'Helvetica 55 Roman'" style:font-family-generic="roman" style:font-pitch="variable" fo:font-style="italic" style:font-name-asian="DejaVu Sans1" style:font-family-asian="'DejaVu Sans'" style:font-family-generic-asian="system" style:font-pitch-asian="variable" style:font-style-asian="italic" style:font-name-complex="DejaVu Sans1" style:font-family-complex="'DejaVu Sans'"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071cm" fo:margin-bottom="0cm" loext:contextual-spacing="false" fo:keep-together="always" fo:keep-with-next="always"/>
      <style:text-properties fo:color="#404040" style:font-name="Helvetica 55 Roman" fo:font-family="'Helvetica 55 Roman'" style:font-family-generic="roman" style:font-pitch="variable" style:font-name-asian="DejaVu Sans1" style:font-family-asian="'DejaVu Sans'" style:font-family-generic-asian="system" style:font-pitch-asian="variable" style:font-name-complex="DejaVu Sans1" style:font-family-complex="'DejaVu San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style:font-name="Helvetica 55 Roman" fo:font-family="'Helvetica 55 Roman'" style:font-family-generic="roman" style:font-pitch="variable" style:font-name-asian="DejaVu Sans1" style:font-family-asian="'DejaVu Sans'" style:font-family-generic-asian="system" style:font-pitch-asian="variable" style:font-name-complex="DejaVu Sans1" style:font-family-complex="'DejaVu Sans'" style:font-family-generic-complex="system" style:font-pitch-complex="variable"/>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style:font-name="Helvetica 55 Roman" fo:font-family="'Helvetica 55 Roman'" style:font-family-generic="roman" style:font-pitch="variable" fo:font-style="italic" style:font-name-asian="DejaVu Sans1" style:font-family-asian="'DejaVu Sans'" style:font-family-generic-asian="system" style:font-pitch-asian="variable" style:font-style-asian="italic" style:font-name-complex="DejaVu Sans1" style:font-family-complex="'DejaVu Sans'"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071cm" fo:margin-bottom="0cm" loext:contextual-spacing="false" fo:keep-together="always" fo:keep-with-next="always"/>
      <style:text-properties fo:color="#262626" style:font-name="Helvetica 55 Roman" fo:font-family="'Helvetica 55 Roman'" style:font-family-generic="roman" style:font-pitch="variable" fo:font-size="10.5pt" style:font-name-asian="DejaVu Sans1" style:font-family-asian="'DejaVu Sans'" style:font-family-generic-asian="system" style:font-pitch-asian="variable" style:font-size-asian="10.5pt" style:font-name-complex="DejaVu Sans1" style:font-family-complex="'DejaVu Sans'" style:font-family-generic-complex="system" style:font-pitch-complex="variable" style:font-size-complex="10.5pt"/>
    </style:style>
    <style:style style:name="Heading_20_9" style:display-name="Heading 9" style:family="paragraph" style:parent-style-name="Standard" style:next-style-name="Standard" style:default-outline-level="9" style:list-style-name="" style:class="text">
      <style:paragraph-properties fo:margin-top="0.071cm" fo:margin-bottom="0cm" loext:contextual-spacing="false" fo:keep-together="always" fo:keep-with-next="always"/>
      <style:text-properties fo:color="#262626" style:font-name="Helvetica 55 Roman" fo:font-family="'Helvetica 55 Roman'" style:font-family-generic="roman" style:font-pitch="variable" fo:font-size="10.5pt" fo:font-style="italic" style:font-name-asian="DejaVu Sans1" style:font-family-asian="'DejaVu Sans'" style:font-family-generic-asian="system" style:font-pitch-asian="variable" style:font-size-asian="10.5pt" style:font-style-asian="italic" style:font-name-complex="DejaVu Sans1" style:font-family-complex="'DejaVu Sans'" style:font-family-generic-complex="system" style:font-pitch-complex="variable" style:font-size-complex="10.5pt" style:font-style-complex="italic"/>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Helvetica 55 Roman" fo:font-family="'Helvetica 55 Roman'" style:font-family-generic="roman" style:font-pitch="variable" fo:font-size="28pt" fo:letter-spacing="-0.018cm"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3b3838" fo:letter-spacing="0.026cm"/>
    </style:style>
    <style:style style:name="caption" style:family="paragraph" style:parent-style-name="Standard" style:next-style-name="Standard" style:default-outline-level="">
      <style:paragraph-properties fo:margin-top="0cm" fo:margin-bottom="0.353cm" loext:contextual-spacing="false" fo:line-height="100%"/>
      <style:text-properties fo:color="#44546a" fo:font-size="9pt" fo:font-style="italic" style:font-size-asian="9pt" style:font-style-asian="italic" style:font-size-complex="9pt" style:font-style-complex="italic"/>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Quote" style:family="paragraph" style:parent-style-name="Standard" style:next-style-name="Standard" style:default-outline-level="">
      <style:paragraph-properties fo:margin-left="1.524cm" fo:margin-right="1.524cm" fo:margin-top="0.353cm" fo:margin-bottom="0.423cm" loext:contextual-spacing="false" fo:text-indent="0cm" style:auto-text-indent="false"/>
      <style:text-properties fo:color="#404040" fo:font-style="italic" style:font-style-asian="italic" style:font-style-complex="italic"/>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404040" fo:border-bottom="0.51pt solid #404040"/>
      <style:text-properties fo:color="#404040" fo:font-style="italic" style:font-style-asian="italic" style:font-style-complex="italic"/>
    </style:style>
    <style:style style:name="TOC_20_Heading" style:display-name="TOC Heading" style:family="paragraph" style:parent-style-name="Heading_20_1" style:next-style-name="Standard" style:default-outline-level=""/>
    <style:style style:name="Contents_20_1" style:display-name="Contents 1" style:family="paragraph" style:parent-style-name="Standard" style:next-style-name="Standard" style:auto-update="true" style:default-outline-level="" style:class="index">
      <style:paragraph-properties>
        <style:tab-stops>
          <style:tab-stop style:position="13.98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42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Bibliography" style:family="paragraph" style:parent-style-name="Standard" style:next-style-name="Standard" style:default-outline-level=""/>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table_20_of_20_figures" style:display-name="table of figures" style:family="paragraph" style:parent-style-name="Standard" style:next-style-name="Standard" style:default-outline-level="">
      <style:paragraph-properties fo:margin-top="0cm" fo:margin-bottom="0cm" loext:contextual-spacing="false"/>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itle_20_Char" style:display-name="Title Char" style:family="text" style:parent-style-name="Default_20_Paragraph_20_Font">
      <style:text-properties style:font-name="Helvetica 55 Roman" fo:font-family="'Helvetica 55 Roman'" style:font-family-generic="roman" style:font-pitch="variable" fo:font-size="28pt" fo:letter-spacing="-0.018cm" style:font-name-asian="DejaVu Sans1" style:font-family-asian="'DejaVu Sans'" style:font-family-generic-asian="system" style:font-pitch-asian="variable" style:font-size-asian="28pt" style:font-name-complex="DejaVu Sans1"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3b3838" fo:letter-spacing="0.026cm"/>
    </style:style>
    <style:style style:name="Heading_20_1_20_Char" style:display-name="Heading 1 Char" style:family="text" style:parent-style-name="Default_20_Paragraph_20_Font">
      <style:text-properties fo:text-transform="uppercase" fo:color="#000000" style:font-name="Helvetica 55 Roman" fo:font-family="'Helvetica 55 Roman'" style:font-family-generic="roman" style:font-pitch="variable" fo:font-size="14pt" fo:letter-spacing="0.007cm"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6pt"/>
    </style:style>
    <style:style style:name="Heading_20_2_20_Char" style:display-name="Heading 2 Char" style:family="text" style:parent-style-name="Default_20_Paragraph_20_Font">
      <style:text-properties fo:color="#0d0d0d" style:font-name="Helvetica 55 Roman" fo:font-family="'Helvetica 55 Roman'" style:font-family-generic="roman" style:font-pitch="variable" fo:font-size="12pt" fo:letter-spacing="0.007cm" fo:font-weight="bold" style:font-name-asian="DejaVu Sans1" style:font-family-asian="'DejaVu Sans'" style:font-family-generic-asian="system" style:font-pitch-asian="variable" style:font-size-asian="12pt" style:font-weight-asian="bold" style:font-name-complex="DejaVu Sans1" style:font-family-complex="'DejaVu Sans'" style:font-family-generic-complex="system" style:font-pitch-complex="variable" style:font-size-complex="14pt"/>
    </style:style>
    <style:style style:name="Heading_20_3_20_Char" style:display-name="Heading 3 Char" style:family="text" style:parent-style-name="Default_20_Paragraph_20_Font">
      <style:text-properties fo:color="#0d0d0d" style:font-name="Helvetica 55 Roman" fo:font-family="'Helvetica 55 Roman'" style:font-family-generic="roman" style:font-pitch="variable" fo:font-size="12pt" style:font-name-asian="DejaVu Sans1" style:font-family-asian="'DejaVu Sans'" style:font-family-generic-asian="system" style:font-pitch-asian="variable" style:font-size-asian="12pt" style:font-name-complex="DejaVu Sans1" style:font-family-complex="'DejaVu Sans'" style:font-family-generic-complex="system" style:font-pitch-complex="variable" style:font-size-complex="12pt"/>
    </style:style>
    <style:style style:name="Heading_20_4_20_Char" style:display-name="Heading 4 Char" style:family="text" style:parent-style-name="Default_20_Paragraph_20_Font">
      <style:text-properties fo:color="#404040" style:font-name="Helvetica 55 Roman" fo:font-family="'Helvetica 55 Roman'" style:font-family-generic="roman" style:font-pitch="variable" fo:font-style="italic" style:font-name-asian="DejaVu Sans1" style:font-family-asian="'DejaVu Sans'" style:font-family-generic-asian="system" style:font-pitch-asian="variable" style:font-style-asian="italic" style:font-name-complex="DejaVu Sans1" style:font-family-complex="'DejaVu Sans'" style:font-family-generic-complex="system" style:font-pitch-complex="variable" style:font-style-complex="italic"/>
    </style:style>
    <style:style style:name="Heading_20_5_20_Char" style:display-name="Heading 5 Char" style:family="text" style:parent-style-name="Default_20_Paragraph_20_Font">
      <style:text-properties fo:color="#404040" style:font-name="Helvetica 55 Roman" fo:font-family="'Helvetica 55 Roman'" style:font-family-generic="roman" style:font-pitch="variable" style:font-name-asian="DejaVu Sans1" style:font-family-asian="'DejaVu Sans'" style:font-family-generic-asian="system" style:font-pitch-asian="variable" style:font-name-complex="DejaVu Sans1" style:font-family-complex="'DejaVu Sans'" style:font-family-generic-complex="system" style:font-pitch-complex="variable"/>
    </style:style>
    <style:style style:name="Heading_20_6_20_Char" style:display-name="Heading 6 Char" style:family="text" style:parent-style-name="Default_20_Paragraph_20_Font">
      <style:text-properties style:font-name="Helvetica 55 Roman" fo:font-family="'Helvetica 55 Roman'" style:font-family-generic="roman" style:font-pitch="variable" style:font-name-asian="DejaVu Sans1" style:font-family-asian="'DejaVu Sans'" style:font-family-generic-asian="system" style:font-pitch-asian="variable" style:font-name-complex="DejaVu Sans1" style:font-family-complex="'DejaVu Sans'" style:font-family-generic-complex="system" style:font-pitch-complex="variable"/>
    </style:style>
    <style:style style:name="Heading_20_7_20_Char" style:display-name="Heading 7 Char" style:family="text" style:parent-style-name="Default_20_Paragraph_20_Font">
      <style:text-properties style:font-name="Helvetica 55 Roman" fo:font-family="'Helvetica 55 Roman'" style:font-family-generic="roman" style:font-pitch="variable" fo:font-style="italic" style:font-name-asian="DejaVu Sans1" style:font-family-asian="'DejaVu Sans'" style:font-family-generic-asian="system" style:font-pitch-asian="variable" style:font-style-asian="italic" style:font-name-complex="DejaVu Sans1" style:font-family-complex="'DejaVu Sans'" style:font-family-generic-complex="system" style:font-pitch-complex="variable" style:font-style-complex="italic"/>
    </style:style>
    <style:style style:name="Heading_20_8_20_Char" style:display-name="Heading 8 Char" style:family="text" style:parent-style-name="Default_20_Paragraph_20_Font">
      <style:text-properties fo:color="#262626" style:font-name="Helvetica 55 Roman" fo:font-family="'Helvetica 55 Roman'" style:font-family-generic="roman" style:font-pitch="variable" fo:font-size="10.5pt" style:font-name-asian="DejaVu Sans1" style:font-family-asian="'DejaVu Sans'" style:font-family-generic-asian="system" style:font-pitch-asian="variable" style:font-size-asian="10.5pt" style:font-name-complex="DejaVu Sans1" style:font-family-complex="'DejaVu Sans'" style:font-family-generic-complex="system" style:font-pitch-complex="variable" style:font-size-complex="10.5pt"/>
    </style:style>
    <style:style style:name="Heading_20_9_20_Char" style:display-name="Heading 9 Char" style:family="text" style:parent-style-name="Default_20_Paragraph_20_Font">
      <style:text-properties fo:color="#262626" style:font-name="Helvetica 55 Roman" fo:font-family="'Helvetica 55 Roman'" style:font-family-generic="roman" style:font-pitch="variable" fo:font-size="10.5pt" fo:font-style="italic" style:font-name-asian="DejaVu Sans1" style:font-family-asian="'DejaVu Sans'" style:font-family-generic-asian="system" style:font-pitch-asian="variable" style:font-size-asian="10.5pt" style:font-style-asian="italic" style:font-name-complex="DejaVu Sans1" style:font-family-complex="'DejaVu Sans'" style:font-family-generic-complex="system" style:font-pitch-complex="variable" style:font-size-complex="10.5pt" style:font-style-complex="italic"/>
    </style:style>
    <style:style style:name="Strong" style:family="text" style:parent-style-name="Default_20_Paragraph_20_Font">
      <style:text-properties fo:color="#00000a" fo:font-weight="bold" style:font-weight-asian="bold" style:font-weight-complex="bold"/>
    </style:style>
    <style:style style:name="Emphasis" style:family="text" style:parent-style-name="Default_20_Paragraph_20_Font">
      <style:text-properties fo:color="#00000a" fo:font-style="italic" style:font-style-asian="italic" style:font-style-complex="italic"/>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Quote_20_Char" style:display-name="Intense Quote Char" style:family="text" style:parent-style-name="Default_20_Paragraph_20_Font">
      <style:text-properties fo:color="#404040" fo:font-style="italic" style:font-style-asian="italic" style:font-style-complex="italic"/>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0000a"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404040"/>
    </style:style>
    <style:style style:name="Intense_20_Reference" style:display-name="Intense Reference" style:family="text" style:parent-style-name="Default_20_Paragraph_20_Font">
      <style:text-properties fo:font-variant="small-caps" fo:color="#404040" fo:letter-spacing="0.009cm" fo:font-weight="bold" style:font-weight-asian="bold" style:font-weight-complex="bold"/>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Balloon_20_Text_20_Char" style:display-name="Balloon Text Char" style:family="text" style:parent-style-name="Default_20_Paragraph_20_Font">
      <style:text-properties fo:color="#000000" style:font-name="Segoe UI" fo:font-family="'Segoe UI'" style:font-family-generic="roman" style:font-pitch="variable" fo:font-size="9pt" fo:letter-spacing="0.007cm" style:font-size-asian="9pt" style:font-name-complex="Segoe UI1" style:font-family-complex="'Segoe UI'" style:font-family-generic-complex="system" style:font-pitch-complex="variable" style:font-size-complex="9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asian="DejaVu Sans1" style:font-family-asian="'DejaVu Sans'" style:font-family-generic-asian="system" style:font-pitch-asian="variable" style:font-name-complex="DejaVu Sans1" style:font-family-complex="'DejaVu Sans'"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bullet text:level="2" text:style-name="ListLabel_20_1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2"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3"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GB"/>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i" style:print-orientation="portrait" fo:margin-top="3.501cm" fo:margin-bottom="1.251cm" fo:margin-left="3.501cm" fo:margin-right="3.5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2.251cm" fo:margin-left="0cm" fo:margin-right="0cm" fo:margin-top="2.15cm" style:dynamic-spacing="true"/>
      </style:footer-style>
    </style:page-layout>
    <style:page-layout style:name="Mpm2">
      <style:page-layout-properties fo:page-width="21.001cm" fo:page-height="29.7cm" style:num-format="1" style:print-orientation="portrait" fo:margin-top="3.501cm" fo:margin-bottom="1.251cm" fo:margin-left="3.501cm" fo:margin-right="3.5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2.251cm" fo:margin-left="0cm" fo:margin-right="0cm" fo:margin-top="2.15cm" style:dynamic-spacing="true"/>
      </style:footer-style>
    </style:page-layout>
  </office:automatic-styles>
  <office:master-styles>
    <style:master-page style:name="Standard" style:page-layout-name="Mpm1">
      <style:footer>
        <text:p text:style-name="MP1"><text:page-number text:select-page="current">0</text:page-number></text:p>
        <text:p text:style-name="MP1"/>
      </style:footer>
    </style:master-page>
    <style:master-page style:name="First_20_Page" style:display-name="First Page" style:page-layout-name="Mpm1" style:next-style-name="Standard">
      <style:footer>
        <text:p text:style-name="MP1"/>
        <text:p text:style-name="Footer"/>
      </style:footer>
    </style:master-page>
    <style:master-page style:name="Converted1" style:page-layout-name="Mpm1" style:next-style-name="Converted2">
      <style:footer>
        <text:p text:style-name="MP1"><text:page-number text:select-page="current">i</text:page-number></text:p>
        <text:p text:style-name="Footer"/>
      </style:footer>
    </style:master-page>
    <style:master-page style:name="Converted2" style:page-layout-name="Mpm1">
      <style:footer>
        <text:p text:style-name="MP1"><text:page-number text:select-page="current">0</text:page-number></text:p>
        <text:p text:style-name="MP1"/>
      </style:footer>
    </style:master-page>
    <style:master-page style:name="Converted3" style:page-layout-name="Mpm2" style:next-style-name="Converted4">
      <style:footer>
        <text:p text:style-name="MP1"><text:page-number text:select-page="current">1</text:page-number></text:p>
        <text:p text:style-name="Footer"/>
      </style:footer>
    </style:master-page>
    <style:master-page style:name="Converted4" style:page-layout-name="Mpm2">
      <style:footer>
        <text:p text:style-name="MP1"><text:page-number text:select-page="current">2</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om Gardiner</meta:initial-creator>
    <meta:editing-cycles>184</meta:editing-cycles>
    <meta:print-date>2016-10-27T15:23:00</meta:print-date>
    <meta:creation-date>2016-10-27T11:16:00</meta:creation-date>
    <dc:date>2017-05-10T09:10:09.367536314</dc:date>
    <meta:editing-duration>P4DT3H8M54S</meta:editing-duration>
    <meta:generator>LibreOffice/5.3.2.2$Linux_X86_64 LibreOffice_project/30m0$Build-2</meta:generator>
    <meta:document-statistic meta:table-count="1" meta:image-count="0" meta:object-count="0" meta:page-count="49" meta:paragraph-count="1973" meta:word-count="8332" meta:character-count="60085" meta:non-whitespace-character-count="45295"/>
    <meta:user-defined meta:name="AppVersion">16.0000</meta:user-defined>
    <meta:user-defined meta:name="BIBDISP">key</meta:user-defined>
    <meta:user-defined meta:name="BIBFILE">C:\Users\Tom\OneDrive\Documents\Uni\Year 3\Individual Project\proposal.bib</meta:user-defined>
    <meta:user-defined meta:name="BIBSTYLE">agsm/(l2ysh</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